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6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7862in"/>
    </style:style>
    <style:style style:name="co4" style:family="table-column">
      <style:table-column-properties fo:break-before="auto" style:column-width="0.9819in"/>
    </style:style>
    <style:style style:name="co5" style:family="table-column">
      <style:table-column-properties fo:break-before="auto" style:column-width="0.9602in"/>
    </style:style>
    <style:style style:name="co6" style:family="table-column">
      <style:table-column-properties fo:break-before="auto" style:column-width="1.0244in"/>
    </style:style>
    <style:style style:name="co7" style:family="table-column">
      <style:table-column-properties fo:break-before="auto" style:column-width="0.9717in"/>
    </style:style>
    <style:style style:name="co8" style:family="table-column">
      <style:table-column-properties fo:break-before="auto" style:column-width="1.0571in"/>
    </style:style>
    <style:style style:name="co9" style:family="table-column">
      <style:table-column-properties fo:break-before="auto" style:column-width="0.9925in"/>
    </style:style>
    <style:style style:name="co10" style:family="table-column">
      <style:table-column-properties fo:break-before="auto" style:column-width="1.0354in"/>
    </style:style>
    <style:style style:name="co11" style:family="table-column">
      <style:table-column-properties fo:break-before="auto" style:column-width="2.8398in"/>
    </style:style>
    <style:style style:name="co12" style:family="table-column">
      <style:table-column-properties fo:break-before="auto" style:column-width="2.7972in"/>
    </style:style>
    <style:style style:name="co13" style:family="table-column">
      <style:table-column-properties fo:break-before="auto" style:column-width="1.1098in"/>
    </style:style>
    <style:style style:name="co14" style:family="table-column">
      <style:table-column-properties fo:break-before="auto" style:column-width="1.1311in"/>
    </style:style>
    <style:style style:name="co15" style:family="table-column">
      <style:table-column-properties fo:break-before="auto" style:column-width="1.1953in"/>
    </style:style>
    <style:style style:name="co16" style:family="table-column">
      <style:table-column-properties fo:break-before="auto" style:column-width="1.089in"/>
    </style:style>
    <style:style style:name="co17" style:family="table-column">
      <style:table-column-properties fo:break-before="auto" style:column-width="0.4591in"/>
    </style:style>
    <style:style style:name="co18" style:family="table-column">
      <style:table-column-properties fo:break-before="auto" style:column-width="0.5016in"/>
    </style:style>
    <style:style style:name="co19" style:family="table-column">
      <style:table-column-properties fo:break-before="auto" style:column-width="1.2583in"/>
    </style:style>
    <style:style style:name="co20" style:family="table-column">
      <style:table-column-properties fo:break-before="auto" style:column-width="0.6937in"/>
    </style:style>
    <style:style style:name="co21" style:family="table-column">
      <style:table-column-properties fo:break-before="auto" style:column-width="0.6299in"/>
    </style:style>
    <style:style style:name="co22" style:family="table-column">
      <style:table-column-properties fo:break-before="auto" style:column-width="0.6508in"/>
    </style:style>
    <style:style style:name="co23" style:family="table-column">
      <style:table-column-properties fo:break-before="auto" style:column-width="0.2028in"/>
    </style:style>
    <style:style style:name="co24" style:family="table-column">
      <style:table-column-properties fo:break-before="auto" style:column-width="0.9071in"/>
    </style:style>
    <style:style style:name="co25" style:family="table-column">
      <style:table-column-properties fo:break-before="auto" style:column-width="0.8535in"/>
    </style:style>
    <style:style style:name="co26" style:family="table-column">
      <style:table-column-properties fo:break-before="auto" style:column-width="0.8327in"/>
    </style:style>
    <style:style style:name="co27" style:family="table-column">
      <style:table-column-properties fo:break-before="auto" style:column-width="0.6402in"/>
    </style:style>
    <style:style style:name="co28" style:family="table-column">
      <style:table-column-properties fo:break-before="auto" style:column-width="0.8429in"/>
    </style:style>
    <style:style style:name="co29" style:family="table-column">
      <style:table-column-properties fo:break-before="auto" style:column-width="0.811in"/>
    </style:style>
    <style:style style:name="co30" style:family="table-column">
      <style:table-column-properties fo:break-before="auto" style:column-width="0.8646in"/>
    </style:style>
    <style:style style:name="co31" style:family="table-column">
      <style:table-column-properties fo:break-before="auto" style:column-width="0.8008in"/>
    </style:style>
    <style:style style:name="co32" style:family="table-column">
      <style:table-column-properties fo:break-before="auto" style:column-width="3.0854in"/>
    </style:style>
    <style:style style:name="co33" style:family="table-column">
      <style:table-column-properties fo:break-before="auto" style:column-width="1.898in"/>
    </style:style>
    <style:style style:name="co34" style:family="table-column">
      <style:table-column-properties fo:break-before="auto" style:column-width="1.952in"/>
    </style:style>
    <style:style style:name="co35" style:family="table-column">
      <style:table-column-properties fo:break-before="auto" style:column-width="2.0071in"/>
    </style:style>
    <style:style style:name="co36" style:family="table-column">
      <style:table-column-properties fo:break-before="auto" style:column-width="1.9307in"/>
    </style:style>
    <style:style style:name="co37" style:family="table-column">
      <style:table-column-properties fo:break-before="auto" style:column-width="1.5402in"/>
    </style:style>
    <style:style style:name="co38" style:family="table-column">
      <style:table-column-properties fo:break-before="auto" style:column-width="1.6374in"/>
    </style:style>
    <style:style style:name="co39" style:family="table-column">
      <style:table-column-properties fo:break-before="auto" style:column-width="1.6917in"/>
    </style:style>
    <style:style style:name="co40" style:family="table-column">
      <style:table-column-properties fo:break-before="auto" style:column-width="1.8874in"/>
    </style:style>
    <style:style style:name="co41" style:family="table-column">
      <style:table-column-properties fo:break-before="auto" style:column-width="2.202in"/>
    </style:style>
    <style:style style:name="co42" style:family="table-column">
      <style:table-column-properties fo:break-before="auto" style:column-width="1.5728in"/>
    </style:style>
    <style:style style:name="co43" style:family="table-column">
      <style:table-column-properties fo:break-before="auto" style:column-width="1.6701in"/>
    </style:style>
    <style:style style:name="co44" style:family="table-column">
      <style:table-column-properties fo:break-before="auto" style:column-width="1.9744in"/>
    </style:style>
    <style:style style:name="co45" style:family="table-column">
      <style:table-column-properties fo:break-before="auto" style:column-width="1.6811in"/>
    </style:style>
    <style:style style:name="co46" style:family="table-column">
      <style:table-column-properties fo:break-before="auto" style:column-width="1.7244in"/>
    </style:style>
    <style:style style:name="co47" style:family="table-column">
      <style:table-column-properties fo:break-before="auto" style:column-width="2.0717in"/>
    </style:style>
    <style:style style:name="co48" style:family="table-column">
      <style:table-column-properties fo:break-before="auto" style:column-width="1.8437in"/>
    </style:style>
    <style:style style:name="co49" style:family="table-column">
      <style:table-column-properties fo:break-before="auto" style:column-width="1.8654in"/>
    </style:style>
    <style:style style:name="co50" style:family="table-column">
      <style:table-column-properties fo:break-before="auto" style:column-width="1.8764in"/>
    </style:style>
    <style:style style:name="co51" style:family="table-column">
      <style:table-column-properties fo:break-before="auto" style:column-width="1.8547in"/>
    </style:style>
    <style:style style:name="co52" style:family="table-column">
      <style:table-column-properties fo:break-before="auto" style:column-width="1.7465in"/>
    </style:style>
    <style:style style:name="co53" style:family="table-column">
      <style:table-column-properties fo:break-before="auto" style:column-width="1.9201in"/>
    </style:style>
    <style:style style:name="co54" style:family="table-column">
      <style:table-column-properties fo:break-before="auto" style:column-width="1.9083in"/>
    </style:style>
    <style:style style:name="co55" style:family="table-column">
      <style:table-column-properties fo:break-before="auto" style:column-width="1.9417in"/>
    </style:style>
    <style:style style:name="co56" style:family="table-column">
      <style:table-column-properties fo:break-before="auto" style:column-width="1.8335in"/>
    </style:style>
    <style:style style:name="co57" style:family="table-column">
      <style:table-column-properties fo:break-before="auto" style:column-width="1.7783in"/>
    </style:style>
    <style:style style:name="co58" style:family="table-column">
      <style:table-column-properties fo:break-before="auto" style:column-width="1.8217in"/>
    </style:style>
    <style:style style:name="co59" style:family="table-column">
      <style:table-column-properties fo:break-before="auto" style:column-width="1.5945in"/>
    </style:style>
    <style:style style:name="co60" style:family="table-column">
      <style:table-column-properties fo:break-before="auto" style:column-width="2.039in"/>
    </style:style>
    <style:style style:name="co61" style:family="table-column">
      <style:table-column-properties fo:break-before="auto" style:column-width="1.7028in"/>
    </style:style>
    <style:style style:name="co62" style:family="table-column">
      <style:table-column-properties fo:break-before="auto" style:column-width="1.9846in"/>
    </style:style>
    <style:style style:name="co63" style:family="table-column">
      <style:table-column-properties fo:break-before="auto" style:column-width="1.9953in"/>
    </style:style>
    <style:style style:name="co64" style:family="table-column">
      <style:table-column-properties fo:break-before="auto" style:column-width="1.6598in"/>
    </style:style>
    <style:style style:name="co65" style:family="table-column">
      <style:table-column-properties fo:break-before="auto" style:column-width="1.811in"/>
    </style:style>
    <style:style style:name="co66" style:family="table-column">
      <style:table-column-properties fo:break-before="auto" style:column-width="2.1362in"/>
    </style:style>
    <style:style style:name="co67" style:family="table-column">
      <style:table-column-properties fo:break-before="auto" style:column-width="1.8898in"/>
    </style:style>
    <style:style style:name="co68" style:family="table-column">
      <style:table-column-properties fo:break-before="auto" style:column-width="2.0602in"/>
    </style:style>
    <style:style style:name="co69" style:family="table-column">
      <style:table-column-properties fo:break-before="auto" style:column-width="1.9854in"/>
    </style:style>
    <style:style style:name="co70" style:family="table-column">
      <style:table-column-properties fo:break-before="auto" style:column-width="2.3965in"/>
    </style:style>
    <style:style style:name="co71" style:family="table-column">
      <style:table-column-properties fo:break-before="auto" style:column-width="1.7929in"/>
    </style:style>
    <style:style style:name="co72" style:family="table-column">
      <style:table-column-properties fo:break-before="auto" style:column-width="2.0173in"/>
    </style:style>
    <style:style style:name="co73" style:family="table-column">
      <style:table-column-properties fo:break-before="auto" style:column-width="2.0925in"/>
    </style:style>
    <style:style style:name="co74" style:family="table-column">
      <style:table-column-properties fo:break-before="auto" style:column-width="2.1244in"/>
    </style:style>
    <style:style style:name="co75" style:family="table-column">
      <style:table-column-properties fo:break-before="auto" style:column-width="2.1138in"/>
    </style:style>
    <style:style style:name="co76" style:family="table-column">
      <style:table-column-properties fo:break-before="auto" style:column-width="2.6902in"/>
    </style:style>
    <style:style style:name="co77" style:family="table-column">
      <style:table-column-properties fo:break-before="auto" style:column-width="2.6047in"/>
    </style:style>
    <style:style style:name="co78" style:family="table-column">
      <style:table-column-properties fo:break-before="auto" style:column-width="1.9217in"/>
    </style:style>
    <style:style style:name="co79" style:family="table-column">
      <style:table-column-properties fo:break-before="auto" style:column-width="1.7827in"/>
    </style:style>
    <style:style style:name="co80" style:family="table-column">
      <style:table-column-properties fo:break-before="auto" style:column-width="1.82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style:style style:name="ta3" style:family="table" style:master-page-name="PageStyle_5f_ROGUE">
      <style:table-properties table:display="true" style:writing-mode="lr-tb"/>
    </style:style>
    <style:style style:name="ta4" style:family="table" style:master-page-name="PageStyle_5f_WARGAME">
      <style:table-properties table:display="true" style:writing-mode="lr-tb"/>
    </style:style>
    <style:style style:name="ta5" style:family="table" style:master-page-name="PageStyle_5f_ESCAPE">
      <style:table-properties table:display="true" style:writing-mode="lr-tb"/>
    </style:style>
    <style:style style:name="ta6" style:family="table" style:master-page-name="PageStyle_5f_LEVEL10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/>
    </style:style>
    <style:style style:name="ce3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none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5" style:family="table-cell" style:parent-style-name="Default">
      <style:text-properties style:text-underline-style="none" fo:font-weight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0"/>
    <style:style style:name="ce10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6" style:family="table-cell" style:parent-style-name="Default" style:data-style-name="N37"/>
    <style:style style:name="ce17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font-weight="normal"/>
    </style:style>
  </office:automatic-styles>
  <office:body>
    <office:spreadsheet>
      <table:calculation-settings table:case-sensitive="false" table:use-regular-expressions="false"/>
      <table:table table:name="summary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1" table:number-rows-repeated="4">
          <table:table-cell table:style-name="Default"/>
          <table:table-cell table:number-columns-repeated="44"/>
        </table:table-row>
        <table:table-row table:style-name="ro1">
          <table:table-cell office:value-type="string">
            <text:p>scenario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table:style-name="ce1" office:value-type="string">
            <text:p>scenario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style-name="ce1" office:value-type="string">
            <text:p>scenario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6-3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7-3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8-3</text:p>
          </table:table-cell>
          <table:table-cell office:value-type="string">
            <text:p>escape-9-1</text:p>
          </table:table-cell>
          <table:table-cell office:value-type="string">
            <text:p>escape-9-2</text:p>
          </table:table-cell>
          <table:table-cell table:style-name="ce1" office:value-type="string">
            <text:p>scenario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table:style-name="ce1"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build-9-1</text:p>
          </table:table-cell>
          <table:table-cell office:value-type="string">
            <text:p>build-9-2</text:p>
          </table:table-cell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365.262858">
            <text:p>365.26</text:p>
          </table:table-cell>
          <table:table-cell office:value-type="float" office:value="5311.967255">
            <text:p>5311.97</text:p>
          </table:table-cell>
          <table:table-cell office:value-type="float" office:value="1273.779651">
            <text:p>1273.78</text:p>
          </table:table-cell>
          <table:table-cell office:value-type="float" office:value="206.44279">
            <text:p>206.44</text:p>
          </table:table-cell>
          <table:table-cell office:value-type="float" office:value="1588.979766">
            <text:p>1588.98</text:p>
          </table:table-cell>
          <table:table-cell office:value-type="float" office:value="140.5811">
            <text:p>140.58</text:p>
          </table:table-cell>
          <table:table-cell office:value-type="float" office:value="950.205256">
            <text:p>950.21</text:p>
          </table:table-cell>
          <table:table-cell table:style-name="ce1" office:value-type="string">
            <text:p>ns case, Soar time</text:p>
          </table:table-cell>
          <table:table-cell office:value-type="float" office:value="1929.261807">
            <text:p>1929.26</text:p>
          </table:table-cell>
          <table:table-cell office:value-type="float" office:value="10.972521">
            <text:p>10.97</text:p>
          </table:table-cell>
          <table:table-cell office:value-type="float" office:value="105.735132">
            <text:p>105.74</text:p>
          </table:table-cell>
          <table:table-cell office:value-type="float" office:value="158.751701">
            <text:p>158.75</text:p>
          </table:table-cell>
          <table:table-cell office:value-type="float" office:value="284.810451">
            <text:p>284.81</text:p>
          </table:table-cell>
          <table:table-cell office:value-type="float" office:value="72.88666">
            <text:p>72.89</text:p>
          </table:table-cell>
          <table:table-cell office:value-type="float" office:value="642.516075">
            <text:p>642.52</text:p>
          </table:table-cell>
          <table:table-cell office:value-type="float" office:value="387.687284">
            <text:p>387.69</text:p>
          </table:table-cell>
          <table:table-cell table:style-name="ce1" office:value-type="string">
            <text:p>ns case, Soar time</text:p>
          </table:table-cell>
          <table:table-cell office:value-type="float" office:value="99.524344">
            <text:p>99.52</text:p>
          </table:table-cell>
          <table:table-cell office:value-type="float" office:value="109.553938">
            <text:p>109.55</text:p>
          </table:table-cell>
          <table:table-cell office:value-type="float" office:value="229.116864">
            <text:p>229.12</text:p>
          </table:table-cell>
          <table:table-cell office:value-type="float" office:value="8.079981">
            <text:p>8.08</text:p>
          </table:table-cell>
          <table:table-cell office:value-type="float" office:value="14.270596">
            <text:p>14.27</text:p>
          </table:table-cell>
          <table:table-cell office:value-type="float" office:value="13.270958">
            <text:p>13.27</text:p>
          </table:table-cell>
          <table:table-cell office:value-type="float" office:value="385.613408">
            <text:p>385.61</text:p>
          </table:table-cell>
          <table:table-cell office:value-type="float" office:value="14.021468">
            <text:p>14.02</text:p>
          </table:table-cell>
          <table:table-cell office:value-type="float" office:value="1.6498">
            <text:p>1.65</text:p>
          </table:table-cell>
          <table:table-cell office:value-type="float" office:value="1314.062634">
            <text:p>1314.06</text:p>
          </table:table-cell>
          <table:table-cell office:value-type="float" office:value="178.388114">
            <text:p>178.39</text:p>
          </table:table-cell>
          <table:table-cell table:style-name="ce1" office:value-type="string">
            <text:p>ns case, Soar time</text:p>
          </table:table-cell>
          <table:table-cell office:value-type="float" office:value="315.744672">
            <text:p>315.74</text:p>
          </table:table-cell>
          <table:table-cell office:value-type="float" office:value="107.468">
            <text:p>107.47</text:p>
          </table:table-cell>
          <table:table-cell office:value-type="float" office:value="28.299858">
            <text:p>28.3</text:p>
          </table:table-cell>
          <table:table-cell office:value-type="float" office:value="66.445184">
            <text:p>66.45</text:p>
          </table:table-cell>
          <table:table-cell office:value-type="float" office:value="25.492602">
            <text:p>25.49</text:p>
          </table:table-cell>
          <table:table-cell office:value-type="float" office:value="7.987355">
            <text:p>7.99</text:p>
          </table:table-cell>
          <table:table-cell office:value-type="float" office:value="69.351454">
            <text:p>69.35</text:p>
          </table:table-cell>
          <table:table-cell office:value-type="float" office:value="6.040559">
            <text:p>6.04</text:p>
          </table:table-cell>
          <table:table-cell table:style-name="ce1" office:value-type="string">
            <text:p>ns case, Soar time</text:p>
          </table:table-cell>
          <table:table-cell office:value-type="float" office:value="3219.0648">
            <text:p>3219.06</text:p>
          </table:table-cell>
          <table:table-cell office:value-type="float" office:value="889.142955">
            <text:p>889.14</text:p>
          </table:table-cell>
          <table:table-cell office:value-type="float" office:value="9305.426445">
            <text:p>9305.43</text:p>
          </table:table-cell>
          <table:table-cell office:value-type="float" office:value="275.84637">
            <text:p>275.85</text:p>
          </table:table-cell>
          <table:table-cell office:value-type="float" office:value="453.168268">
            <text:p>453.17</text:p>
          </table:table-cell>
          <table:table-cell office:value-type="float" office:value="3468.236464">
            <text:p>3468.24</text:p>
          </table:table-cell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368.32">
            <text:p>368.32</text:p>
          </table:table-cell>
          <table:table-cell office:value-type="float" office:value="5339.16">
            <text:p>5339.16</text:p>
          </table:table-cell>
          <table:table-cell office:value-type="float" office:value="1283.08">
            <text:p>1283.08</text:p>
          </table:table-cell>
          <table:table-cell office:value-type="float" office:value="208.04">
            <text:p>208.04</text:p>
          </table:table-cell>
          <table:table-cell office:value-type="float" office:value="1596.75">
            <text:p>1596.75</text:p>
          </table:table-cell>
          <table:table-cell office:value-type="float" office:value="141.69">
            <text:p>141.69</text:p>
          </table:table-cell>
          <table:table-cell office:value-type="float" office:value="954.64">
            <text:p>954.64</text:p>
          </table:table-cell>
          <table:table-cell table:style-name="ce1" office:value-type="string">
            <text:p>ns case, user time</text:p>
          </table:table-cell>
          <table:table-cell office:value-type="float" office:value="1935.13">
            <text:p>1935.13</text:p>
          </table:table-cell>
          <table:table-cell office:value-type="float" office:value="11.12">
            <text:p>11.12</text:p>
          </table:table-cell>
          <table:table-cell office:value-type="float" office:value="106.89">
            <text:p>106.89</text:p>
          </table:table-cell>
          <table:table-cell office:value-type="float" office:value="161.05">
            <text:p>161.05</text:p>
          </table:table-cell>
          <table:table-cell office:value-type="float" office:value="288.43">
            <text:p>288.43</text:p>
          </table:table-cell>
          <table:table-cell office:value-type="float" office:value="74.25">
            <text:p>74.25</text:p>
          </table:table-cell>
          <table:table-cell office:value-type="float" office:value="646.44">
            <text:p>646.44</text:p>
          </table:table-cell>
          <table:table-cell office:value-type="float" office:value="389.99">
            <text:p>389.99</text:p>
          </table:table-cell>
          <table:table-cell table:style-name="ce1" office:value-type="string">
            <text:p>ns case, user time</text:p>
          </table:table-cell>
          <table:table-cell office:value-type="float" office:value="102.96">
            <text:p>102.96</text:p>
          </table:table-cell>
          <table:table-cell office:value-type="float" office:value="113.99">
            <text:p>113.99</text:p>
          </table:table-cell>
          <table:table-cell office:value-type="float" office:value="237.04">
            <text:p>237.04</text:p>
          </table:table-cell>
          <table:table-cell office:value-type="float" office:value="9.1">
            <text:p>9.1</text:p>
          </table:table-cell>
          <table:table-cell office:value-type="float" office:value="15.74">
            <text:p>15.74</text:p>
          </table:table-cell>
          <table:table-cell office:value-type="float" office:value="14.45">
            <text:p>14.45</text:p>
          </table:table-cell>
          <table:table-cell office:value-type="float" office:value="393.86">
            <text:p>393.86</text:p>
          </table:table-cell>
          <table:table-cell office:value-type="float" office:value="15.55">
            <text:p>15.55</text:p>
          </table:table-cell>
          <table:table-cell office:value-type="float" office:value="1.91">
            <text:p>1.91</text:p>
          </table:table-cell>
          <table:table-cell office:value-type="float" office:value="1335.65">
            <text:p>1335.65</text:p>
          </table:table-cell>
          <table:table-cell office:value-type="float" office:value="182.08">
            <text:p>182.08</text:p>
          </table:table-cell>
          <table:table-cell table:style-name="ce1" office:value-type="string">
            <text:p>ns case, user time</text:p>
          </table:table-cell>
          <table:table-cell office:value-type="float" office:value="322.6">
            <text:p>322.6</text:p>
          </table:table-cell>
          <table:table-cell office:value-type="float" office:value="108.42">
            <text:p>108.42</text:p>
          </table:table-cell>
          <table:table-cell office:value-type="float" office:value="28.45">
            <text:p>28.45</text:p>
          </table:table-cell>
          <table:table-cell office:value-type="float" office:value="67.54">
            <text:p>67.54</text:p>
          </table:table-cell>
          <table:table-cell office:value-type="float" office:value="26.55">
            <text:p>26.55</text:p>
          </table:table-cell>
          <table:table-cell office:value-type="float" office:value="8.98">
            <text:p>8.98</text:p>
          </table:table-cell>
          <table:table-cell office:value-type="float" office:value="70.56">
            <text:p>70.56</text:p>
          </table:table-cell>
          <table:table-cell office:value-type="float" office:value="6.84">
            <text:p>6.84</text:p>
          </table:table-cell>
          <table:table-cell table:style-name="ce1" office:value-type="string">
            <text:p>ns case, user time</text:p>
          </table:table-cell>
          <table:table-cell office:value-type="float" office:value="3236.85">
            <text:p>3236.85</text:p>
          </table:table-cell>
          <table:table-cell office:value-type="float" office:value="892.26">
            <text:p>892.26</text:p>
          </table:table-cell>
          <table:table-cell office:value-type="float" office:value="9341.76">
            <text:p>9341.76</text:p>
          </table:table-cell>
          <table:table-cell office:value-type="float" office:value="277.66">
            <text:p>277.66</text:p>
          </table:table-cell>
          <table:table-cell office:value-type="float" office:value="455.41">
            <text:p>455.41</text:p>
          </table:table-cell>
          <table:table-cell office:value-type="float" office:value="3486.52">
            <text:p>3486.52</text:p>
          </table:table-cell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369.71">
            <text:p>369.71</text:p>
          </table:table-cell>
          <table:table-cell office:value-type="float" office:value="5354.56">
            <text:p>5354.56</text:p>
          </table:table-cell>
          <table:table-cell office:value-type="float" office:value="1286.84">
            <text:p>1286.84</text:p>
          </table:table-cell>
          <table:table-cell office:value-type="float" office:value="208.76">
            <text:p>208.76</text:p>
          </table:table-cell>
          <table:table-cell office:value-type="float" office:value="1599.99">
            <text:p>1599.99</text:p>
          </table:table-cell>
          <table:table-cell office:value-type="float" office:value="142.1">
            <text:p>142.1</text:p>
          </table:table-cell>
          <table:table-cell office:value-type="float" office:value="956.19">
            <text:p>956.19</text:p>
          </table:table-cell>
          <table:table-cell table:style-name="ce1" office:value-type="string">
            <text:p>ns case, user+sys time</text:p>
          </table:table-cell>
          <table:table-cell office:value-type="float" office:value="1936.9">
            <text:p>1936.9</text:p>
          </table:table-cell>
          <table:table-cell office:value-type="float" office:value="11.2">
            <text:p>11.2</text:p>
          </table:table-cell>
          <table:table-cell office:value-type="float" office:value="107.25">
            <text:p>107.25</text:p>
          </table:table-cell>
          <table:table-cell office:value-type="float" office:value="161.76">
            <text:p>161.76</text:p>
          </table:table-cell>
          <table:table-cell office:value-type="float" office:value="289.6">
            <text:p>289.6</text:p>
          </table:table-cell>
          <table:table-cell office:value-type="float" office:value="74.54">
            <text:p>74.54</text:p>
          </table:table-cell>
          <table:table-cell office:value-type="float" office:value="647.81">
            <text:p>647.81</text:p>
          </table:table-cell>
          <table:table-cell office:value-type="float" office:value="390.59">
            <text:p>390.59</text:p>
          </table:table-cell>
          <table:table-cell table:style-name="ce1" office:value-type="string">
            <text:p>ns case, user+sys time</text:p>
          </table:table-cell>
          <table:table-cell office:value-type="float" office:value="103.93">
            <text:p>103.93</text:p>
          </table:table-cell>
          <table:table-cell office:value-type="float" office:value="115.27">
            <text:p>115.27</text:p>
          </table:table-cell>
          <table:table-cell office:value-type="float" office:value="238.84">
            <text:p>238.84</text:p>
          </table:table-cell>
          <table:table-cell office:value-type="float" office:value="9.42">
            <text:p>9.42</text:p>
          </table:table-cell>
          <table:table-cell office:value-type="float" office:value="16.1">
            <text:p>16.1</text:p>
          </table:table-cell>
          <table:table-cell office:value-type="float" office:value="14.74">
            <text:p>14.74</text:p>
          </table:table-cell>
          <table:table-cell office:value-type="float" office:value="399.1">
            <text:p>399.1</text:p>
          </table:table-cell>
          <table:table-cell office:value-type="float" office:value="16.04">
            <text:p>16.04</text:p>
          </table:table-cell>
          <table:table-cell office:value-type="float" office:value="1.97">
            <text:p>1.97</text:p>
          </table:table-cell>
          <table:table-cell office:value-type="float" office:value="1341.11">
            <text:p>1341.11</text:p>
          </table:table-cell>
          <table:table-cell office:value-type="float" office:value="186">
            <text:p>186</text:p>
          </table:table-cell>
          <table:table-cell table:style-name="ce1" office:value-type="string">
            <text:p>ns case, user+sys time</text:p>
          </table:table-cell>
          <table:table-cell office:value-type="float" office:value="323.18">
            <text:p>323.18</text:p>
          </table:table-cell>
          <table:table-cell office:value-type="float" office:value="108.81">
            <text:p>108.81</text:p>
          </table:table-cell>
          <table:table-cell office:value-type="float" office:value="29.18">
            <text:p>29.18</text:p>
          </table:table-cell>
          <table:table-cell office:value-type="float" office:value="68.01">
            <text:p>68.01</text:p>
          </table:table-cell>
          <table:table-cell office:value-type="float" office:value="27.23">
            <text:p>27.23</text:p>
          </table:table-cell>
          <table:table-cell office:value-type="float" office:value="9.68">
            <text:p>9.68</text:p>
          </table:table-cell>
          <table:table-cell office:value-type="float" office:value="70.96">
            <text:p>70.96</text:p>
          </table:table-cell>
          <table:table-cell office:value-type="float" office:value="7.12">
            <text:p>7.12</text:p>
          </table:table-cell>
          <table:table-cell table:style-name="ce1" office:value-type="string">
            <text:p>ns case, user+sys time</text:p>
          </table:table-cell>
          <table:table-cell office:value-type="float" office:value="3243.14">
            <text:p>3243.14</text:p>
          </table:table-cell>
          <table:table-cell office:value-type="float" office:value="893.34">
            <text:p>893.34</text:p>
          </table:table-cell>
          <table:table-cell office:value-type="float" office:value="9365.36">
            <text:p>9365.36</text:p>
          </table:table-cell>
          <table:table-cell office:value-type="float" office:value="278.55">
            <text:p>278.55</text:p>
          </table:table-cell>
          <table:table-cell office:value-type="float" office:value="456.37">
            <text:p>456.37</text:p>
          </table:table-cell>
          <table:table-cell office:value-type="float" office:value="3493.06">
            <text:p>3493.06</text:p>
          </table:table-cell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369.51">
            <text:p>369.51</text:p>
          </table:table-cell>
          <table:table-cell office:value-type="float" office:value="5479">
            <text:p>5479</text:p>
          </table:table-cell>
          <table:table-cell office:value-type="float" office:value="1287.02">
            <text:p>1287.02</text:p>
          </table:table-cell>
          <table:table-cell office:value-type="float" office:value="208.77">
            <text:p>208.77</text:p>
          </table:table-cell>
          <table:table-cell office:value-type="float" office:value="1599.8">
            <text:p>1599.8</text:p>
          </table:table-cell>
          <table:table-cell office:value-type="float" office:value="142.06">
            <text:p>142.06</text:p>
          </table:table-cell>
          <table:table-cell office:value-type="float" office:value="956.18">
            <text:p>956.18</text:p>
          </table:table-cell>
          <table:table-cell table:style-name="ce1" office:value-type="string">
            <text:p>ns case, real time</text:p>
          </table:table-cell>
          <table:table-cell office:value-type="float" office:value="1936.9">
            <text:p>1936.9</text:p>
          </table:table-cell>
          <table:table-cell office:value-type="float" office:value="11.23">
            <text:p>11.23</text:p>
          </table:table-cell>
          <table:table-cell office:value-type="float" office:value="107.28">
            <text:p>107.28</text:p>
          </table:table-cell>
          <table:table-cell office:value-type="float" office:value="165.6">
            <text:p>165.6</text:p>
          </table:table-cell>
          <table:table-cell office:value-type="float" office:value="289.6">
            <text:p>289.6</text:p>
          </table:table-cell>
          <table:table-cell office:value-type="float" office:value="74.58">
            <text:p>74.58</text:p>
          </table:table-cell>
          <table:table-cell office:value-type="float" office:value="647.84">
            <text:p>647.84</text:p>
          </table:table-cell>
          <table:table-cell office:value-type="float" office:value="390.52">
            <text:p>390.52</text:p>
          </table:table-cell>
          <table:table-cell table:style-name="ce1" office:value-type="string">
            <text:p>ns case, real time</text:p>
          </table:table-cell>
          <table:table-cell office:value-type="float" office:value="103.96">
            <text:p>103.96</text:p>
          </table:table-cell>
          <table:table-cell office:value-type="float" office:value="115.32">
            <text:p>115.32</text:p>
          </table:table-cell>
          <table:table-cell office:value-type="float" office:value="239.43">
            <text:p>239.43</text:p>
          </table:table-cell>
          <table:table-cell office:value-type="float" office:value="9.43">
            <text:p>9.43</text:p>
          </table:table-cell>
          <table:table-cell office:value-type="float" office:value="16.53">
            <text:p>16.53</text:p>
          </table:table-cell>
          <table:table-cell office:value-type="float" office:value="14.73">
            <text:p>14.73</text:p>
          </table:table-cell>
          <table:table-cell office:value-type="float" office:value="401.28">
            <text:p>401.28</text:p>
          </table:table-cell>
          <table:table-cell office:value-type="float" office:value="16.08">
            <text:p>16.08</text:p>
          </table:table-cell>
          <table:table-cell office:value-type="float" office:value="2.04">
            <text:p>2.04</text:p>
          </table:table-cell>
          <table:table-cell office:value-type="float" office:value="1341.09">
            <text:p>1341.09</text:p>
          </table:table-cell>
          <table:table-cell office:value-type="float" office:value="186.07">
            <text:p>186.07</text:p>
          </table:table-cell>
          <table:table-cell table:style-name="ce1" office:value-type="string">
            <text:p>ns case, real time</text:p>
          </table:table-cell>
          <table:table-cell office:value-type="float" office:value="323.24">
            <text:p>323.24</text:p>
          </table:table-cell>
          <table:table-cell office:value-type="float" office:value="108.79">
            <text:p>108.79</text:p>
          </table:table-cell>
          <table:table-cell office:value-type="float" office:value="29.25">
            <text:p>29.25</text:p>
          </table:table-cell>
          <table:table-cell office:value-type="float" office:value="68.05">
            <text:p>68.05</text:p>
          </table:table-cell>
          <table:table-cell office:value-type="float" office:value="27.15">
            <text:p>27.15</text:p>
          </table:table-cell>
          <table:table-cell office:value-type="float" office:value="9.93">
            <text:p>9.93</text:p>
          </table:table-cell>
          <table:table-cell office:value-type="float" office:value="71">
            <text:p>71</text:p>
          </table:table-cell>
          <table:table-cell office:value-type="float" office:value="7.63">
            <text:p>7.63</text:p>
          </table:table-cell>
          <table:table-cell table:style-name="ce1" office:value-type="string">
            <text:p>ns case, real time</text:p>
          </table:table-cell>
          <table:table-cell office:value-type="float" office:value="3246.31">
            <text:p>3246.31</text:p>
          </table:table-cell>
          <table:table-cell office:value-type="float" office:value="893.3">
            <text:p>893.3</text:p>
          </table:table-cell>
          <table:table-cell office:value-type="float" office:value="9547">
            <text:p>9547</text:p>
          </table:table-cell>
          <table:table-cell office:value-type="float" office:value="279.02">
            <text:p>279.02</text:p>
          </table:table-cell>
          <table:table-cell office:value-type="float" office:value="456.5">
            <text:p>456.5</text:p>
          </table:table-cell>
          <table:table-cell office:value-type="float" office:value="3493.01">
            <text:p>3493.01</text:p>
          </table:table-cell>
        </table:table-row>
        <table:table-row table:style-name="ro1">
          <table:table-cell office:value-type="string">
            <text:p>s case, Soar time</text:p>
          </table:table-cell>
          <table:table-cell office:value-type="float" office:value="91.5206">
            <text:p>91.52</text:p>
          </table:table-cell>
          <table:table-cell office:value-type="float" office:value="1435.5607">
            <text:p>1435.56</text:p>
          </table:table-cell>
          <table:table-cell office:value-type="float" office:value="906.846881">
            <text:p>906.85</text:p>
          </table:table-cell>
          <table:table-cell office:value-type="float" office:value="1288.939408">
            <text:p>1288.94</text:p>
          </table:table-cell>
          <table:table-cell office:value-type="float" office:value="85.385585">
            <text:p>85.39</text:p>
          </table:table-cell>
          <table:table-cell office:value-type="float" office:value="22.869756">
            <text:p>22.87</text:p>
          </table:table-cell>
          <table:table-cell office:value-type="float" office:value="397.061477">
            <text:p>397.06</text:p>
          </table:table-cell>
          <table:table-cell table:style-name="ce1" office:value-type="string">
            <text:p>s case, Soar time</text:p>
          </table:table-cell>
          <table:table-cell office:value-type="float" office:value="1040.626255">
            <text:p>1040.63</text:p>
          </table:table-cell>
          <table:table-cell office:value-type="float" office:value="23.96968">
            <text:p>23.97</text:p>
          </table:table-cell>
          <table:table-cell office:value-type="float" office:value="69.82119">
            <text:p>69.82</text:p>
          </table:table-cell>
          <table:table-cell office:value-type="float" office:value="102.947816">
            <text:p>102.95</text:p>
          </table:table-cell>
          <table:table-cell office:value-type="float" office:value="119.99284">
            <text:p>119.99</text:p>
          </table:table-cell>
          <table:table-cell office:value-type="float" office:value="64.52512">
            <text:p>64.53</text:p>
          </table:table-cell>
          <table:table-cell office:value-type="float" office:value="443.434978">
            <text:p>443.43</text:p>
          </table:table-cell>
          <table:table-cell office:value-type="float" office:value="245.129544">
            <text:p>245.13</text:p>
          </table:table-cell>
          <table:table-cell table:style-name="ce1" office:value-type="string">
            <text:p>s case, Soar time</text:p>
          </table:table-cell>
          <table:table-cell office:value-type="float" office:value="22.652416">
            <text:p>22.65</text:p>
          </table:table-cell>
          <table:table-cell office:value-type="float" office:value="7.92635">
            <text:p>7.93</text:p>
          </table:table-cell>
          <table:table-cell office:value-type="float" office:value="32.72171">
            <text:p>32.72</text:p>
          </table:table-cell>
          <table:table-cell office:value-type="float" office:value="2.000295">
            <text:p>2</text:p>
          </table:table-cell>
          <table:table-cell office:value-type="float" office:value="4.788654">
            <text:p>4.79</text:p>
          </table:table-cell>
          <table:table-cell office:value-type="float" office:value="2.272424">
            <text:p>2.27</text:p>
          </table:table-cell>
          <table:table-cell office:value-type="float" office:value="70.954104">
            <text:p>70.95</text:p>
          </table:table-cell>
          <table:table-cell office:value-type="float" office:value="4.244696">
            <text:p>4.24</text:p>
          </table:table-cell>
          <table:table-cell office:value-type="float" office:value="0.540096">
            <text:p>0.54</text:p>
          </table:table-cell>
          <table:table-cell office:value-type="float" office:value="226.822351">
            <text:p>226.82</text:p>
          </table:table-cell>
          <table:table-cell office:value-type="float" office:value="23.060412">
            <text:p>23.06</text:p>
          </table:table-cell>
          <table:table-cell table:style-name="ce1" office:value-type="string">
            <text:p>s case, Soar time</text:p>
          </table:table-cell>
          <table:table-cell office:value-type="float" office:value="45.354642">
            <text:p>45.35</text:p>
          </table:table-cell>
          <table:table-cell office:value-type="float" office:value="44.6992">
            <text:p>44.7</text:p>
          </table:table-cell>
          <table:table-cell office:value-type="float" office:value="16.909424">
            <text:p>16.91</text:p>
          </table:table-cell>
          <table:table-cell office:value-type="float" office:value="26.225551">
            <text:p>26.23</text:p>
          </table:table-cell>
          <table:table-cell office:value-type="float" office:value="23.21046">
            <text:p>23.21</text:p>
          </table:table-cell>
          <table:table-cell office:value-type="float" office:value="5.163304">
            <text:p>5.16</text:p>
          </table:table-cell>
          <table:table-cell office:value-type="float" office:value="16.599616">
            <text:p>16.6</text:p>
          </table:table-cell>
          <table:table-cell office:value-type="float" office:value="5.40081">
            <text:p>5.4</text:p>
          </table:table-cell>
          <table:table-cell table:style-name="ce1" office:value-type="string">
            <text:p>s case, Soar time</text:p>
          </table:table-cell>
          <table:table-cell office:value-type="float" office:value="673.599506">
            <text:p>673.6</text:p>
          </table:table-cell>
          <table:table-cell office:value-type="float" office:value="829.919972">
            <text:p>829.92</text:p>
          </table:table-cell>
          <table:table-cell office:value-type="float" office:value="3379.220026">
            <text:p>3379.22</text:p>
          </table:table-cell>
          <table:table-cell office:value-type="float" office:value="36.789952">
            <text:p>36.79</text:p>
          </table:table-cell>
          <table:table-cell office:value-type="float" office:value="222.506496">
            <text:p>222.51</text:p>
          </table:table-cell>
          <table:table-cell office:value-type="float" office:value="22.109942">
            <text:p>22.11</text:p>
          </table:table-cell>
        </table:table-row>
        <table:table-row table:style-name="ro1">
          <table:table-cell office:value-type="string">
            <text:p>s case, user time</text:p>
          </table:table-cell>
          <table:table-cell office:value-type="float" office:value="91.94">
            <text:p>91.94</text:p>
          </table:table-cell>
          <table:table-cell office:value-type="float" office:value="1442.71">
            <text:p>1442.71</text:p>
          </table:table-cell>
          <table:table-cell office:value-type="float" office:value="913.57">
            <text:p>913.57</text:p>
          </table:table-cell>
          <table:table-cell office:value-type="float" office:value="1291.38">
            <text:p>1291.38</text:p>
          </table:table-cell>
          <table:table-cell office:value-type="float" office:value="86.08">
            <text:p>86.08</text:p>
          </table:table-cell>
          <table:table-cell office:value-type="float" office:value="23.07">
            <text:p>23.07</text:p>
          </table:table-cell>
          <table:table-cell office:value-type="float" office:value="399.04">
            <text:p>399.04</text:p>
          </table:table-cell>
          <table:table-cell table:style-name="ce1" office:value-type="string">
            <text:p>s case, user time</text:p>
          </table:table-cell>
          <table:table-cell office:value-type="float" office:value="1044.07">
            <text:p>1044.07</text:p>
          </table:table-cell>
          <table:table-cell office:value-type="float" office:value="24.5">
            <text:p>24.5</text:p>
          </table:table-cell>
          <table:table-cell office:value-type="float" office:value="70.61">
            <text:p>70.61</text:p>
          </table:table-cell>
          <table:table-cell office:value-type="float" office:value="104.44">
            <text:p>104.44</text:p>
          </table:table-cell>
          <table:table-cell office:value-type="float" office:value="121.79">
            <text:p>121.79</text:p>
          </table:table-cell>
          <table:table-cell office:value-type="float" office:value="65.74">
            <text:p>65.74</text:p>
          </table:table-cell>
          <table:table-cell office:value-type="float" office:value="446.32">
            <text:p>446.32</text:p>
          </table:table-cell>
          <table:table-cell office:value-type="float" office:value="246.62">
            <text:p>246.62</text:p>
          </table:table-cell>
          <table:table-cell table:style-name="ce1" office:value-type="string">
            <text:p>s case, user time</text:p>
          </table:table-cell>
          <table:table-cell office:value-type="float" office:value="23.91">
            <text:p>23.91</text:p>
          </table:table-cell>
          <table:table-cell office:value-type="float" office:value="8.41">
            <text:p>8.41</text:p>
          </table:table-cell>
          <table:table-cell office:value-type="float" office:value="33.93">
            <text:p>33.93</text:p>
          </table:table-cell>
          <table:table-cell office:value-type="float" office:value="2.37">
            <text:p>2.37</text:p>
          </table:table-cell>
          <table:table-cell office:value-type="float" office:value="5.31">
            <text:p>5.31</text:p>
          </table:table-cell>
          <table:table-cell office:value-type="float" office:value="2.65">
            <text:p>2.65</text:p>
          </table:table-cell>
          <table:table-cell office:value-type="float" office:value="72.82">
            <text:p>72.82</text:p>
          </table:table-cell>
          <table:table-cell office:value-type="float" office:value="5.06">
            <text:p>5.06</text:p>
          </table:table-cell>
          <table:table-cell office:value-type="float" office:value="0.78">
            <text:p>0.78</text:p>
          </table:table-cell>
          <table:table-cell office:value-type="float" office:value="233.37">
            <text:p>233.37</text:p>
          </table:table-cell>
          <table:table-cell office:value-type="float" office:value="23.71">
            <text:p>23.71</text:p>
          </table:table-cell>
          <table:table-cell table:style-name="ce1" office:value-type="string">
            <text:p>s case, user time</text:p>
          </table:table-cell>
          <table:table-cell office:value-type="float" office:value="51.62">
            <text:p>51.62</text:p>
          </table:table-cell>
          <table:table-cell office:value-type="float" office:value="45.25">
            <text:p>45.25</text:p>
          </table:table-cell>
          <table:table-cell office:value-type="float" office:value="17.08">
            <text:p>17.08</text:p>
          </table:table-cell>
          <table:table-cell office:value-type="float" office:value="26.8">
            <text:p>26.8</text:p>
          </table:table-cell>
          <table:table-cell office:value-type="float" office:value="24.17">
            <text:p>24.17</text:p>
          </table:table-cell>
          <table:table-cell office:value-type="float" office:value="5.95">
            <text:p>5.95</text:p>
          </table:table-cell>
          <table:table-cell office:value-type="float" office:value="17.01">
            <text:p>17.01</text:p>
          </table:table-cell>
          <table:table-cell office:value-type="float" office:value="6.14">
            <text:p>6.14</text:p>
          </table:table-cell>
          <table:table-cell table:style-name="ce1" office:value-type="string">
            <text:p>s case, user time</text:p>
          </table:table-cell>
          <table:table-cell office:value-type="float" office:value="677.8">
            <text:p>677.8</text:p>
          </table:table-cell>
          <table:table-cell office:value-type="float" office:value="832.41">
            <text:p>832.41</text:p>
          </table:table-cell>
          <table:table-cell office:value-type="float" office:value="3392.2">
            <text:p>3392.2</text:p>
          </table:table-cell>
          <table:table-cell office:value-type="float" office:value="37.43">
            <text:p>37.43</text:p>
          </table:table-cell>
          <table:table-cell office:value-type="float" office:value="223.26">
            <text:p>223.26</text:p>
          </table:table-cell>
          <table:table-cell office:value-type="float" office:value="22.68">
            <text:p>22.68</text:p>
          </table:table-cell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92.29">
            <text:p>92.29</text:p>
          </table:table-cell>
          <table:table-cell office:value-type="float" office:value="1447.12">
            <text:p>1447.12</text:p>
          </table:table-cell>
          <table:table-cell office:value-type="float" office:value="916.26">
            <text:p>916.26</text:p>
          </table:table-cell>
          <table:table-cell office:value-type="float" office:value="1293.07">
            <text:p>1293.07</text:p>
          </table:table-cell>
          <table:table-cell office:value-type="float" office:value="86.44">
            <text:p>86.44</text:p>
          </table:table-cell>
          <table:table-cell office:value-type="float" office:value="23.21">
            <text:p>23.21</text:p>
          </table:table-cell>
          <table:table-cell office:value-type="float" office:value="400.02">
            <text:p>400.02</text:p>
          </table:table-cell>
          <table:table-cell table:style-name="ce1" office:value-type="string">
            <text:p>s case, user+sys time</text:p>
          </table:table-cell>
          <table:table-cell office:value-type="float" office:value="1045.24">
            <text:p>1045.24</text:p>
          </table:table-cell>
          <table:table-cell office:value-type="float" office:value="24.73">
            <text:p>24.73</text:p>
          </table:table-cell>
          <table:table-cell office:value-type="float" office:value="70.83">
            <text:p>70.83</text:p>
          </table:table-cell>
          <table:table-cell office:value-type="float" office:value="104.9">
            <text:p>104.9</text:p>
          </table:table-cell>
          <table:table-cell office:value-type="float" office:value="122.29">
            <text:p>122.29</text:p>
          </table:table-cell>
          <table:table-cell office:value-type="float" office:value="66.21">
            <text:p>66.21</text:p>
          </table:table-cell>
          <table:table-cell office:value-type="float" office:value="447.28">
            <text:p>447.28</text:p>
          </table:table-cell>
          <table:table-cell office:value-type="float" office:value="247.17">
            <text:p>247.17</text:p>
          </table:table-cell>
          <table:table-cell table:style-name="ce1" office:value-type="string">
            <text:p>s case, user+sys time</text:p>
          </table:table-cell>
          <table:table-cell office:value-type="float" office:value="24.3">
            <text:p>24.3</text:p>
          </table:table-cell>
          <table:table-cell office:value-type="float" office:value="8.59">
            <text:p>8.59</text:p>
          </table:table-cell>
          <table:table-cell office:value-type="float" office:value="34.25">
            <text:p>34.25</text:p>
          </table:table-cell>
          <table:table-cell office:value-type="float" office:value="2.49">
            <text:p>2.49</text:p>
          </table:table-cell>
          <table:table-cell office:value-type="float" office:value="5.44">
            <text:p>5.44</text:p>
          </table:table-cell>
          <table:table-cell office:value-type="float" office:value="2.73">
            <text:p>2.73</text:p>
          </table:table-cell>
          <table:table-cell office:value-type="float" office:value="73.84">
            <text:p>73.84</text:p>
          </table:table-cell>
          <table:table-cell office:value-type="float" office:value="5.36">
            <text:p>5.36</text:p>
          </table:table-cell>
          <table:table-cell office:value-type="float" office:value="0.8">
            <text:p>0.8</text:p>
          </table:table-cell>
          <table:table-cell office:value-type="float" office:value="234.7">
            <text:p>234.7</text:p>
          </table:table-cell>
          <table:table-cell office:value-type="float" office:value="24.44">
            <text:p>24.44</text:p>
          </table:table-cell>
          <table:table-cell table:style-name="ce1" office:value-type="string">
            <text:p>s case, user+sys time</text:p>
          </table:table-cell>
          <table:table-cell office:value-type="float" office:value="51.91">
            <text:p>51.91</text:p>
          </table:table-cell>
          <table:table-cell office:value-type="float" office:value="45.41">
            <text:p>45.41</text:p>
          </table:table-cell>
          <table:table-cell office:value-type="float" office:value="17.47">
            <text:p>17.47</text:p>
          </table:table-cell>
          <table:table-cell office:value-type="float" office:value="27.17">
            <text:p>27.17</text:p>
          </table:table-cell>
          <table:table-cell office:value-type="float" office:value="24.85">
            <text:p>24.85</text:p>
          </table:table-cell>
          <table:table-cell office:value-type="float" office:value="6.37">
            <text:p>6.37</text:p>
          </table:table-cell>
          <table:table-cell office:value-type="float" office:value="17.11">
            <text:p>17.11</text:p>
          </table:table-cell>
          <table:table-cell office:value-type="float" office:value="6.32">
            <text:p>6.32</text:p>
          </table:table-cell>
          <table:table-cell table:style-name="ce1" office:value-type="string">
            <text:p>s case, user+sys time</text:p>
          </table:table-cell>
          <table:table-cell office:value-type="float" office:value="679.39">
            <text:p>679.39</text:p>
          </table:table-cell>
          <table:table-cell office:value-type="float" office:value="833.53">
            <text:p>833.53</text:p>
          </table:table-cell>
          <table:table-cell office:value-type="float" office:value="3400.11">
            <text:p>3400.11</text:p>
          </table:table-cell>
          <table:table-cell office:value-type="float" office:value="37.61">
            <text:p>37.61</text:p>
          </table:table-cell>
          <table:table-cell office:value-type="float" office:value="223.52">
            <text:p>223.52</text:p>
          </table:table-cell>
          <table:table-cell office:value-type="float" office:value="22.76">
            <text:p>22.76</text:p>
          </table:table-cell>
        </table:table-row>
        <table:table-row table:style-name="ro1">
          <table:table-cell office:value-type="string">
            <text:p>s case, real time</text:p>
          </table:table-cell>
          <table:table-cell office:value-type="float" office:value="92.31">
            <text:p>92.31</text:p>
          </table:table-cell>
          <table:table-cell office:value-type="float" office:value="1485.27">
            <text:p>1485.27</text:p>
          </table:table-cell>
          <table:table-cell office:value-type="float" office:value="915.97">
            <text:p>915.97</text:p>
          </table:table-cell>
          <table:table-cell office:value-type="float" office:value="1293.08">
            <text:p>1293.08</text:p>
          </table:table-cell>
          <table:table-cell office:value-type="float" office:value="86.46">
            <text:p>86.46</text:p>
          </table:table-cell>
          <table:table-cell office:value-type="float" office:value="23.25">
            <text:p>23.25</text:p>
          </table:table-cell>
          <table:table-cell office:value-type="float" office:value="400.05">
            <text:p>400.05</text:p>
          </table:table-cell>
          <table:table-cell table:style-name="ce1" office:value-type="string">
            <text:p>s case, real time</text:p>
          </table:table-cell>
          <table:table-cell office:value-type="float" office:value="1045.15">
            <text:p>1045.15</text:p>
          </table:table-cell>
          <table:table-cell office:value-type="float" office:value="24.74">
            <text:p>24.74</text:p>
          </table:table-cell>
          <table:table-cell office:value-type="float" office:value="70.82">
            <text:p>70.82</text:p>
          </table:table-cell>
          <table:table-cell office:value-type="float" office:value="107.38">
            <text:p>107.38</text:p>
          </table:table-cell>
          <table:table-cell office:value-type="float" office:value="122.31">
            <text:p>122.31</text:p>
          </table:table-cell>
          <table:table-cell office:value-type="float" office:value="66.27">
            <text:p>66.27</text:p>
          </table:table-cell>
          <table:table-cell office:value-type="float" office:value="447.35">
            <text:p>447.35</text:p>
          </table:table-cell>
          <table:table-cell office:value-type="float" office:value="247.19">
            <text:p>247.19</text:p>
          </table:table-cell>
          <table:table-cell table:style-name="ce1" office:value-type="string">
            <text:p>s case, real time</text:p>
          </table:table-cell>
          <table:table-cell office:value-type="float" office:value="24.2">
            <text:p>24.2</text:p>
          </table:table-cell>
          <table:table-cell office:value-type="float" office:value="8.6">
            <text:p>8.6</text:p>
          </table:table-cell>
          <table:table-cell office:value-type="float" office:value="34.12">
            <text:p>34.12</text:p>
          </table:table-cell>
          <table:table-cell office:value-type="float" office:value="2.52">
            <text:p>2.52</text:p>
          </table:table-cell>
          <table:table-cell office:value-type="float" office:value="5.6">
            <text:p>5.6</text:p>
          </table:table-cell>
          <table:table-cell office:value-type="float" office:value="2.75">
            <text:p>2.75</text:p>
          </table:table-cell>
          <table:table-cell office:value-type="float" office:value="74.13">
            <text:p>74.13</text:p>
          </table:table-cell>
          <table:table-cell office:value-type="float" office:value="5.39">
            <text:p>5.39</text:p>
          </table:table-cell>
          <table:table-cell office:value-type="float" office:value="0.84">
            <text:p>0.84</text:p>
          </table:table-cell>
          <table:table-cell office:value-type="float" office:value="234.71">
            <text:p>234.71</text:p>
          </table:table-cell>
          <table:table-cell office:value-type="float" office:value="24.42">
            <text:p>24.42</text:p>
          </table:table-cell>
          <table:table-cell table:style-name="ce1" office:value-type="string">
            <text:p>s case, real time</text:p>
          </table:table-cell>
          <table:table-cell office:value-type="float" office:value="51.96">
            <text:p>51.96</text:p>
          </table:table-cell>
          <table:table-cell office:value-type="float" office:value="45.42">
            <text:p>45.42</text:p>
          </table:table-cell>
          <table:table-cell office:value-type="float" office:value="17.49">
            <text:p>17.49</text:p>
          </table:table-cell>
          <table:table-cell office:value-type="float" office:value="27.21">
            <text:p>27.21</text:p>
          </table:table-cell>
          <table:table-cell office:value-type="float" office:value="24.88">
            <text:p>24.88</text:p>
          </table:table-cell>
          <table:table-cell office:value-type="float" office:value="6.56">
            <text:p>6.56</text:p>
          </table:table-cell>
          <table:table-cell office:value-type="float" office:value="17.42">
            <text:p>17.42</text:p>
          </table:table-cell>
          <table:table-cell office:value-type="float" office:value="7.09">
            <text:p>7.09</text:p>
          </table:table-cell>
          <table:table-cell table:style-name="ce1" office:value-type="string">
            <text:p>s case, real time</text:p>
          </table:table-cell>
          <table:table-cell office:value-type="float" office:value="679.66">
            <text:p>679.66</text:p>
          </table:table-cell>
          <table:table-cell office:value-type="float" office:value="833.52">
            <text:p>833.52</text:p>
          </table:table-cell>
          <table:table-cell office:value-type="float" office:value="3420.91">
            <text:p>3420.91</text:p>
          </table:table-cell>
          <table:table-cell office:value-type="float" office:value="37.71">
            <text:p>37.71</text:p>
          </table:table-cell>
          <table:table-cell office:value-type="float" office:value="223.7">
            <text:p>223.7</text:p>
          </table:table-cell>
          <table:table-cell office:value-type="float" office:value="22.82">
            <text:p>22.82</text:p>
          </table:table-cell>
        </table:table-row>
        <table:table-row table:style-name="ro1">
          <table:table-cell office:value-type="string">
            <text:p>ns case, Soar time, incl submit</text:p>
          </table:table-cell>
          <table:table-cell office:value-type="float" office:value="365.352858">
            <text:p>365.35</text:p>
          </table:table-cell>
          <table:table-cell office:value-type="float" office:value="5312.067255">
            <text:p>5312.07</text:p>
          </table:table-cell>
          <table:table-cell office:value-type="float" office:value="1273.859651">
            <text:p>1273.86</text:p>
          </table:table-cell>
          <table:table-cell office:value-type="float" office:value="206.54279">
            <text:p>206.54</text:p>
          </table:table-cell>
          <table:table-cell office:value-type="float" office:value="1589.099766">
            <text:p>1589.1</text:p>
          </table:table-cell>
          <table:table-cell office:value-type="float" office:value="140.6711">
            <text:p>140.67</text:p>
          </table:table-cell>
          <table:table-cell office:value-type="float" office:value="950.305256">
            <text:p>950.31</text:p>
          </table:table-cell>
          <table:table-cell table:style-name="ce1" office:value-type="string">
            <text:p>ns case, Soar time, incl submit</text:p>
          </table:table-cell>
          <table:table-cell office:value-type="float" office:value="1929.341807">
            <text:p>1929.34</text:p>
          </table:table-cell>
          <table:table-cell office:value-type="float" office:value="11.042521">
            <text:p>11.04</text:p>
          </table:table-cell>
          <table:table-cell office:value-type="float" office:value="105.805132">
            <text:p>105.81</text:p>
          </table:table-cell>
          <table:table-cell office:value-type="float" office:value="158.821701">
            <text:p>158.82</text:p>
          </table:table-cell>
          <table:table-cell office:value-type="float" office:value="284.880451">
            <text:p>284.88</text:p>
          </table:table-cell>
          <table:table-cell office:value-type="float" office:value="72.96666">
            <text:p>72.97</text:p>
          </table:table-cell>
          <table:table-cell office:value-type="float" office:value="642.596075">
            <text:p>642.6</text:p>
          </table:table-cell>
          <table:table-cell office:value-type="float" office:value="387.757284">
            <text:p>387.76</text:p>
          </table:table-cell>
          <table:table-cell table:style-name="ce1" office:value-type="string">
            <text:p>ns case, Soar time, incl submit</text:p>
          </table:table-cell>
          <table:table-cell office:value-type="float" office:value="99.624344">
            <text:p>99.62</text:p>
          </table:table-cell>
          <table:table-cell office:value-type="float" office:value="109.643938">
            <text:p>109.64</text:p>
          </table:table-cell>
          <table:table-cell office:value-type="float" office:value="229.186864">
            <text:p>229.19</text:p>
          </table:table-cell>
          <table:table-cell office:value-type="float" office:value="8.139981">
            <text:p>8.14</text:p>
          </table:table-cell>
          <table:table-cell office:value-type="float" office:value="14.340596">
            <text:p>14.34</text:p>
          </table:table-cell>
          <table:table-cell office:value-type="float" office:value="13.340958">
            <text:p>13.34</text:p>
          </table:table-cell>
          <table:table-cell office:value-type="float" office:value="385.693408">
            <text:p>385.69</text:p>
          </table:table-cell>
          <table:table-cell office:value-type="float" office:value="14.091468">
            <text:p>14.09</text:p>
          </table:table-cell>
          <table:table-cell office:value-type="float" office:value="1.7098">
            <text:p>1.71</text:p>
          </table:table-cell>
          <table:table-cell office:value-type="float" office:value="1314.132634">
            <text:p>1314.13</text:p>
          </table:table-cell>
          <table:table-cell office:value-type="float" office:value="178.478114">
            <text:p>178.48</text:p>
          </table:table-cell>
          <table:table-cell table:style-name="ce1" office:value-type="string">
            <text:p>ns case, Soar time, incl submit</text:p>
          </table:table-cell>
          <table:table-cell office:value-type="float" office:value="315.844672">
            <text:p>315.84</text:p>
          </table:table-cell>
          <table:table-cell office:value-type="float" office:value="107.528">
            <text:p>107.53</text:p>
          </table:table-cell>
          <table:table-cell office:value-type="float" office:value="28.359858">
            <text:p>28.36</text:p>
          </table:table-cell>
          <table:table-cell office:value-type="float" office:value="66.505184">
            <text:p>66.51</text:p>
          </table:table-cell>
          <table:table-cell office:value-type="float" office:value="25.552602">
            <text:p>25.55</text:p>
          </table:table-cell>
          <table:table-cell office:value-type="float" office:value="8.047355">
            <text:p>8.05</text:p>
          </table:table-cell>
          <table:table-cell office:value-type="float" office:value="69.411454">
            <text:p>69.41</text:p>
          </table:table-cell>
          <table:table-cell office:value-type="float" office:value="6.100559">
            <text:p>6.1</text:p>
          </table:table-cell>
          <table:table-cell table:style-name="ce1" office:value-type="string">
            <text:p>ns case, Soar time, incl submit</text:p>
          </table:table-cell>
          <table:table-cell office:value-type="float" office:value="3219.1548">
            <text:p>3219.15</text:p>
          </table:table-cell>
          <table:table-cell office:value-type="float" office:value="889.222955">
            <text:p>889.22</text:p>
          </table:table-cell>
          <table:table-cell office:value-type="float" office:value="9305.526445">
            <text:p>9305.53</text:p>
          </table:table-cell>
          <table:table-cell office:value-type="float" office:value="275.92637">
            <text:p>275.93</text:p>
          </table:table-cell>
          <table:table-cell office:value-type="float" office:value="453.238268">
            <text:p>453.24</text:p>
          </table:table-cell>
          <table:table-cell office:value-type="float" office:value="3468.306464">
            <text:p>3468.31</text:p>
          </table:table-cell>
        </table:table-row>
        <table:table-row table:style-name="ro1">
          <table:table-cell office:value-type="string">
            <text:p>ns case, user time, incl submit</text:p>
          </table:table-cell>
          <table:table-cell office:value-type="float" office:value="368.41">
            <text:p>368.41</text:p>
          </table:table-cell>
          <table:table-cell office:value-type="float" office:value="5339.26">
            <text:p>5339.26</text:p>
          </table:table-cell>
          <table:table-cell office:value-type="float" office:value="1283.16">
            <text:p>1283.16</text:p>
          </table:table-cell>
          <table:table-cell office:value-type="float" office:value="208.14">
            <text:p>208.14</text:p>
          </table:table-cell>
          <table:table-cell office:value-type="float" office:value="1596.87">
            <text:p>1596.87</text:p>
          </table:table-cell>
          <table:table-cell office:value-type="float" office:value="141.78">
            <text:p>141.78</text:p>
          </table:table-cell>
          <table:table-cell office:value-type="float" office:value="954.74">
            <text:p>954.74</text:p>
          </table:table-cell>
          <table:table-cell table:style-name="ce1" office:value-type="string">
            <text:p>ns case, user time, incl submit</text:p>
          </table:table-cell>
          <table:table-cell office:value-type="float" office:value="1935.21">
            <text:p>1935.21</text:p>
          </table:table-cell>
          <table:table-cell office:value-type="float" office:value="11.19">
            <text:p>11.19</text:p>
          </table:table-cell>
          <table:table-cell office:value-type="float" office:value="106.96">
            <text:p>106.96</text:p>
          </table:table-cell>
          <table:table-cell office:value-type="float" office:value="161.12">
            <text:p>161.12</text:p>
          </table:table-cell>
          <table:table-cell office:value-type="float" office:value="288.5">
            <text:p>288.5</text:p>
          </table:table-cell>
          <table:table-cell office:value-type="float" office:value="74.33">
            <text:p>74.33</text:p>
          </table:table-cell>
          <table:table-cell office:value-type="float" office:value="646.52">
            <text:p>646.52</text:p>
          </table:table-cell>
          <table:table-cell office:value-type="float" office:value="390.06">
            <text:p>390.06</text:p>
          </table:table-cell>
          <table:table-cell table:style-name="ce1" office:value-type="string">
            <text:p>ns case, user time, incl submit</text:p>
          </table:table-cell>
          <table:table-cell office:value-type="float" office:value="103.06">
            <text:p>103.06</text:p>
          </table:table-cell>
          <table:table-cell office:value-type="float" office:value="114.08">
            <text:p>114.08</text:p>
          </table:table-cell>
          <table:table-cell office:value-type="float" office:value="237.11">
            <text:p>237.11</text:p>
          </table:table-cell>
          <table:table-cell office:value-type="float" office:value="9.16">
            <text:p>9.16</text:p>
          </table:table-cell>
          <table:table-cell office:value-type="float" office:value="15.81">
            <text:p>15.81</text:p>
          </table:table-cell>
          <table:table-cell office:value-type="float" office:value="14.52">
            <text:p>14.52</text:p>
          </table:table-cell>
          <table:table-cell office:value-type="float" office:value="393.94">
            <text:p>393.94</text:p>
          </table:table-cell>
          <table:table-cell office:value-type="float" office:value="15.62">
            <text:p>15.62</text:p>
          </table:table-cell>
          <table:table-cell office:value-type="float" office:value="1.97">
            <text:p>1.97</text:p>
          </table:table-cell>
          <table:table-cell office:value-type="float" office:value="1335.72">
            <text:p>1335.72</text:p>
          </table:table-cell>
          <table:table-cell office:value-type="float" office:value="182.17">
            <text:p>182.17</text:p>
          </table:table-cell>
          <table:table-cell table:style-name="ce1" office:value-type="string">
            <text:p>ns case, user time, incl submit</text:p>
          </table:table-cell>
          <table:table-cell office:value-type="float" office:value="322.7">
            <text:p>322.7</text:p>
          </table:table-cell>
          <table:table-cell office:value-type="float" office:value="108.48">
            <text:p>108.48</text:p>
          </table:table-cell>
          <table:table-cell office:value-type="float" office:value="28.51">
            <text:p>28.51</text:p>
          </table:table-cell>
          <table:table-cell office:value-type="float" office:value="67.6">
            <text:p>67.6</text:p>
          </table:table-cell>
          <table:table-cell office:value-type="float" office:value="26.61">
            <text:p>26.61</text:p>
          </table:table-cell>
          <table:table-cell office:value-type="float" office:value="9.04">
            <text:p>9.04</text:p>
          </table:table-cell>
          <table:table-cell office:value-type="float" office:value="70.62">
            <text:p>70.62</text:p>
          </table:table-cell>
          <table:table-cell office:value-type="float" office:value="6.9">
            <text:p>6.9</text:p>
          </table:table-cell>
          <table:table-cell table:style-name="ce1" office:value-type="string">
            <text:p>ns case, user time, incl submit</text:p>
          </table:table-cell>
          <table:table-cell office:value-type="float" office:value="3236.94">
            <text:p>3236.94</text:p>
          </table:table-cell>
          <table:table-cell office:value-type="float" office:value="892.34">
            <text:p>892.34</text:p>
          </table:table-cell>
          <table:table-cell office:value-type="float" office:value="9341.86">
            <text:p>9341.86</text:p>
          </table:table-cell>
          <table:table-cell office:value-type="float" office:value="277.74">
            <text:p>277.74</text:p>
          </table:table-cell>
          <table:table-cell office:value-type="float" office:value="455.48">
            <text:p>455.48</text:p>
          </table:table-cell>
          <table:table-cell office:value-type="float" office:value="3486.59">
            <text:p>3486.59</text:p>
          </table:table-cell>
        </table:table-row>
        <table:table-row table:style-name="ro1">
          <table:table-cell office:value-type="string">
            <text:p>ns case, user+sys time, incl submit</text:p>
          </table:table-cell>
          <table:table-cell office:value-type="float" office:value="369.82">
            <text:p>369.82</text:p>
          </table:table-cell>
          <table:table-cell office:value-type="float" office:value="5354.69">
            <text:p>5354.69</text:p>
          </table:table-cell>
          <table:table-cell office:value-type="float" office:value="1286.94">
            <text:p>1286.94</text:p>
          </table:table-cell>
          <table:table-cell office:value-type="float" office:value="208.86">
            <text:p>208.86</text:p>
          </table:table-cell>
          <table:table-cell office:value-type="float" office:value="1600.13">
            <text:p>1600.13</text:p>
          </table:table-cell>
          <table:table-cell office:value-type="float" office:value="142.21">
            <text:p>142.21</text:p>
          </table:table-cell>
          <table:table-cell office:value-type="float" office:value="956.31">
            <text:p>956.31</text:p>
          </table:table-cell>
          <table:table-cell table:style-name="ce1" office:value-type="string">
            <text:p>ns case, user+sys time, incl submit</text:p>
          </table:table-cell>
          <table:table-cell office:value-type="float" office:value="1936.99">
            <text:p>1936.99</text:p>
          </table:table-cell>
          <table:table-cell office:value-type="float" office:value="11.28">
            <text:p>11.28</text:p>
          </table:table-cell>
          <table:table-cell office:value-type="float" office:value="107.33">
            <text:p>107.33</text:p>
          </table:table-cell>
          <table:table-cell office:value-type="float" office:value="161.85">
            <text:p>161.85</text:p>
          </table:table-cell>
          <table:table-cell office:value-type="float" office:value="289.68">
            <text:p>289.68</text:p>
          </table:table-cell>
          <table:table-cell office:value-type="float" office:value="74.63">
            <text:p>74.63</text:p>
          </table:table-cell>
          <table:table-cell office:value-type="float" office:value="647.9">
            <text:p>647.9</text:p>
          </table:table-cell>
          <table:table-cell office:value-type="float" office:value="390.68">
            <text:p>390.68</text:p>
          </table:table-cell>
          <table:table-cell table:style-name="ce1" office:value-type="string">
            <text:p>ns case, user+sys time, incl submit</text:p>
          </table:table-cell>
          <table:table-cell office:value-type="float" office:value="104.04">
            <text:p>104.04</text:p>
          </table:table-cell>
          <table:table-cell office:value-type="float" office:value="115.36">
            <text:p>115.36</text:p>
          </table:table-cell>
          <table:table-cell office:value-type="float" office:value="238.92">
            <text:p>238.92</text:p>
          </table:table-cell>
          <table:table-cell office:value-type="float" office:value="9.5">
            <text:p>9.5</text:p>
          </table:table-cell>
          <table:table-cell office:value-type="float" office:value="16.18">
            <text:p>16.18</text:p>
          </table:table-cell>
          <table:table-cell office:value-type="float" office:value="14.82">
            <text:p>14.82</text:p>
          </table:table-cell>
          <table:table-cell office:value-type="float" office:value="399.18">
            <text:p>399.18</text:p>
          </table:table-cell>
          <table:table-cell office:value-type="float" office:value="16.11">
            <text:p>16.11</text:p>
          </table:table-cell>
          <table:table-cell office:value-type="float" office:value="2.04">
            <text:p>2.04</text:p>
          </table:table-cell>
          <table:table-cell office:value-type="float" office:value="1341.2">
            <text:p>1341.2</text:p>
          </table:table-cell>
          <table:table-cell office:value-type="float" office:value="186.09">
            <text:p>186.09</text:p>
          </table:table-cell>
          <table:table-cell table:style-name="ce1" office:value-type="string">
            <text:p>ns case, user+sys time, incl submit</text:p>
          </table:table-cell>
          <table:table-cell office:value-type="float" office:value="323.3">
            <text:p>323.3</text:p>
          </table:table-cell>
          <table:table-cell office:value-type="float" office:value="108.9">
            <text:p>108.9</text:p>
          </table:table-cell>
          <table:table-cell office:value-type="float" office:value="29.26">
            <text:p>29.26</text:p>
          </table:table-cell>
          <table:table-cell office:value-type="float" office:value="68.07">
            <text:p>68.07</text:p>
          </table:table-cell>
          <table:table-cell office:value-type="float" office:value="27.3">
            <text:p>27.3</text:p>
          </table:table-cell>
          <table:table-cell office:value-type="float" office:value="9.76">
            <text:p>9.76</text:p>
          </table:table-cell>
          <table:table-cell office:value-type="float" office:value="71.04">
            <text:p>71.04</text:p>
          </table:table-cell>
          <table:table-cell office:value-type="float" office:value="7.21">
            <text:p>7.21</text:p>
          </table:table-cell>
          <table:table-cell table:style-name="ce1" office:value-type="string">
            <text:p>ns case, user+sys time, incl submit</text:p>
          </table:table-cell>
          <table:table-cell office:value-type="float" office:value="3243.24">
            <text:p>3243.24</text:p>
          </table:table-cell>
          <table:table-cell office:value-type="float" office:value="893.42">
            <text:p>893.42</text:p>
          </table:table-cell>
          <table:table-cell office:value-type="float" office:value="9365.48">
            <text:p>9365.48</text:p>
          </table:table-cell>
          <table:table-cell office:value-type="float" office:value="278.65">
            <text:p>278.65</text:p>
          </table:table-cell>
          <table:table-cell office:value-type="float" office:value="456.45">
            <text:p>456.45</text:p>
          </table:table-cell>
          <table:table-cell office:value-type="float" office:value="3493.15">
            <text:p>3493.15</text:p>
          </table:table-cell>
        </table:table-row>
        <table:table-row table:style-name="ro1">
          <table:table-cell office:value-type="string">
            <text:p>ns case, real time, incl submit</text:p>
          </table:table-cell>
          <table:table-cell office:value-type="float" office:value="400.95">
            <text:p>400.95</text:p>
          </table:table-cell>
          <table:table-cell office:value-type="float" office:value="5501.12">
            <text:p>5501.12</text:p>
          </table:table-cell>
          <table:table-cell office:value-type="float" office:value="1327.09">
            <text:p>1327.09</text:p>
          </table:table-cell>
          <table:table-cell office:value-type="float" office:value="238.99">
            <text:p>238.99</text:p>
          </table:table-cell>
          <table:table-cell office:value-type="float" office:value="1681.74">
            <text:p>1681.74</text:p>
          </table:table-cell>
          <table:table-cell office:value-type="float" office:value="173.12">
            <text:p>173.12</text:p>
          </table:table-cell>
          <table:table-cell office:value-type="float" office:value="1028.25">
            <text:p>1028.25</text:p>
          </table:table-cell>
          <table:table-cell table:style-name="ce1" office:value-type="string">
            <text:p>ns case, real time, incl submit</text:p>
          </table:table-cell>
          <table:table-cell office:value-type="float" office:value="1949.23">
            <text:p>1949.23</text:p>
          </table:table-cell>
          <table:table-cell office:value-type="float" office:value="26.71">
            <text:p>26.71</text:p>
          </table:table-cell>
          <table:table-cell office:value-type="float" office:value="126.59">
            <text:p>126.59</text:p>
          </table:table-cell>
          <table:table-cell office:value-type="float" office:value="177.88">
            <text:p>177.88</text:p>
          </table:table-cell>
          <table:table-cell office:value-type="float" office:value="297.53">
            <text:p>297.53</text:p>
          </table:table-cell>
          <table:table-cell office:value-type="float" office:value="85.36">
            <text:p>85.36</text:p>
          </table:table-cell>
          <table:table-cell office:value-type="float" office:value="668.45">
            <text:p>668.45</text:p>
          </table:table-cell>
          <table:table-cell office:value-type="float" office:value="412.84">
            <text:p>412.84</text:p>
          </table:table-cell>
          <table:table-cell table:style-name="ce1" office:value-type="string">
            <text:p>ns case, real time, incl submit</text:p>
          </table:table-cell>
          <table:table-cell office:value-type="float" office:value="112.33">
            <text:p>112.33</text:p>
          </table:table-cell>
          <table:table-cell office:value-type="float" office:value="122.9">
            <text:p>122.9</text:p>
          </table:table-cell>
          <table:table-cell office:value-type="float" office:value="246.13">
            <text:p>246.13</text:p>
          </table:table-cell>
          <table:table-cell office:value-type="float" office:value="14.3">
            <text:p>14.3</text:p>
          </table:table-cell>
          <table:table-cell office:value-type="float" office:value="22.71">
            <text:p>22.71</text:p>
          </table:table-cell>
          <table:table-cell office:value-type="float" office:value="22.64">
            <text:p>22.64</text:p>
          </table:table-cell>
          <table:table-cell office:value-type="float" office:value="408.81">
            <text:p>408.81</text:p>
          </table:table-cell>
          <table:table-cell office:value-type="float" office:value="20.59">
            <text:p>20.59</text:p>
          </table:table-cell>
          <table:table-cell office:value-type="float" office:value="6.04">
            <text:p>6.04</text:p>
          </table:table-cell>
          <table:table-cell office:value-type="float" office:value="1350.28">
            <text:p>1350.28</text:p>
          </table:table-cell>
          <table:table-cell office:value-type="float" office:value="195.04">
            <text:p>195.04</text:p>
          </table:table-cell>
          <table:table-cell table:style-name="ce1" office:value-type="string">
            <text:p>ns case, real time, incl submit</text:p>
          </table:table-cell>
          <table:table-cell office:value-type="float" office:value="349.61">
            <text:p>349.61</text:p>
          </table:table-cell>
          <table:table-cell office:value-type="float" office:value="118.47">
            <text:p>118.47</text:p>
          </table:table-cell>
          <table:table-cell office:value-type="float" office:value="40.91">
            <text:p>40.91</text:p>
          </table:table-cell>
          <table:table-cell office:value-type="float" office:value="77.22">
            <text:p>77.22</text:p>
          </table:table-cell>
          <table:table-cell office:value-type="float" office:value="32.82">
            <text:p>32.82</text:p>
          </table:table-cell>
          <table:table-cell office:value-type="float" office:value="15.38">
            <text:p>15.38</text:p>
          </table:table-cell>
          <table:table-cell office:value-type="float" office:value="82.9">
            <text:p>82.9</text:p>
          </table:table-cell>
          <table:table-cell office:value-type="float" office:value="12.88">
            <text:p>12.88</text:p>
          </table:table-cell>
          <table:table-cell table:style-name="ce1" office:value-type="string">
            <text:p>ns case, real time, incl submit</text:p>
          </table:table-cell>
          <table:table-cell office:value-type="float" office:value="3332.21">
            <text:p>3332.21</text:p>
          </table:table-cell>
          <table:table-cell office:value-type="float" office:value="978.41">
            <text:p>978.41</text:p>
          </table:table-cell>
          <table:table-cell office:value-type="float" office:value="9605.32">
            <text:p>9605.32</text:p>
          </table:table-cell>
          <table:table-cell office:value-type="float" office:value="320.93">
            <text:p>320.93</text:p>
          </table:table-cell>
          <table:table-cell office:value-type="float" office:value="471.82">
            <text:p>471.82</text:p>
          </table:table-cell>
          <table:table-cell office:value-type="float" office:value="3502.94">
            <text:p>3502.94</text:p>
          </table:table-cell>
        </table:table-row>
        <table:table-row table:style-name="ro1">
          <table:table-cell office:value-type="string">
            <text:p>s case, Soar time, incl submit</text:p>
          </table:table-cell>
          <table:table-cell office:value-type="float" office:value="91.6206">
            <text:p>91.62</text:p>
          </table:table-cell>
          <table:table-cell office:value-type="float" office:value="1435.6607">
            <text:p>1435.66</text:p>
          </table:table-cell>
          <table:table-cell office:value-type="float" office:value="906.926881">
            <text:p>906.93</text:p>
          </table:table-cell>
          <table:table-cell office:value-type="float" office:value="1289.049408">
            <text:p>1289.05</text:p>
          </table:table-cell>
          <table:table-cell office:value-type="float" office:value="85.475585">
            <text:p>85.48</text:p>
          </table:table-cell>
          <table:table-cell office:value-type="float" office:value="22.949756">
            <text:p>22.95</text:p>
          </table:table-cell>
          <table:table-cell office:value-type="float" office:value="397.161477">
            <text:p>397.16</text:p>
          </table:table-cell>
          <table:table-cell table:style-name="ce1" office:value-type="string">
            <text:p>s case, Soar time, incl submit</text:p>
          </table:table-cell>
          <table:table-cell office:value-type="float" office:value="1040.706255">
            <text:p>1040.71</text:p>
          </table:table-cell>
          <table:table-cell office:value-type="float" office:value="24.03968">
            <text:p>24.04</text:p>
          </table:table-cell>
          <table:table-cell office:value-type="float" office:value="69.91119">
            <text:p>69.91</text:p>
          </table:table-cell>
          <table:table-cell office:value-type="float" office:value="103.007816">
            <text:p>103.01</text:p>
          </table:table-cell>
          <table:table-cell office:value-type="float" office:value="120.08284">
            <text:p>120.08</text:p>
          </table:table-cell>
          <table:table-cell office:value-type="float" office:value="64.62512">
            <text:p>64.63</text:p>
          </table:table-cell>
          <table:table-cell office:value-type="float" office:value="443.504978">
            <text:p>443.5</text:p>
          </table:table-cell>
          <table:table-cell office:value-type="float" office:value="245.219544">
            <text:p>245.22</text:p>
          </table:table-cell>
          <table:table-cell table:style-name="ce1" office:value-type="string">
            <text:p>s case, Soar time, incl submit</text:p>
          </table:table-cell>
          <table:table-cell office:value-type="float" office:value="22.732416">
            <text:p>22.73</text:p>
          </table:table-cell>
          <table:table-cell office:value-type="float" office:value="7.98635">
            <text:p>7.99</text:p>
          </table:table-cell>
          <table:table-cell office:value-type="float" office:value="32.79171">
            <text:p>32.79</text:p>
          </table:table-cell>
          <table:table-cell office:value-type="float" office:value="2.070295">
            <text:p>2.07</text:p>
          </table:table-cell>
          <table:table-cell office:value-type="float" office:value="4.858654">
            <text:p>4.86</text:p>
          </table:table-cell>
          <table:table-cell office:value-type="float" office:value="2.332424">
            <text:p>2.33</text:p>
          </table:table-cell>
          <table:table-cell office:value-type="float" office:value="71.044104">
            <text:p>71.04</text:p>
          </table:table-cell>
          <table:table-cell office:value-type="float" office:value="4.304696">
            <text:p>4.3</text:p>
          </table:table-cell>
          <table:table-cell office:value-type="float" office:value="0.600096">
            <text:p>0.6</text:p>
          </table:table-cell>
          <table:table-cell office:value-type="float" office:value="226.892351">
            <text:p>226.89</text:p>
          </table:table-cell>
          <table:table-cell office:value-type="float" office:value="23.140412">
            <text:p>23.14</text:p>
          </table:table-cell>
          <table:table-cell table:style-name="ce1" office:value-type="string">
            <text:p>s case, Soar time, incl submit</text:p>
          </table:table-cell>
          <table:table-cell office:value-type="float" office:value="45.454642">
            <text:p>45.45</text:p>
          </table:table-cell>
          <table:table-cell office:value-type="float" office:value="44.7592">
            <text:p>44.76</text:p>
          </table:table-cell>
          <table:table-cell office:value-type="float" office:value="16.969424">
            <text:p>16.97</text:p>
          </table:table-cell>
          <table:table-cell office:value-type="float" office:value="26.285551">
            <text:p>26.29</text:p>
          </table:table-cell>
          <table:table-cell office:value-type="float" office:value="23.28046">
            <text:p>23.28</text:p>
          </table:table-cell>
          <table:table-cell office:value-type="float" office:value="5.233304">
            <text:p>5.23</text:p>
          </table:table-cell>
          <table:table-cell office:value-type="float" office:value="16.659616">
            <text:p>16.66</text:p>
          </table:table-cell>
          <table:table-cell office:value-type="float" office:value="5.46081">
            <text:p>5.46</text:p>
          </table:table-cell>
          <table:table-cell table:style-name="ce1" office:value-type="string">
            <text:p>s case, Soar time, incl submit</text:p>
          </table:table-cell>
          <table:table-cell office:value-type="float" office:value="673.679506">
            <text:p>673.68</text:p>
          </table:table-cell>
          <table:table-cell office:value-type="float" office:value="830.009972">
            <text:p>830.01</text:p>
          </table:table-cell>
          <table:table-cell office:value-type="float" office:value="3379.300026">
            <text:p>3379.3</text:p>
          </table:table-cell>
          <table:table-cell office:value-type="float" office:value="36.879952">
            <text:p>36.88</text:p>
          </table:table-cell>
          <table:table-cell office:value-type="float" office:value="222.586496">
            <text:p>222.59</text:p>
          </table:table-cell>
          <table:table-cell office:value-type="float" office:value="22.179942">
            <text:p>22.18</text:p>
          </table:table-cell>
        </table:table-row>
        <table:table-row table:style-name="ro1">
          <table:table-cell office:value-type="string">
            <text:p>s case, user time, incl submit</text:p>
          </table:table-cell>
          <table:table-cell office:value-type="float" office:value="92.04">
            <text:p>92.04</text:p>
          </table:table-cell>
          <table:table-cell office:value-type="float" office:value="1442.81">
            <text:p>1442.81</text:p>
          </table:table-cell>
          <table:table-cell office:value-type="float" office:value="913.65">
            <text:p>913.65</text:p>
          </table:table-cell>
          <table:table-cell office:value-type="float" office:value="1291.49">
            <text:p>1291.49</text:p>
          </table:table-cell>
          <table:table-cell office:value-type="float" office:value="86.17">
            <text:p>86.17</text:p>
          </table:table-cell>
          <table:table-cell office:value-type="float" office:value="23.15">
            <text:p>23.15</text:p>
          </table:table-cell>
          <table:table-cell office:value-type="float" office:value="399.14">
            <text:p>399.14</text:p>
          </table:table-cell>
          <table:table-cell table:style-name="ce1" office:value-type="string">
            <text:p>s case, user time, incl submit</text:p>
          </table:table-cell>
          <table:table-cell office:value-type="float" office:value="1044.15">
            <text:p>1044.15</text:p>
          </table:table-cell>
          <table:table-cell office:value-type="float" office:value="24.57">
            <text:p>24.57</text:p>
          </table:table-cell>
          <table:table-cell office:value-type="float" office:value="70.7">
            <text:p>70.7</text:p>
          </table:table-cell>
          <table:table-cell office:value-type="float" office:value="104.5">
            <text:p>104.5</text:p>
          </table:table-cell>
          <table:table-cell office:value-type="float" office:value="121.88">
            <text:p>121.88</text:p>
          </table:table-cell>
          <table:table-cell office:value-type="float" office:value="65.84">
            <text:p>65.84</text:p>
          </table:table-cell>
          <table:table-cell office:value-type="float" office:value="446.39">
            <text:p>446.39</text:p>
          </table:table-cell>
          <table:table-cell office:value-type="float" office:value="246.71">
            <text:p>246.71</text:p>
          </table:table-cell>
          <table:table-cell table:style-name="ce1" office:value-type="string">
            <text:p>s case, user time, incl submit</text:p>
          </table:table-cell>
          <table:table-cell office:value-type="float" office:value="23.99">
            <text:p>23.99</text:p>
          </table:table-cell>
          <table:table-cell office:value-type="float" office:value="8.47">
            <text:p>8.47</text:p>
          </table:table-cell>
          <table:table-cell office:value-type="float" office:value="34">
            <text:p>34</text:p>
          </table:table-cell>
          <table:table-cell office:value-type="float" office:value="2.44">
            <text:p>2.44</text:p>
          </table:table-cell>
          <table:table-cell office:value-type="float" office:value="5.38">
            <text:p>5.38</text:p>
          </table:table-cell>
          <table:table-cell office:value-type="float" office:value="2.71">
            <text:p>2.71</text:p>
          </table:table-cell>
          <table:table-cell office:value-type="float" office:value="72.91">
            <text:p>72.91</text:p>
          </table:table-cell>
          <table:table-cell office:value-type="float" office:value="5.12">
            <text:p>5.12</text:p>
          </table:table-cell>
          <table:table-cell office:value-type="float" office:value="0.84">
            <text:p>0.84</text:p>
          </table:table-cell>
          <table:table-cell office:value-type="float" office:value="233.44">
            <text:p>233.44</text:p>
          </table:table-cell>
          <table:table-cell office:value-type="float" office:value="23.79">
            <text:p>23.79</text:p>
          </table:table-cell>
          <table:table-cell table:style-name="ce1" office:value-type="string">
            <text:p>s case, user time, incl submit</text:p>
          </table:table-cell>
          <table:table-cell office:value-type="float" office:value="51.72">
            <text:p>51.72</text:p>
          </table:table-cell>
          <table:table-cell office:value-type="float" office:value="45.31">
            <text:p>45.31</text:p>
          </table:table-cell>
          <table:table-cell office:value-type="float" office:value="17.14">
            <text:p>17.14</text:p>
          </table:table-cell>
          <table:table-cell office:value-type="float" office:value="26.86">
            <text:p>26.86</text:p>
          </table:table-cell>
          <table:table-cell office:value-type="float" office:value="24.24">
            <text:p>24.24</text:p>
          </table:table-cell>
          <table:table-cell office:value-type="float" office:value="6.02">
            <text:p>6.02</text:p>
          </table:table-cell>
          <table:table-cell office:value-type="float" office:value="17.07">
            <text:p>17.07</text:p>
          </table:table-cell>
          <table:table-cell office:value-type="float" office:value="6.2">
            <text:p>6.2</text:p>
          </table:table-cell>
          <table:table-cell table:style-name="ce1" office:value-type="string">
            <text:p>s case, user time, incl submit</text:p>
          </table:table-cell>
          <table:table-cell office:value-type="float" office:value="677.88">
            <text:p>677.88</text:p>
          </table:table-cell>
          <table:table-cell office:value-type="float" office:value="832.5">
            <text:p>832.5</text:p>
          </table:table-cell>
          <table:table-cell office:value-type="float" office:value="3392.28">
            <text:p>3392.28</text:p>
          </table:table-cell>
          <table:table-cell office:value-type="float" office:value="37.52">
            <text:p>37.52</text:p>
          </table:table-cell>
          <table:table-cell office:value-type="float" office:value="223.34">
            <text:p>223.34</text:p>
          </table:table-cell>
          <table:table-cell office:value-type="float" office:value="22.75">
            <text:p>22.75</text:p>
          </table:table-cell>
        </table:table-row>
        <table:table-row table:style-name="ro1">
          <table:table-cell office:value-type="string">
            <text:p>s case, user+sys time, incl submit</text:p>
          </table:table-cell>
          <table:table-cell office:value-type="float" office:value="92.4">
            <text:p>92.4</text:p>
          </table:table-cell>
          <table:table-cell office:value-type="float" office:value="1447.23">
            <text:p>1447.23</text:p>
          </table:table-cell>
          <table:table-cell office:value-type="float" office:value="916.35">
            <text:p>916.35</text:p>
          </table:table-cell>
          <table:table-cell office:value-type="float" office:value="1293.18">
            <text:p>1293.18</text:p>
          </table:table-cell>
          <table:table-cell office:value-type="float" office:value="86.54">
            <text:p>86.54</text:p>
          </table:table-cell>
          <table:table-cell office:value-type="float" office:value="23.31">
            <text:p>23.31</text:p>
          </table:table-cell>
          <table:table-cell office:value-type="float" office:value="400.13">
            <text:p>400.13</text:p>
          </table:table-cell>
          <table:table-cell table:style-name="ce1" office:value-type="string">
            <text:p>s case, user+sys time, incl submit</text:p>
          </table:table-cell>
          <table:table-cell office:value-type="float" office:value="1045.34">
            <text:p>1045.34</text:p>
          </table:table-cell>
          <table:table-cell office:value-type="float" office:value="24.82">
            <text:p>24.82</text:p>
          </table:table-cell>
          <table:table-cell office:value-type="float" office:value="70.92">
            <text:p>70.92</text:p>
          </table:table-cell>
          <table:table-cell office:value-type="float" office:value="104.98">
            <text:p>104.98</text:p>
          </table:table-cell>
          <table:table-cell office:value-type="float" office:value="122.38">
            <text:p>122.38</text:p>
          </table:table-cell>
          <table:table-cell office:value-type="float" office:value="66.33">
            <text:p>66.33</text:p>
          </table:table-cell>
          <table:table-cell office:value-type="float" office:value="447.36">
            <text:p>447.36</text:p>
          </table:table-cell>
          <table:table-cell office:value-type="float" office:value="247.28">
            <text:p>247.28</text:p>
          </table:table-cell>
          <table:table-cell table:style-name="ce1" office:value-type="string">
            <text:p>s case, user+sys time, incl submit</text:p>
          </table:table-cell>
          <table:table-cell office:value-type="float" office:value="24.4">
            <text:p>24.4</text:p>
          </table:table-cell>
          <table:table-cell office:value-type="float" office:value="8.67">
            <text:p>8.67</text:p>
          </table:table-cell>
          <table:table-cell office:value-type="float" office:value="34.33">
            <text:p>34.33</text:p>
          </table:table-cell>
          <table:table-cell office:value-type="float" office:value="2.56">
            <text:p>2.56</text:p>
          </table:table-cell>
          <table:table-cell office:value-type="float" office:value="5.52">
            <text:p>5.52</text:p>
          </table:table-cell>
          <table:table-cell office:value-type="float" office:value="2.8">
            <text:p>2.8</text:p>
          </table:table-cell>
          <table:table-cell office:value-type="float" office:value="73.94">
            <text:p>73.94</text:p>
          </table:table-cell>
          <table:table-cell office:value-type="float" office:value="5.44">
            <text:p>5.44</text:p>
          </table:table-cell>
          <table:table-cell office:value-type="float" office:value="0.88">
            <text:p>0.88</text:p>
          </table:table-cell>
          <table:table-cell office:value-type="float" office:value="234.79">
            <text:p>234.79</text:p>
          </table:table-cell>
          <table:table-cell office:value-type="float" office:value="24.54">
            <text:p>24.54</text:p>
          </table:table-cell>
          <table:table-cell table:style-name="ce1" office:value-type="string">
            <text:p>s case, user+sys time, incl submit</text:p>
          </table:table-cell>
          <table:table-cell office:value-type="float" office:value="52.02">
            <text:p>52.02</text:p>
          </table:table-cell>
          <table:table-cell office:value-type="float" office:value="45.49">
            <text:p>45.49</text:p>
          </table:table-cell>
          <table:table-cell office:value-type="float" office:value="17.53">
            <text:p>17.53</text:p>
          </table:table-cell>
          <table:table-cell office:value-type="float" office:value="27.24">
            <text:p>27.24</text:p>
          </table:table-cell>
          <table:table-cell office:value-type="float" office:value="24.92">
            <text:p>24.92</text:p>
          </table:table-cell>
          <table:table-cell office:value-type="float" office:value="6.46">
            <text:p>6.46</text:p>
          </table:table-cell>
          <table:table-cell office:value-type="float" office:value="17.19">
            <text:p>17.19</text:p>
          </table:table-cell>
          <table:table-cell office:value-type="float" office:value="6.39">
            <text:p>6.39</text:p>
          </table:table-cell>
          <table:table-cell table:style-name="ce1" office:value-type="string">
            <text:p>s case, user+sys time, incl submit</text:p>
          </table:table-cell>
          <table:table-cell office:value-type="float" office:value="679.48">
            <text:p>679.48</text:p>
          </table:table-cell>
          <table:table-cell office:value-type="float" office:value="833.62">
            <text:p>833.62</text:p>
          </table:table-cell>
          <table:table-cell office:value-type="float" office:value="3400.21">
            <text:p>3400.21</text:p>
          </table:table-cell>
          <table:table-cell office:value-type="float" office:value="37.7">
            <text:p>37.7</text:p>
          </table:table-cell>
          <table:table-cell office:value-type="float" office:value="223.6">
            <text:p>223.6</text:p>
          </table:table-cell>
          <table:table-cell office:value-type="float" office:value="22.84">
            <text:p>22.84</text:p>
          </table:table-cell>
        </table:table-row>
        <table:table-row table:style-name="ro1">
          <table:table-cell office:value-type="string">
            <text:p>s case, real time, incl. submit</text:p>
          </table:table-cell>
          <table:table-cell office:value-type="float" office:value="149.85">
            <text:p>149.85</text:p>
          </table:table-cell>
          <table:table-cell office:value-type="float" office:value="1632.79">
            <text:p>1632.79</text:p>
          </table:table-cell>
          <table:table-cell office:value-type="float" office:value="970.71">
            <text:p>970.71</text:p>
          </table:table-cell>
          <table:table-cell office:value-type="float" office:value="1337.58">
            <text:p>1337.58</text:p>
          </table:table-cell>
          <table:table-cell office:value-type="float" office:value="197.07">
            <text:p>197.07</text:p>
          </table:table-cell>
          <table:table-cell office:value-type="float" office:value="68.15">
            <text:p>68.15</text:p>
          </table:table-cell>
          <table:table-cell office:value-type="float" office:value="476.34">
            <text:p>476.34</text:p>
          </table:table-cell>
          <table:table-cell table:style-name="ce1" office:value-type="string">
            <text:p>s case, real time, incl. submit</text:p>
          </table:table-cell>
          <table:table-cell office:value-type="float" office:value="1057.48">
            <text:p>1057.48</text:p>
          </table:table-cell>
          <table:table-cell office:value-type="float" office:value="39.2">
            <text:p>39.2</text:p>
          </table:table-cell>
          <table:table-cell office:value-type="float" office:value="86.18">
            <text:p>86.18</text:p>
          </table:table-cell>
          <table:table-cell office:value-type="float" office:value="121.56">
            <text:p>121.56</text:p>
          </table:table-cell>
          <table:table-cell office:value-type="float" office:value="129.4">
            <text:p>129.4</text:p>
          </table:table-cell>
          <table:table-cell office:value-type="float" office:value="80.61">
            <text:p>80.61</text:p>
          </table:table-cell>
          <table:table-cell office:value-type="float" office:value="467.93">
            <text:p>467.93</text:p>
          </table:table-cell>
          <table:table-cell office:value-type="float" office:value="268.99">
            <text:p>268.99</text:p>
          </table:table-cell>
          <table:table-cell table:style-name="ce1" office:value-type="string">
            <text:p>s case, real time, incl. submit</text:p>
          </table:table-cell>
          <table:table-cell office:value-type="float" office:value="32.33">
            <text:p>32.33</text:p>
          </table:table-cell>
          <table:table-cell office:value-type="float" office:value="16.42">
            <text:p>16.42</text:p>
          </table:table-cell>
          <table:table-cell office:value-type="float" office:value="40.56">
            <text:p>40.56</text:p>
          </table:table-cell>
          <table:table-cell office:value-type="float" office:value="7.33">
            <text:p>7.33</text:p>
          </table:table-cell>
          <table:table-cell office:value-type="float" office:value="12.75">
            <text:p>12.75</text:p>
          </table:table-cell>
          <table:table-cell office:value-type="float" office:value="9.67">
            <text:p>9.67</text:p>
          </table:table-cell>
          <table:table-cell office:value-type="float" office:value="84.03">
            <text:p>84.03</text:p>
          </table:table-cell>
          <table:table-cell office:value-type="float" office:value="9.93">
            <text:p>9.93</text:p>
          </table:table-cell>
          <table:table-cell office:value-type="float" office:value="4.87">
            <text:p>4.87</text:p>
          </table:table-cell>
          <table:table-cell office:value-type="float" office:value="245.16">
            <text:p>245.16</text:p>
          </table:table-cell>
          <table:table-cell office:value-type="float" office:value="33.18">
            <text:p>33.18</text:p>
          </table:table-cell>
          <table:table-cell table:style-name="ce1" office:value-type="string">
            <text:p>s case, real time, incl. submit</text:p>
          </table:table-cell>
          <table:table-cell office:value-type="float" office:value="79.81">
            <text:p>79.81</text:p>
          </table:table-cell>
          <table:table-cell office:value-type="float" office:value="55.08">
            <text:p>55.08</text:p>
          </table:table-cell>
          <table:table-cell office:value-type="float" office:value="30.6">
            <text:p>30.6</text:p>
          </table:table-cell>
          <table:table-cell office:value-type="float" office:value="36.36">
            <text:p>36.36</text:p>
          </table:table-cell>
          <table:table-cell office:value-type="float" office:value="30.29">
            <text:p>30.29</text:p>
          </table:table-cell>
          <table:table-cell office:value-type="float" office:value="12.05">
            <text:p>12.05</text:p>
          </table:table-cell>
          <table:table-cell office:value-type="float" office:value="29.25">
            <text:p>29.25</text:p>
          </table:table-cell>
          <table:table-cell office:value-type="float" office:value="12.34">
            <text:p>12.34</text:p>
          </table:table-cell>
          <table:table-cell table:style-name="ce1" office:value-type="string">
            <text:p>s case, real time, incl. submit</text:p>
          </table:table-cell>
          <table:table-cell office:value-type="float" office:value="775.5">
            <text:p>775.5</text:p>
          </table:table-cell>
          <table:table-cell office:value-type="float" office:value="888.38">
            <text:p>888.38</text:p>
          </table:table-cell>
          <table:table-cell office:value-type="float" office:value="3498.41">
            <text:p>3498.41</text:p>
          </table:table-cell>
          <table:table-cell office:value-type="float" office:value="154.08">
            <text:p>154.08</text:p>
          </table:table-cell>
          <table:table-cell office:value-type="float" office:value="240.51">
            <text:p>240.51</text:p>
          </table:table-cell>
          <table:table-cell office:value-type="float" office:value="33.25">
            <text:p>33.25</text:p>
          </table:table-cell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4.9439073818997">
            <text:p>74.94</text:p>
          </table:table-cell>
          <table:table-cell office:value-type="float" office:value="72.9749708330986">
            <text:p>72.97</text:p>
          </table:table-cell>
          <table:table-cell office:value-type="float" office:value="28.8066126438693">
            <text:p>28.81</text:p>
          </table:table-cell>
          <table:table-cell office:value-type="float" office:value="-83.9835147627048">
            <text:p>-83.98</text:p>
          </table:table-cell>
          <table:table-cell office:value-type="float" office:value="94.6263894086616">
            <text:p>94.63</text:p>
          </table:table-cell>
          <table:table-cell office:value-type="float" office:value="83.731983886881">
            <text:p>83.73</text:p>
          </table:table-cell>
          <table:table-cell office:value-type="float" office:value="58.2130834898265">
            <text:p>58.21</text:p>
          </table:table-cell>
          <table:table-cell table:style-name="ce1" office:value-type="string">
            <text:p>regret, Soar time</text:p>
          </table:table-cell>
          <table:table-cell office:value-type="float" office:value="46.0609103842587">
            <text:p>46.06</text:p>
          </table:table-cell>
          <table:table-cell office:value-type="float" office:value="-54.2233313085531">
            <text:p>-54.22</text:p>
          </table:table-cell>
          <table:table-cell office:value-type="float" office:value="33.9659499361102">
            <text:p>33.97</text:p>
          </table:table-cell>
          <table:table-cell office:value-type="float" office:value="35.1516768944731">
            <text:p>35.15</text:p>
          </table:table-cell>
          <table:table-cell office:value-type="float" office:value="57.8692286119796">
            <text:p>57.87</text:p>
          </table:table-cell>
          <table:table-cell office:value-type="float" office:value="11.471975804626">
            <text:p>11.47</text:p>
          </table:table-cell>
          <table:table-cell office:value-type="float" office:value="30.9846095290301">
            <text:p>30.98</text:p>
          </table:table-cell>
          <table:table-cell office:value-type="float" office:value="36.7713221153779">
            <text:p>36.77</text:p>
          </table:table-cell>
          <table:table-cell table:style-name="ce1" office:value-type="string">
            <text:p>regret, Soar time</text:p>
          </table:table-cell>
          <table:table-cell office:value-type="float" office:value="77.2393214669167">
            <text:p>77.24</text:p>
          </table:table-cell>
          <table:table-cell office:value-type="float" office:value="92.7648881047069">
            <text:p>92.76</text:p>
          </table:table-cell>
          <table:table-cell office:value-type="float" office:value="85.7183319338728">
            <text:p>85.72</text:p>
          </table:table-cell>
          <table:table-cell office:value-type="float" office:value="75.2438155485762">
            <text:p>75.24</text:p>
          </table:table-cell>
          <table:table-cell office:value-type="float" office:value="66.4439102613514">
            <text:p>66.44</text:p>
          </table:table-cell>
          <table:table-cell office:value-type="float" office:value="82.8767147028873">
            <text:p>82.88</text:p>
          </table:table-cell>
          <table:table-cell office:value-type="float" office:value="81.5996792310707">
            <text:p>81.6</text:p>
          </table:table-cell>
          <table:table-cell office:value-type="float" office:value="69.7271640886675">
            <text:p>69.73</text:p>
          </table:table-cell>
          <table:table-cell office:value-type="float" office:value="67.2629409625409">
            <text:p>67.26</text:p>
          </table:table-cell>
          <table:table-cell office:value-type="float" office:value="82.738847819639">
            <text:p>82.74</text:p>
          </table:table-cell>
          <table:table-cell office:value-type="float" office:value="87.0728988143235">
            <text:p>87.07</text:p>
          </table:table-cell>
          <table:table-cell table:style-name="ce1" office:value-type="string">
            <text:p>regret, Soar time</text:p>
          </table:table-cell>
          <table:table-cell office:value-type="float" office:value="85.6356588021856">
            <text:p>85.64</text:p>
          </table:table-cell>
          <table:table-cell office:value-type="float" office:value="58.4069676554882">
            <text:p>58.41</text:p>
          </table:table-cell>
          <table:table-cell office:value-type="float" office:value="40.2490853487675">
            <text:p>40.25</text:p>
          </table:table-cell>
          <table:table-cell office:value-type="float" office:value="60.5305465028135">
            <text:p>60.53</text:p>
          </table:table-cell>
          <table:table-cell office:value-type="float" office:value="8.95217365414481">
            <text:p>8.95</text:p>
          </table:table-cell>
          <table:table-cell office:value-type="float" office:value="35.3565229040152">
            <text:p>35.36</text:p>
          </table:table-cell>
          <table:table-cell office:value-type="float" office:value="76.0645018343812">
            <text:p>76.06</text:p>
          </table:table-cell>
          <table:table-cell office:value-type="float" office:value="10.5908906775018">
            <text:p>10.59</text:p>
          </table:table-cell>
          <table:table-cell table:style-name="ce1" office:value-type="string">
            <text:p>regret, Soar time</text:p>
          </table:table-cell>
          <table:table-cell office:value-type="float" office:value="79.0746832434066">
            <text:p>79.07</text:p>
          </table:table-cell>
          <table:table-cell office:value-type="float" office:value="6.66068180228681">
            <text:p>6.66</text:p>
          </table:table-cell>
          <table:table-cell office:value-type="float" office:value="63.6854899023384">
            <text:p>63.69</text:p>
          </table:table-cell>
          <table:table-cell office:value-type="float" office:value="86.6628834013658">
            <text:p>86.66</text:p>
          </table:table-cell>
          <table:table-cell office:value-type="float" office:value="50.899806603405">
            <text:p>50.9</text:p>
          </table:table-cell>
          <table:table-cell office:value-type="float" office:value="99.3625018873569">
            <text:p>99.36</text:p>
          </table:table-cell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5.0380104257168">
            <text:p>75.04</text:p>
          </table:table-cell>
          <table:table-cell office:value-type="float" office:value="72.9787082612246">
            <text:p>72.98</text:p>
          </table:table-cell>
          <table:table-cell office:value-type="float" office:value="28.7986719456308">
            <text:p>28.8</text:p>
          </table:table-cell>
          <table:table-cell office:value-type="float" office:value="-83.8901020613607">
            <text:p>-83.89</text:p>
          </table:table-cell>
          <table:table-cell office:value-type="float" office:value="94.6090496320651">
            <text:p>94.61</text:p>
          </table:table-cell>
          <table:table-cell office:value-type="float" office:value="83.7179758627991">
            <text:p>83.72</text:p>
          </table:table-cell>
          <table:table-cell office:value-type="float" office:value="58.1999497192659">
            <text:p>58.2</text:p>
          </table:table-cell>
          <table:table-cell table:style-name="ce1" office:value-type="string">
            <text:p>regret, user time</text:p>
          </table:table-cell>
          <table:table-cell office:value-type="float" office:value="46.0465188385276">
            <text:p>46.05</text:p>
          </table:table-cell>
          <table:table-cell office:value-type="float" office:value="-54.6122448979592">
            <text:p>-54.61</text:p>
          </table:table-cell>
          <table:table-cell office:value-type="float" office:value="33.941435120217">
            <text:p>33.94</text:p>
          </table:table-cell>
          <table:table-cell office:value-type="float" office:value="35.1505743557901">
            <text:p>35.15</text:p>
          </table:table-cell>
          <table:table-cell office:value-type="float" office:value="57.7748500502722">
            <text:p>57.77</text:p>
          </table:table-cell>
          <table:table-cell office:value-type="float" office:value="11.4612794612795">
            <text:p>11.46</text:p>
          </table:table-cell>
          <table:table-cell office:value-type="float" office:value="30.9572427448797">
            <text:p>30.96</text:p>
          </table:table-cell>
          <table:table-cell office:value-type="float" office:value="36.7624810892587">
            <text:p>36.76</text:p>
          </table:table-cell>
          <table:table-cell table:style-name="ce1" office:value-type="string">
            <text:p>regret, user time</text:p>
          </table:table-cell>
          <table:table-cell office:value-type="float" office:value="76.7773892773893">
            <text:p>76.78</text:p>
          </table:table-cell>
          <table:table-cell office:value-type="float" office:value="92.6221598385823">
            <text:p>92.62</text:p>
          </table:table-cell>
          <table:table-cell office:value-type="float" office:value="85.6859601754978">
            <text:p>85.69</text:p>
          </table:table-cell>
          <table:table-cell office:value-type="float" office:value="73.956043956044">
            <text:p>73.96</text:p>
          </table:table-cell>
          <table:table-cell office:value-type="float" office:value="66.2642947903431">
            <text:p>66.26</text:p>
          </table:table-cell>
          <table:table-cell office:value-type="float" office:value="81.6608996539792">
            <text:p>81.66</text:p>
          </table:table-cell>
          <table:table-cell office:value-type="float" office:value="81.511196871985">
            <text:p>81.51</text:p>
          </table:table-cell>
          <table:table-cell office:value-type="float" office:value="67.459807073955">
            <text:p>67.46</text:p>
          </table:table-cell>
          <table:table-cell office:value-type="float" office:value="59.1623036649215">
            <text:p>59.16</text:p>
          </table:table-cell>
          <table:table-cell office:value-type="float" office:value="82.5276082806124">
            <text:p>82.53</text:p>
          </table:table-cell>
          <table:table-cell office:value-type="float" office:value="86.9782513181019">
            <text:p>86.98</text:p>
          </table:table-cell>
          <table:table-cell table:style-name="ce1" office:value-type="string">
            <text:p>regret, user time</text:p>
          </table:table-cell>
          <table:table-cell office:value-type="float" office:value="83.9987600743955">
            <text:p>84</text:p>
          </table:table-cell>
          <table:table-cell office:value-type="float" office:value="58.2641579044457">
            <text:p>58.26</text:p>
          </table:table-cell>
          <table:table-cell office:value-type="float" office:value="39.9648506151142">
            <text:p>39.96</text:p>
          </table:table-cell>
          <table:table-cell office:value-type="float" office:value="60.3198104826769">
            <text:p>60.32</text:p>
          </table:table-cell>
          <table:table-cell office:value-type="float" office:value="8.96421845574388">
            <text:p>8.96</text:p>
          </table:table-cell>
          <table:table-cell office:value-type="float" office:value="33.7416481069042">
            <text:p>33.74</text:p>
          </table:table-cell>
          <table:table-cell office:value-type="float" office:value="75.8928571428571">
            <text:p>75.89</text:p>
          </table:table-cell>
          <table:table-cell office:value-type="float" office:value="10.233918128655">
            <text:p>10.23</text:p>
          </table:table-cell>
          <table:table-cell table:style-name="ce1" office:value-type="string">
            <text:p>regret, user time</text:p>
          </table:table-cell>
          <table:table-cell office:value-type="float" office:value="79.0598884718167">
            <text:p>79.06</text:p>
          </table:table-cell>
          <table:table-cell office:value-type="float" office:value="6.70768610046399">
            <text:p>6.71</text:p>
          </table:table-cell>
          <table:table-cell office:value-type="float" office:value="63.6877847429178">
            <text:p>63.69</text:p>
          </table:table-cell>
          <table:table-cell office:value-type="float" office:value="86.5194842613268">
            <text:p>86.52</text:p>
          </table:table-cell>
          <table:table-cell office:value-type="float" office:value="50.9760435651391">
            <text:p>50.98</text:p>
          </table:table-cell>
          <table:table-cell office:value-type="float" office:value="99.3494946250129">
            <text:p>99.35</text:p>
          </table:table-cell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5.0371913121095">
            <text:p>75.04</text:p>
          </table:table-cell>
          <table:table-cell office:value-type="float" office:value="72.9740632283512">
            <text:p>72.97</text:p>
          </table:table-cell>
          <table:table-cell office:value-type="float" office:value="28.7976749246215">
            <text:p>28.8</text:p>
          </table:table-cell>
          <table:table-cell office:value-type="float" office:value="-83.8554757283055">
            <text:p>-83.86</text:p>
          </table:table-cell>
          <table:table-cell office:value-type="float" office:value="94.597466234164">
            <text:p>94.6</text:p>
          </table:table-cell>
          <table:table-cell office:value-type="float" office:value="83.6664320900774">
            <text:p>83.67</text:p>
          </table:table-cell>
          <table:table-cell office:value-type="float" office:value="58.16521820977">
            <text:p>58.17</text:p>
          </table:table-cell>
          <table:table-cell table:style-name="ce1" office:value-type="string">
            <text:p>regret, user+sys time</text:p>
          </table:table-cell>
          <table:table-cell office:value-type="float" office:value="46.035417419588">
            <text:p>46.04</text:p>
          </table:table-cell>
          <table:table-cell office:value-type="float" office:value="-54.7108774767489">
            <text:p>-54.71</text:p>
          </table:table-cell>
          <table:table-cell office:value-type="float" office:value="33.958041958042">
            <text:p>33.96</text:p>
          </table:table-cell>
          <table:table-cell office:value-type="float" office:value="35.150840751731">
            <text:p>35.15</text:p>
          </table:table-cell>
          <table:table-cell office:value-type="float" office:value="57.7727900552486">
            <text:p>57.77</text:p>
          </table:table-cell>
          <table:table-cell office:value-type="float" office:value="11.1752079420446">
            <text:p>11.18</text:p>
          </table:table-cell>
          <table:table-cell office:value-type="float" office:value="30.9550639848104">
            <text:p>30.96</text:p>
          </table:table-cell>
          <table:table-cell office:value-type="float" office:value="36.7188100053765">
            <text:p>36.72</text:p>
          </table:table-cell>
          <table:table-cell table:style-name="ce1" office:value-type="string">
            <text:p>regret, user+sys time</text:p>
          </table:table-cell>
          <table:table-cell office:value-type="float" office:value="76.6188780910228">
            <text:p>76.62</text:p>
          </table:table-cell>
          <table:table-cell office:value-type="float" office:value="92.5479309447384">
            <text:p>92.55</text:p>
          </table:table-cell>
          <table:table-cell office:value-type="float" office:value="85.6598559705242">
            <text:p>85.66</text:p>
          </table:table-cell>
          <table:table-cell office:value-type="float" office:value="73.5668789808917">
            <text:p>73.57</text:p>
          </table:table-cell>
          <table:table-cell office:value-type="float" office:value="66.2111801242236">
            <text:p>66.21</text:p>
          </table:table-cell>
          <table:table-cell office:value-type="float" office:value="81.4789687924016">
            <text:p>81.48</text:p>
          </table:table-cell>
          <table:table-cell office:value-type="float" office:value="81.4983713355049">
            <text:p>81.5</text:p>
          </table:table-cell>
          <table:table-cell office:value-type="float" office:value="66.5835411471322">
            <text:p>66.58</text:p>
          </table:table-cell>
          <table:table-cell office:value-type="float" office:value="59.3908629441624">
            <text:p>59.39</text:p>
          </table:table-cell>
          <table:table-cell office:value-type="float" office:value="82.4995712506804">
            <text:p>82.5</text:p>
          </table:table-cell>
          <table:table-cell office:value-type="float" office:value="86.8602150537634">
            <text:p>86.86</text:p>
          </table:table-cell>
          <table:table-cell table:style-name="ce1" office:value-type="string">
            <text:p>regret, user+sys time</text:p>
          </table:table-cell>
          <table:table-cell office:value-type="float" office:value="83.9377436722569">
            <text:p>83.94</text:p>
          </table:table-cell>
          <table:table-cell office:value-type="float" office:value="58.2667034279938">
            <text:p>58.27</text:p>
          </table:table-cell>
          <table:table-cell office:value-type="float" office:value="40.1302261823167">
            <text:p>40.13</text:p>
          </table:table-cell>
          <table:table-cell office:value-type="float" office:value="60.04999264814">
            <text:p>60.05</text:p>
          </table:table-cell>
          <table:table-cell office:value-type="float" office:value="8.74035989717223">
            <text:p>8.74</text:p>
          </table:table-cell>
          <table:table-cell office:value-type="float" office:value="34.1942148760331">
            <text:p>34.19</text:p>
          </table:table-cell>
          <table:table-cell office:value-type="float" office:value="75.8878241262683">
            <text:p>75.89</text:p>
          </table:table-cell>
          <table:table-cell office:value-type="float" office:value="11.2359550561798">
            <text:p>11.24</text:p>
          </table:table-cell>
          <table:table-cell table:style-name="ce1" office:value-type="string">
            <text:p>regret, user+sys time</text:p>
          </table:table-cell>
          <table:table-cell office:value-type="float" office:value="79.0514748052813">
            <text:p>79.05</text:p>
          </table:table-cell>
          <table:table-cell office:value-type="float" office:value="6.69509929030381">
            <text:p>6.7</text:p>
          </table:table-cell>
          <table:table-cell office:value-type="float" office:value="63.6948286024243">
            <text:p>63.69</text:p>
          </table:table-cell>
          <table:table-cell office:value-type="float" office:value="86.4979357386466">
            <text:p>86.5</text:p>
          </table:table-cell>
          <table:table-cell office:value-type="float" office:value="51.0221969016368">
            <text:p>51.02</text:p>
          </table:table-cell>
          <table:table-cell office:value-type="float" office:value="99.3484223002181">
            <text:p>99.35</text:p>
          </table:table-cell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5.0182674352521">
            <text:p>75.02</text:p>
          </table:table-cell>
          <table:table-cell office:value-type="float" office:value="72.8915860558496">
            <text:p>72.89</text:p>
          </table:table-cell>
          <table:table-cell office:value-type="float" office:value="28.8301658093891">
            <text:p>28.83</text:p>
          </table:table-cell>
          <table:table-cell office:value-type="float" office:value="-83.8548272342005">
            <text:p>-83.85</text:p>
          </table:table-cell>
          <table:table-cell office:value-type="float" office:value="94.5955744468059">
            <text:p>94.6</text:p>
          </table:table-cell>
          <table:table-cell office:value-type="float" office:value="83.6336759115866">
            <text:p>83.63</text:p>
          </table:table-cell>
          <table:table-cell office:value-type="float" office:value="58.1616432052542">
            <text:p>58.16</text:p>
          </table:table-cell>
          <table:table-cell table:style-name="ce1" office:value-type="string">
            <text:p>regret, real time</text:p>
          </table:table-cell>
          <table:table-cell office:value-type="float" office:value="46.0400640198255">
            <text:p>46.04</text:p>
          </table:table-cell>
          <table:table-cell office:value-type="float" office:value="-54.607922392886">
            <text:p>-54.61</text:p>
          </table:table-cell>
          <table:table-cell office:value-type="float" office:value="33.985831469053">
            <text:p>33.99</text:p>
          </table:table-cell>
          <table:table-cell office:value-type="float" office:value="35.1570048309179">
            <text:p>35.16</text:p>
          </table:table-cell>
          <table:table-cell office:value-type="float" office:value="57.7658839779006">
            <text:p>57.77</text:p>
          </table:table-cell>
          <table:table-cell office:value-type="float" office:value="11.1423974255833">
            <text:p>11.14</text:p>
          </table:table-cell>
          <table:table-cell office:value-type="float" office:value="30.9474561620153">
            <text:p>30.95</text:p>
          </table:table-cell>
          <table:table-cell office:value-type="float" office:value="36.7023455904947">
            <text:p>36.7</text:p>
          </table:table-cell>
          <table:table-cell table:style-name="ce1" office:value-type="string">
            <text:p>regret, real time</text:p>
          </table:table-cell>
          <table:table-cell office:value-type="float" office:value="76.7218160831089">
            <text:p>76.72</text:p>
          </table:table-cell>
          <table:table-cell office:value-type="float" office:value="92.542490461325">
            <text:p>92.54</text:p>
          </table:table-cell>
          <table:table-cell office:value-type="float" office:value="85.7494883682078">
            <text:p>85.75</text:p>
          </table:table-cell>
          <table:table-cell office:value-type="float" office:value="73.2767762460233">
            <text:p>73.28</text:p>
          </table:table-cell>
          <table:table-cell office:value-type="float" office:value="66.1222020568663">
            <text:p>66.12</text:p>
          </table:table-cell>
          <table:table-cell office:value-type="float" office:value="81.3306177868296">
            <text:p>81.33</text:p>
          </table:table-cell>
          <table:table-cell office:value-type="float" office:value="81.5266148325359">
            <text:p>81.53</text:p>
          </table:table-cell>
          <table:table-cell office:value-type="float" office:value="66.4800995024876">
            <text:p>66.48</text:p>
          </table:table-cell>
          <table:table-cell office:value-type="float" office:value="58.8235294117647">
            <text:p>58.82</text:p>
          </table:table-cell>
          <table:table-cell office:value-type="float" office:value="82.4985646004369">
            <text:p>82.5</text:p>
          </table:table-cell>
          <table:table-cell office:value-type="float" office:value="86.8759069167518">
            <text:p>86.88</text:p>
          </table:table-cell>
          <table:table-cell table:style-name="ce1" office:value-type="string">
            <text:p>regret, real time</text:p>
          </table:table-cell>
          <table:table-cell office:value-type="float" office:value="83.9252567751516">
            <text:p>83.93</text:p>
          </table:table-cell>
          <table:table-cell office:value-type="float" office:value="58.2498391396268">
            <text:p>58.25</text:p>
          </table:table-cell>
          <table:table-cell office:value-type="float" office:value="40.2051282051282">
            <text:p>40.21</text:p>
          </table:table-cell>
          <table:table-cell office:value-type="float" office:value="60.0146950771491">
            <text:p>60.01</text:p>
          </table:table-cell>
          <table:table-cell office:value-type="float" office:value="8.3609576427256">
            <text:p>8.36</text:p>
          </table:table-cell>
          <table:table-cell office:value-type="float" office:value="33.9375629405841">
            <text:p>33.94</text:p>
          </table:table-cell>
          <table:table-cell office:value-type="float" office:value="75.4647887323944">
            <text:p>75.46</text:p>
          </table:table-cell>
          <table:table-cell office:value-type="float" office:value="7.07732634338139">
            <text:p>7.08</text:p>
          </table:table-cell>
          <table:table-cell table:style-name="ce1" office:value-type="string">
            <text:p>regret, real time</text:p>
          </table:table-cell>
          <table:table-cell office:value-type="float" office:value="79.0636137645511">
            <text:p>79.06</text:p>
          </table:table-cell>
          <table:table-cell office:value-type="float" office:value="6.69204074778909">
            <text:p>6.69</text:p>
          </table:table-cell>
          <table:table-cell office:value-type="float" office:value="64.1676966586362">
            <text:p>64.17</text:p>
          </table:table-cell>
          <table:table-cell office:value-type="float" office:value="86.4848397964304">
            <text:p>86.48</text:p>
          </table:table-cell>
          <table:table-cell office:value-type="float" office:value="50.9967141292442">
            <text:p>51</text:p>
          </table:table-cell>
          <table:table-cell office:value-type="float" office:value="99.3466952570992">
            <text:p>99.35</text:p>
          </table:table-cell>
        </table:table-row>
        <table:table-row table:style-name="ro1">
          <table:table-cell office:value-type="string">
            <text:p>regret, Soar time, incl. submit </text:p>
          </table:table-cell>
          <table:table-cell office:value-type="float" office:value="74.9227088296104">
            <text:p>74.92</text:p>
          </table:table-cell>
          <table:table-cell office:value-type="float" office:value="72.9735970746854">
            <text:p>72.97</text:p>
          </table:table-cell>
          <table:table-cell office:value-type="float" office:value="28.8048035520987">
            <text:p>28.8</text:p>
          </table:table-cell>
          <table:table-cell office:value-type="float" office:value="-83.9771238621134">
            <text:p>-83.98</text:p>
          </table:table-cell>
          <table:table-cell office:value-type="float" office:value="94.6211316099332">
            <text:p>94.62</text:p>
          </table:table-cell>
          <table:table-cell office:value-type="float" office:value="83.6855217596223">
            <text:p>83.69</text:p>
          </table:table-cell>
          <table:table-cell office:value-type="float" office:value="58.2069577651584">
            <text:p>58.21</text:p>
          </table:table-cell>
          <table:table-cell table:style-name="ce1" office:value-type="string">
            <text:p>regret, Soar time, incl. submit </text:p>
          </table:table-cell>
          <table:table-cell office:value-type="float" office:value="46.0590004723823">
            <text:p>46.06</text:p>
          </table:table-cell>
          <table:table-cell office:value-type="float" office:value="-54.0654409709281">
            <text:p>-54.07</text:p>
          </table:table-cell>
          <table:table-cell office:value-type="float" office:value="33.9245756056521">
            <text:p>33.92</text:p>
          </table:table-cell>
          <table:table-cell office:value-type="float" office:value="35.1424803087835">
            <text:p>35.14</text:p>
          </table:table-cell>
          <table:table-cell office:value-type="float" office:value="57.8479886638483">
            <text:p>57.85</text:p>
          </table:table-cell>
          <table:table-cell office:value-type="float" office:value="11.4319882532653">
            <text:p>11.43</text:p>
          </table:table-cell>
          <table:table-cell office:value-type="float" office:value="30.9823082875195">
            <text:p>30.98</text:p>
          </table:table-cell>
          <table:table-cell office:value-type="float" office:value="36.7595260957109">
            <text:p>36.76</text:p>
          </table:table-cell>
          <table:table-cell table:style-name="ce1" office:value-type="string">
            <text:p>regret, Soar time, incl. submit </text:p>
          </table:table-cell>
          <table:table-cell office:value-type="float" office:value="77.1818663117119">
            <text:p>77.18</text:p>
          </table:table-cell>
          <table:table-cell office:value-type="float" office:value="92.7161043777906">
            <text:p>92.72</text:p>
          </table:table-cell>
          <table:table-cell office:value-type="float" office:value="85.692151187164">
            <text:p>85.69</text:p>
          </table:table-cell>
          <table:table-cell office:value-type="float" office:value="74.5663411253663">
            <text:p>74.57</text:p>
          </table:table-cell>
          <table:table-cell office:value-type="float" office:value="66.119581082962">
            <text:p>66.12</text:p>
          </table:table-cell>
          <table:table-cell office:value-type="float" office:value="82.5168177577652">
            <text:p>82.52</text:p>
          </table:table-cell>
          <table:table-cell office:value-type="float" office:value="81.5801612041033">
            <text:p>81.58</text:p>
          </table:table-cell>
          <table:table-cell office:value-type="float" office:value="69.451756197438">
            <text:p>69.45</text:p>
          </table:table-cell>
          <table:table-cell office:value-type="float" office:value="64.9025617031232">
            <text:p>64.9</text:p>
          </table:table-cell>
          <table:table-cell office:value-type="float" office:value="82.734440563326">
            <text:p>82.73</text:p>
          </table:table-cell>
          <table:table-cell office:value-type="float" office:value="87.0345940567256">
            <text:p>87.03</text:p>
          </table:table-cell>
          <table:table-cell table:style-name="ce1" office:value-type="string">
            <text:p>regret, Soar time, incl. submit </text:p>
          </table:table-cell>
          <table:table-cell office:value-type="float" office:value="85.608545582811">
            <text:p>85.61</text:p>
          </table:table-cell>
          <table:table-cell office:value-type="float" office:value="58.3743769064802">
            <text:p>58.37</text:p>
          </table:table-cell>
          <table:table-cell office:value-type="float" office:value="40.1639317093901">
            <text:p>40.16</text:p>
          </table:table-cell>
          <table:table-cell office:value-type="float" office:value="60.4759367329921">
            <text:p>60.48</text:p>
          </table:table-cell>
          <table:table-cell office:value-type="float" office:value="8.89201812011157">
            <text:p>8.89</text:p>
          </table:table-cell>
          <table:table-cell office:value-type="float" office:value="34.9686449771385">
            <text:p>34.97</text:p>
          </table:table-cell>
          <table:table-cell office:value-type="float" office:value="75.9987508689848">
            <text:p>76</text:p>
          </table:table-cell>
          <table:table-cell office:value-type="float" office:value="10.486727527756">
            <text:p>10.49</text:p>
          </table:table-cell>
          <table:table-cell table:style-name="ce1" office:value-type="string">
            <text:p>regret, Soar time, incl. submit </text:p>
          </table:table-cell>
          <table:table-cell office:value-type="float" office:value="79.0727831417116">
            <text:p>79.07</text:p>
          </table:table-cell>
          <table:table-cell office:value-type="float" office:value="6.65895798877574">
            <text:p>6.66</text:p>
          </table:table-cell>
          <table:table-cell office:value-type="float" office:value="63.6850204448589">
            <text:p>63.69</text:p>
          </table:table-cell>
          <table:table-cell office:value-type="float" office:value="86.6341328666774">
            <text:p>86.63</text:p>
          </table:table-cell>
          <table:table-cell office:value-type="float" office:value="50.8897390809021">
            <text:p>50.89</text:p>
          </table:table-cell>
          <table:table-cell office:value-type="float" office:value="99.3604964777415">
            <text:p>99.36</text:p>
          </table:table-cell>
        </table:table-row>
        <table:table-row table:style-name="ro1">
          <table:table-cell office:value-type="string">
            <text:p>regret, user time, incl. submit'</text:p>
          </table:table-cell>
          <table:table-cell office:value-type="float" office:value="75.0169647946581">
            <text:p>75.02</text:p>
          </table:table-cell>
          <table:table-cell office:value-type="float" office:value="72.9773414293366">
            <text:p>72.98</text:p>
          </table:table-cell>
          <table:table-cell office:value-type="float" office:value="28.7968764612363">
            <text:p>28.8</text:p>
          </table:table-cell>
          <table:table-cell office:value-type="float" office:value="-83.883731194202">
            <text:p>-83.88</text:p>
          </table:table-cell>
          <table:table-cell office:value-type="float" office:value="94.6038187203717">
            <text:p>94.6</text:p>
          </table:table-cell>
          <table:table-cell office:value-type="float" office:value="83.6718860205953">
            <text:p>83.67</text:p>
          </table:table-cell>
          <table:table-cell office:value-type="float" office:value="58.1938538240777">
            <text:p>58.19</text:p>
          </table:table-cell>
          <table:table-cell table:style-name="ce1" office:value-type="string">
            <text:p>regret, user time, incl. submit'</text:p>
          </table:table-cell>
          <table:table-cell office:value-type="float" office:value="46.0446153130668">
            <text:p>46.04</text:p>
          </table:table-cell>
          <table:table-cell office:value-type="float" office:value="-54.4566544566545">
            <text:p>-54.46</text:p>
          </table:table-cell>
          <table:table-cell office:value-type="float" office:value="33.9005235602094">
            <text:p>33.9</text:p>
          </table:table-cell>
          <table:table-cell office:value-type="float" office:value="35.1415094339623">
            <text:p>35.14</text:p>
          </table:table-cell>
          <table:table-cell office:value-type="float" office:value="57.7538994800693">
            <text:p>57.75</text:p>
          </table:table-cell>
          <table:table-cell office:value-type="float" office:value="11.4220368626396">
            <text:p>11.42</text:p>
          </table:table-cell>
          <table:table-cell office:value-type="float" office:value="30.9549588566479">
            <text:p>30.95</text:p>
          </table:table-cell>
          <table:table-cell office:value-type="float" office:value="36.7507562939035">
            <text:p>36.75</text:p>
          </table:table-cell>
          <table:table-cell table:style-name="ce1" office:value-type="string">
            <text:p>regret, user time, incl. submit'</text:p>
          </table:table-cell>
          <table:table-cell office:value-type="float" office:value="76.7222976906656">
            <text:p>76.72</text:p>
          </table:table-cell>
          <table:table-cell office:value-type="float" office:value="92.5753856942496">
            <text:p>92.58</text:p>
          </table:table-cell>
          <table:table-cell office:value-type="float" office:value="85.6606638269158">
            <text:p>85.66</text:p>
          </table:table-cell>
          <table:table-cell office:value-type="float" office:value="73.3624454148472">
            <text:p>73.36</text:p>
          </table:table-cell>
          <table:table-cell office:value-type="float" office:value="65.9709044908286">
            <text:p>65.97</text:p>
          </table:table-cell>
          <table:table-cell office:value-type="float" office:value="81.33608815427">
            <text:p>81.34</text:p>
          </table:table-cell>
          <table:table-cell office:value-type="float" office:value="81.4921053967609">
            <text:p>81.49</text:p>
          </table:table-cell>
          <table:table-cell office:value-type="float" office:value="67.2215108834827">
            <text:p>67.22</text:p>
          </table:table-cell>
          <table:table-cell office:value-type="float" office:value="57.3604060913705">
            <text:p>57.36</text:p>
          </table:table-cell>
          <table:table-cell office:value-type="float" office:value="82.5232833228521">
            <text:p>82.52</text:p>
          </table:table-cell>
          <table:table-cell office:value-type="float" office:value="86.9407696108031">
            <text:p>86.94</text:p>
          </table:table-cell>
          <table:table-cell table:style-name="ce1" office:value-type="string">
            <text:p>regret, user time, incl. submit'</text:p>
          </table:table-cell>
          <table:table-cell office:value-type="float" office:value="83.9727300898667">
            <text:p>83.97</text:p>
          </table:table-cell>
          <table:table-cell office:value-type="float" office:value="58.2319321533923">
            <text:p>58.23</text:p>
          </table:table-cell>
          <table:table-cell office:value-type="float" office:value="39.8807435987373">
            <text:p>39.88</text:p>
          </table:table-cell>
          <table:table-cell office:value-type="float" office:value="60.2662721893491">
            <text:p>60.27</text:p>
          </table:table-cell>
          <table:table-cell office:value-type="float" office:value="8.9064261555806">
            <text:p>8.91</text:p>
          </table:table-cell>
          <table:table-cell office:value-type="float" office:value="33.4070796460177">
            <text:p>33.41</text:p>
          </table:table-cell>
          <table:table-cell office:value-type="float" office:value="75.8283772302464">
            <text:p>75.83</text:p>
          </table:table-cell>
          <table:table-cell office:value-type="float" office:value="10.1449275362319">
            <text:p>10.14</text:p>
          </table:table-cell>
          <table:table-cell table:style-name="ce1" office:value-type="string">
            <text:p>regret, user time, incl. submit'</text:p>
          </table:table-cell>
          <table:table-cell office:value-type="float" office:value="79.057999221487">
            <text:p>79.06</text:p>
          </table:table-cell>
          <table:table-cell office:value-type="float" office:value="6.70596409440348">
            <text:p>6.71</text:p>
          </table:table-cell>
          <table:table-cell office:value-type="float" office:value="63.6873170867472">
            <text:p>63.69</text:p>
          </table:table-cell>
          <table:table-cell office:value-type="float" office:value="86.4909627709368">
            <text:p>86.49</text:p>
          </table:table-cell>
          <table:table-cell office:value-type="float" office:value="50.966013875472">
            <text:p>50.97</text:p>
          </table:table-cell>
          <table:table-cell office:value-type="float" office:value="99.3474999928297">
            <text:p>99.35</text:p>
          </table:table-cell>
        </table:table-row>
        <table:table-row table:style-name="ro1">
          <table:table-cell office:value-type="string">
            <text:p>regret, user+sys time, incl. submit</text:p>
          </table:table-cell>
          <table:table-cell office:value-type="float" office:value="75.0148720999405">
            <text:p>75.01</text:p>
          </table:table-cell>
          <table:table-cell office:value-type="float" office:value="72.9726650842532">
            <text:p>72.97</text:p>
          </table:table-cell>
          <table:table-cell office:value-type="float" office:value="28.7962142757238">
            <text:p>28.8</text:p>
          </table:table-cell>
          <table:table-cell office:value-type="float" office:value="-83.849116132325">
            <text:p>-83.85</text:p>
          </table:table-cell>
          <table:table-cell office:value-type="float" office:value="94.5916894252342">
            <text:p>94.59</text:p>
          </table:table-cell>
          <table:table-cell office:value-type="float" office:value="83.6087476267492">
            <text:p>83.61</text:p>
          </table:table-cell>
          <table:table-cell office:value-type="float" office:value="58.1589651891123">
            <text:p>58.16</text:p>
          </table:table-cell>
          <table:table-cell table:style-name="ce1" office:value-type="string">
            <text:p>regret, user+sys time, incl. submit</text:p>
          </table:table-cell>
          <table:table-cell office:value-type="float" office:value="46.0327621722363">
            <text:p>46.03</text:p>
          </table:table-cell>
          <table:table-cell office:value-type="float" office:value="-54.552780016116">
            <text:p>-54.55</text:p>
          </table:table-cell>
          <table:table-cell office:value-type="float" office:value="33.923413770614">
            <text:p>33.92</text:p>
          </table:table-cell>
          <table:table-cell office:value-type="float" office:value="35.1374729687983">
            <text:p>35.14</text:p>
          </table:table-cell>
          <table:table-cell office:value-type="float" office:value="57.7533830433582">
            <text:p>57.75</text:p>
          </table:table-cell>
          <table:table-cell office:value-type="float" office:value="11.1215328956184">
            <text:p>11.12</text:p>
          </table:table-cell>
          <table:table-cell office:value-type="float" office:value="30.9523074548542">
            <text:p>30.95</text:p>
          </table:table-cell>
          <table:table-cell office:value-type="float" office:value="36.705231903348">
            <text:p>36.71</text:p>
          </table:table-cell>
          <table:table-cell table:style-name="ce1" office:value-type="string">
            <text:p>regret, user+sys time, incl. submit</text:p>
          </table:table-cell>
          <table:table-cell office:value-type="float" office:value="76.5474817377931">
            <text:p>76.55</text:p>
          </table:table-cell>
          <table:table-cell office:value-type="float" office:value="92.4843966712899">
            <text:p>92.48</text:p>
          </table:table-cell>
          <table:table-cell office:value-type="float" office:value="85.631173614599">
            <text:p>85.63</text:p>
          </table:table-cell>
          <table:table-cell office:value-type="float" office:value="73.0526315789474">
            <text:p>73.05</text:p>
          </table:table-cell>
          <table:table-cell office:value-type="float" office:value="65.8838071693449">
            <text:p>65.88</text:p>
          </table:table-cell>
          <table:table-cell office:value-type="float" office:value="81.1066126855601">
            <text:p>81.11</text:p>
          </table:table-cell>
          <table:table-cell office:value-type="float" office:value="81.4770279072098">
            <text:p>81.48</text:p>
          </table:table-cell>
          <table:table-cell office:value-type="float" office:value="66.2321539416511">
            <text:p>66.23</text:p>
          </table:table-cell>
          <table:table-cell office:value-type="float" office:value="56.8627450980392">
            <text:p>56.86</text:p>
          </table:table-cell>
          <table:table-cell office:value-type="float" office:value="82.4940351923651">
            <text:p>82.49</text:p>
          </table:table-cell>
          <table:table-cell office:value-type="float" office:value="86.812832500403">
            <text:p>86.81</text:p>
          </table:table-cell>
          <table:table-cell table:style-name="ce1" office:value-type="string">
            <text:p>regret, user+sys time, incl. submit</text:p>
          </table:table-cell>
          <table:table-cell office:value-type="float" office:value="83.9096814104547">
            <text:p>83.91</text:p>
          </table:table-cell>
          <table:table-cell office:value-type="float" office:value="58.2277318640955">
            <text:p>58.23</text:p>
          </table:table-cell>
          <table:table-cell office:value-type="float" office:value="40.0888585099111">
            <text:p>40.09</text:p>
          </table:table-cell>
          <table:table-cell office:value-type="float" office:value="59.9823710885853">
            <text:p>59.98</text:p>
          </table:table-cell>
          <table:table-cell office:value-type="float" office:value="8.71794871794871">
            <text:p>8.72</text:p>
          </table:table-cell>
          <table:table-cell office:value-type="float" office:value="33.8114754098361">
            <text:p>33.81</text:p>
          </table:table-cell>
          <table:table-cell office:value-type="float" office:value="75.8023648648649">
            <text:p>75.8</text:p>
          </table:table-cell>
          <table:table-cell office:value-type="float" office:value="11.373092926491">
            <text:p>11.37</text:p>
          </table:table-cell>
          <table:table-cell table:style-name="ce1" office:value-type="string">
            <text:p>regret, user+sys time, incl. submit</text:p>
          </table:table-cell>
          <table:table-cell office:value-type="float" office:value="79.0493457160124">
            <text:p>79.05</text:p>
          </table:table-cell>
          <table:table-cell office:value-type="float" office:value="6.69338049293726">
            <text:p>6.69</text:p>
          </table:table-cell>
          <table:table-cell office:value-type="float" office:value="63.6942260300593">
            <text:p>63.69</text:p>
          </table:table-cell>
          <table:table-cell office:value-type="float" office:value="86.4704826843711">
            <text:p>86.47</text:p>
          </table:table-cell>
          <table:table-cell office:value-type="float" office:value="51.0132544637967">
            <text:p>51.01</text:p>
          </table:table-cell>
          <table:table-cell office:value-type="float" office:value="99.3461488914017">
            <text:p>99.35</text:p>
          </table:table-cell>
        </table:table-row>
        <table:table-row table:style-name="ro1">
          <table:table-cell office:value-type="string">
            <text:p>regret, real time, incl. submit</text:p>
          </table:table-cell>
          <table:table-cell office:value-type="float" office:value="62.6262626262626">
            <text:p>62.63</text:p>
          </table:table-cell>
          <table:table-cell office:value-type="float" office:value="70.318953231342">
            <text:p>70.32</text:p>
          </table:table-cell>
          <table:table-cell office:value-type="float" office:value="26.8542450022229">
            <text:p>26.85</text:p>
          </table:table-cell>
          <table:table-cell office:value-type="float" office:value="-82.1326574859074">
            <text:p>-82.13</text:p>
          </table:table-cell>
          <table:table-cell office:value-type="float" office:value="88.2817795854294">
            <text:p>88.28</text:p>
          </table:table-cell>
          <table:table-cell office:value-type="float" office:value="60.6342421441774">
            <text:p>60.63</text:p>
          </table:table-cell>
          <table:table-cell office:value-type="float" office:value="53.6746900072939">
            <text:p>53.67</text:p>
          </table:table-cell>
          <table:table-cell table:style-name="ce1" office:value-type="string">
            <text:p>regret, real time, incl. submit</text:p>
          </table:table-cell>
          <table:table-cell office:value-type="float" office:value="45.7488341550253">
            <text:p>45.75</text:p>
          </table:table-cell>
          <table:table-cell office:value-type="float" office:value="-31.8622448979592">
            <text:p>-31.86</text:p>
          </table:table-cell>
          <table:table-cell office:value-type="float" office:value="31.9219527608816">
            <text:p>31.92</text:p>
          </table:table-cell>
          <table:table-cell office:value-type="float" office:value="31.6617944681808">
            <text:p>31.66</text:p>
          </table:table-cell>
          <table:table-cell office:value-type="float" office:value="56.5085873693409">
            <text:p>56.51</text:p>
          </table:table-cell>
          <table:table-cell office:value-type="float" office:value="5.56466729147142">
            <text:p>5.56</text:p>
          </table:table-cell>
          <table:table-cell office:value-type="float" office:value="29.9977560026928">
            <text:p>30</text:p>
          </table:table-cell>
          <table:table-cell office:value-type="float" office:value="34.8440073636275">
            <text:p>34.84</text:p>
          </table:table-cell>
          <table:table-cell table:style-name="ce1" office:value-type="string">
            <text:p>regret, real time, incl. submit</text:p>
          </table:table-cell>
          <table:table-cell office:value-type="float" office:value="71.2187305261284">
            <text:p>71.22</text:p>
          </table:table-cell>
          <table:table-cell office:value-type="float" office:value="86.6395443449959">
            <text:p>86.64</text:p>
          </table:table-cell>
          <table:table-cell office:value-type="float" office:value="83.520903587535">
            <text:p>83.52</text:p>
          </table:table-cell>
          <table:table-cell office:value-type="float" office:value="48.7412587412587">
            <text:p>48.74</text:p>
          </table:table-cell>
          <table:table-cell office:value-type="float" office:value="43.8573315719947">
            <text:p>43.86</text:p>
          </table:table-cell>
          <table:table-cell office:value-type="float" office:value="57.2879858657244">
            <text:p>57.29</text:p>
          </table:table-cell>
          <table:table-cell office:value-type="float" office:value="79.4452190504146">
            <text:p>79.45</text:p>
          </table:table-cell>
          <table:table-cell office:value-type="float" office:value="51.7727051966974">
            <text:p>51.77</text:p>
          </table:table-cell>
          <table:table-cell office:value-type="float" office:value="19.3708609271523">
            <text:p>19.37</text:p>
          </table:table-cell>
          <table:table-cell office:value-type="float" office:value="81.8437657374767">
            <text:p>81.84</text:p>
          </table:table-cell>
          <table:table-cell office:value-type="float" office:value="82.9881050041017">
            <text:p>82.99</text:p>
          </table:table-cell>
          <table:table-cell table:style-name="ce1" office:value-type="string">
            <text:p>regret, real time, incl. submit</text:p>
          </table:table-cell>
          <table:table-cell office:value-type="float" office:value="77.1717056148279">
            <text:p>77.17</text:p>
          </table:table-cell>
          <table:table-cell office:value-type="float" office:value="53.5072170169663">
            <text:p>53.51</text:p>
          </table:table-cell>
          <table:table-cell office:value-type="float" office:value="25.2016621852848">
            <text:p>25.2</text:p>
          </table:table-cell>
          <table:table-cell office:value-type="float" office:value="52.9137529137529">
            <text:p>52.91</text:p>
          </table:table-cell>
          <table:table-cell office:value-type="float" office:value="7.70871419865936">
            <text:p>7.71</text:p>
          </table:table-cell>
          <table:table-cell office:value-type="float" office:value="21.6514954486346">
            <text:p>21.65</text:p>
          </table:table-cell>
          <table:table-cell office:value-type="float" office:value="64.7165259348613">
            <text:p>64.72</text:p>
          </table:table-cell>
          <table:table-cell office:value-type="float" office:value="4.19254658385093">
            <text:p>4.19</text:p>
          </table:table-cell>
          <table:table-cell table:style-name="ce1" office:value-type="string">
            <text:p>regret, real time, incl. submit</text:p>
          </table:table-cell>
          <table:table-cell office:value-type="float" office:value="76.7271570519265">
            <text:p>76.73</text:p>
          </table:table-cell>
          <table:table-cell office:value-type="float" office:value="9.20166392412179">
            <text:p>9.2</text:p>
          </table:table-cell>
          <table:table-cell office:value-type="float" office:value="63.5784127962421">
            <text:p>63.58</text:p>
          </table:table-cell>
          <table:table-cell office:value-type="float" office:value="51.9895304271959">
            <text:p>51.99</text:p>
          </table:table-cell>
          <table:table-cell office:value-type="float" office:value="49.0250519265822">
            <text:p>49.03</text:p>
          </table:table-cell>
          <table:table-cell office:value-type="float" office:value="99.0507973302426">
            <text:p>99.05</text:p>
          </table:table-cell>
        </table:table-row>
        <table:table-row table:style-name="ro1" table:number-rows-repeated="3">
          <table:table-cell table:style-name="Default"/>
          <table:table-cell table:number-columns-repeated="44"/>
        </table:table-row>
        <table:table-row table:style-name="ro1">
          <table:table-cell table:style-name="Default" office:value-type="string">
            <text:p>regret formula: (ns-s)*100/max(ns,s)</text:p>
          </table:table-cell>
          <table:table-cell table:number-columns-repeated="44"/>
        </table:table-row>
        <table:table-row table:style-name="ro1">
          <table:table-cell table:style-name="Default"/>
          <table:table-cell table:number-columns-repeated="44"/>
        </table:table-row>
        <table:table-row table:style-name="ro1">
          <table:table-cell table:style-name="Default" office:value-type="string">
            <text:p>some real times appear lower than the corresponding user+sys time, due to clock resolution</text:p>
          </table:table-cell>
          <table:table-cell table:number-columns-repeated="44"/>
        </table:table-row>
        <table:table-row table:style-name="ro1" table:number-rows-repeated="2">
          <table:table-cell table:style-name="Default"/>
          <table:table-cell table:number-columns-repeated="44"/>
        </table:table-row>
        <table:table-row table:style-name="ro1">
          <table:table-cell table:style-name="ce2" office:value-type="string">
            <text:p>LEVEL 6 AVERAGES</text:p>
          </table:table-cell>
          <table:table-cell table:number-columns-repeated="44"/>
        </table:table-row>
        <table:table-row table:style-name="ro1">
          <table:table-cell office:value-type="string">
            <text:p>regret, Soar time</text:p>
          </table:table-cell>
          <table:table-cell table:formula="oooc:=AVERAGE([.B22];[.C22];[.D22];[.J22];[.K22];[.S22];[.T22];[.U22])" office:value-type="float" office:value="53.0357014300087">
            <text:p>53.04</text:p>
          </table:table-cell>
          <table:table-cell table:number-columns-repeated="43"/>
        </table:table-row>
        <table:table-row table:style-name="ro1">
          <table:table-cell office:value-type="string">
            <text:p>regret, user time</text:p>
          </table:table-cell>
          <table:table-cell table:formula="oooc:=AVERAGE([.B23];[.C23];[.D23];[.J23];[.K23];[.S23];[.T23];[.U23])" office:value-type="float" office:value="52.9168967330763">
            <text:p>52.92</text:p>
          </table:table-cell>
          <table:table-cell table:number-columns-repeated="43"/>
        </table:table-row>
        <table:table-row table:style-name="ro1">
          <table:table-cell office:value-type="string">
            <text:p>regret, user+sys time</text:p>
          </table:table-cell>
          <table:table-cell table:formula="oooc:=AVERAGE([.B24];[.C24];[.D24];[.J24];[.K24];[.S24];[.T24];[.U24])" office:value-type="float" office:value="52.8700168017758">
            <text:p>52.87</text:p>
          </table:table-cell>
          <table:table-cell table:number-columns-repeated="43"/>
        </table:table-row>
        <table:table-row table:style-name="ro1">
          <table:table-cell office:value-type="string">
            <text:p>regret, real time</text:p>
          </table:table-cell>
          <table:table-cell table:formula="oooc:=AVERAGE([.B25];[.C25];[.D25];[.J25];[.K25];[.S25];[.T25];[.U25])" office:value-type="float" office:value="52.898244480009">
            <text:p>52.9</text:p>
          </table:table-cell>
          <table:table-cell table:number-columns-repeated="43"/>
        </table:table-row>
        <table:table-row table:style-name="ro1">
          <table:table-cell office:value-type="string">
            <text:p>regret, Soar time, incl. submit </text:p>
          </table:table-cell>
          <table:table-cell table:formula="oooc:=AVERAGE([.B26];[.C26];[.D26];[.J26];[.K26];[.S26];[.T26];[.U26])" office:value-type="float" office:value="53.0355988543144">
            <text:p>53.04</text:p>
          </table:table-cell>
          <table:table-cell table:number-columns-repeated="43"/>
        </table:table-row>
        <table:table-row table:style-name="ro1">
          <table:table-cell office:value-type="string">
            <text:p>regret, user time, incl. submit</text:p>
          </table:table-cell>
          <table:table-cell table:formula="oooc:=AVERAGE([.B27];[.C27];[.D27];[.J27];[.K27];[.S27];[.T27];[.U27])" office:value-type="float" office:value="52.9171863441843">
            <text:p>52.92</text:p>
          </table:table-cell>
          <table:table-cell table:number-columns-repeated="43"/>
        </table:table-row>
        <table:table-row table:style-name="ro1">
          <table:table-cell office:value-type="string">
            <text:p>regret, user+sys time, incl. submit</text:p>
          </table:table-cell>
          <table:table-cell table:formula="oooc:=AVERAGE([.B28];[.C28];[.D28];[.J28];[.K28];[.S28];[.T28];[.U28])" office:value-type="float" office:value="52.865848204965">
            <text:p>52.87</text:p>
          </table:table-cell>
          <table:table-cell table:number-columns-repeated="43"/>
        </table:table-row>
        <table:table-row table:style-name="ro1">
          <table:table-cell office:value-type="string">
            <text:p>regret, real time, incl. submit</text:p>
          </table:table-cell>
          <table:table-cell table:formula="oooc:=AVERAGE([.B29];[.C29];[.D29];[.J29];[.K29];[.S29];[.T29];[.U29])" office:value-type="float" office:value="51.8831535719441">
            <text:p>51.88</text:p>
          </table:table-cell>
          <table:table-cell table:number-columns-repeated="43"/>
        </table:table-row>
        <table:table-row table:style-name="ro1">
          <table:table-cell table:number-columns-repeated="45"/>
        </table:table-row>
        <table:table-row table:style-name="ro1">
          <table:table-cell table:style-name="ce2" office:value-type="string">
            <text:p>LEVEL 7 AVERAGES</text:p>
          </table:table-cell>
          <table:table-cell table:number-columns-repeated="44"/>
        </table:table-row>
        <table:table-row table:style-name="ro1">
          <table:table-cell office:value-type="string">
            <text:p>regret, Soar time</text:p>
          </table:table-cell>
          <table:table-cell table:formula="oooc:=AVERAGE([.L22];[.M22];[.V22];[.W22];[.X22];[.AN22];[.AO22];[.AP22])" office:value-type="float" office:value="55.3878652864287">
            <text:p>55.39</text:p>
          </table:table-cell>
          <table:table-cell table:number-columns-repeated="43"/>
        </table:table-row>
        <table:table-row table:style-name="ro1">
          <table:table-cell office:value-type="string">
            <text:p>regret, user time</text:p>
          </table:table-cell>
          <table:table-cell table:formula="oooc:=AVERAGE([.L23];[.M23];[.V23];[.W23];[.X23];[.AN23];[.AO23];[.AP23])" office:value-type="float" office:value="55.0535758989465">
            <text:p>55.05</text:p>
          </table:table-cell>
          <table:table-cell table:number-columns-repeated="43"/>
        </table:table-row>
        <table:table-row table:style-name="ro1">
          <table:table-cell office:value-type="string">
            <text:p>regret, user+sys time</text:p>
          </table:table-cell>
          <table:table-cell table:formula="oooc:=AVERAGE([.L24];[.M24];[.V24];[.W24];[.X24];[.AN24];[.AO24];[.AP24])" office:value-type="float" office:value="54.9759141631624">
            <text:p>54.98</text:p>
          </table:table-cell>
          <table:table-cell table:number-columns-repeated="43"/>
        </table:table-row>
        <table:table-row table:style-name="ro1">
          <table:table-cell office:value-type="string">
            <text:p>regret, real time</text:p>
          </table:table-cell>
          <table:table-cell table:formula="oooc:=AVERAGE([.L25];[.M25];[.V25];[.W25];[.X25];[.AN25];[.AO25];[.AP25])" office:value-type="float" office:value="54.9744729450833">
            <text:p>54.97</text:p>
          </table:table-cell>
          <table:table-cell table:number-columns-repeated="43"/>
        </table:table-row>
        <table:table-row table:style-name="ro1">
          <table:table-cell office:value-type="string">
            <text:p>regret, Soar time, incl. submit </text:p>
          </table:table-cell>
          <table:table-cell table:formula="oooc:=AVERAGE([.L26];[.M26];[.V26];[.W26];[.X26];[.AN26];[.AO26];[.AP26])" office:value-type="float" office:value="55.2108196819844">
            <text:p>55.21</text:p>
          </table:table-cell>
          <table:table-cell table:number-columns-repeated="43"/>
        </table:table-row>
        <table:table-row table:style-name="ro1">
          <table:table-cell office:value-type="string">
            <text:p>regret, user time, incl. submit</text:p>
          </table:table-cell>
          <table:table-cell table:formula="oooc:=AVERAGE([.L27];[.M27];[.V27];[.W27];[.X27];[.AN27];[.AO27];[.AP27])" office:value-type="float" office:value="54.8953439320944">
            <text:p>54.9</text:p>
          </table:table-cell>
          <table:table-cell table:number-columns-repeated="43"/>
        </table:table-row>
        <table:table-row table:style-name="ro1">
          <table:table-cell office:value-type="string">
            <text:p>regret, user+sys time, incl. submit</text:p>
          </table:table-cell>
          <table:table-cell table:formula="oooc:=AVERAGE([.L28];[.M28];[.V28];[.W28];[.X28];[.AN28];[.AO28];[.AP28])" office:value-type="float" office:value="54.8176113015342">
            <text:p>54.82</text:p>
          </table:table-cell>
          <table:table-cell table:number-columns-repeated="43"/>
        </table:table-row>
        <table:table-row table:style-name="ro1">
          <table:table-cell office:value-type="string">
            <text:p>regret, real time, incl. submit</text:p>
          </table:table-cell>
          <table:table-cell table:formula="oooc:=AVERAGE([.L29];[.M29];[.V29];[.W29];[.X29];[.AN29];[.AO29];[.AP29])" office:value-type="float" office:value="45.3721946475413">
            <text:p>45.37</text:p>
          </table:table-cell>
          <table:table-cell table:number-columns-repeated="43"/>
        </table:table-row>
        <table:table-row table:style-name="ro1">
          <table:table-cell table:number-columns-repeated="45"/>
        </table:table-row>
        <table:table-row table:style-name="ro1">
          <table:table-cell table:style-name="ce2" office:value-type="string">
            <text:p>LEVEL 8 AVERAGES</text:p>
          </table:table-cell>
          <table:table-cell table:number-columns-repeated="44"/>
        </table:table-row>
        <table:table-row table:style-name="ro1">
          <table:table-cell office:value-type="string">
            <text:p>regret, Soar time</text:p>
          </table:table-cell>
          <table:table-cell table:formula="oooc:=AVERAGE([.E22];[.F22];[.N22];[.O22];[.Y22];[.Z22];[.AA22];[.AQ22])" office:value-type="float" office:value="48.1545933432759">
            <text:p>48.15</text:p>
          </table:table-cell>
          <table:table-cell table:number-columns-repeated="43"/>
        </table:table-row>
        <table:table-row table:style-name="ro1">
          <table:table-cell office:value-type="string">
            <text:p>regret, user time</text:p>
          </table:table-cell>
          <table:table-cell table:formula="oooc:=AVERAGE([.E23];[.F23];[.N23];[.O23];[.Y23];[.Z23];[.AA23];[.AQ23])" office:value-type="float" office:value="46.8259836193056">
            <text:p>46.83</text:p>
          </table:table-cell>
          <table:table-cell table:number-columns-repeated="43"/>
        </table:table-row>
        <table:table-row table:style-name="ro1">
          <table:table-cell office:value-type="string">
            <text:p>regret, user+sys time</text:p>
          </table:table-cell>
          <table:table-cell table:formula="oooc:=AVERAGE([.E24];[.F24];[.N24];[.O24];[.Y24];[.Z24];[.AA24];[.AQ24])" office:value-type="float" office:value="46.7075874585747">
            <text:p>46.71</text:p>
          </table:table-cell>
          <table:table-cell table:number-columns-repeated="43"/>
        </table:table-row>
        <table:table-row table:style-name="ro1">
          <table:table-cell office:value-type="string">
            <text:p>regret, real time</text:p>
          </table:table-cell>
          <table:table-cell table:formula="oooc:=AVERAGE([.E25];[.F25];[.N25];[.O25];[.Y25];[.Z25];[.AA25];[.AQ25])" office:value-type="float" office:value="46.6205140199135">
            <text:p>46.62</text:p>
          </table:table-cell>
          <table:table-cell table:number-columns-repeated="43"/>
        </table:table-row>
        <table:table-row table:style-name="ro1">
          <table:table-cell office:value-type="string">
            <text:p>regret, Soar time, incl. submit </text:p>
          </table:table-cell>
          <table:table-cell table:formula="oooc:=AVERAGE([.E26];[.F26];[.N26];[.O26];[.Y26];[.Z26];[.AA26];[.AQ26])" office:value-type="float" office:value="47.8115745795344">
            <text:p>47.81</text:p>
          </table:table-cell>
          <table:table-cell table:number-columns-repeated="43"/>
        </table:table-row>
        <table:table-row table:style-name="ro1">
          <table:table-cell office:value-type="string">
            <text:p>regret, user time, incl. submit</text:p>
          </table:table-cell>
          <table:table-cell table:formula="oooc:=AVERAGE([.E27];[.F27];[.N27];[.O27];[.Y27];[.Z27];[.AA27];[.AQ27])" office:value-type="float" office:value="46.5576261264287">
            <text:p>46.56</text:p>
          </table:table-cell>
          <table:table-cell table:number-columns-repeated="43"/>
        </table:table-row>
        <table:table-row table:style-name="ro1">
          <table:table-cell office:value-type="string">
            <text:p>regret, user+sys time, incl. submit</text:p>
          </table:table-cell>
          <table:table-cell table:formula="oooc:=AVERAGE([.E28];[.F28];[.N28];[.O28];[.Y28];[.Z28];[.AA28];[.AQ28])" office:value-type="float" office:value="46.3324873578946">
            <text:p>46.33</text:p>
          </table:table-cell>
          <table:table-cell table:number-columns-repeated="43"/>
        </table:table-row>
        <table:table-row table:style-name="ro1">
          <table:table-cell office:value-type="string">
            <text:p>regret, real time, incl. submit</text:p>
          </table:table-cell>
          <table:table-cell table:formula="oooc:=AVERAGE([.E29];[.F29];[.N29];[.O29];[.Y29];[.Z29];[.AA29];[.AQ29])" office:value-type="float" office:value="33.8500865452243">
            <text:p>33.85</text:p>
          </table:table-cell>
          <table:table-cell table:number-columns-repeated="43"/>
        </table:table-row>
        <table:table-row table:style-name="ro1">
          <table:table-cell table:style-name="Default"/>
          <table:table-cell table:number-columns-repeated="44"/>
        </table:table-row>
        <table:table-row table:style-name="ro1">
          <table:table-cell table:style-name="ce2" office:value-type="string">
            <text:p>LEVEL 9 AVERAGES</text:p>
          </table:table-cell>
          <table:table-cell table:number-columns-repeated="44"/>
        </table:table-row>
        <table:table-row table:style-name="ro1">
          <table:table-cell office:value-type="string">
            <text:p>regret, Soar time</text:p>
          </table:table-cell>
          <table:table-cell table:formula="oooc:=AVERAGE([.G22];[.H22];[.P22];[.Q22];[.AB22];[.AC22];[.AR22];[.AS22])" office:value-type="float" office:value="66.22188176823">
            <text:p>66.22</text:p>
          </table:table-cell>
          <table:table-cell table:number-columns-repeated="43"/>
        </table:table-row>
        <table:table-row table:style-name="ro1">
          <table:table-cell office:value-type="string">
            <text:p>regret, user time</text:p>
          </table:table-cell>
          <table:table-cell table:formula="oooc:=AVERAGE([.G23];[.H23];[.P23];[.Q23];[.AB23];[.AC23];[.AR23];[.AS23])" office:value-type="float" office:value="66.1836309006337">
            <text:p>66.18</text:p>
          </table:table-cell>
          <table:table-cell table:number-columns-repeated="43"/>
        </table:table-row>
        <table:table-row table:style-name="ro1">
          <table:table-cell office:value-type="string">
            <text:p>regret, user+sys time</text:p>
          </table:table-cell>
          <table:table-cell table:formula="oooc:=AVERAGE([.G24];[.H24];[.P24];[.Q24];[.AB24];[.AC24];[.AR24];[.AS24])" office:value-type="float" office:value="66.1544912245416">
            <text:p>66.15</text:p>
          </table:table-cell>
          <table:table-cell table:number-columns-repeated="43"/>
        </table:table-row>
        <table:table-row table:style-name="ro1">
          <table:table-cell office:value-type="string">
            <text:p>regret, real time</text:p>
          </table:table-cell>
          <table:table-cell table:formula="oooc:=AVERAGE([.G25];[.H25];[.P25];[.Q25];[.AB25];[.AC25];[.AR25];[.AS25])" office:value-type="float" office:value="66.1453752216104">
            <text:p>66.15</text:p>
          </table:table-cell>
          <table:table-cell table:number-columns-repeated="43"/>
        </table:table-row>
        <table:table-row table:style-name="ro1">
          <table:table-cell office:value-type="string">
            <text:p>regret, Soar time, incl. submit </text:p>
          </table:table-cell>
          <table:table-cell table:formula="oooc:=AVERAGE([.G26];[.H26];[.P26];[.Q26];[.AB26];[.AC26];[.AR26];[.AS26])" office:value-type="float" office:value="66.2066980108383">
            <text:p>66.21</text:p>
          </table:table-cell>
          <table:table-cell table:number-columns-repeated="43"/>
        </table:table-row>
        <table:table-row table:style-name="ro1">
          <table:table-cell office:value-type="string">
            <text:p>regret, user time, incl. submit</text:p>
          </table:table-cell>
          <table:table-cell table:formula="oooc:=AVERAGE([.G27];[.H27];[.P27];[.Q27];[.AB27];[.AC27];[.AR27];[.AS27])" office:value-type="float" office:value="66.1686277246477">
            <text:p>66.17</text:p>
          </table:table-cell>
          <table:table-cell table:number-columns-repeated="43"/>
        </table:table-row>
        <table:table-row table:style-name="ro1">
          <table:table-cell office:value-type="string">
            <text:p>regret, user+sys time, incl. submit</text:p>
          </table:table-cell>
          <table:table-cell table:formula="oooc:=AVERAGE([.G28];[.H28];[.P28];[.Q28];[.AB28];[.AC28];[.AR28];[.AS28])" office:value-type="float" office:value="66.1364404027538">
            <text:p>66.14</text:p>
          </table:table-cell>
          <table:table-cell table:number-columns-repeated="43"/>
        </table:table-row>
        <table:table-row table:style-name="ro1">
          <table:table-cell office:value-type="string">
            <text:p>regret, real time, incl. submit</text:p>
          </table:table-cell>
          <table:table-cell table:formula="oooc:=AVERAGE([.G29];[.H29];[.P29];[.Q29];[.AB29];[.AC29];[.AR29];[.AS29])" office:value-type="float" office:value="61.5073019395244">
            <text:p>61.51</text:p>
          </table:table-cell>
          <table:table-cell table:number-columns-repeated="43"/>
        </table:table-row>
        <table:table-row table:style-name="ro1">
          <table:table-cell table:style-name="Default"/>
          <table:table-cell table:number-columns-repeated="44"/>
        </table:table-row>
        <table:table-row table:style-name="ro1">
          <table:table-cell table:style-name="ce2" office:value-type="string">
            <text:p>LEVEL 10 AVERAGES</text:p>
          </table:table-cell>
          <table:table-cell table:number-columns-repeated="44"/>
        </table:table-row>
        <table:table-row table:style-name="ro1">
          <table:table-cell office:value-type="string">
            <text:p>regret, Soar time</text:p>
          </table:table-cell>
          <table:table-cell table:formula="oooc:=AVERAGE([.AE22];[.AF22];[.AG22];[.AH22];[.AI22];[.AJ22];[.AK22];[.AL22])" office:value-type="float" office:value="46.9732934224122">
            <text:p>46.97</text:p>
          </table:table-cell>
          <table:table-cell table:number-columns-repeated="43"/>
        </table:table-row>
        <table:table-row table:style-name="ro1">
          <table:table-cell office:value-type="string">
            <text:p>regret, user time</text:p>
          </table:table-cell>
          <table:table-cell table:formula="oooc:=AVERAGE([.AE23];[.AF23];[.AG23];[.AH23];[.AI23];[.AJ23];[.AK23];[.AL23])" office:value-type="float" office:value="46.4225276138491">
            <text:p>46.42</text:p>
          </table:table-cell>
          <table:table-cell table:number-columns-repeated="43"/>
        </table:table-row>
        <table:table-row table:style-name="ro1">
          <table:table-cell office:value-type="string">
            <text:p>regret, user+sys time</text:p>
          </table:table-cell>
          <table:table-cell table:formula="oooc:=AVERAGE([.AE24];[.AF24];[.AG24];[.AH24];[.AI24];[.AJ24];[.AK24];[.AL24])" office:value-type="float" office:value="46.5553774857951">
            <text:p>46.56</text:p>
          </table:table-cell>
          <table:table-cell table:number-columns-repeated="43"/>
        </table:table-row>
        <table:table-row table:style-name="ro1">
          <table:table-cell office:value-type="string">
            <text:p>regret, real time</text:p>
          </table:table-cell>
          <table:table-cell table:formula="oooc:=AVERAGE([.AE25];[.AF25];[.AG25];[.AH25];[.AI25];[.AJ25];[.AK25];[.AL25])" office:value-type="float" office:value="45.9044443570176">
            <text:p>45.9</text:p>
          </table:table-cell>
          <table:table-cell table:number-columns-repeated="43"/>
        </table:table-row>
        <table:table-row table:style-name="ro1">
          <table:table-cell office:value-type="string">
            <text:p>regret, Soar time, incl. submit </text:p>
          </table:table-cell>
          <table:table-cell table:formula="oooc:=AVERAGE([.AE26];[.AF26];[.AG26];[.AH26];[.AI26];[.AJ26];[.AK26];[.AL26])" office:value-type="float" office:value="46.871116553208">
            <text:p>46.87</text:p>
          </table:table-cell>
          <table:table-cell table:number-columns-repeated="43"/>
        </table:table-row>
        <table:table-row table:style-name="ro1">
          <table:table-cell office:value-type="string">
            <text:p>regret, user time, incl. submit</text:p>
          </table:table-cell>
          <table:table-cell table:formula="oooc:=AVERAGE([.AE27];[.AF27];[.AG27];[.AH27];[.AI27];[.AJ27];[.AK27];[.AL27])" office:value-type="float" office:value="46.3298110749277">
            <text:p>46.33</text:p>
          </table:table-cell>
          <table:table-cell table:number-columns-repeated="43"/>
        </table:table-row>
        <table:table-row table:style-name="ro1">
          <table:table-cell office:value-type="string">
            <text:p>regret, user+sys time, incl. submit</text:p>
          </table:table-cell>
          <table:table-cell table:formula="oooc:=AVERAGE([.AE28];[.AF28];[.AG28];[.AH28];[.AI28];[.AJ28];[.AK28];[.AL28])" office:value-type="float" office:value="46.4891905990234">
            <text:p>46.49</text:p>
          </table:table-cell>
          <table:table-cell table:number-columns-repeated="43"/>
        </table:table-row>
        <table:table-row table:style-name="ro1">
          <table:table-cell office:value-type="string">
            <text:p>regret, real time, incl. submit</text:p>
          </table:table-cell>
          <table:table-cell table:formula="oooc:=AVERAGE([.AE29];[.AF29];[.AG29];[.AH29];[.AI29];[.AJ29];[.AK29];[.AL29])" office:value-type="float" office:value="38.3829524871048">
            <text:p>38.38</text:p>
          </table:table-cell>
          <table:table-cell table:number-columns-repeated="43"/>
        </table:table-row>
      </table:table>
      <table:table table:name="RESULTS" table:style-name="ta2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6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3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4" table:number-columns-repeated="239" table:default-cell-style-name="Default"/>
        <table:table-row table:style-name="ro1">
          <table:table-cell table:style-name="ce3" office:value-type="string">
            <text:p>ROGUE</text:p>
          </table:table-cell>
          <table:table-cell table:number-columns-repeated="3"/>
          <table:table-cell table:style-name="ce3"/>
          <table:table-cell table:number-columns-repeated="251"/>
        </table:table-row>
        <table:table-row table:style-name="ro1">
          <table:table-cell table:style-name="ce4" office:value-type="string">
            <text:p>level</text:p>
          </table:table-cell>
          <table:table-cell table:style-name="ce7" office:value-type="string">
            <text:p>scen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source1</text:p>
          </table:table-cell>
          <table:table-cell table:style-name="ce4" office:value-type="string">
            <text:p>source2</text:p>
          </table:table-cell>
          <table:table-cell table:style-name="ce4" office:value-type="string">
            <text:p>t/ns</text:p>
          </table:table-cell>
          <table:table-cell table:style-name="ce4" office:value-type="string">
            <text:p>t/s</text:p>
          </table:table-cell>
          <table:table-cell table:style-name="ce14" office:value-type="string">
            <text:p>valid?</text:p>
          </table:table-cell>
          <table:table-cell table:style-name="ce14" office:value-type="string">
            <text:p>regret(1)</text:p>
          </table:table-cell>
          <table:table-cell table:style-name="ce14" office:value-type="string">
            <text:p>regret(2)</text:p>
          </table:table-cell>
          <table:table-cell table:style-name="ce14" office:value-type="string">
            <text:p>regret(3)</text:p>
          </table:table-cell>
          <table:table-cell table:style-name="ce14" office:value-type="string">
            <text:p>regret(4)</text:p>
          </table:table-cell>
          <table:table-cell table:style-name="ce14" office:value-type="string">
            <text:p>needed</text:p>
          </table:table-cell>
          <table:table-cell table:style-name="ce14" office:value-type="string">
            <text:p>excess(1)</text:p>
          </table:table-cell>
          <table:table-cell table:style-name="ce4" office:value-type="string">
            <text:p>excess(2)</text:p>
          </table:table-cell>
          <table:table-cell table:style-name="ce4" office:value-type="string">
            <text:p>excess(3)</text:p>
          </table:table-cell>
          <table:table-cell table:style-name="ce4" office:value-type="string">
            <text:p>excess(4)</text:p>
          </table:table-cell>
          <table:table-cell table:style-name="ce4"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Rogue.B12]" office:value-type="string" office:string-value="Wed Oct  3 14:36:20 2007">
            <text:p>Wed Oct <text:s/>3 14:36:20 2007</text:p>
          </table:table-cell>
          <table:table-cell table:style-name="ce9" table:formula="oooc:=[$Rogue.B11]" office:value-type="float" office:value="3490">
            <text:p>3490</text:p>
          </table:table-cell>
          <table:table-cell table:style-name="ce9" table:formula="oooc:=[$Rogue.C11]" office:value-type="float" office:value="3782">
            <text:p>3782</text:p>
          </table:table-cell>
          <table:table-cell table:style-name="ce9" table:formula="oooc:=[$Rogue.D11]" office:value-type="float" office:value="13033">
            <text:p>13033</text:p>
          </table:table-cell>
          <table:table-cell table:style-name="ce9" table:formula="oooc:=[$Rogue.E11]" office:value-type="float" office:value="1634">
            <text:p>1634</text:p>
          </table:table-cell>
          <table:table-cell office:value-type="float" office:value="1">
            <text:p>1</text:p>
          </table:table-cell>
          <table:table-cell table:style-name="ce9" table:formula="oooc:=(([.F3]-[.G3])*100)/MAX([.F3];[.G3])*[.H3]" office:value-type="float" office:value="87.4625949512775">
            <text:p>87.46</text:p>
          </table:table-cell>
          <table:table-cell table:style-name="ce9" table:formula="oooc:=[Rogue.E24]" office:value-type="float" office:value="74.9439073818997">
            <text:p>74.94</text:p>
          </table:table-cell>
          <table:table-cell table:style-name="ce9" table:formula="oooc:=[Rogue.E25]" office:value-type="float" office:value="75.0380104257168">
            <text:p>75.04</text:p>
          </table:table-cell>
          <table:table-cell table:style-name="ce9" table:formula="oooc:=[Rogue.E26]" office:value-type="float" office:value="75.0371913121095">
            <text:p>75.04</text:p>
          </table:table-cell>
          <table:table-cell office:value-type="float" office:value="30">
            <text:p>30</text:p>
          </table:table-cell>
          <table:table-cell table:style-name="ce9" table:formula="oooc:=[.I3]-[.M3]" office:value-type="float" office:value="57.4625949512775">
            <text:p>57.46</text:p>
          </table:table-cell>
          <table:table-cell table:formula="oooc:=[.J3]-[.M3]" office:value-type="float" office:value="44.9439073818997">
            <text:p>44.94</text:p>
          </table:table-cell>
          <table:table-cell table:formula="oooc:=[.L3]-[.M3]" office:value-type="float" office:value="45.0371913121095">
            <text:p>45.04</text:p>
          </table:table-cell>
          <table:table-cell table:formula="oooc:=[.L3]-[.M3]" office:value-type="float" office:value="45.0371913121095">
            <text:p>45.04</text:p>
          </table:table-cell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Rogue.F12]" office:value-type="string" office:string-value="Wed Oct  3 14:38:08 2007">
            <text:p>Wed Oct <text:s/>3 14:38:08 2007</text:p>
          </table:table-cell>
          <table:table-cell table:style-name="ce9" table:formula="oooc:=[$Rogue.F11]" office:value-type="float" office:value="6226">
            <text:p>6226</text:p>
          </table:table-cell>
          <table:table-cell table:style-name="ce9" table:formula="oooc:=[$Rogue.G11]" office:value-type="float" office:value="5845">
            <text:p>5845</text:p>
          </table:table-cell>
          <table:table-cell table:style-name="ce9" table:formula="oooc:=[$Rogue.H11]" office:value-type="float" office:value="140287">
            <text:p>140287</text:p>
          </table:table-cell>
          <table:table-cell table:style-name="ce9" table:formula="oooc:=[$Rogue.I11]" office:value-type="float" office:value="39020">
            <text:p>39020</text:p>
          </table:table-cell>
          <table:table-cell office:value-type="float" office:value="1">
            <text:p>1</text:p>
          </table:table-cell>
          <table:table-cell table:style-name="ce9" table:formula="oooc:=(([.F4]-[.G4])*100)/MAX([.F4];[.G4])*[.H4]" office:value-type="float" office:value="72.1855909670889">
            <text:p>72.19</text:p>
          </table:table-cell>
          <table:table-cell table:style-name="ce9" table:formula="oooc:=[Rogue.I24]" office:value-type="float" office:value="72.9749708330986">
            <text:p>72.97</text:p>
          </table:table-cell>
          <table:table-cell table:style-name="ce9" table:formula="oooc:=[Rogue.I25]" office:value-type="float" office:value="72.9787082612246">
            <text:p>72.98</text:p>
          </table:table-cell>
          <table:table-cell table:style-name="ce9" table:formula="oooc:=[Rogue.I26]" office:value-type="float" office:value="72.9740632283512">
            <text:p>72.97</text:p>
          </table:table-cell>
          <table:table-cell office:value-type="float" office:value="30">
            <text:p>30</text:p>
          </table:table-cell>
          <table:table-cell table:style-name="ce9" table:formula="oooc:=[.I4]-[.M4]" office:value-type="float" office:value="42.1855909670889">
            <text:p>42.19</text:p>
          </table:table-cell>
          <table:table-cell table:formula="oooc:=[.J4]-[.M4]" office:value-type="float" office:value="42.9749708330986">
            <text:p>42.97</text:p>
          </table:table-cell>
          <table:table-cell table:formula="oooc:=[.L4]-[.M4]" office:value-type="float" office:value="42.9740632283512">
            <text:p>42.97</text:p>
          </table:table-cell>
          <table:table-cell table:formula="oooc:=[.L4]-[.M4]" office:value-type="float" office:value="42.9740632283512">
            <text:p>42.97</text:p>
          </table:table-cell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Rogue.J12]" office:value-type="string" office:string-value="Thu Oct 11 16:23:16 2007">
            <text:p>Thu Oct 11 16:23:16 2007</text:p>
          </table:table-cell>
          <table:table-cell table:style-name="ce9" table:formula="oooc:=[Rogue.J11]" office:value-type="float" office:value="37213">
            <text:p>37213</text:p>
          </table:table-cell>
          <table:table-cell table:style-name="ce9" table:formula="oooc:=[Rogue.K11]" office:value-type="float" office:value="39787">
            <text:p>39787</text:p>
          </table:table-cell>
          <table:table-cell table:style-name="ce9" table:formula="oooc:=[Rogue.L11]" office:value-type="float" office:value="48273">
            <text:p>48273</text:p>
          </table:table-cell>
          <table:table-cell table:style-name="ce9" table:formula="oooc:=[Rogue.M11]" office:value-type="float" office:value="33793">
            <text:p>33793</text:p>
          </table:table-cell>
          <table:table-cell office:value-type="float" office:value="1">
            <text:p>1</text:p>
          </table:table-cell>
          <table:table-cell table:style-name="ce9" table:formula="oooc:=(([.F5]-[.G5])*100)/MAX([.F5];[.G5])*[.H5]" office:value-type="float" office:value="29.9960640523688">
            <text:p>30</text:p>
          </table:table-cell>
          <table:table-cell table:style-name="ce9" table:formula="oooc:=[Rogue.M23]" office:value-type="float" office:value="28.8066126438693">
            <text:p>28.81</text:p>
          </table:table-cell>
          <table:table-cell table:style-name="ce9" table:formula="oooc:=[Rogue.M24]" office:value-type="float" office:value="28.7986719456308">
            <text:p>28.8</text:p>
          </table:table-cell>
          <table:table-cell table:style-name="ce9" table:formula="oooc:=[Rogue.M25]" office:value-type="float" office:value="28.7976749246215">
            <text:p>28.8</text:p>
          </table:table-cell>
          <table:table-cell office:value-type="float" office:value="30">
            <text:p>30</text:p>
          </table:table-cell>
          <table:table-cell table:style-name="ce9" table:formula="oooc:=[.I5]-[.M5]" office:value-type="float" office:value="-0.00393594763118088">
            <text:p>0</text:p>
          </table:table-cell>
          <table:table-cell table:formula="oooc:=[.J5]-[.M5]" office:value-type="float" office:value="-1.1933873561307">
            <text:p>-1.19</text:p>
          </table:table-cell>
          <table:table-cell table:formula="oooc:=[.L5]-[.M5]" office:value-type="float" office:value="-1.2023250753785">
            <text:p>-1.2</text:p>
          </table:table-cell>
          <table:table-cell table:formula="oooc:=[.L5]-[.M5]" office:value-type="float" office:value="-1.2023250753785">
            <text:p>-1.2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Rogue.N12]" office:value-type="string" office:string-value="Wed Oct  3 15:27:04 2007">
            <text:p>Wed Oct <text:s/>3 15:27:04 2007</text:p>
          </table:table-cell>
          <table:table-cell table:style-name="ce10" table:formula="oooc:=[$Rogue.N11]" office:value-type="float" office:value="70724">
            <text:p>70724</text:p>
          </table:table-cell>
          <table:table-cell/>
          <table:table-cell table:style-name="ce9" table:formula="oooc:=[$Rogue.O11]" office:value-type="float" office:value="7790">
            <text:p>7790</text:p>
          </table:table-cell>
          <table:table-cell table:style-name="ce9" table:formula="oooc:=[$Rogue.P11]" office:value-type="float" office:value="14488">
            <text:p>14488</text:p>
          </table:table-cell>
          <table:table-cell office:value-type="float" office:value="1">
            <text:p>1</text:p>
          </table:table-cell>
          <table:table-cell table:style-name="ce9" table:formula="oooc:=(([.F6]-[.G6])*100)/MAX([.F6];[.G6])*[.H6]" office:value-type="float" office:value="-46.2313638873551">
            <text:p>-46.23</text:p>
          </table:table-cell>
          <table:table-cell table:style-name="ce9" table:formula="oooc:=[Rogue.P24]" office:value-type="float" office:value="-83.9896012360841">
            <text:p>-83.99</text:p>
          </table:table-cell>
          <table:table-cell table:style-name="ce9" table:formula="oooc:=[Rogue.P25]" office:value-type="float" office:value="-83.8962124671987">
            <text:p>-83.9</text:p>
          </table:table-cell>
          <table:table-cell table:style-name="ce9" table:formula="oooc:=[Rogue.P26]" office:value-type="float" office:value="-83.862339790665">
            <text:p>-83.86</text:p>
          </table:table-cell>
          <table:table-cell office:value-type="float" office:value="20">
            <text:p>20</text:p>
          </table:table-cell>
          <table:table-cell table:style-name="ce9" table:formula="oooc:=[.I6]-[.M6]" office:value-type="float" office:value="-66.2313638873551">
            <text:p>-66.23</text:p>
          </table:table-cell>
          <table:table-cell table:formula="oooc:=[.J6]-[.M6]" office:value-type="float" office:value="-103.989601236084">
            <text:p>-103.99</text:p>
          </table:table-cell>
          <table:table-cell table:formula="oooc:=[.L6]-[.M6]" office:value-type="float" office:value="-103.862339790665">
            <text:p>-103.86</text:p>
          </table:table-cell>
          <table:table-cell table:formula="oooc:=[.L6]-[.M6]" office:value-type="float" office:value="-103.862339790665">
            <text:p>-103.86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Rogue.Q12]" office:value-type="string" office:string-value="Wed Oct  3 15:12:46 2007">
            <text:p>Wed Oct <text:s/>3 15:12:46 2007</text:p>
          </table:table-cell>
          <table:table-cell table:style-name="ce10" table:formula="oooc:=[$Rogue.Q11]" office:value-type="float" office:value="23826">
            <text:p>23826</text:p>
          </table:table-cell>
          <table:table-cell/>
          <table:table-cell table:style-name="ce9" table:formula="oooc:=[$Rogue.R11]" office:value-type="float" office:value="23826">
            <text:p>23826</text:p>
          </table:table-cell>
          <table:table-cell table:style-name="ce9" table:formula="oooc:=[$Rogue.S11]" office:value-type="float" office:value="1115">
            <text:p>1115</text:p>
          </table:table-cell>
          <table:table-cell office:value-type="float" office:value="1">
            <text:p>1</text:p>
          </table:table-cell>
          <table:table-cell table:style-name="ce9" table:formula="oooc:=(([.F7]-[.G7])*100)/MAX([.F7];[.G7])*[.H7]" office:value-type="float" office:value="95.3202383950306">
            <text:p>95.32</text:p>
          </table:table-cell>
          <table:table-cell table:style-name="ce9" table:formula="oooc:=[Rogue.S24]" office:value-type="float" office:value="94.6075093696316">
            <text:p>94.61</text:p>
          </table:table-cell>
          <table:table-cell table:style-name="ce9" table:formula="oooc:=[Rogue.S25]" office:value-type="float" office:value="94.5902614686081">
            <text:p>94.59</text:p>
          </table:table-cell>
          <table:table-cell table:style-name="ce9" table:formula="oooc:=[Rogue.S26]" office:value-type="float" office:value="94.5749660935381">
            <text:p>94.57</text:p>
          </table:table-cell>
          <table:table-cell office:value-type="float" office:value="20">
            <text:p>20</text:p>
          </table:table-cell>
          <table:table-cell table:style-name="ce9" table:formula="oooc:=[.I7]-[.M7]" office:value-type="float" office:value="75.3202383950306">
            <text:p>75.32</text:p>
          </table:table-cell>
          <table:table-cell table:formula="oooc:=[.J7]-[.M7]" office:value-type="float" office:value="74.6075093696316">
            <text:p>74.61</text:p>
          </table:table-cell>
          <table:table-cell table:formula="oooc:=[.L7]-[.M7]" office:value-type="float" office:value="74.5749660935381">
            <text:p>74.57</text:p>
          </table:table-cell>
          <table:table-cell table:formula="oooc:=[.L7]-[.M7]" office:value-type="float" office:value="74.5749660935381">
            <text:p>74.57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Rogue.T12]" office:value-type="string" office:string-value="Wed Oct  3 14:58:22 2007">
            <text:p>Wed Oct <text:s/>3 14:58:22 2007</text:p>
          </table:table-cell>
          <table:table-cell table:style-name="ce9" table:formula="oooc:=[$Rogue.T11]" office:value-type="float" office:value="3960">
            <text:p>3960</text:p>
          </table:table-cell>
          <table:table-cell/>
          <table:table-cell table:style-name="ce9" table:formula="oooc:=[$Rogue.U11]" office:value-type="float" office:value="4994">
            <text:p>4994</text:p>
          </table:table-cell>
          <table:table-cell table:style-name="ce9" table:formula="oooc:=[$Rogue.V11]" office:value-type="float" office:value="676">
            <text:p>676</text:p>
          </table:table-cell>
          <table:table-cell office:value-type="float" office:value="1">
            <text:p>1</text:p>
          </table:table-cell>
          <table:table-cell table:style-name="ce9" table:formula="oooc:=(([.F8]-[.G8])*100)/MAX([.F8];[.G8])*[.H8]" office:value-type="float" office:value="86.4637565078094">
            <text:p>86.46</text:p>
          </table:table-cell>
          <table:table-cell table:style-name="ce9" table:formula="oooc:=[Rogue.V24]" office:value-type="float" office:value="83.6821905647345">
            <text:p>83.68</text:p>
          </table:table-cell>
          <table:table-cell table:style-name="ce9" table:formula="oooc:=[Rogue.V25]" office:value-type="float" office:value="83.6685722351613">
            <text:p>83.67</text:p>
          </table:table-cell>
          <table:table-cell table:style-name="ce9" table:formula="oooc:=[Rogue.V26]" office:value-type="float" office:value="83.6030964109782">
            <text:p>83.6</text:p>
          </table:table-cell>
          <table:table-cell office:value-type="float" office:value="20">
            <text:p>20</text:p>
          </table:table-cell>
          <table:table-cell table:style-name="ce9" table:formula="oooc:=[.I8]-[.M8]" office:value-type="float" office:value="66.4637565078094">
            <text:p>66.46</text:p>
          </table:table-cell>
          <table:table-cell table:formula="oooc:=[.J8]-[.M8]" office:value-type="float" office:value="63.6821905647345">
            <text:p>63.68</text:p>
          </table:table-cell>
          <table:table-cell table:formula="oooc:=[.L8]-[.M8]" office:value-type="float" office:value="63.6030964109782">
            <text:p>63.6</text:p>
          </table:table-cell>
          <table:table-cell table:formula="oooc:=[.L8]-[.M8]" office:value-type="float" office:value="63.6030964109782">
            <text:p>63.6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Rogue.W12]" office:value-type="string" office:string-value="Wed Oct  3 15:16:13 2007">
            <text:p>Wed Oct <text:s/>3 15:16:13 2007</text:p>
          </table:table-cell>
          <table:table-cell table:style-name="ce9" table:formula="oooc:=[$Rogue.W11]" office:value-type="float" office:value="6226">
            <text:p>6226</text:p>
          </table:table-cell>
          <table:table-cell/>
          <table:table-cell table:style-name="ce10" table:formula="oooc:=[$Rogue.X11]" office:value-type="float" office:value="6097">
            <text:p>6097</text:p>
          </table:table-cell>
          <table:table-cell table:style-name="ce9" table:formula="oooc:=[$Rogue.Y11]" office:value-type="float" office:value="2543">
            <text:p>2543</text:p>
          </table:table-cell>
          <table:table-cell office:value-type="float" office:value="1">
            <text:p>1</text:p>
          </table:table-cell>
          <table:table-cell table:style-name="ce9" table:formula="oooc:=(([.F9]-[.G9])*100)/MAX([.F9];[.G9])*[.H9]" office:value-type="float" office:value="58.2909627685747">
            <text:p>58.29</text:p>
          </table:table-cell>
          <table:table-cell table:style-name="ce9" table:formula="oooc:=[Rogue.Y24]" office:value-type="float" office:value="58.1846685764912">
            <text:p>58.18</text:p>
          </table:table-cell>
          <table:table-cell table:style-name="ce9" table:formula="oooc:=[Rogue.Y25]" office:value-type="float" office:value="58.1716668063354">
            <text:p>58.17</text:p>
          </table:table-cell>
          <table:table-cell table:style-name="ce9" table:formula="oooc:=[Rogue.Y26]" office:value-type="float" office:value="58.1327978748993">
            <text:p>58.13</text:p>
          </table:table-cell>
          <table:table-cell office:value-type="float" office:value="20">
            <text:p>20</text:p>
          </table:table-cell>
          <table:table-cell table:style-name="ce9" table:formula="oooc:=[.I9]-[.M9]" office:value-type="float" office:value="38.2909627685747">
            <text:p>38.29</text:p>
          </table:table-cell>
          <table:table-cell table:formula="oooc:=[.J9]-[.M9]" office:value-type="float" office:value="38.1846685764912">
            <text:p>38.18</text:p>
          </table:table-cell>
          <table:table-cell table:formula="oooc:=[.L9]-[.M9]" office:value-type="float" office:value="38.1327978748993">
            <text:p>38.13</text:p>
          </table:table-cell>
          <table:table-cell table:formula="oooc:=[.L9]-[.M9]" office:value-type="float" office:value="38.1327978748993">
            <text:p>38.13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level</text:p>
          </table:table-cell>
          <table:table-cell table:style-name="ce7" office:value-type="string">
            <text:p>scen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source1</text:p>
          </table:table-cell>
          <table:table-cell table:style-name="ce4" office:value-type="string">
            <text:p>source2</text:p>
          </table:table-cell>
          <table:table-cell table:style-name="ce4" office:value-type="string">
            <text:p>t/ns</text:p>
          </table:table-cell>
          <table:table-cell table:style-name="ce4" office:value-type="string">
            <text:p>t/s</text:p>
          </table:table-cell>
          <table:table-cell table:style-name="ce14" office:value-type="string">
            <text:p>valid?</text:p>
          </table:table-cell>
          <table:table-cell table:style-name="ce14" office:value-type="string">
            <text:p>regret(1)</text:p>
          </table:table-cell>
          <table:table-cell table:style-name="ce14" office:value-type="string">
            <text:p>regret(2)</text:p>
          </table:table-cell>
          <table:table-cell table:style-name="ce14" office:value-type="string">
            <text:p>regret(3)</text:p>
          </table:table-cell>
          <table:table-cell table:style-name="ce14" office:value-type="string">
            <text:p>regret(4)</text:p>
          </table:table-cell>
          <table:table-cell table:style-name="ce14" office:value-type="string">
            <text:p>needed</text:p>
          </table:table-cell>
          <table:table-cell table:style-name="ce14" office:value-type="string">
            <text:p>excess(1)</text:p>
          </table:table-cell>
          <table:table-cell table:style-name="ce4" office:value-type="string">
            <text:p>excess(2)</text:p>
          </table:table-cell>
          <table:table-cell table:style-name="ce4" office:value-type="string">
            <text:p>excess(3)</text:p>
          </table:table-cell>
          <table:table-cell table:style-name="ce4" office:value-type="string">
            <text:p>excess(4)</text:p>
          </table:table-cell>
          <table:table-cell table:style-name="ce4"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Wargame.B12]" office:value-type="string" office:string-value="Wed Oct  3 14:26:06 2007">
            <text:p>Wed Oct <text:s/>3 14:26:06 2007</text:p>
          </table:table-cell>
          <table:table-cell table:style-name="ce9" table:formula="oooc:=[$Wargame.B11]" office:value-type="float" office:value="3824">
            <text:p>3824</text:p>
          </table:table-cell>
          <table:table-cell table:style-name="ce10" table:formula="oooc:=[$Wargame.C11]" office:value-type="float" office:value="3680">
            <text:p>3680</text:p>
          </table:table-cell>
          <table:table-cell table:style-name="ce10" table:formula="oooc:=[$Wargame.D11]" office:value-type="float" office:value="10989">
            <text:p>10989</text:p>
          </table:table-cell>
          <table:table-cell table:style-name="ce9" table:formula="oooc:=[$Wargame.E11]" office:value-type="float" office:value="5995">
            <text:p>5995</text:p>
          </table:table-cell>
          <table:table-cell office:value-type="float" office:value="1">
            <text:p>1</text:p>
          </table:table-cell>
          <table:table-cell table:style-name="ce9" table:formula="oooc:=(([.F13]-[.G13])*100)/MAX([.F13];[.G13])*[.H13]" office:value-type="float" office:value="45.4454454454454">
            <text:p>45.45</text:p>
          </table:table-cell>
          <table:table-cell table:style-name="ce9" table:formula="oooc:=[Wargame.E24]" office:value-type="float" office:value="46.0609103842587">
            <text:p>46.06</text:p>
          </table:table-cell>
          <table:table-cell table:style-name="ce9" table:formula="oooc:=[Wargame.E25]" office:value-type="float" office:value="46.0465188385276">
            <text:p>46.05</text:p>
          </table:table-cell>
          <table:table-cell table:style-name="ce9" table:formula="oooc:=[Wargame.E26]" office:value-type="float" office:value="46.035417419588">
            <text:p>46.04</text:p>
          </table:table-cell>
          <table:table-cell office:value-type="float" office:value="30">
            <text:p>30</text:p>
          </table:table-cell>
          <table:table-cell table:style-name="ce9" table:formula="oooc:=[.I13]-[.M13]" office:value-type="float" office:value="15.4454454454454">
            <text:p>15.45</text:p>
          </table:table-cell>
          <table:table-cell table:formula="oooc:=[.J13]-[.M13]" office:value-type="float" office:value="16.0609103842587">
            <text:p>16.06</text:p>
          </table:table-cell>
          <table:table-cell table:formula="oooc:=[.L13]-[.M13]" office:value-type="float" office:value="16.035417419588">
            <text:p>16.04</text:p>
          </table:table-cell>
          <table:table-cell table:formula="oooc:=[.L13]-[.M13]" office:value-type="float" office:value="16.035417419588">
            <text:p>16.04</text:p>
          </table:table-cell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Wargame.F12]" office:value-type="string" office:string-value="Wed Oct  3 14:23:22 2007">
            <text:p>Wed Oct <text:s/>3 14:23:22 2007</text:p>
          </table:table-cell>
          <table:table-cell table:style-name="ce10" table:formula="oooc:=[$Wargame.F11]" office:value-type="float" office:value="1123">
            <text:p>1123</text:p>
          </table:table-cell>
          <table:table-cell table:style-name="ce10" table:formula="oooc:=[$Wargame.G11]" office:value-type="float" office:value="5074">
            <text:p>5074</text:p>
          </table:table-cell>
          <table:table-cell table:style-name="ce10" table:formula="oooc:=[$Wargame.H11]" office:value-type="float" office:value="441">
            <text:p>441</text:p>
          </table:table-cell>
          <table:table-cell table:style-name="ce9" table:formula="oooc:=[$Wargame.I11]" office:value-type="float" office:value="813">
            <text:p>813</text:p>
          </table:table-cell>
          <table:table-cell office:value-type="float" office:value="1">
            <text:p>1</text:p>
          </table:table-cell>
          <table:table-cell table:style-name="ce9" table:formula="oooc:=(([.F14]-[.G14])*100)/MAX([.F14];[.G14])*[.H14]" office:value-type="float" office:value="-45.7564575645756">
            <text:p>-45.76</text:p>
          </table:table-cell>
          <table:table-cell table:style-name="ce9" table:formula="oooc:=[Wargame.I24]" office:value-type="float" office:value="-54.2233313085531">
            <text:p>-54.22</text:p>
          </table:table-cell>
          <table:table-cell table:style-name="ce9" table:formula="oooc:=[Wargame.I25]" office:value-type="float" office:value="-54.6122448979592">
            <text:p>-54.61</text:p>
          </table:table-cell>
          <table:table-cell table:style-name="ce9" table:formula="oooc:=[Wargame.I26]" office:value-type="float" office:value="-54.7108774767489">
            <text:p>-54.71</text:p>
          </table:table-cell>
          <table:table-cell office:value-type="float" office:value="30">
            <text:p>30</text:p>
          </table:table-cell>
          <table:table-cell table:style-name="ce9" table:formula="oooc:=[.I14]-[.M14]" office:value-type="float" office:value="-75.7564575645756">
            <text:p>-75.76</text:p>
          </table:table-cell>
          <table:table-cell table:formula="oooc:=[.J14]-[.M14]" office:value-type="float" office:value="-84.2233313085531">
            <text:p>-84.22</text:p>
          </table:table-cell>
          <table:table-cell table:formula="oooc:=[.L14]-[.M14]" office:value-type="float" office:value="-84.7108774767489">
            <text:p>-84.71</text:p>
          </table:table-cell>
          <table:table-cell table:formula="oooc:=[.L14]-[.M14]" office:value-type="float" office:value="-84.7108774767489">
            <text:p>-84.71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Wargame.J12]" office:value-type="string" office:string-value="Wed Oct  3 14:29:35 2007">
            <text:p>Wed Oct <text:s/>3 14:29:35 2007</text:p>
          </table:table-cell>
          <table:table-cell table:style-name="ce9" table:formula="oooc:=[$Wargame.J11]" office:value-type="float" office:value="10176">
            <text:p>10176</text:p>
          </table:table-cell>
          <table:table-cell/>
          <table:table-cell table:style-name="ce9" table:formula="oooc:=[$Wargame.K11]" office:value-type="float" office:value="3606">
            <text:p>3606</text:p>
          </table:table-cell>
          <table:table-cell table:style-name="ce9" table:formula="oooc:=[$Wargame.L11]" office:value-type="float" office:value="2435">
            <text:p>2435</text:p>
          </table:table-cell>
          <table:table-cell office:value-type="float" office:value="1">
            <text:p>1</text:p>
          </table:table-cell>
          <table:table-cell table:style-name="ce9" table:formula="oooc:=(([.F15]-[.G15])*100)/MAX([.F15];[.G15])*[.H15]" office:value-type="float" office:value="32.4736550194121">
            <text:p>32.47</text:p>
          </table:table-cell>
          <table:table-cell table:style-name="ce9" table:formula="oooc:=[Wargame.L24]" office:value-type="float" office:value="33.8713739913807">
            <text:p>33.87</text:p>
          </table:table-cell>
          <table:table-cell table:style-name="ce9" table:formula="oooc:=[Wargame.L25]" office:value-type="float" office:value="33.847880999158">
            <text:p>33.85</text:p>
          </table:table-cell>
          <table:table-cell table:style-name="ce9" table:formula="oooc:=[Wargame.L26]" office:value-type="float" office:value="33.8648018648019">
            <text:p>33.86</text:p>
          </table:table-cell>
          <table:table-cell office:value-type="float" office:value="30">
            <text:p>30</text:p>
          </table:table-cell>
          <table:table-cell table:style-name="ce9" table:formula="oooc:=[.I15]-[.M15]" office:value-type="float" office:value="2.47365501941209">
            <text:p>2.47</text:p>
          </table:table-cell>
          <table:table-cell table:formula="oooc:=[.J15]-[.M15]" office:value-type="float" office:value="3.8713739913807">
            <text:p>3.87</text:p>
          </table:table-cell>
          <table:table-cell table:formula="oooc:=[.L15]-[.M15]" office:value-type="float" office:value="3.8648018648019">
            <text:p>3.86</text:p>
          </table:table-cell>
          <table:table-cell table:formula="oooc:=[.L15]-[.M15]" office:value-type="float" office:value="3.8648018648019">
            <text:p>3.86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Wargame.M12]" office:value-type="string" office:string-value="Wed Oct  3 14:29:31 2007">
            <text:p>Wed Oct <text:s/>3 14:29:31 2007</text:p>
          </table:table-cell>
          <table:table-cell table:style-name="ce9" table:formula="oooc:=[$Wargame.M11]" office:value-type="float" office:value="7476">
            <text:p>7476</text:p>
          </table:table-cell>
          <table:table-cell/>
          <table:table-cell table:style-name="ce9" table:formula="oooc:=[$Wargame.N11]" office:value-type="float" office:value="8237">
            <text:p>8237</text:p>
          </table:table-cell>
          <table:table-cell table:style-name="ce9" table:formula="oooc:=[$Wargame.O11]" office:value-type="float" office:value="5497">
            <text:p>5497</text:p>
          </table:table-cell>
          <table:table-cell office:value-type="float" office:value="1">
            <text:p>1</text:p>
          </table:table-cell>
          <table:table-cell table:style-name="ce9" table:formula="oooc:=(([.F16]-[.G16])*100)/MAX([.F16];[.G16])*[.H16]" office:value-type="float" office:value="33.2645380599733">
            <text:p>33.26</text:p>
          </table:table-cell>
          <table:table-cell table:style-name="ce9" table:formula="oooc:=[Wargame.O24]" office:value-type="float" office:value="35.0949845885431">
            <text:p>35.09</text:p>
          </table:table-cell>
          <table:table-cell table:style-name="ce9" table:formula="oooc:=[Wargame.O25]" office:value-type="float" office:value="35.0946910897237">
            <text:p>35.09</text:p>
          </table:table-cell>
          <table:table-cell table:style-name="ce9" table:formula="oooc:=[Wargame.O26]" office:value-type="float" office:value="35.0890207715134">
            <text:p>35.09</text:p>
          </table:table-cell>
          <table:table-cell office:value-type="float" office:value="30">
            <text:p>30</text:p>
          </table:table-cell>
          <table:table-cell table:style-name="ce9" table:formula="oooc:=[.I16]-[.M16]" office:value-type="float" office:value="3.26453805997329">
            <text:p>3.26</text:p>
          </table:table-cell>
          <table:table-cell table:formula="oooc:=[.J16]-[.M16]" office:value-type="float" office:value="5.0949845885431">
            <text:p>5.09</text:p>
          </table:table-cell>
          <table:table-cell table:formula="oooc:=[.L16]-[.M16]" office:value-type="float" office:value="5.0890207715134">
            <text:p>5.09</text:p>
          </table:table-cell>
          <table:table-cell table:formula="oooc:=[.L16]-[.M16]" office:value-type="float" office:value="5.0890207715134">
            <text:p>5.09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Wargame.P12]" office:value-type="string" office:string-value="Wed Oct  3 14:38:17 2007">
            <text:p>Wed Oct <text:s/>3 14:38:17 2007</text:p>
          </table:table-cell>
          <table:table-cell table:style-name="ce11" table:formula="oooc:=[$Wargame.P11]" office:value-type="float" office:value="18889">
            <text:p>18889</text:p>
          </table:table-cell>
          <table:table-cell/>
          <table:table-cell table:style-name="ce10" table:formula="oooc:=[$Wargame.Q11]" office:value-type="float" office:value="8053">
            <text:p>8053</text:p>
          </table:table-cell>
          <table:table-cell table:style-name="ce9" table:formula="oooc:=[$Wargame.R11]" office:value-type="float" office:value="3340">
            <text:p>3340</text:p>
          </table:table-cell>
          <table:table-cell office:value-type="float" office:value="1">
            <text:p>1</text:p>
          </table:table-cell>
          <table:table-cell table:style-name="ce9" table:formula="oooc:=(([.F17]-[.G17])*100)/MAX([.F17];[.G17])*[.H17]" office:value-type="float" office:value="58.5247733763815">
            <text:p>58.52</text:p>
          </table:table-cell>
          <table:table-cell table:style-name="ce9" table:formula="oooc:=[Wargame.R24]" office:value-type="float" office:value="57.7884731484098">
            <text:p>57.79</text:p>
          </table:table-cell>
          <table:table-cell table:style-name="ce9" table:formula="oooc:=[Wargame.R25]" office:value-type="float" office:value="57.6951079984745">
            <text:p>57.7</text:p>
          </table:table-cell>
          <table:table-cell table:style-name="ce9" table:formula="oooc:=[Wargame.R26]" office:value-type="float" office:value="57.6830110497238">
            <text:p>57.68</text:p>
          </table:table-cell>
          <table:table-cell office:value-type="float" office:value="20">
            <text:p>20</text:p>
          </table:table-cell>
          <table:table-cell table:style-name="ce9" table:formula="oooc:=[.I17]-[.M17]" office:value-type="float" office:value="38.5247733763815">
            <text:p>38.52</text:p>
          </table:table-cell>
          <table:table-cell table:formula="oooc:=[.J17]-[.M17]" office:value-type="float" office:value="37.7884731484098">
            <text:p>37.79</text:p>
          </table:table-cell>
          <table:table-cell table:formula="oooc:=[.L17]-[.M17]" office:value-type="float" office:value="37.6830110497238">
            <text:p>37.68</text:p>
          </table:table-cell>
          <table:table-cell table:formula="oooc:=[.L17]-[.M17]" office:value-type="float" office:value="37.6830110497238">
            <text:p>37.68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Wargame.S12]" office:value-type="string" office:string-value="Wed Oct  3 14:36:19 2007">
            <text:p>Wed Oct <text:s/>3 14:36:19 2007</text:p>
          </table:table-cell>
          <table:table-cell table:style-name="ce10" table:formula="oooc:=[$Wargame.S11]" office:value-type="float" office:value="20553">
            <text:p>20553</text:p>
          </table:table-cell>
          <table:table-cell/>
          <table:table-cell table:style-name="ce10" table:formula="oooc:=[$Wargame.T11]" office:value-type="float" office:value="5035">
            <text:p>5035</text:p>
          </table:table-cell>
          <table:table-cell table:style-name="ce9" table:formula="oooc:=[$Wargame.U11]" office:value-type="float" office:value="3680">
            <text:p>3680</text:p>
          </table:table-cell>
          <table:table-cell office:value-type="float" office:value="1">
            <text:p>1</text:p>
          </table:table-cell>
          <table:table-cell table:style-name="ce9" table:formula="oooc:=(([.F18]-[.G18])*100)/MAX([.F18];[.G18])*[.H18]" office:value-type="float" office:value="26.9116186693148">
            <text:p>26.91</text:p>
          </table:table-cell>
          <table:table-cell table:style-name="ce9" table:formula="oooc:=[Wargame.U24]" office:value-type="float" office:value="11.2798967602576">
            <text:p>11.28</text:p>
          </table:table-cell>
          <table:table-cell table:style-name="ce9" table:formula="oooc:=[Wargame.U25]" office:value-type="float" office:value="11.2727272727273">
            <text:p>11.27</text:p>
          </table:table-cell>
          <table:table-cell table:style-name="ce9" table:formula="oooc:=[Wargame.U26]" office:value-type="float" office:value="10.9605580896163">
            <text:p>10.96</text:p>
          </table:table-cell>
          <table:table-cell office:value-type="float" office:value="20">
            <text:p>20</text:p>
          </table:table-cell>
          <table:table-cell table:style-name="ce9" table:formula="oooc:=[.I18]-[.M18]" office:value-type="float" office:value="6.9116186693148">
            <text:p>6.91</text:p>
          </table:table-cell>
          <table:table-cell table:formula="oooc:=[.J18]-[.M18]" office:value-type="float" office:value="-8.7201032397424">
            <text:p>-8.72</text:p>
          </table:table-cell>
          <table:table-cell table:formula="oooc:=[.L18]-[.M18]" office:value-type="float" office:value="-9.0394419103837">
            <text:p>-9.04</text:p>
          </table:table-cell>
          <table:table-cell table:formula="oooc:=[.L18]-[.M18]" office:value-type="float" office:value="-9.0394419103837">
            <text:p>-9.04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Wargame.V12]" office:value-type="string" office:string-value="Wed Oct  3 14:41:29 2007">
            <text:p>Wed Oct <text:s/>3 14:41:29 2007</text:p>
          </table:table-cell>
          <table:table-cell table:style-name="ce10" table:formula="oooc:=[$Wargame.V11]" office:value-type="float" office:value="10176">
            <text:p>10176</text:p>
          </table:table-cell>
          <table:table-cell/>
          <table:table-cell table:style-name="ce9" table:formula="oooc:=[$Wargame.W11]" office:value-type="float" office:value="9175">
            <text:p>9175</text:p>
          </table:table-cell>
          <table:table-cell table:style-name="ce9" table:formula="oooc:=[$Wargame.X11]" office:value-type="float" office:value="6454">
            <text:p>6454</text:p>
          </table:table-cell>
          <table:table-cell office:value-type="float" office:value="1">
            <text:p>1</text:p>
          </table:table-cell>
          <table:table-cell table:style-name="ce9" table:formula="oooc:=(([.F19]-[.G19])*100)/MAX([.F19];[.G19])*[.H19]" office:value-type="float" office:value="29.6566757493188">
            <text:p>29.66</text:p>
          </table:table-cell>
          <table:table-cell table:style-name="ce9" table:formula="oooc:=[Wargame.X24]" office:value-type="float" office:value="30.9643765722126">
            <text:p>30.96</text:p>
          </table:table-cell>
          <table:table-cell table:style-name="ce9" table:formula="oooc:=[Wargame.X25]" office:value-type="float" office:value="30.9371326031805">
            <text:p>30.94</text:p>
          </table:table-cell>
          <table:table-cell table:style-name="ce9" table:formula="oooc:=[Wargame.X26]" office:value-type="float" office:value="30.9288217224186">
            <text:p>30.93</text:p>
          </table:table-cell>
          <table:table-cell office:value-type="float" office:value="20">
            <text:p>20</text:p>
          </table:table-cell>
          <table:table-cell table:style-name="ce9" table:formula="oooc:=[.I19]-[.M19]" office:value-type="float" office:value="9.6566757493188">
            <text:p>9.66</text:p>
          </table:table-cell>
          <table:table-cell table:formula="oooc:=[.J19]-[.M19]" office:value-type="float" office:value="10.9643765722126">
            <text:p>10.96</text:p>
          </table:table-cell>
          <table:table-cell table:formula="oooc:=[.L19]-[.M19]" office:value-type="float" office:value="10.9288217224186">
            <text:p>10.93</text:p>
          </table:table-cell>
          <table:table-cell table:formula="oooc:=[.L19]-[.M19]" office:value-type="float" office:value="10.9288217224186">
            <text:p>10.93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Wargame.Y12]" office:value-type="string" office:string-value="Wed Oct  3 14:39:22 2007">
            <text:p>Wed Oct <text:s/>3 14:39:22 2007</text:p>
          </table:table-cell>
          <table:table-cell table:style-name="ce9" table:formula="oooc:=[$Wargame.Y11]" office:value-type="float" office:value="7476">
            <text:p>7476</text:p>
          </table:table-cell>
          <table:table-cell/>
          <table:table-cell table:style-name="ce10" table:formula="oooc:=[$Wargame.Z11]" office:value-type="float" office:value="7796">
            <text:p>7796</text:p>
          </table:table-cell>
          <table:table-cell table:style-name="ce9" table:formula="oooc:=[$Wargame.AA11]" office:value-type="float" office:value="5478">
            <text:p>5478</text:p>
          </table:table-cell>
          <table:table-cell office:value-type="float" office:value="1">
            <text:p>1</text:p>
          </table:table-cell>
          <table:table-cell table:style-name="ce9" table:formula="oooc:=(([.F20]-[.G20])*100)/MAX([.F20];[.G20])*[.H20]" office:value-type="float" office:value="29.7331965110313">
            <text:p>29.73</text:p>
          </table:table-cell>
          <table:table-cell table:style-name="ce9" table:formula="oooc:=[Wargame.AA24]" office:value-type="float" office:value="36.7506869273535">
            <text:p>36.75</text:p>
          </table:table-cell>
          <table:table-cell table:style-name="ce9" table:formula="oooc:=[Wargame.AA25]" office:value-type="float" office:value="36.7419677427626">
            <text:p>36.74</text:p>
          </table:table-cell>
          <table:table-cell table:style-name="ce9" table:formula="oooc:=[Wargame.AA26]" office:value-type="float" office:value="36.6957679408075">
            <text:p>36.7</text:p>
          </table:table-cell>
          <table:table-cell office:value-type="float" office:value="20">
            <text:p>20</text:p>
          </table:table-cell>
          <table:table-cell table:style-name="ce9" table:formula="oooc:=[.I20]-[.M20]" office:value-type="float" office:value="9.7331965110313">
            <text:p>9.73</text:p>
          </table:table-cell>
          <table:table-cell table:formula="oooc:=[.J20]-[.M20]" office:value-type="float" office:value="16.7506869273535">
            <text:p>16.75</text:p>
          </table:table-cell>
          <table:table-cell table:formula="oooc:=[.L20]-[.M20]" office:value-type="float" office:value="16.6957679408075">
            <text:p>16.7</text:p>
          </table:table-cell>
          <table:table-cell table:formula="oooc:=[.L20]-[.M20]" office:value-type="float" office:value="16.6957679408075">
            <text:p>16.7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level</text:p>
          </table:table-cell>
          <table:table-cell table:style-name="ce7" office:value-type="string">
            <text:p>scen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source1</text:p>
          </table:table-cell>
          <table:table-cell table:style-name="ce4" office:value-type="string">
            <text:p>source2</text:p>
          </table:table-cell>
          <table:table-cell table:style-name="ce4" office:value-type="string">
            <text:p>t/ns</text:p>
          </table:table-cell>
          <table:table-cell table:style-name="ce4" office:value-type="string">
            <text:p>t/s</text:p>
          </table:table-cell>
          <table:table-cell table:style-name="ce14" office:value-type="string">
            <text:p>valid?</text:p>
          </table:table-cell>
          <table:table-cell table:style-name="ce14" office:value-type="string">
            <text:p>regret(1)</text:p>
          </table:table-cell>
          <table:table-cell table:style-name="ce14" office:value-type="string">
            <text:p>regret(2)</text:p>
          </table:table-cell>
          <table:table-cell table:style-name="ce14" office:value-type="string">
            <text:p>regret(3)</text:p>
          </table:table-cell>
          <table:table-cell table:style-name="ce14" office:value-type="string">
            <text:p>regret(4)</text:p>
          </table:table-cell>
          <table:table-cell table:style-name="ce14" office:value-type="string">
            <text:p>needed</text:p>
          </table:table-cell>
          <table:table-cell table:style-name="ce14" office:value-type="string">
            <text:p>excess(1)</text:p>
          </table:table-cell>
          <table:table-cell table:style-name="ce4" office:value-type="string">
            <text:p>excess(2)</text:p>
          </table:table-cell>
          <table:table-cell table:style-name="ce4" office:value-type="string">
            <text:p>excess(3)</text:p>
          </table:table-cell>
          <table:table-cell table:style-name="ce4" office:value-type="string">
            <text:p>excess(4)</text:p>
          </table:table-cell>
          <table:table-cell table:style-name="ce4"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Escape.B12]" office:value-type="string" office:string-value="Wed Oct  3 14:17:56 2007">
            <text:p>Wed Oct <text:s/>3 14:17:56 2007</text:p>
          </table:table-cell>
          <table:table-cell table:style-name="ce9" table:formula="oooc:=[$Escape.B11]" office:value-type="float" office:value="21085">
            <text:p>21085</text:p>
          </table:table-cell>
          <table:table-cell table:style-name="ce9" table:formula="oooc:=[$Escape.C11]" office:value-type="float" office:value="1659">
            <text:p>1659</text:p>
          </table:table-cell>
          <table:table-cell table:style-name="ce10" table:formula="oooc:=[$Escape.D11]" office:value-type="float" office:value="14428">
            <text:p>14428</text:p>
          </table:table-cell>
          <table:table-cell table:style-name="ce10" table:formula="oooc:=[$Escape.E11]" office:value-type="float" office:value="3609">
            <text:p>3609</text:p>
          </table:table-cell>
          <table:table-cell office:value-type="float" office:value="1">
            <text:p>1</text:p>
          </table:table-cell>
          <table:table-cell table:style-name="ce9" table:formula="oooc:=(([.F24]-[.G24])*100)/MAX([.F24];[.G24])*[.H24]" office:value-type="float" office:value="74.9861380648739">
            <text:p>74.99</text:p>
          </table:table-cell>
          <table:table-cell table:style-name="ce9" table:formula="oooc:=[Escape.E24]" office:value-type="float" office:value="77.2393214669167">
            <text:p>77.24</text:p>
          </table:table-cell>
          <table:table-cell table:style-name="ce9" table:formula="oooc:=[Escape.E25]" office:value-type="float" office:value="76.7773892773893">
            <text:p>76.78</text:p>
          </table:table-cell>
          <table:table-cell table:style-name="ce9" table:formula="oooc:=[Escape.E26]" office:value-type="float" office:value="76.6188780910228">
            <text:p>76.62</text:p>
          </table:table-cell>
          <table:table-cell office:value-type="float" office:value="30">
            <text:p>30</text:p>
          </table:table-cell>
          <table:table-cell table:style-name="ce9" table:formula="oooc:=[.I24]-[.M24]" office:value-type="float" office:value="44.9861380648739">
            <text:p>44.99</text:p>
          </table:table-cell>
          <table:table-cell table:formula="oooc:=[.J24]-[.M24]" office:value-type="float" office:value="47.2393214669167">
            <text:p>47.24</text:p>
          </table:table-cell>
          <table:table-cell table:formula="oooc:=[.L24]-[.M24]" office:value-type="float" office:value="46.6188780910228">
            <text:p>46.62</text:p>
          </table:table-cell>
          <table:table-cell table:formula="oooc:=[.L24]-[.M24]" office:value-type="float" office:value="46.6188780910228">
            <text:p>46.62</text:p>
          </table:table-cell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Escape.F12]" office:value-type="string" office:string-value="Wed Oct  3 14:12:43 2007">
            <text:p>Wed Oct <text:s/>3 14:12:43 2007</text:p>
          </table:table-cell>
          <table:table-cell table:style-name="ce9" table:formula="oooc:=[$Escape.F11]" office:value-type="float" office:value="4780">
            <text:p>4780</text:p>
          </table:table-cell>
          <table:table-cell table:style-name="ce9" table:formula="oooc:=[$Escape.G11]" office:value-type="float" office:value="10588">
            <text:p>10588</text:p>
          </table:table-cell>
          <table:table-cell table:style-name="ce9" table:formula="oooc:=[$Escape.H11]" office:value-type="float" office:value="23374">
            <text:p>23374</text:p>
          </table:table-cell>
          <table:table-cell table:style-name="ce9" table:formula="oooc:=[$Escape.I11]" office:value-type="float" office:value="1550">
            <text:p>1550</text:p>
          </table:table-cell>
          <table:table-cell office:value-type="float" office:value="1">
            <text:p>1</text:p>
          </table:table-cell>
          <table:table-cell table:style-name="ce9" table:formula="oooc:=(([.F25]-[.G25])*100)/MAX([.F25];[.G25])*[.H25]" office:value-type="float" office:value="93.368700265252">
            <text:p>93.37</text:p>
          </table:table-cell>
          <table:table-cell table:style-name="ce9" table:formula="oooc:=[Escape.I24]" office:value-type="float" office:value="92.7648881047069">
            <text:p>92.76</text:p>
          </table:table-cell>
          <table:table-cell table:style-name="ce9" table:formula="oooc:=[Escape.I25]" office:value-type="float" office:value="92.6221598385823">
            <text:p>92.62</text:p>
          </table:table-cell>
          <table:table-cell table:style-name="ce9" table:formula="oooc:=[Escape.I26]" office:value-type="float" office:value="92.5479309447384">
            <text:p>92.55</text:p>
          </table:table-cell>
          <table:table-cell office:value-type="float" office:value="30">
            <text:p>30</text:p>
          </table:table-cell>
          <table:table-cell table:style-name="ce9" table:formula="oooc:=[.I25]-[.M25]" office:value-type="float" office:value="63.368700265252">
            <text:p>63.37</text:p>
          </table:table-cell>
          <table:table-cell table:formula="oooc:=[.J25]-[.M25]" office:value-type="float" office:value="62.7648881047069">
            <text:p>62.76</text:p>
          </table:table-cell>
          <table:table-cell table:formula="oooc:=[.L25]-[.M25]" office:value-type="float" office:value="62.5479309447384">
            <text:p>62.55</text:p>
          </table:table-cell>
          <table:table-cell table:formula="oooc:=[.L25]-[.M25]" office:value-type="float" office:value="62.5479309447384">
            <text:p>62.55</text:p>
          </table:table-cell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Escape.J12]" office:value-type="string" office:string-value="Wed Oct  3 14:46:34 2007">
            <text:p>Wed Oct <text:s/>3 14:46:34 2007</text:p>
          </table:table-cell>
          <table:table-cell table:style-name="ce9" table:formula="oooc:=[Escape.J11]" office:value-type="float" office:value="2316">
            <text:p>2316</text:p>
          </table:table-cell>
          <table:table-cell table:style-name="ce9" table:formula="oooc:=[Escape.K11]" office:value-type="float" office:value="565">
            <text:p>565</text:p>
          </table:table-cell>
          <table:table-cell table:style-name="ce9" table:formula="oooc:=[Escape.L11]" office:value-type="float" office:value="28328">
            <text:p>28328</text:p>
          </table:table-cell>
          <table:table-cell table:style-name="ce9" table:formula="oooc:=[Escape.M11]" office:value-type="float" office:value="3803">
            <text:p>3803</text:p>
          </table:table-cell>
          <table:table-cell office:value-type="float" office:value="1">
            <text:p>1</text:p>
          </table:table-cell>
          <table:table-cell table:style-name="ce9" table:formula="oooc:=(([.F26]-[.G26])*100)/MAX([.F26];[.G26])*[.H26]" office:value-type="float" office:value="86.5751200225925">
            <text:p>86.58</text:p>
          </table:table-cell>
          <table:table-cell table:style-name="ce9" table:formula="oooc:=[Escape.M24]" office:value-type="float" office:value="85.7183319338728">
            <text:p>85.72</text:p>
          </table:table-cell>
          <table:table-cell table:style-name="ce9" table:formula="oooc:=[Escape.M25]" office:value-type="float" office:value="85.6859601754978">
            <text:p>85.69</text:p>
          </table:table-cell>
          <table:table-cell table:style-name="ce9" table:formula="oooc:=[Escape.M26]" office:value-type="float" office:value="85.6598559705242">
            <text:p>85.66</text:p>
          </table:table-cell>
          <table:table-cell office:value-type="float" office:value="30">
            <text:p>30</text:p>
          </table:table-cell>
          <table:table-cell table:style-name="ce9" table:formula="oooc:=[.I26]-[.M26]" office:value-type="float" office:value="56.5751200225925">
            <text:p>56.58</text:p>
          </table:table-cell>
          <table:table-cell table:formula="oooc:=[.J26]-[.M26]" office:value-type="float" office:value="55.7183319338728">
            <text:p>55.72</text:p>
          </table:table-cell>
          <table:table-cell table:formula="oooc:=[.L26]-[.M26]" office:value-type="float" office:value="55.6598559705242">
            <text:p>55.66</text:p>
          </table:table-cell>
          <table:table-cell table:formula="oooc:=[.L26]-[.M26]" office:value-type="float" office:value="55.6598559705242">
            <text:p>55.66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Escape.N12]" office:value-type="string" office:string-value="Wed Oct  3 14:19:12 2007">
            <text:p>Wed Oct <text:s/>3 14:19:12 2007</text:p>
          </table:table-cell>
          <table:table-cell table:style-name="ce9" table:formula="oooc:=[$Escape.N11]" office:value-type="float" office:value="9261">
            <text:p>9261</text:p>
          </table:table-cell>
          <table:table-cell/>
          <table:table-cell table:style-name="ce9" table:formula="oooc:=[$Escape.O11]" office:value-type="float" office:value="5223">
            <text:p>5223</text:p>
          </table:table-cell>
          <table:table-cell table:style-name="ce9" table:formula="oooc:=[$Escape.P11]" office:value-type="float" office:value="1485">
            <text:p>1485</text:p>
          </table:table-cell>
          <table:table-cell office:value-type="float" office:value="1">
            <text:p>1</text:p>
          </table:table-cell>
          <table:table-cell table:style-name="ce9" table:formula="oooc:=(([.F27]-[.G27])*100)/MAX([.F27];[.G27])*[.H27]" office:value-type="float" office:value="71.5680643308443">
            <text:p>71.57</text:p>
          </table:table-cell>
          <table:table-cell table:style-name="ce9" table:formula="oooc:=[Escape.P24]" office:value-type="float" office:value="74.0061888759392">
            <text:p>74.01</text:p>
          </table:table-cell>
          <table:table-cell table:style-name="ce9" table:formula="oooc:=[Escape.P25]" office:value-type="float" office:value="72.8571428571428">
            <text:p>72.86</text:p>
          </table:table-cell>
          <table:table-cell table:style-name="ce9" table:formula="oooc:=[Escape.P26]" office:value-type="float" office:value="72.3991507430998">
            <text:p>72.4</text:p>
          </table:table-cell>
          <table:table-cell office:value-type="float" office:value="30">
            <text:p>30</text:p>
          </table:table-cell>
          <table:table-cell table:style-name="ce9" table:formula="oooc:=[.I27]-[.M27]" office:value-type="float" office:value="41.5680643308443">
            <text:p>41.57</text:p>
          </table:table-cell>
          <table:table-cell table:formula="oooc:=[.J27]-[.M27]" office:value-type="float" office:value="44.0061888759392">
            <text:p>44.01</text:p>
          </table:table-cell>
          <table:table-cell table:formula="oooc:=[.L27]-[.M27]" office:value-type="float" office:value="42.3991507430998">
            <text:p>42.4</text:p>
          </table:table-cell>
          <table:table-cell table:formula="oooc:=[.L27]-[.M27]" office:value-type="float" office:value="42.3991507430998">
            <text:p>42.4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Escape.Q12]" office:value-type="string" office:string-value="Wed Oct  3 14:21:17 2007">
            <text:p>Wed Oct <text:s/>3 14:21:17 2007</text:p>
          </table:table-cell>
          <table:table-cell table:style-name="ce9" table:formula="oooc:=[$Escape.Q11]" office:value-type="float" office:value="9261">
            <text:p>9261</text:p>
          </table:table-cell>
          <table:table-cell/>
          <table:table-cell table:style-name="ce9" table:formula="oooc:=[$Escape.R11]" office:value-type="float" office:value="6802">
            <text:p>6802</text:p>
          </table:table-cell>
          <table:table-cell table:style-name="ce9" table:formula="oooc:=[$Escape.S11]" office:value-type="float" office:value="2117">
            <text:p>2117</text:p>
          </table:table-cell>
          <table:table-cell office:value-type="float" office:value="1">
            <text:p>1</text:p>
          </table:table-cell>
          <table:table-cell table:style-name="ce9" table:formula="oooc:=(([.F28]-[.G28])*100)/MAX([.F28];[.G28])*[.H28]" office:value-type="float" office:value="68.8768009408997">
            <text:p>68.88</text:p>
          </table:table-cell>
          <table:table-cell table:style-name="ce9" table:formula="oooc:=[Escape.S24]" office:value-type="float" office:value="65.7431686805512">
            <text:p>65.74</text:p>
          </table:table-cell>
          <table:table-cell table:style-name="ce9" table:formula="oooc:=[Escape.S25]" office:value-type="float" office:value="65.6289707750953">
            <text:p>65.63</text:p>
          </table:table-cell>
          <table:table-cell table:style-name="ce9" table:formula="oooc:=[Escape.S26]" office:value-type="float" office:value="65.4658385093168">
            <text:p>65.47</text:p>
          </table:table-cell>
          <table:table-cell office:value-type="float" office:value="30">
            <text:p>30</text:p>
          </table:table-cell>
          <table:table-cell table:style-name="ce9" table:formula="oooc:=[.I28]-[.M28]" office:value-type="float" office:value="38.8768009408997">
            <text:p>38.88</text:p>
          </table:table-cell>
          <table:table-cell table:formula="oooc:=[.J28]-[.M28]" office:value-type="float" office:value="35.7431686805512">
            <text:p>35.74</text:p>
          </table:table-cell>
          <table:table-cell table:formula="oooc:=[.L28]-[.M28]" office:value-type="float" office:value="35.4658385093168">
            <text:p>35.47</text:p>
          </table:table-cell>
          <table:table-cell table:formula="oooc:=[.L28]-[.M28]" office:value-type="float" office:value="35.4658385093168">
            <text:p>35.47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ooc:=[Escape.T12]" office:value-type="string" office:string-value="Wed Oct  3 14:50:51 2007">
            <text:p>Wed Oct <text:s/>3 14:50:51 2007</text:p>
          </table:table-cell>
          <table:table-cell table:style-name="ce9" table:formula="oooc:=[Escape.T11]" office:value-type="float" office:value="10890">
            <text:p>10890</text:p>
          </table:table-cell>
          <table:table-cell/>
          <table:table-cell table:style-name="ce9" table:formula="oooc:=[Escape.U11]" office:value-type="float" office:value="6499">
            <text:p>6499</text:p>
          </table:table-cell>
          <table:table-cell table:style-name="ce9" table:formula="oooc:=[Escape.V11]" office:value-type="float" office:value="1078">
            <text:p>1078</text:p>
          </table:table-cell>
          <table:table-cell office:value-type="float" office:value="1">
            <text:p>1</text:p>
          </table:table-cell>
          <table:table-cell table:style-name="ce9" table:formula="oooc:=(([.F29]-[.G29])*100)/MAX([.F29];[.G29])*[.H29]" office:value-type="float" office:value="83.412832743499">
            <text:p>83.41</text:p>
          </table:table-cell>
          <table:table-cell table:style-name="ce9" table:formula="oooc:=[Escape.V24]" office:value-type="float" office:value="82.1231895994245">
            <text:p>82.12</text:p>
          </table:table-cell>
          <table:table-cell table:style-name="ce9" table:formula="oooc:=[Escape.V25]" office:value-type="float" office:value="80.9688581314879">
            <text:p>80.97</text:p>
          </table:table-cell>
          <table:table-cell table:style-name="ce9" table:formula="oooc:=[Escape.V26]" office:value-type="float" office:value="80.6648575305292">
            <text:p>80.66</text:p>
          </table:table-cell>
          <table:table-cell office:value-type="float" office:value="30">
            <text:p>30</text:p>
          </table:table-cell>
          <table:table-cell table:style-name="ce9" table:formula="oooc:=[.I29]-[.M29]" office:value-type="float" office:value="53.412832743499">
            <text:p>53.41</text:p>
          </table:table-cell>
          <table:table-cell table:formula="oooc:=[.J29]-[.M29]" office:value-type="float" office:value="52.1231895994245">
            <text:p>52.12</text:p>
          </table:table-cell>
          <table:table-cell table:formula="oooc:=[.L29]-[.M29]" office:value-type="float" office:value="50.6648575305292">
            <text:p>50.66</text:p>
          </table:table-cell>
          <table:table-cell table:formula="oooc:=[.L29]-[.M29]" office:value-type="float" office:value="50.6648575305292">
            <text:p>50.66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Escape.W12]" office:value-type="string" office:string-value="Wed Oct  3 15:04:35 2007">
            <text:p>Wed Oct <text:s/>3 15:04:35 2007</text:p>
          </table:table-cell>
          <table:table-cell table:style-name="ce11" table:formula="oooc:=[$Escape.W11]" office:value-type="float" office:value="157096">
            <text:p>157096</text:p>
          </table:table-cell>
          <table:table-cell/>
          <table:table-cell table:style-name="ce9" table:formula="oooc:=[$Escape.X11]" office:value-type="float" office:value="39664">
            <text:p>39664</text:p>
          </table:table-cell>
          <table:table-cell table:style-name="ce10" table:formula="oooc:=[$Escape.Y11]" office:value-type="float" office:value="6568">
            <text:p>6568</text:p>
          </table:table-cell>
          <table:table-cell office:value-type="float" office:value="1">
            <text:p>1</text:p>
          </table:table-cell>
          <table:table-cell table:style-name="ce9" table:formula="oooc:=(([.F30]-[.G30])*100)/MAX([.F30];[.G30])*[.H30]" office:value-type="float" office:value="83.4409035901573">
            <text:p>83.44</text:p>
          </table:table-cell>
          <table:table-cell table:style-name="ce9" table:formula="oooc:=[Escape.Y24]" office:value-type="float" office:value="81.2573674824087">
            <text:p>81.26</text:p>
          </table:table-cell>
          <table:table-cell table:style-name="ce9" table:formula="oooc:=[Escape.Y25]" office:value-type="float" office:value="81.1760524044077">
            <text:p>81.18</text:p>
          </table:table-cell>
          <table:table-cell table:style-name="ce9" table:formula="oooc:=[Escape.Y26]" office:value-type="float" office:value="81.1225256827863">
            <text:p>81.12</text:p>
          </table:table-cell>
          <table:table-cell office:value-type="float" office:value="20">
            <text:p>20</text:p>
          </table:table-cell>
          <table:table-cell table:style-name="ce9" table:formula="oooc:=[.I30]-[.M30]" office:value-type="float" office:value="63.4409035901573">
            <text:p>63.44</text:p>
          </table:table-cell>
          <table:table-cell table:formula="oooc:=[.J30]-[.M30]" office:value-type="float" office:value="61.2573674824087">
            <text:p>61.26</text:p>
          </table:table-cell>
          <table:table-cell table:formula="oooc:=[.L30]-[.M30]" office:value-type="float" office:value="61.1225256827863">
            <text:p>61.12</text:p>
          </table:table-cell>
          <table:table-cell table:formula="oooc:=[.L30]-[.M30]" office:value-type="float" office:value="61.1225256827863">
            <text:p>61.12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Escape.Z12]" office:value-type="string" office:string-value="Wed Oct  3 14:27:24 2007">
            <text:p>Wed Oct <text:s/>3 14:27:24 2007</text:p>
          </table:table-cell>
          <table:table-cell table:style-name="ce10" table:formula="oooc:=[$Escape.Z11]" office:value-type="float" office:value="52969">
            <text:p>52969</text:p>
          </table:table-cell>
          <table:table-cell/>
          <table:table-cell table:style-name="ce9" table:formula="oooc:=[$Escape.AA11]" office:value-type="float" office:value="3481">
            <text:p>3481</text:p>
          </table:table-cell>
          <table:table-cell table:style-name="ce9" table:formula="oooc:=[$Escape.AB11]" office:value-type="float" office:value="1058">
            <text:p>1058</text:p>
          </table:table-cell>
          <table:table-cell office:value-type="float" office:value="1">
            <text:p>1</text:p>
          </table:table-cell>
          <table:table-cell table:style-name="ce9" table:formula="oooc:=(([.F31]-[.G31])*100)/MAX([.F31];[.G31])*[.H31]" office:value-type="float" office:value="69.6064349324907">
            <text:p>69.61</text:p>
          </table:table-cell>
          <table:table-cell table:style-name="ce9" table:formula="oooc:=[Escape.AB24]" office:value-type="float" office:value="65.8046076202577">
            <text:p>65.8</text:p>
          </table:table-cell>
          <table:table-cell table:style-name="ce9" table:formula="oooc:=[Escape.AB25]" office:value-type="float" office:value="63.9228295819936">
            <text:p>63.92</text:p>
          </table:table-cell>
          <table:table-cell table:style-name="ce9" table:formula="oooc:=[Escape.AB26]" office:value-type="float" office:value="62.6558603491272">
            <text:p>62.66</text:p>
          </table:table-cell>
          <table:table-cell office:value-type="float" office:value="20">
            <text:p>20</text:p>
          </table:table-cell>
          <table:table-cell table:style-name="ce9" table:formula="oooc:=[.I31]-[.M31]" office:value-type="float" office:value="49.6064349324907">
            <text:p>49.61</text:p>
          </table:table-cell>
          <table:table-cell table:formula="oooc:=[.J31]-[.M31]" office:value-type="float" office:value="45.8046076202577">
            <text:p>45.8</text:p>
          </table:table-cell>
          <table:table-cell table:formula="oooc:=[.L31]-[.M31]" office:value-type="float" office:value="42.6558603491272">
            <text:p>42.66</text:p>
          </table:table-cell>
          <table:table-cell table:formula="oooc:=[.L31]-[.M31]" office:value-type="float" office:value="42.6558603491272">
            <text:p>42.66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ooc:=[Escape.AC12]" office:value-type="string" office:string-value="Wed Oct  3 14:53:35 2007">
            <text:p>Wed Oct <text:s/>3 14:53:35 2007</text:p>
          </table:table-cell>
          <table:table-cell table:style-name="ce10" table:formula="oooc:=[Escape.AC11]" office:value-type="float" office:value="8802">
            <text:p>8802</text:p>
          </table:table-cell>
          <table:table-cell/>
          <table:table-cell table:style-name="ce9" table:formula="oooc:=[Escape.AD11]" office:value-type="float" office:value="904">
            <text:p>904</text:p>
          </table:table-cell>
          <table:table-cell table:style-name="ce9" table:formula="oooc:=[Escape.AE11]" office:value-type="float" office:value="348">
            <text:p>348</text:p>
          </table:table-cell>
          <table:table-cell office:value-type="float" office:value="1">
            <text:p>1</text:p>
          </table:table-cell>
          <table:table-cell table:style-name="ce9" table:formula="oooc:=(([.F32]-[.G32])*100)/MAX([.F32];[.G32])*[.H32]" office:value-type="float" office:value="61.5044247787611">
            <text:p>61.5</text:p>
          </table:table-cell>
          <table:table-cell table:style-name="ce9" table:formula="oooc:=[Escape.AE24]" office:value-type="float" office:value="60.5954661171051">
            <text:p>60.6</text:p>
          </table:table-cell>
          <table:table-cell table:style-name="ce9" table:formula="oooc:=[Escape.AE25]" office:value-type="float" office:value="53.4031413612565">
            <text:p>53.4</text:p>
          </table:table-cell>
          <table:table-cell table:style-name="ce9" table:formula="oooc:=[Escape.AE26]" office:value-type="float" office:value="53.2994923857868">
            <text:p>53.3</text:p>
          </table:table-cell>
          <table:table-cell office:value-type="float" office:value="20">
            <text:p>20</text:p>
          </table:table-cell>
          <table:table-cell table:style-name="ce9" table:formula="oooc:=[.I32]-[.M32]" office:value-type="float" office:value="41.5044247787611">
            <text:p>41.5</text:p>
          </table:table-cell>
          <table:table-cell table:formula="oooc:=[.J32]-[.M32]" office:value-type="float" office:value="40.5954661171051">
            <text:p>40.6</text:p>
          </table:table-cell>
          <table:table-cell table:formula="oooc:=[.L32]-[.M32]" office:value-type="float" office:value="33.2994923857868">
            <text:p>33.3</text:p>
          </table:table-cell>
          <table:table-cell table:formula="oooc:=[.L32]-[.M32]" office:value-type="float" office:value="33.2994923857868">
            <text:p>33.3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Escape.AF12]" office:value-type="string" office:string-value="Wed Oct  3 14:31:30 2007">
            <text:p>Wed Oct <text:s/>3 14:31:30 2007</text:p>
          </table:table-cell>
          <table:table-cell table:style-name="ce9" table:formula="oooc:=[$Escape.AF11]" office:value-type="float" office:value="21441">
            <text:p>21441</text:p>
          </table:table-cell>
          <table:table-cell/>
          <table:table-cell table:style-name="ce10" table:formula="oooc:=[$Escape.AG11]" office:value-type="float" office:value="28543">
            <text:p>28543</text:p>
          </table:table-cell>
          <table:table-cell table:style-name="ce9" table:formula="oooc:=[$Escape.AH11]" office:value-type="float" office:value="5777">
            <text:p>5777</text:p>
          </table:table-cell>
          <table:table-cell office:value-type="float" office:value="1">
            <text:p>1</text:p>
          </table:table-cell>
          <table:table-cell table:style-name="ce9" table:formula="oooc:=(([.F33]-[.G33])*100)/MAX([.F33];[.G33])*[.H33]" office:value-type="float" office:value="79.760361559752">
            <text:p>79.76</text:p>
          </table:table-cell>
          <table:table-cell table:style-name="ce9" table:formula="oooc:=[Escape.AH24]" office:value-type="float" office:value="82.6916658981721">
            <text:p>82.69</text:p>
          </table:table-cell>
          <table:table-cell table:style-name="ce9" table:formula="oooc:=[Escape.AH25]" office:value-type="float" office:value="82.4811889342268">
            <text:p>82.48</text:p>
          </table:table-cell>
          <table:table-cell table:style-name="ce9" table:formula="oooc:=[Escape.AH26]" office:value-type="float" office:value="82.4488669833198">
            <text:p>82.45</text:p>
          </table:table-cell>
          <table:table-cell office:value-type="float" office:value="20">
            <text:p>20</text:p>
          </table:table-cell>
          <table:table-cell table:style-name="ce9" table:formula="oooc:=[.I33]-[.M33]" office:value-type="float" office:value="59.760361559752">
            <text:p>59.76</text:p>
          </table:table-cell>
          <table:table-cell table:formula="oooc:=[.J33]-[.M33]" office:value-type="float" office:value="62.6916658981721">
            <text:p>62.69</text:p>
          </table:table-cell>
          <table:table-cell table:formula="oooc:=[.L33]-[.M33]" office:value-type="float" office:value="62.4488669833198">
            <text:p>62.45</text:p>
          </table:table-cell>
          <table:table-cell table:formula="oooc:=[.L33]-[.M33]" office:value-type="float" office:value="62.4488669833198">
            <text:p>62.45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Escape.AI12]" office:value-type="string" office:string-value="Wed Oct  3 15:03:22 2007">
            <text:p>Wed Oct <text:s/>3 15:03:22 2007</text:p>
          </table:table-cell>
          <table:table-cell table:formula="oooc:=[Escape.AI11]" office:value-type="float" office:value="27928">
            <text:p>27928</text:p>
          </table:table-cell>
          <table:table-cell/>
          <table:table-cell table:formula="oooc:=[Escape.AJ11]" office:value-type="float" office:value="25801">
            <text:p>25801</text:p>
          </table:table-cell>
          <table:table-cell table:formula="oooc:=[Escape.AK11]" office:value-type="float" office:value="3474">
            <text:p>3474</text:p>
          </table:table-cell>
          <table:table-cell office:value-type="float" office:value="1">
            <text:p>1</text:p>
          </table:table-cell>
          <table:table-cell table:style-name="ce9" table:formula="oooc:=(([.F34]-[.G34])*100)/MAX([.F34];[.G34])*[.H34]" office:value-type="float" office:value="86.5354056044339">
            <text:p>86.54</text:p>
          </table:table-cell>
          <table:table-cell table:formula="oooc:=[Escape.AK24]" office:value-type="float" office:value="86.9551779666217">
            <text:p>86.96</text:p>
          </table:table-cell>
          <table:table-cell table:formula="oooc:=[Escape.AK25]" office:value-type="float" office:value="86.8629173989455">
            <text:p>86.86</text:p>
          </table:table-cell>
          <table:table-cell table:formula="oooc:=[Escape.AK26]" office:value-type="float" office:value="86.7150537634409">
            <text:p>86.72</text:p>
          </table:table-cell>
          <table:table-cell office:value-type="float" office:value="20">
            <text:p>20</text:p>
          </table:table-cell>
          <table:table-cell table:style-name="ce9" table:formula="oooc:=[.I34]-[.M34]" office:value-type="float" office:value="66.5354056044339">
            <text:p>66.54</text:p>
          </table:table-cell>
          <table:table-cell table:formula="oooc:=[.J34]-[.M34]" office:value-type="float" office:value="66.9551779666217">
            <text:p>66.96</text:p>
          </table:table-cell>
          <table:table-cell table:formula="oooc:=[.L34]-[.M34]" office:value-type="float" office:value="66.7150537634409">
            <text:p>66.72</text:p>
          </table:table-cell>
          <table:table-cell table:formula="oooc:=[.L34]-[.M34]" office:value-type="float" office:value="66.7150537634409">
            <text:p>66.72</text:p>
          </table:table-cell>
          <table:table-cell table:number-columns-repeated="239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7" office:value-type="string">
            <text:p>scen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source</text:p>
          </table:table-cell>
          <table:table-cell/>
          <table:table-cell table:style-name="ce3" office:value-type="string">
            <text:p>t/ns</text:p>
          </table:table-cell>
          <table:table-cell table:style-name="ce4" office:value-type="string">
            <text:p>t/s</text:p>
          </table:table-cell>
          <table:table-cell table:style-name="ce14" office:value-type="string">
            <text:p>valid?</text:p>
          </table:table-cell>
          <table:table-cell table:style-name="ce14" office:value-type="string">
            <text:p>regret(1)</text:p>
          </table:table-cell>
          <table:table-cell table:style-name="ce14" office:value-type="string">
            <text:p>regret(2)</text:p>
          </table:table-cell>
          <table:table-cell table:style-name="ce14" office:value-type="string">
            <text:p>regret(3)</text:p>
          </table:table-cell>
          <table:table-cell table:style-name="ce14" office:value-type="string">
            <text:p>regret(4)</text:p>
          </table:table-cell>
          <table:table-cell table:style-name="ce14" office:value-type="string">
            <text:p>needed</text:p>
          </table:table-cell>
          <table:table-cell table:style-name="ce14" office:value-type="string">
            <text:p>excess(1)</text:p>
          </table:table-cell>
          <table:table-cell table:style-name="ce4" office:value-type="string">
            <text:p>excess(2)</text:p>
          </table:table-cell>
          <table:table-cell table:style-name="ce4" office:value-type="string">
            <text:p>excess(3)</text:p>
          </table:table-cell>
          <table:table-cell table:style-name="ce4" office:value-type="string">
            <text:p>excess(4)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$Level10.B12]" office:value-type="string" office:string-value="Wed Oct  3 15:02:24 2007">
            <text:p>Wed Oct <text:s/>3 15:02:24 2007</text:p>
          </table:table-cell>
          <table:table-cell table:style-name="ce9" table:formula="oooc:=[$Level10.B11]" office:value-type="float" office:value="3307">
            <text:p>3307</text:p>
          </table:table-cell>
          <table:table-cell/>
          <table:table-cell table:style-name="ce9" table:formula="oooc:=[$Level10.C11]" office:value-type="float" office:value="2449">
            <text:p>2449</text:p>
          </table:table-cell>
          <table:table-cell table:style-name="ce9" table:formula="oooc:=[$Level10.D11]" office:value-type="float" office:value="586">
            <text:p>586</text:p>
          </table:table-cell>
          <table:table-cell office:value-type="float" office:value="1">
            <text:p>1</text:p>
          </table:table-cell>
          <table:table-cell table:style-name="ce9" table:formula="oooc:=(([.F38]-[.G38])*100)/MAX([.F38];[.G38])*[.H38]" office:value-type="float" office:value="76.0718660677828">
            <text:p>76.07</text:p>
          </table:table-cell>
          <table:table-cell table:style-name="ce9" table:formula="oooc:=[Level10.D24]" office:value-type="float" office:value="85.6071547582599">
            <text:p>85.61</text:p>
          </table:table-cell>
          <table:table-cell table:style-name="ce9" table:formula="oooc:=[Level10.D25]" office:value-type="float" office:value="83.9708617482951">
            <text:p>83.97</text:p>
          </table:table-cell>
          <table:table-cell table:style-name="ce9" table:formula="oooc:=[Level10.D26]" office:value-type="float" office:value="83.9037069125565">
            <text:p>83.9</text:p>
          </table:table-cell>
          <table:table-cell office:value-type="float" office:value="20">
            <text:p>20</text:p>
          </table:table-cell>
          <table:table-cell table:style-name="ce9" table:formula="oooc:=[.I38]-[.M38]" office:value-type="float" office:value="56.0718660677828">
            <text:p>56.07</text:p>
          </table:table-cell>
          <table:table-cell table:formula="oooc:=[.J38]-[.M38]" office:value-type="float" office:value="65.6071547582599">
            <text:p>65.61</text:p>
          </table:table-cell>
          <table:table-cell table:formula="oooc:=[.L38]-[.M38]" office:value-type="float" office:value="63.9037069125565">
            <text:p>63.9</text:p>
          </table:table-cell>
          <table:table-cell table:formula="oooc:=[.L38]-[.M38]" office:value-type="float" office:value="63.9037069125565">
            <text:p>63.9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$Level10.E12]" office:value-type="string" office:string-value="Wed Oct  3 15:28:00 2007">
            <text:p>Wed Oct <text:s/>3 15:28:00 2007</text:p>
          </table:table-cell>
          <table:table-cell table:style-name="ce9" table:formula="oooc:=[$Level10.E11]" office:value-type="float" office:value="19605">
            <text:p>19605</text:p>
          </table:table-cell>
          <table:table-cell/>
          <table:table-cell table:style-name="ce9" table:formula="oooc:=[$Level10.F11]" office:value-type="float" office:value="4000">
            <text:p>4000</text:p>
          </table:table-cell>
          <table:table-cell table:style-name="ce9" table:formula="oooc:=[$Level10.G11]" office:value-type="float" office:value="1820">
            <text:p>1820</text:p>
          </table:table-cell>
          <table:table-cell office:value-type="float" office:value="1">
            <text:p>1</text:p>
          </table:table-cell>
          <table:table-cell table:style-name="ce9" table:formula="oooc:=(([.F39]-[.G39])*100)/MAX([.F39];[.G39])*[.H39]" office:value-type="float" office:value="54.5">
            <text:p>54.5</text:p>
          </table:table-cell>
          <table:table-cell table:style-name="ce9" table:formula="oooc:=[Level10.G24]" office:value-type="float" office:value="58.2208657460826">
            <text:p>58.22</text:p>
          </table:table-cell>
          <table:table-cell table:style-name="ce9" table:formula="oooc:=[Level10.G25]" office:value-type="float" office:value="58.0796900940786">
            <text:p>58.08</text:p>
          </table:table-cell>
          <table:table-cell table:style-name="ce9" table:formula="oooc:=[Level10.G26]" office:value-type="float" office:value="58.0645161290323">
            <text:p>58.06</text:p>
          </table:table-cell>
          <table:table-cell office:value-type="float" office:value="20">
            <text:p>20</text:p>
          </table:table-cell>
          <table:table-cell table:style-name="ce9" table:formula="oooc:=[.I39]-[.M39]" office:value-type="float" office:value="34.5">
            <text:p>34.5</text:p>
          </table:table-cell>
          <table:table-cell table:formula="oooc:=[.J39]-[.M39]" office:value-type="float" office:value="38.2208657460826">
            <text:p>38.22</text:p>
          </table:table-cell>
          <table:table-cell table:formula="oooc:=[.L39]-[.M39]" office:value-type="float" office:value="38.0645161290323">
            <text:p>38.06</text:p>
          </table:table-cell>
          <table:table-cell table:formula="oooc:=[.L39]-[.M39]" office:value-type="float" office:value="38.0645161290323">
            <text:p>38.06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$Level10.H12]" office:value-type="string" office:string-value="Wed Oct  3 15:10:36 2007">
            <text:p>Wed Oct <text:s/>3 15:10:36 2007</text:p>
          </table:table-cell>
          <table:table-cell table:style-name="ce9" table:formula="oooc:=[$Level10.H11]" office:value-type="float" office:value="4729">
            <text:p>4729</text:p>
          </table:table-cell>
          <table:table-cell/>
          <table:table-cell table:style-name="ce9" table:formula="oooc:=[$Level10.I11]" office:value-type="float" office:value="1902">
            <text:p>1902</text:p>
          </table:table-cell>
          <table:table-cell table:style-name="ce9" table:formula="oooc:=[$Level10.J11]" office:value-type="float" office:value="1328">
            <text:p>1328</text:p>
          </table:table-cell>
          <table:table-cell office:value-type="float" office:value="1">
            <text:p>1</text:p>
          </table:table-cell>
          <table:table-cell table:style-name="ce9" table:formula="oooc:=(([.F40]-[.G40])*100)/MAX([.F40];[.G40])*[.H40]" office:value-type="float" office:value="30.1787592008412">
            <text:p>30.18</text:p>
          </table:table-cell>
          <table:table-cell table:style-name="ce9" table:formula="oooc:=[Level10.J24]" office:value-type="float" office:value="40.0017342843204">
            <text:p>40</text:p>
          </table:table-cell>
          <table:table-cell table:style-name="ce9" table:formula="oooc:=[Level10.J25]" office:value-type="float" office:value="39.7188049209139">
            <text:p>39.72</text:p>
          </table:table-cell>
          <table:table-cell table:style-name="ce9" table:formula="oooc:=[Level10.J26]" office:value-type="float" office:value="39.8560657984921">
            <text:p>39.86</text:p>
          </table:table-cell>
          <table:table-cell office:value-type="float" office:value="20">
            <text:p>20</text:p>
          </table:table-cell>
          <table:table-cell table:style-name="ce9" table:formula="oooc:=[.I40]-[.M40]" office:value-type="float" office:value="10.1787592008412">
            <text:p>10.18</text:p>
          </table:table-cell>
          <table:table-cell table:formula="oooc:=[.J40]-[.M40]" office:value-type="float" office:value="20.0017342843204">
            <text:p>20</text:p>
          </table:table-cell>
          <table:table-cell table:formula="oooc:=[.L40]-[.M40]" office:value-type="float" office:value="19.8560657984921">
            <text:p>19.86</text:p>
          </table:table-cell>
          <table:table-cell table:formula="oooc:=[.L40]-[.M40]" office:value-type="float" office:value="19.8560657984921">
            <text:p>19.86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$Level10.K12]" office:value-type="string" office:string-value="Wed Oct  3 15:32:13 2007">
            <text:p>Wed Oct <text:s/>3 15:32:13 2007</text:p>
          </table:table-cell>
          <table:table-cell table:style-name="ce9" table:formula="oooc:=[$Level10.K11]" office:value-type="float" office:value="17941">
            <text:p>17941</text:p>
          </table:table-cell>
          <table:table-cell/>
          <table:table-cell table:style-name="ce9" table:formula="oooc:=[$Level10.L11]" office:value-type="float" office:value="2188">
            <text:p>2188</text:p>
          </table:table-cell>
          <table:table-cell table:style-name="ce9" table:formula="oooc:=[$Level10.M11]" office:value-type="float" office:value="869">
            <text:p>869</text:p>
          </table:table-cell>
          <table:table-cell office:value-type="float" office:value="1">
            <text:p>1</text:p>
          </table:table-cell>
          <table:table-cell table:style-name="ce9" table:formula="oooc:=(([.F41]-[.G41])*100)/MAX([.F41];[.G41])*[.H41]" office:value-type="float" office:value="60.2833638025594">
            <text:p>60.28</text:p>
          </table:table-cell>
          <table:table-cell table:style-name="ce9" table:formula="oooc:=[Level10.M24]" office:value-type="float" office:value="60.1693465097486">
            <text:p>60.17</text:p>
          </table:table-cell>
          <table:table-cell table:style-name="ce9" table:formula="oooc:=[Level10.M25]" office:value-type="float" office:value="59.9644655019248">
            <text:p>59.96</text:p>
          </table:table-cell>
          <table:table-cell table:style-name="ce9" table:formula="oooc:=[Level10.M26]" office:value-type="float" office:value="59.6676959270696">
            <text:p>59.67</text:p>
          </table:table-cell>
          <table:table-cell office:value-type="float" office:value="20">
            <text:p>20</text:p>
          </table:table-cell>
          <table:table-cell table:style-name="ce9" table:formula="oooc:=[.I41]-[.M41]" office:value-type="float" office:value="40.2833638025594">
            <text:p>40.28</text:p>
          </table:table-cell>
          <table:table-cell table:formula="oooc:=[.J41]-[.M41]" office:value-type="float" office:value="40.1693465097486">
            <text:p>40.17</text:p>
          </table:table-cell>
          <table:table-cell table:formula="oooc:=[.L41]-[.M41]" office:value-type="float" office:value="39.6676959270696">
            <text:p>39.67</text:p>
          </table:table-cell>
          <table:table-cell table:formula="oooc:=[.L41]-[.M41]" office:value-type="float" office:value="39.6676959270696">
            <text:p>39.67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$Level10.N12]" office:value-type="string" office:string-value="Wed Oct  3 15:17:05 2007">
            <text:p>Wed Oct <text:s/>3 15:17:05 2007</text:p>
          </table:table-cell>
          <table:table-cell table:style-name="ce9" table:formula="oooc:=[$Level10.N11]" office:value-type="float" office:value="52969">
            <text:p>52969</text:p>
          </table:table-cell>
          <table:table-cell/>
          <table:table-cell table:style-name="ce9" table:formula="oooc:=[$Level10.O11]" office:value-type="float" office:value="5959">
            <text:p>5959</text:p>
          </table:table-cell>
          <table:table-cell table:style-name="ce9" table:formula="oooc:=[$Level10.P11]" office:value-type="float" office:value="5460">
            <text:p>5460</text:p>
          </table:table-cell>
          <table:table-cell office:value-type="float" office:value="1">
            <text:p>1</text:p>
          </table:table-cell>
          <table:table-cell table:style-name="ce9" table:formula="oooc:=(([.F42]-[.G42])*100)/MAX([.F42];[.G42])*[.H42]" office:value-type="float" office:value="8.37388823628126">
            <text:p>8.37</text:p>
          </table:table-cell>
          <table:table-cell table:style-name="ce9" table:formula="oooc:=[Level10.P24]" office:value-type="float" office:value="7.46154511806992">
            <text:p>7.46</text:p>
          </table:table-cell>
          <table:table-cell table:style-name="ce9" table:formula="oooc:=[Level10.P25]" office:value-type="float" office:value="7.53295668549906">
            <text:p>7.53</text:p>
          </table:table-cell>
          <table:table-cell table:style-name="ce9" table:formula="oooc:=[Level10.P26]" office:value-type="float" office:value="6.86742563349248">
            <text:p>6.87</text:p>
          </table:table-cell>
          <table:table-cell office:value-type="float" office:value="20">
            <text:p>20</text:p>
          </table:table-cell>
          <table:table-cell table:style-name="ce9" table:formula="oooc:=[.I42]-[.M42]" office:value-type="float" office:value="-11.6261117637187">
            <text:p>-11.63</text:p>
          </table:table-cell>
          <table:table-cell table:formula="oooc:=[.J42]-[.M42]" office:value-type="float" office:value="-12.5384548819301">
            <text:p>-12.54</text:p>
          </table:table-cell>
          <table:table-cell table:formula="oooc:=[.L42]-[.M42]" office:value-type="float" office:value="-13.1325743665075">
            <text:p>-13.13</text:p>
          </table:table-cell>
          <table:table-cell table:formula="oooc:=[.L42]-[.M42]" office:value-type="float" office:value="-13.1325743665075">
            <text:p>-13.13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$Level10.Q12]" office:value-type="string" office:string-value="Wed Oct  3 15:18:53 2007">
            <text:p>Wed Oct <text:s/>3 15:18:53 2007</text:p>
          </table:table-cell>
          <table:table-cell table:style-name="ce9" table:formula="oooc:=[$Level10.Q11]" office:value-type="float" office:value="13621">
            <text:p>13621</text:p>
          </table:table-cell>
          <table:table-cell/>
          <table:table-cell table:style-name="ce9" table:formula="oooc:=[$Level10.R11]" office:value-type="float" office:value="6395">
            <text:p>6395</text:p>
          </table:table-cell>
          <table:table-cell table:style-name="ce9" table:formula="oooc:=[$Level10.S11]" office:value-type="float" office:value="4328">
            <text:p>4328</text:p>
          </table:table-cell>
          <table:table-cell office:value-type="float" office:value="1">
            <text:p>1</text:p>
          </table:table-cell>
          <table:table-cell table:style-name="ce9" table:formula="oooc:=(([.F43]-[.G43])*100)/MAX([.F43];[.G43])*[.H43]" office:value-type="float" office:value="32.3221266614543">
            <text:p>32.32</text:p>
          </table:table-cell>
          <table:table-cell table:style-name="ce9" table:formula="oooc:=[Level10.S24]" office:value-type="float" office:value="33.8541482130192">
            <text:p>33.85</text:p>
          </table:table-cell>
          <table:table-cell table:style-name="ce9" table:formula="oooc:=[Level10.S25]" office:value-type="float" office:value="32.4053452115813">
            <text:p>32.41</text:p>
          </table:table-cell>
          <table:table-cell table:style-name="ce9" table:formula="oooc:=[Level10.S26]" office:value-type="float" office:value="32.7479338842975">
            <text:p>32.75</text:p>
          </table:table-cell>
          <table:table-cell office:value-type="float" office:value="20">
            <text:p>20</text:p>
          </table:table-cell>
          <table:table-cell table:style-name="ce9" table:formula="oooc:=[.I43]-[.M43]" office:value-type="float" office:value="12.3221266614543">
            <text:p>12.32</text:p>
          </table:table-cell>
          <table:table-cell table:formula="oooc:=[.J43]-[.M43]" office:value-type="float" office:value="13.8541482130192">
            <text:p>13.85</text:p>
          </table:table-cell>
          <table:table-cell table:formula="oooc:=[.L43]-[.M43]" office:value-type="float" office:value="12.7479338842975">
            <text:p>12.75</text:p>
          </table:table-cell>
          <table:table-cell table:formula="oooc:=[.L43]-[.M43]" office:value-type="float" office:value="12.7479338842975">
            <text:p>12.75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$Level10.T12]" office:value-type="string" office:string-value="Wed Oct  3 15:24:29 2007">
            <text:p>Wed Oct <text:s/>3 15:24:29 2007</text:p>
          </table:table-cell>
          <table:table-cell table:style-name="ce9" table:formula="oooc:=[$Level10.T11]" office:value-type="float" office:value="16375">
            <text:p>16375</text:p>
          </table:table-cell>
          <table:table-cell/>
          <table:table-cell table:style-name="ce9" table:formula="oooc:=[$Level10.U11]" office:value-type="float" office:value="4391">
            <text:p>4391</text:p>
          </table:table-cell>
          <table:table-cell table:style-name="ce9" table:formula="oooc:=[$Level10.V11]" office:value-type="float" office:value="1241">
            <text:p>1241</text:p>
          </table:table-cell>
          <table:table-cell office:value-type="float" office:value="1">
            <text:p>1</text:p>
          </table:table-cell>
          <table:table-cell table:style-name="ce9" table:formula="oooc:=(([.F44]-[.G44])*100)/MAX([.F44];[.G44])*[.H44]" office:value-type="float" office:value="71.7376451833295">
            <text:p>71.74</text:p>
          </table:table-cell>
          <table:table-cell table:style-name="ce9" table:formula="oooc:=[Level10.V24]" office:value-type="float" office:value="75.8482122090764">
            <text:p>75.85</text:p>
          </table:table-cell>
          <table:table-cell table:style-name="ce9" table:formula="oooc:=[Level10.V25]" office:value-type="float" office:value="75.6802721088436">
            <text:p>75.68</text:p>
          </table:table-cell>
          <table:table-cell table:style-name="ce9" table:formula="oooc:=[Level10.V26]" office:value-type="float" office:value="75.6341600901916">
            <text:p>75.63</text:p>
          </table:table-cell>
          <table:table-cell office:value-type="float" office:value="20">
            <text:p>20</text:p>
          </table:table-cell>
          <table:table-cell table:style-name="ce9" table:formula="oooc:=[.I44]-[.M44]" office:value-type="float" office:value="51.7376451833295">
            <text:p>51.74</text:p>
          </table:table-cell>
          <table:table-cell table:formula="oooc:=[.J44]-[.M44]" office:value-type="float" office:value="55.8482122090764">
            <text:p>55.85</text:p>
          </table:table-cell>
          <table:table-cell table:formula="oooc:=[.L44]-[.M44]" office:value-type="float" office:value="55.6341600901916">
            <text:p>55.63</text:p>
          </table:table-cell>
          <table:table-cell table:formula="oooc:=[.L44]-[.M44]" office:value-type="float" office:value="55.6341600901916">
            <text:p>55.63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Level10.W12]" office:value-type="string" office:string-value="Wed Oct  3 21:55:47 2007">
            <text:p>Wed Oct <text:s/>3 21:55:47 2007</text:p>
          </table:table-cell>
          <table:table-cell table:formula="oooc:=[Level10.W11]" office:value-type="float" office:value="188213">
            <text:p>188213</text:p>
          </table:table-cell>
          <table:table-cell/>
          <table:table-cell table:formula="oooc:=[Level10.X11]" office:value-type="float" office:value="2737">
            <text:p>2737</text:p>
          </table:table-cell>
          <table:table-cell table:formula="oooc:=[Level10.Y11]" office:value-type="float" office:value="2241">
            <text:p>2241</text:p>
          </table:table-cell>
          <table:table-cell office:value-type="float" office:value="1">
            <text:p>1</text:p>
          </table:table-cell>
          <table:table-cell table:style-name="ce9" table:formula="oooc:=(([.F45]-[.G45])*100)/MAX([.F45];[.G45])*[.H45]" office:value-type="float" office:value="18.1220314212642">
            <text:p>18.12</text:p>
          </table:table-cell>
          <table:table-cell table:style-name="ce9" table:formula="oooc:=[Level10.Y24]" office:value-type="float" office:value="-14.4494895061615">
            <text:p>-14.45</text:p>
          </table:table-cell>
          <table:table-cell table:style-name="ce9" table:formula="oooc:=[Level10.Y25]" office:value-type="float" office:value="-12.3076923076923">
            <text:p>-12.31</text:p>
          </table:table-cell>
          <table:table-cell table:style-name="ce9" table:formula="oooc:=[Level10.Y26]" office:value-type="float" office:value="-14.0096618357488">
            <text:p>-14.01</text:p>
          </table:table-cell>
          <table:table-cell office:value-type="float" office:value="20">
            <text:p>20</text:p>
          </table:table-cell>
          <table:table-cell table:style-name="ce9" table:formula="oooc:=[.I45]-[.M45]" office:value-type="float" office:value="-1.87796857873584">
            <text:p>-1.88</text:p>
          </table:table-cell>
          <table:table-cell table:formula="oooc:=[.J45]-[.M45]" office:value-type="float" office:value="-34.4494895061615">
            <text:p>-34.45</text:p>
          </table:table-cell>
          <table:table-cell table:formula="oooc:=[.L45]-[.M45]" office:value-type="float" office:value="-34.0096618357488">
            <text:p>-34.01</text:p>
          </table:table-cell>
          <table:table-cell table:formula="oooc:=[.L45]-[.M45]" office:value-type="float" office:value="-34.0096618357488">
            <text:p>-34.01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BUILD</text:p>
          </table:table-cell>
          <table:table-cell table:style-name="Default"/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4" office:value-type="string">
            <text:p>level</text:p>
          </table:table-cell>
          <table:table-cell table:style-name="ce7" office:value-type="string">
            <text:p>scen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source1</text:p>
          </table:table-cell>
          <table:table-cell table:style-name="ce4"/>
          <table:table-cell table:style-name="ce4" office:value-type="string">
            <text:p>t/ns</text:p>
          </table:table-cell>
          <table:table-cell table:style-name="ce4" office:value-type="string">
            <text:p>t/s</text:p>
          </table:table-cell>
          <table:table-cell table:style-name="ce14" office:value-type="string">
            <text:p>valid?</text:p>
          </table:table-cell>
          <table:table-cell table:style-name="ce14" office:value-type="string">
            <text:p>regret(1)</text:p>
          </table:table-cell>
          <table:table-cell table:style-name="ce14" office:value-type="string">
            <text:p>regret(2)</text:p>
          </table:table-cell>
          <table:table-cell table:style-name="ce14" office:value-type="string">
            <text:p>regret(3)</text:p>
          </table:table-cell>
          <table:table-cell table:style-name="ce14" office:value-type="string">
            <text:p>regret(4)</text:p>
          </table:table-cell>
          <table:table-cell table:style-name="ce14" office:value-type="string">
            <text:p>needed</text:p>
          </table:table-cell>
          <table:table-cell table:style-name="ce14" office:value-type="string">
            <text:p>excess(1)</text:p>
          </table:table-cell>
          <table:table-cell table:style-name="ce4" office:value-type="string">
            <text:p>excess(2)</text:p>
          </table:table-cell>
          <table:table-cell table:style-name="ce4" office:value-type="string">
            <text:p>excess(3)</text:p>
          </table:table-cell>
          <table:table-cell table:style-name="ce4" office:value-type="string">
            <text:p>excess(4)</text:p>
          </table:table-cell>
          <table:table-cell table:style-name="ce4" table:number-columns-repeated="239"/>
        </table:table-row>
        <table:table-row table:style-name="ro1">
          <table:table-cell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formula="oooc:=[Build.B12]" office:value-type="string" office:string-value="Tue Oct  9 13:20:41 2007">
            <text:p>Tue Oct <text:s/>9 13:20:41 2007</text:p>
          </table:table-cell>
          <table:table-cell table:formula="oooc:=[Build.B11]" office:value-type="float" office:value="41718">
            <text:p>41718</text:p>
          </table:table-cell>
          <table:table-cell/>
          <table:table-cell table:formula="oooc:=[Build.C11]" office:value-type="float" office:value="92715">
            <text:p>92715</text:p>
          </table:table-cell>
          <table:table-cell table:formula="oooc:=[Build.D11]" office:value-type="float" office:value="17497">
            <text:p>17497</text:p>
          </table:table-cell>
          <table:table-cell office:value-type="float" office:value="1">
            <text:p>1</text:p>
          </table:table-cell>
          <table:table-cell table:style-name="ce9" table:formula="oooc:=(([.F49]-[.G49])*100)/MAX([.F49];[.G49])*[.H49]" office:value-type="float" office:value="81.1281885347571">
            <text:p>81.13</text:p>
          </table:table-cell>
          <table:table-cell table:style-name="ce9" table:formula="oooc:=[Build.D23]" office:value-type="float" office:value="79.06536376652">
            <text:p>79.07</text:p>
          </table:table-cell>
          <table:table-cell table:style-name="ce9" table:formula="oooc:=[Build.D24]" office:value-type="float" office:value="79.0506202017393">
            <text:p>79.05</text:p>
          </table:table-cell>
          <table:table-cell table:style-name="ce9" table:formula="oooc:=[Build.D25]" office:value-type="float" office:value="79.0409911382179">
            <text:p>79.04</text:p>
          </table:table-cell>
          <table:table-cell office:value-type="float" office:value="30">
            <text:p>30</text:p>
          </table:table-cell>
          <table:table-cell table:style-name="ce9" table:formula="oooc:=[.I49]-[.M49]" office:value-type="float" office:value="51.1281885347571">
            <text:p>51.13</text:p>
          </table:table-cell>
          <table:table-cell table:formula="oooc:=[.J49]-[.M49]" office:value-type="float" office:value="49.06536376652">
            <text:p>49.07</text:p>
          </table:table-cell>
          <table:table-cell table:formula="oooc:=[.L49]-[.M49]" office:value-type="float" office:value="49.0409911382179">
            <text:p>49.04</text:p>
          </table:table-cell>
          <table:table-cell table:formula="oooc:=[.L49]-[.M49]" office:value-type="float" office:value="49.0409911382179">
            <text:p>49.04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formula="oooc:=[Build.E12]" office:value-type="string" office:string-value="Thu Oct  4 09:42:27 2007">
            <text:p>Thu Oct <text:s/>4 09:42:27 2007</text:p>
          </table:table-cell>
          <table:table-cell table:formula="oooc:=[Build.E11]" office:value-type="float" office:value="12383">
            <text:p>12383</text:p>
          </table:table-cell>
          <table:table-cell/>
          <table:table-cell table:formula="oooc:=[Build.F11]" office:value-type="float" office:value="15315">
            <text:p>15315</text:p>
          </table:table-cell>
          <table:table-cell table:formula="oooc:=[Build.G11]" office:value-type="float" office:value="12028">
            <text:p>12028</text:p>
          </table:table-cell>
          <table:table-cell office:value-type="float" office:value="1">
            <text:p>1</text:p>
          </table:table-cell>
          <table:table-cell table:style-name="ce9" table:formula="oooc:=(([.F50]-[.G50])*100)/MAX([.F50];[.G50])*[.H50]" office:value-type="float" office:value="21.4626183480248">
            <text:p>21.46</text:p>
          </table:table-cell>
          <table:table-cell table:style-name="ce9" table:formula="oooc:=[Build.G23]" office:value-type="float" office:value="6.64831033835276">
            <text:p>6.65</text:p>
          </table:table-cell>
          <table:table-cell table:style-name="ce9" table:formula="oooc:=[Build.G24]" office:value-type="float" office:value="6.69535785533365">
            <text:p>6.7</text:p>
          </table:table-cell>
          <table:table-cell table:style-name="ce9" table:formula="oooc:=[Build.G25]" office:value-type="float" office:value="6.68054716009583">
            <text:p>6.68</text:p>
          </table:table-cell>
          <table:table-cell office:value-type="float" office:value="30">
            <text:p>30</text:p>
          </table:table-cell>
          <table:table-cell table:style-name="ce9" table:formula="oooc:=[.I50]-[.M50]" office:value-type="float" office:value="-8.53738165197519">
            <text:p>-8.54</text:p>
          </table:table-cell>
          <table:table-cell table:formula="oooc:=[.J50]-[.M50]" office:value-type="float" office:value="-23.3516896616472">
            <text:p>-23.35</text:p>
          </table:table-cell>
          <table:table-cell table:formula="oooc:=[.L50]-[.M50]" office:value-type="float" office:value="-23.3194528399042">
            <text:p>-23.32</text:p>
          </table:table-cell>
          <table:table-cell table:formula="oooc:=[.L50]-[.M50]" office:value-type="float" office:value="-23.3194528399042">
            <text:p>-23.32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formula="oooc:=[Build.H12]" office:value-type="string" office:string-value="Thu Oct  4 11:12:58 2007">
            <text:p>Thu Oct <text:s/>4 11:12:58 2007</text:p>
          </table:table-cell>
          <table:table-cell table:formula="oooc:=[Build.H11]" office:value-type="float" office:value="111061">
            <text:p>111061</text:p>
          </table:table-cell>
          <table:table-cell/>
          <table:table-cell table:formula="oooc:=[Build.I11]" office:value-type="float" office:value="211511">
            <text:p>211511</text:p>
          </table:table-cell>
          <table:table-cell table:formula="oooc:=[Build.J11]" office:value-type="float" office:value="71981">
            <text:p>71981</text:p>
          </table:table-cell>
          <table:table-cell office:value-type="float" office:value="1">
            <text:p>1</text:p>
          </table:table-cell>
          <table:table-cell table:style-name="ce9" table:formula="oooc:=(([.F51]-[.G51])*100)/MAX([.F51];[.G51])*[.H51]" office:value-type="float" office:value="65.9682002354487">
            <text:p>65.97</text:p>
          </table:table-cell>
          <table:table-cell table:style-name="ce9" table:formula="oooc:=[Build.J23]" office:value-type="float" office:value="63.6780748740849">
            <text:p>63.68</text:p>
          </table:table-cell>
          <table:table-cell table:style-name="ce9" table:formula="oooc:=[Build.J24]" office:value-type="float" office:value="63.680398554448">
            <text:p>63.68</text:p>
          </table:table-cell>
          <table:table-cell table:style-name="ce9" table:formula="oooc:=[Build.J25]" office:value-type="float" office:value="63.6861797090555">
            <text:p>63.69</text:p>
          </table:table-cell>
          <table:table-cell office:value-type="float" office:value="30">
            <text:p>30</text:p>
          </table:table-cell>
          <table:table-cell table:style-name="ce9" table:formula="oooc:=[.I51]-[.M51]" office:value-type="float" office:value="35.9682002354487">
            <text:p>35.97</text:p>
          </table:table-cell>
          <table:table-cell table:formula="oooc:=[.J51]-[.M51]" office:value-type="float" office:value="33.6780748740849">
            <text:p>33.68</text:p>
          </table:table-cell>
          <table:table-cell table:formula="oooc:=[.L51]-[.M51]" office:value-type="float" office:value="33.6861797090555">
            <text:p>33.69</text:p>
          </table:table-cell>
          <table:table-cell table:formula="oooc:=[.L51]-[.M51]" office:value-type="float" office:value="33.6861797090555">
            <text:p>33.69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1">
            <text:p>1</text:p>
          </table:table-cell>
          <table:table-cell table:formula="oooc:=[Build.K12]" office:value-type="string" office:string-value="Tue Oct  9 12:56:32 2007">
            <text:p>Tue Oct <text:s/>9 12:56:32 2007</text:p>
          </table:table-cell>
          <table:table-cell table:formula="oooc:=[Build.K11]" office:value-type="float" office:value="89144">
            <text:p>89144</text:p>
          </table:table-cell>
          <table:table-cell/>
          <table:table-cell table:formula="oooc:=[Build.L11]" office:value-type="float" office:value="10385">
            <text:p>10385</text:p>
          </table:table-cell>
          <table:table-cell table:formula="oooc:=[Build.M11]" office:value-type="float" office:value="824">
            <text:p>824</text:p>
          </table:table-cell>
          <table:table-cell office:value-type="float" office:value="1">
            <text:p>1</text:p>
          </table:table-cell>
          <table:table-cell table:style-name="ce9" table:formula="oooc:=(([.F52]-[.G52])*100)/MAX([.F52];[.G52])*[.H52]" office:value-type="float" office:value="92.0654790563312">
            <text:p>92.07</text:p>
          </table:table-cell>
          <table:table-cell table:style-name="ce9" table:formula="oooc:=[Build.M23]" office:value-type="float" office:value="86.459871848232">
            <text:p>86.46</text:p>
          </table:table-cell>
          <table:table-cell table:style-name="ce9" table:formula="oooc:=[Build.M24]" office:value-type="float" office:value="86.3177987466686">
            <text:p>86.32</text:p>
          </table:table-cell>
          <table:table-cell table:style-name="ce9" table:formula="oooc:=[Build.M25]" office:value-type="float" office:value="86.2574044157243">
            <text:p>86.26</text:p>
          </table:table-cell>
          <table:table-cell office:value-type="float" office:value="20">
            <text:p>20</text:p>
          </table:table-cell>
          <table:table-cell table:style-name="ce9" table:formula="oooc:=[.I52]-[.M52]" office:value-type="float" office:value="72.0654790563312">
            <text:p>72.07</text:p>
          </table:table-cell>
          <table:table-cell table:formula="oooc:=[.J52]-[.M52]" office:value-type="float" office:value="66.459871848232">
            <text:p>66.46</text:p>
          </table:table-cell>
          <table:table-cell table:formula="oooc:=[.L52]-[.M52]" office:value-type="float" office:value="66.2574044157243">
            <text:p>66.26</text:p>
          </table:table-cell>
          <table:table-cell table:formula="oooc:=[.L52]-[.M52]" office:value-type="float" office:value="66.2574044157243">
            <text:p>66.26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table:style-name="ce8" office:value-type="float" office:value="1">
            <text:p>1</text:p>
          </table:table-cell>
          <table:table-cell table:formula="oooc:=[Build.N12]" office:value-type="string" office:string-value="Mon Oct  8 15:28:54 2007">
            <text:p>Mon Oct <text:s/>8 15:28:54 2007</text:p>
          </table:table-cell>
          <table:table-cell table:formula="oooc:=[Build.N11]" office:value-type="float" office:value="12383">
            <text:p>12383</text:p>
          </table:table-cell>
          <table:table-cell/>
          <table:table-cell table:formula="oooc:=[Build.O11]" office:value-type="float" office:value="12383">
            <text:p>12383</text:p>
          </table:table-cell>
          <table:table-cell table:formula="oooc:=[Build.P11]" office:value-type="float" office:value="3544">
            <text:p>3544</text:p>
          </table:table-cell>
          <table:table-cell office:value-type="float" office:value="1">
            <text:p>1</text:p>
          </table:table-cell>
          <table:table-cell table:style-name="ce9" table:formula="oooc:=(([.F53]-[.G53])*100)/MAX([.F53];[.G53])*[.H53]" office:value-type="float" office:value="71.3801179035775">
            <text:p>71.38</text:p>
          </table:table-cell>
          <table:table-cell table:style-name="ce9" table:formula="oooc:=[Build.P23]" office:value-type="float" office:value="50.8755330591682">
            <text:p>50.88</text:p>
          </table:table-cell>
          <table:table-cell table:style-name="ce9" table:formula="oooc:=[Build.P24]" office:value-type="float" office:value="50.9518895061593">
            <text:p>50.95</text:p>
          </table:table-cell>
          <table:table-cell table:style-name="ce9" table:formula="oooc:=[Build.P25]" office:value-type="float" office:value="50.9980936520805">
            <text:p>51</text:p>
          </table:table-cell>
          <table:table-cell office:value-type="float" office:value="20">
            <text:p>20</text:p>
          </table:table-cell>
          <table:table-cell table:style-name="ce9" table:formula="oooc:=[.I53]-[.M53]" office:value-type="float" office:value="51.3801179035775">
            <text:p>51.38</text:p>
          </table:table-cell>
          <table:table-cell table:formula="oooc:=[.J53]-[.M53]" office:value-type="float" office:value="30.8755330591682">
            <text:p>30.88</text:p>
          </table:table-cell>
          <table:table-cell table:formula="oooc:=[.L53]-[.M53]" office:value-type="float" office:value="30.9980936520805">
            <text:p>31</text:p>
          </table:table-cell>
          <table:table-cell table:formula="oooc:=[.L53]-[.M53]" office:value-type="float" office:value="30.9980936520805">
            <text:p>31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Build.Q12]" office:value-type="string" office:string-value="Tue Oct  9 16:55:47 2007">
            <text:p>Tue Oct <text:s/>9 16:55:47 2007</text:p>
          </table:table-cell>
          <table:table-cell table:formula="oooc:=[Build.Q11]" office:value-type="float" office:value="89144">
            <text:p>89144</text:p>
          </table:table-cell>
          <table:table-cell/>
          <table:table-cell table:formula="oooc:=[Build.R11]" office:value-type="float" office:value="89144">
            <text:p>89144</text:p>
          </table:table-cell>
          <table:table-cell table:formula="oooc:=[Build.S11]" office:value-type="float" office:value="509">
            <text:p>509</text:p>
          </table:table-cell>
          <table:table-cell office:value-type="float" office:value="1">
            <text:p>1</text:p>
          </table:table-cell>
          <table:table-cell table:style-name="ce9" table:formula="oooc:=(([.F54]-[.G54])*100)/MAX([.F54];[.G54])*[.H54]" office:value-type="float" office:value="99.4290137305932">
            <text:p>99.43</text:p>
          </table:table-cell>
          <table:table-cell table:formula="oooc:=[Build.S23]" office:value-type="float" office:value="99.344048704979">
            <text:p>99.34</text:p>
          </table:table-cell>
          <table:table-cell table:formula="oooc:=[Build.S24]" office:value-type="float" office:value="99.3311382123149">
            <text:p>99.33</text:p>
          </table:table-cell>
          <table:table-cell table:formula="oooc:=[Build.S25]" office:value-type="float" office:value="99.3280962823427">
            <text:p>99.33</text:p>
          </table:table-cell>
          <table:table-cell office:value-type="float" office:value="21">
            <text:p>21</text:p>
          </table:table-cell>
          <table:table-cell table:style-name="ce9" table:formula="oooc:=[.I54]-[.M54]" office:value-type="float" office:value="78.4290137305932">
            <text:p>78.43</text:p>
          </table:table-cell>
          <table:table-cell table:formula="oooc:=[.J54]-[.M54]" office:value-type="float" office:value="78.344048704979">
            <text:p>78.34</text:p>
          </table:table-cell>
          <table:table-cell table:formula="oooc:=[.L54]-[.M54]" office:value-type="float" office:value="78.3280962823427">
            <text:p>78.33</text:p>
          </table:table-cell>
          <table:table-cell table:formula="oooc:=[.L54]-[.M54]" office:value-type="float" office:value="78.3280962823427">
            <text:p>78.33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" office:value-type="string">
            <text:p>Average excess regret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4" office:value-type="string">
            <text:p>level</text:p>
          </table:table-cell>
          <table:table-cell table:style-name="ce4" office:value-type="string">
            <text:p>aer(1)</text:p>
          </table:table-cell>
          <table:table-cell table:style-name="ce4" office:value-type="string">
            <text:p>aer(2)</text:p>
          </table:table-cell>
          <table:table-cell table:style-name="ce4" office:value-type="string">
            <text:p>aer(3)</text:p>
          </table:table-cell>
          <table:table-cell table:style-name="ce4" office:value-type="string">
            <text:p>aer(4)</text:p>
          </table:table-cell>
          <table:table-cell table:number-columns-repeated="249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style-name="ce9" table:formula="oooc:=AVERAGE([.N3];[.N4];[.N5];[.N13];[.N14];[.N24];[.N25];[.N26])" office:value-type="float" office:value="25.5328995255404">
            <text:p>25.53</text:p>
          </table:table-cell>
          <table:table-cell table:style-name="ce9" table:formula="oooc:=AVERAGE([.O3];[.O4];[.O5];[.O13];[.O14];[.O24];[.O25];[.O26])" office:value-type="float" office:value="23.0357014300087">
            <text:p>23.04</text:p>
          </table:table-cell>
          <table:table-cell table:style-name="ce9" table:formula="oooc:=AVERAGE([.P3];[.P4];[.P5];[.P13];[.P14];[.P24];[.P25];[.P26])" office:value-type="float" office:value="22.8700168017758">
            <text:p>22.87</text:p>
          </table:table-cell>
          <table:table-cell table:style-name="ce9" table:formula="oooc:=AVERAGE([.Q3];[.Q4];[.Q5];[.Q13];[.Q14];[.Q24];[.Q25];[.Q26])" office:value-type="float" office:value="22.8700168017758">
            <text:p>22.87</text:p>
          </table:table-cell>
          <table:table-cell table:number-columns-repeated="6"/>
          <table:table-cell table:style-name="ce15"/>
          <table:table-cell table:style-name="ce16"/>
          <table:table-cell table:number-columns-repeated="241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style-name="ce12" table:formula="oooc:=AVERAGE([.N15];[.N16];[.N27];[.N28];[.N29];[.N49];[.N50];[.N51])" office:value-type="float" office:value="27.2693622766074">
            <text:p>27.27</text:p>
          </table:table-cell>
          <table:table-cell table:style-name="ce12" table:formula="oooc:=AVERAGE([.O15];[.O16];[.O27];[.O28];[.O29];[.O49];[.O50];[.O51])" office:value-type="float" office:value="25.0288318393495">
            <text:p>25.03</text:p>
          </table:table-cell>
          <table:table-cell table:style-name="ce12" table:formula="oooc:=AVERAGE([.P15];[.P16];[.P27];[.P28];[.P29];[.P49];[.P50];[.P51])" office:value-type="float" office:value="24.6114234283288">
            <text:p>24.61</text:p>
          </table:table-cell>
          <table:table-cell table:style-name="ce12" table:formula="oooc:=AVERAGE([.Q15];[.Q16];[.Q27];[.Q28];[.Q29];[.Q49];[.Q50];[.Q51])" office:value-type="float" office:value="24.6114234283288">
            <text:p>24.61</text:p>
          </table:table-cell>
          <table:table-cell table:number-columns-repeated="6"/>
          <table:table-cell table:style-name="ce15"/>
          <table:table-cell table:style-name="ce16"/>
          <table:table-cell table:number-columns-repeated="241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9" table:formula="oooc:=AVERAGE([.N6];[.N7];[.N17];[.N18];[.N30];[.N31];[.N32];[.N52])" office:value-type="float" office:value="35.142813613889">
            <text:p>35.14</text:p>
          </table:table-cell>
          <table:table-cell table:style-name="ce9" table:formula="oooc:=AVERAGE([.O6];[.O7];[.O17];[.O18];[.O30];[.O31];[.O32];[.O52])" office:value-type="float" office:value="26.7254488887773">
            <text:p>26.73</text:p>
          </table:table-cell>
          <table:table-cell table:style-name="ce9" table:formula="oooc:=AVERAGE([.P6];[.P7];[.P17];[.P18];[.P30];[.P31];[.P32];[.P52])" office:value-type="float" office:value="25.3364347844547">
            <text:p>25.34</text:p>
          </table:table-cell>
          <table:table-cell table:style-name="ce9" table:formula="oooc:=AVERAGE([.Q6];[.Q7];[.Q17];[.Q18];[.Q30];[.Q31];[.Q32];[.Q52])" office:value-type="float" office:value="25.3364347844547">
            <text:p>25.34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9" table:formula="oooc:=AVERAGE([.N8];[.N9];[.N19];[.N20];[.N33];[.N53];[.N54])" office:value-type="float" office:value="44.8162978186653">
            <text:p>44.82</text:p>
          </table:table-cell>
          <table:table-cell table:style-name="ce9" table:formula="oooc:=AVERAGE([.O8];[.O9];[.O19];[.O20];[.O33];[.O53];[.O54])" office:value-type="float" office:value="43.0704529004444">
            <text:p>43.07</text:p>
          </table:table-cell>
          <table:table-cell table:style-name="ce9" table:formula="oooc:=AVERAGE([.P8];[.P9];[.P19];[.P20];[.P33];[.P53];[.P54])" office:value-type="float" office:value="43.0193629809781">
            <text:p>43.02</text:p>
          </table:table-cell>
          <table:table-cell table:style-name="ce9" table:formula="oooc:=AVERAGE([.Q8];[.Q9];[.Q19];[.Q20];[.Q33];[.Q53];[.Q54])" office:value-type="float" office:value="43.0193629809781">
            <text:p>43.02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9" table:formula="oooc:=AVERAGE([.N38:.N45])" office:value-type="float" office:value="23.9487100716891">
            <text:p>23.95</text:p>
          </table:table-cell>
          <table:table-cell table:style-name="ce9" table:formula="oooc:=AVERAGE([.O38:.O45])" office:value-type="float" office:value="23.3391896665519">
            <text:p>23.34</text:p>
          </table:table-cell>
          <table:table-cell table:style-name="ce9" table:formula="oooc:=AVERAGE([.P38:.P45])" office:value-type="float" office:value="22.8414803174229">
            <text:p>22.84</text:p>
          </table:table-cell>
          <table:table-cell table:style-name="ce9" table:formula="oooc:=AVERAGE([.Q38:.Q45])" office:value-type="float" office:value="22.8414803174229">
            <text:p>22.84</text:p>
          </table:table-cell>
          <table:table-cell table:number-columns-repeated="249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gue" table:style-name="ta3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24" table:number-columns-repeated="230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4"/>
          <table:table-cell table:style-name="ce1" office:value-type="string">
            <text:p>ROGUE</text:p>
          </table:table-cell>
          <table:table-cell table:number-columns-repeated="23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" office:value-type="string">
            <text:p>problem</text:p>
          </table:table-cell>
          <table:table-cell table:style-name="ce4" office:value-type="string">
            <text:p>6.1s1</text:p>
          </table:table-cell>
          <table:table-cell table:style-name="ce4" office:value-type="string">
            <text:p>6.1s2</text:p>
          </table:table-cell>
          <table:table-cell table:style-name="ce4" office:value-type="string">
            <text:p>6.1tns</text:p>
          </table:table-cell>
          <table:table-cell table:style-name="ce4" office:value-type="string">
            <text:p>6.1ts</text:p>
          </table:table-cell>
          <table:table-cell table:style-name="ce4" office:value-type="string">
            <text:p>6.2s1</text:p>
          </table:table-cell>
          <table:table-cell table:style-name="ce4" office:value-type="string">
            <text:p>6.2s2</text:p>
          </table:table-cell>
          <table:table-cell table:style-name="ce4" office:value-type="string">
            <text:p>6.2tns</text:p>
          </table:table-cell>
          <table:table-cell table:style-name="ce4" office:value-type="string">
            <text:p>6.2ts</text:p>
          </table:table-cell>
          <table:table-cell table:style-name="ce4" office:value-type="string">
            <text:p>6.3s1</text:p>
          </table:table-cell>
          <table:table-cell table:style-name="ce4" office:value-type="string">
            <text:p>6.3s2</text:p>
          </table:table-cell>
          <table:table-cell table:style-name="ce4" office:value-type="string">
            <text:p>6.3tns</text:p>
          </table:table-cell>
          <table:table-cell table:style-name="ce4" office:value-type="string">
            <text:p>6.3ts</text:p>
          </table:table-cell>
          <table:table-cell table:style-name="ce4" office:value-type="string">
            <text:p>8.1s</text:p>
          </table:table-cell>
          <table:table-cell table:style-name="ce4" office:value-type="string">
            <text:p>8.1tns</text:p>
          </table:table-cell>
          <table:table-cell table:style-name="ce4" office:value-type="string">
            <text:p>8.1ts</text:p>
          </table:table-cell>
          <table:table-cell table:style-name="ce4" office:value-type="string">
            <text:p>8.2s</text:p>
          </table:table-cell>
          <table:table-cell table:style-name="ce4" office:value-type="string">
            <text:p>8.2tns</text:p>
          </table:table-cell>
          <table:table-cell table:style-name="ce4" office:value-type="string">
            <text:p>8.2ts</text:p>
          </table:table-cell>
          <table:table-cell table:style-name="ce4" office:value-type="string">
            <text:p>9.1s</text:p>
          </table:table-cell>
          <table:table-cell table:style-name="ce4" office:value-type="string">
            <text:p>9.1tns</text:p>
          </table:table-cell>
          <table:table-cell table:style-name="ce4" office:value-type="string">
            <text:p>9.1ts</text:p>
          </table:table-cell>
          <table:table-cell table:style-name="ce4" office:value-type="string">
            <text:p>9.2s</text:p>
          </table:table-cell>
          <table:table-cell table:style-name="ce4" office:value-type="string">
            <text:p>9.2tns</text:p>
          </table:table-cell>
          <table:table-cell table:style-name="ce4" office:value-type="string">
            <text:p>9.2ts</text:p>
          </table:table-cell>
          <table:table-cell table:style-name="ce4" office:value-type="string">
            <text:p>problem</text:p>
          </table:table-cell>
          <table:table-cell table:style-name="ce4" table:number-columns-repeated="230"/>
        </table:table-row>
        <table:table-row table:style-name="ro1">
          <table:table-cell office:value-type="string">
            <text:p>* items are only shown for the ts cases</text:p>
          </table:table-cell>
          <table:table-cell table:number-columns-repeated="24"/>
          <table:table-cell office:value-type="string">
            <text:p>* items are only shown for the ts cases</text:p>
          </table:table-cell>
          <table:table-cell table:number-columns-repeated="230"/>
        </table:table-row>
        <table:table-row table:style-name="ro1">
          <table:table-cell table:style-name="ce17" office:value-type="string">
            <text:p>they are associated with the run as a whole</text:p>
          </table:table-cell>
          <table:table-cell table:number-columns-repeated="24"/>
          <table:table-cell table:style-name="ce17" office:value-type="string">
            <text:p>they are associated with the run as a whole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server match ID</text:p>
          </table:table-cell>
          <table:table-cell office:value-type="float" office:value="3400499724">
            <text:p>3400499724</text:p>
          </table:table-cell>
          <table:table-cell office:value-type="float" office:value="3400499754">
            <text:p>3400499754</text:p>
          </table:table-cell>
          <table:table-cell office:value-type="float" office:value="3400499783">
            <text:p>3400499783</text:p>
          </table:table-cell>
          <table:table-cell office:value-type="float" office:value="3400499814">
            <text:p>3400499814</text:p>
          </table:table-cell>
          <table:table-cell office:value-type="float" office:value="3400499872">
            <text:p>3400499872</text:p>
          </table:table-cell>
          <table:table-cell office:value-type="float" office:value="3400499956">
            <text:p>3400499956</text:p>
          </table:table-cell>
          <table:table-cell office:value-type="float" office:value="3400499994">
            <text:p>3400499994</text:p>
          </table:table-cell>
          <table:table-cell office:value-type="float" office:value="3400500016">
            <text:p>3400500016</text:p>
          </table:table-cell>
          <table:table-cell office:value-type="float" office:value="3401530473">
            <text:p>3401530473</text:p>
          </table:table-cell>
          <table:table-cell office:value-type="float" office:value="3401530535">
            <text:p>3401530535</text:p>
          </table:table-cell>
          <table:table-cell office:value-type="float" office:value="3401530596">
            <text:p>3401530596</text:p>
          </table:table-cell>
          <table:table-cell office:value-type="float" office:value="3401530636">
            <text:p>3401530636</text:p>
          </table:table-cell>
          <table:table-cell office:value-type="float" office:value="3400500164">
            <text:p>3400500164</text:p>
          </table:table-cell>
          <table:table-cell office:value-type="float" office:value="3400500195">
            <text:p>3400500195</text:p>
          </table:table-cell>
          <table:table-cell office:value-type="float" office:value="3400500226">
            <text:p>3400500226</text:p>
          </table:table-cell>
          <table:table-cell office:value-type="float" office:value="3400500270">
            <text:p>3400500270</text:p>
          </table:table-cell>
          <table:table-cell office:value-type="float" office:value="3400500359">
            <text:p>3400500359</text:p>
          </table:table-cell>
          <table:table-cell office:value-type="float" office:value="3400500441">
            <text:p>3400500441</text:p>
          </table:table-cell>
          <table:table-cell office:value-type="float" office:value="3400500551">
            <text:p>3400500551</text:p>
          </table:table-cell>
          <table:table-cell office:value-type="float" office:value="3400500583">
            <text:p>3400500583</text:p>
          </table:table-cell>
          <table:table-cell office:value-type="float" office:value="3400500614">
            <text:p>3400500614</text:p>
          </table:table-cell>
          <table:table-cell office:value-type="float" office:value="3400500659">
            <text:p>3400500659</text:p>
          </table:table-cell>
          <table:table-cell office:value-type="float" office:value="3400500739">
            <text:p>3400500739</text:p>
          </table:table-cell>
          <table:table-cell office:value-type="float" office:value="3400500811">
            <text:p>3400500811</text:p>
          </table:table-cell>
          <table:table-cell table:style-name="ce3" office:value-type="string">
            <text:p>server match ID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server send time (user)</text:p>
          </table:table-cell>
          <table:table-cell table:number-columns-repeated="3"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1">
            <text:p>0.1</text:p>
          </table:table-cell>
          <table:table-cell table:number-columns-repeated="4" office:value-type="float" office:value="0.08">
            <text:p>0.08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1">
            <text:p>0.1</text:p>
          </table:table-cell>
          <table:table-cell table:style-name="ce3" office:value-type="string">
            <text:p>server send time (user)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server send time (user+sys)</text:p>
          </table:table-cell>
          <table:table-cell table:number-columns-repeated="4"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table:number-columns-repeated="3"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14">
            <text:p>0.14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table:style-name="ce3" office:value-type="string">
            <text:p>server send time (user+sys)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server send time (real)</text:p>
          </table:table-cell>
          <table:table-cell office:value-type="float" office:value="29.89">
            <text:p>29.89</text:p>
          </table:table-cell>
          <table:table-cell office:value-type="float" office:value="28.72">
            <text:p>28.72</text:p>
          </table:table-cell>
          <table:table-cell office:value-type="float" office:value="31.44">
            <text:p>31.44</text:p>
          </table:table-cell>
          <table:table-cell office:value-type="float" office:value="57.54">
            <text:p>57.54</text:p>
          </table:table-cell>
          <table:table-cell office:value-type="float" office:value="84.17">
            <text:p>84.17</text:p>
          </table:table-cell>
          <table:table-cell office:value-type="float" office:value="37.63">
            <text:p>37.63</text:p>
          </table:table-cell>
          <table:table-cell office:value-type="float" office:value="22.12">
            <text:p>22.12</text:p>
          </table:table-cell>
          <table:table-cell office:value-type="float" office:value="147.52">
            <text:p>147.52</text:p>
          </table:table-cell>
          <table:table-cell office:value-type="float" office:value="62.72">
            <text:p>62.72</text:p>
          </table:table-cell>
          <table:table-cell office:value-type="float" office:value="60.47">
            <text:p>60.47</text:p>
          </table:table-cell>
          <table:table-cell office:value-type="float" office:value="40.07">
            <text:p>40.07</text:p>
          </table:table-cell>
          <table:table-cell office:value-type="float" office:value="54.74">
            <text:p>54.74</text:p>
          </table:table-cell>
          <table:table-cell office:value-type="float" office:value="31.76">
            <text:p>31.76</text:p>
          </table:table-cell>
          <table:table-cell office:value-type="float" office:value="30.22">
            <text:p>30.22</text:p>
          </table:table-cell>
          <table:table-cell office:value-type="float" office:value="44.5">
            <text:p>44.5</text:p>
          </table:table-cell>
          <table:table-cell office:value-type="float" office:value="88.76">
            <text:p>88.76</text:p>
          </table:table-cell>
          <table:table-cell office:value-type="float" office:value="81.94">
            <text:p>81.94</text:p>
          </table:table-cell>
          <table:table-cell office:value-type="float" office:value="110.61">
            <text:p>110.61</text:p>
          </table:table-cell>
          <table:table-cell office:value-type="float" office:value="31.31">
            <text:p>31.31</text:p>
          </table:table-cell>
          <table:table-cell office:value-type="float" office:value="31.06">
            <text:p>31.06</text:p>
          </table:table-cell>
          <table:table-cell office:value-type="float" office:value="44.9">
            <text:p>44.9</text:p>
          </table:table-cell>
          <table:table-cell office:value-type="float" office:value="80.44">
            <text:p>80.44</text:p>
          </table:table-cell>
          <table:table-cell office:value-type="float" office:value="72.07">
            <text:p>72.07</text:p>
          </table:table-cell>
          <table:table-cell office:value-type="float" office:value="76.29">
            <text:p>76.29</text:p>
          </table:table-cell>
          <table:table-cell table:style-name="ce3" office:value-type="string">
            <text:p>server send time (real)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decisions</text:p>
          </table:table-cell>
          <table:table-cell office:value-type="float" office:value="3490">
            <text:p>3490</text:p>
          </table:table-cell>
          <table:table-cell office:value-type="float" office:value="3782">
            <text:p>3782</text:p>
          </table:table-cell>
          <table:table-cell office:value-type="float" office:value="13033">
            <text:p>13033</text:p>
          </table:table-cell>
          <table:table-cell office:value-type="float" office:value="1634">
            <text:p>1634</text:p>
          </table:table-cell>
          <table:table-cell office:value-type="float" office:value="6226">
            <text:p>6226</text:p>
          </table:table-cell>
          <table:table-cell office:value-type="float" office:value="5845">
            <text:p>5845</text:p>
          </table:table-cell>
          <table:table-cell office:value-type="float" office:value="140287">
            <text:p>140287</text:p>
          </table:table-cell>
          <table:table-cell office:value-type="float" office:value="39020">
            <text:p>39020</text:p>
          </table:table-cell>
          <table:table-cell office:value-type="float" office:value="37213">
            <text:p>37213</text:p>
          </table:table-cell>
          <table:table-cell office:value-type="float" office:value="39787">
            <text:p>39787</text:p>
          </table:table-cell>
          <table:table-cell office:value-type="float" office:value="48273">
            <text:p>48273</text:p>
          </table:table-cell>
          <table:table-cell office:value-type="float" office:value="33793">
            <text:p>33793</text:p>
          </table:table-cell>
          <table:table-cell office:value-type="float" office:value="70724">
            <text:p>70724</text:p>
          </table:table-cell>
          <table:table-cell office:value-type="float" office:value="7790">
            <text:p>7790</text:p>
          </table:table-cell>
          <table:table-cell office:value-type="float" office:value="14488">
            <text:p>14488</text:p>
          </table:table-cell>
          <table:table-cell table:number-columns-repeated="2" office:value-type="float" office:value="23826">
            <text:p>23826</text:p>
          </table:table-cell>
          <table:table-cell office:value-type="float" office:value="1115">
            <text:p>1115</text:p>
          </table:table-cell>
          <table:table-cell office:value-type="float" office:value="3960">
            <text:p>3960</text:p>
          </table:table-cell>
          <table:table-cell office:value-type="float" office:value="4994">
            <text:p>4994</text:p>
          </table:table-cell>
          <table:table-cell office:value-type="float" office:value="676">
            <text:p>676</text:p>
          </table:table-cell>
          <table:table-cell office:value-type="float" office:value="6226">
            <text:p>6226</text:p>
          </table:table-cell>
          <table:table-cell office:value-type="float" office:value="6097">
            <text:p>6097</text:p>
          </table:table-cell>
          <table:table-cell office:value-type="float" office:value="2543">
            <text:p>2543</text:p>
          </table:table-cell>
          <table:table-cell table:style-name="ce3" office:value-type="string">
            <text:p>decisions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when</text:p>
          </table:table-cell>
          <table:table-cell office:value-type="string">
            <text:p>Wed Oct <text:s/>3 14:36:20 2007</text:p>
          </table:table-cell>
          <table:table-cell office:value-type="string">
            <text:p>Wed Oct <text:s/>3 14:38:05 2007</text:p>
          </table:table-cell>
          <table:table-cell office:value-type="string">
            <text:p>Wed Oct <text:s/>3 14:45:47 2007</text:p>
          </table:table-cell>
          <table:table-cell office:value-type="string">
            <text:p>Wed Oct <text:s/>3 14:39:38 2007</text:p>
          </table:table-cell>
          <table:table-cell office:value-type="string">
            <text:p>Wed Oct <text:s/>3 14:38:08 2007</text:p>
          </table:table-cell>
          <table:table-cell office:value-type="string">
            <text:p>Wed Oct <text:s/>3 14:41:05 2007</text:p>
          </table:table-cell>
          <table:table-cell office:value-type="string">
            <text:p>Wed Oct <text:s/>3 16:37:10 2007</text:p>
          </table:table-cell>
          <table:table-cell office:value-type="string">
            <text:p>Wed Oct <text:s/>3 15:05:50 2007</text:p>
          </table:table-cell>
          <table:table-cell office:value-type="string">
            <text:p>Thu Oct 11 16:23:16 2007</text:p>
          </table:table-cell>
          <table:table-cell office:value-type="string">
            <text:p>Thu Oct 11 16:51:38 2007</text:p>
          </table:table-cell>
          <table:table-cell office:value-type="string">
            <text:p>Thu Oct 11 17:28:22 2007</text:p>
          </table:table-cell>
          <table:table-cell office:value-type="string">
            <text:p>Thu Oct 11 17:06:55 2007</text:p>
          </table:table-cell>
          <table:table-cell office:value-type="string">
            <text:p>Wed Oct <text:s/>3 15:27:04 2007</text:p>
          </table:table-cell>
          <table:table-cell office:value-type="string">
            <text:p>Wed Oct <text:s/>3 15:52:06 2007</text:p>
          </table:table-cell>
          <table:table-cell office:value-type="string">
            <text:p>Wed Oct <text:s/>3 15:48:37 2007</text:p>
          </table:table-cell>
          <table:table-cell office:value-type="string">
            <text:p>Wed Oct <text:s/>3 15:12:46 2007</text:p>
          </table:table-cell>
          <table:table-cell table:style-name="ce16" office:value-type="string">
            <text:p>Wed Oct <text:s/>3 15:40:52 2007</text:p>
          </table:table-cell>
          <table:table-cell table:style-name="ce16" office:value-type="string">
            <text:p>Wed Oct <text:s/>3 15:14:13 2007</text:p>
          </table:table-cell>
          <table:table-cell office:value-type="string">
            <text:p>Wed Oct <text:s/>3 14:58:22 2007</text:p>
          </table:table-cell>
          <table:table-cell office:value-type="string">
            <text:p>Wed Oct <text:s/>3 15:01:08 2007</text:p>
          </table:table-cell>
          <table:table-cell office:value-type="string">
            <text:p>Wed Oct <text:s/>3 14:58:46 2007</text:p>
          </table:table-cell>
          <table:table-cell office:value-type="string">
            <text:p>Wed Oct <text:s/>3 15:16:13 2007</text:p>
          </table:table-cell>
          <table:table-cell office:value-type="string">
            <text:p>Wed Oct <text:s/>3 15:38:50 2007</text:p>
          </table:table-cell>
          <table:table-cell office:value-type="string">
            <text:p>Wed Oct <text:s/>3 15:22:54 2007</text:p>
          </table:table-cell>
          <table:table-cell table:style-name="ce3" office:value-type="string">
            <text:p>when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where</text:p>
          </table:table-cell>
          <table:table-cell table:style-name="ce16" office:value-type="string">
            <text:p>winter:/giggage/home/swinterm/GGP/scripts/mrogue-6-1-source-1.log</text:p>
          </table:table-cell>
          <table:table-cell table:style-name="ce16" office:value-type="string">
            <text:p>winter:/giggage/home/swinterm/GGP/scripts/mrogue-6-1-source-2.log</text:p>
          </table:table-cell>
          <table:table-cell table:style-name="ce16" office:value-type="string">
            <text:p>winter:/giggage/home/swinterm/GGP/scripts/mrogue-6-1-target_no_source.log</text:p>
          </table:table-cell>
          <table:table-cell table:style-name="ce16" office:value-type="string">
            <text:p>winter:/giggage/home/swinterm/GGP/scripts/mrogue-6-1-target_after_source.log</text:p>
          </table:table-cell>
          <table:table-cell table:style-name="ce16" office:value-type="string">
            <text:p>bahamut:/home/swinterm/GGP/scripts/mrogue-6-2-source-1.log</text:p>
          </table:table-cell>
          <table:table-cell table:style-name="ce16" office:value-type="string">
            <text:p>bahamut:/home/swinterm/GGP/scripts/mrogue-6-2-source-2.log</text:p>
          </table:table-cell>
          <table:table-cell table:style-name="ce16" office:value-type="string">
            <text:p>bahamut:/home/swinterm/GGP/scripts/mrogue-6-2-target_no_source.log</text:p>
          </table:table-cell>
          <table:table-cell table:style-name="ce16" office:value-type="string">
            <text:p>bahamut:/home/swinterm/GGP/scripts/mrogue-6-2-target_after_source.log</text:p>
          </table:table-cell>
          <table:table-cell table:style-name="ce16" office:value-type="string">
            <text:p>smaug:/home/swinterm/GGP/scripts/mrogue-6-3-source-1.log</text:p>
          </table:table-cell>
          <table:table-cell table:style-name="ce16" office:value-type="string">
            <text:p>smaug:/home/swinterm/GGP/scripts/mrogue-6-3-source-2.log</text:p>
          </table:table-cell>
          <table:table-cell table:style-name="ce16" office:value-type="string">
            <text:p>smaug:/home/swinterm/GGP/scripts/mrogue-6-3-target_no_source.log</text:p>
          </table:table-cell>
          <table:table-cell table:style-name="ce16" office:value-type="string">
            <text:p>smaug:/home/swinterm/GGP/scripts/mrogue-6-3-target_after_source.log</text:p>
          </table:table-cell>
          <table:table-cell table:style-name="ce16" office:value-type="string">
            <text:p>smaug:/home/swinterm/GGP/scripts/mrogue-8-1-source.log</text:p>
          </table:table-cell>
          <table:table-cell table:style-name="ce16" office:value-type="string">
            <text:p>smaug:/home/swinterm/GGP/scripts/mrogue-8-1-target_no_source.log</text:p>
          </table:table-cell>
          <table:table-cell table:style-name="ce16" office:value-type="string">
            <text:p>smaug:/home/swinterm/GGP/scripts/mrogue-8-1-target_after_source.log</text:p>
          </table:table-cell>
          <table:table-cell office:value-type="string">
            <text:p>grapes:/home/swinterm/GGP/scripts/mrogue-8-2-source.log</text:p>
          </table:table-cell>
          <table:table-cell office:value-type="string">
            <text:p>grapes:/home/swinterm/GGP/scripts/mrogue-8-2-target_no_source.log</text:p>
          </table:table-cell>
          <table:table-cell office:value-type="string">
            <text:p>grapes:/home/swinterm/GGP/scripts/mrogue-8-2-target_after_source.log</text:p>
          </table:table-cell>
          <table:table-cell table:style-name="ce16" office:value-type="string">
            <text:p>wyrm:/home/swinterm/GGP/scripts/mrogue-9-1-source.log</text:p>
          </table:table-cell>
          <table:table-cell table:style-name="ce16" office:value-type="string">
            <text:p>wyrm:/home/swinterm/GGP/scripts/mrogue-9-1-target_no_source.log</text:p>
          </table:table-cell>
          <table:table-cell table:style-name="ce16" office:value-type="string">
            <text:p>wyrm:/home/swinterm/GGP/scripts/mrogue-9-1-target_after_source.log</text:p>
          </table:table-cell>
          <table:table-cell table:style-name="ce16" office:value-type="string">
            <text:p>badboy:/home/swinterm/GGP/scripts/mrogue-9-2-source.log</text:p>
          </table:table-cell>
          <table:table-cell table:style-name="ce16" office:value-type="string">
            <text:p>badboy:/home/swinterm/GGP/scripts/mrogue-9-2-target_no_source.log</text:p>
          </table:table-cell>
          <table:table-cell table:style-name="ce16" office:value-type="string">
            <text:p>badboy:/home/swinterm/GGP/scripts/mrogue-9-2-target_after_source.log</text:p>
          </table:table-cell>
          <table:table-cell table:style-name="ce3" office:value-type="string">
            <text:p>where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states</text:p>
          </table:table-cell>
          <table:table-cell office:value-type="float" office:value="764">
            <text:p>764</text:p>
          </table:table-cell>
          <table:table-cell office:value-type="float" office:value="800">
            <text:p>800</text:p>
          </table:table-cell>
          <table:table-cell office:value-type="float" office:value="2780">
            <text:p>2780</text:p>
          </table:table-cell>
          <table:table-cell office:value-type="float" office:value="398">
            <text:p>398</text:p>
          </table:table-cell>
          <table:table-cell office:value-type="float" office:value="1380">
            <text:p>1380</text:p>
          </table:table-cell>
          <table:table-cell office:value-type="float" office:value="1290">
            <text:p>1290</text:p>
          </table:table-cell>
          <table:table-cell office:value-type="float" office:value="30160">
            <text:p>30160</text:p>
          </table:table-cell>
          <table:table-cell office:value-type="float" office:value="8146">
            <text:p>8146</text:p>
          </table:table-cell>
          <table:table-cell office:value-type="float" office:value="7834">
            <text:p>7834</text:p>
          </table:table-cell>
          <table:table-cell office:value-type="float" office:value="8680">
            <text:p>8680</text:p>
          </table:table-cell>
          <table:table-cell office:value-type="float" office:value="10476">
            <text:p>10476</text:p>
          </table:table-cell>
          <table:table-cell office:value-type="float" office:value="7244">
            <text:p>7244</text:p>
          </table:table-cell>
          <table:table-cell office:value-type="float" office:value="14988">
            <text:p>14988</text:p>
          </table:table-cell>
          <table:table-cell office:value-type="float" office:value="1646">
            <text:p>1646</text:p>
          </table:table-cell>
          <table:table-cell office:value-type="float" office:value="3038">
            <text:p>3038</text:p>
          </table:table-cell>
          <table:table-cell table:number-columns-repeated="2" office:value-type="float" office:value="5100">
            <text:p>5100</text:p>
          </table:table-cell>
          <table:table-cell office:value-type="float" office:value="266">
            <text:p>266</text:p>
          </table:table-cell>
          <table:table-cell office:value-type="float" office:value="836">
            <text:p>836</text:p>
          </table:table-cell>
          <table:table-cell office:value-type="float" office:value="1058">
            <text:p>1058</text:p>
          </table:table-cell>
          <table:table-cell office:value-type="float" office:value="166">
            <text:p>166</text:p>
          </table:table-cell>
          <table:table-cell office:value-type="float" office:value="1380">
            <text:p>1380</text:p>
          </table:table-cell>
          <table:table-cell office:value-type="float" office:value="1336">
            <text:p>1336</text:p>
          </table:table-cell>
          <table:table-cell office:value-type="float" office:value="572">
            <text:p>572</text:p>
          </table:table-cell>
          <table:table-cell table:style-name="ce3" office:value-type="string">
            <text:p>states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msec/dec</text:p>
          </table:table-cell>
          <table:table-cell office:value-type="float" office:value="27.393">
            <text:p>27.39</text:p>
          </table:table-cell>
          <table:table-cell office:value-type="float" office:value="27.443">
            <text:p>27.44</text:p>
          </table:table-cell>
          <table:table-cell office:value-type="float" office:value="28.026">
            <text:p>28.03</text:p>
          </table:table-cell>
          <table:table-cell office:value-type="float" office:value="55.9">
            <text:p>55.9</text:p>
          </table:table-cell>
          <table:table-cell office:value-type="float" office:value="29.283">
            <text:p>29.28</text:p>
          </table:table-cell>
          <table:table-cell office:value-type="float" office:value="29.204">
            <text:p>29.2</text:p>
          </table:table-cell>
          <table:table-cell office:value-type="float" office:value="37.865">
            <text:p>37.87</text:p>
          </table:table-cell>
          <table:table-cell office:value-type="float" office:value="36.785">
            <text:p>36.79</text:p>
          </table:table-cell>
          <table:table-cell office:value-type="float" office:value="40.77">
            <text:p>40.77</text:p>
          </table:table-cell>
          <table:table-cell office:value-type="float" office:value="42.519">
            <text:p>42.52</text:p>
          </table:table-cell>
          <table:table-cell office:value-type="float" office:value="26.387">
            <text:p>26.39</text:p>
          </table:table-cell>
          <table:table-cell office:value-type="float" office:value="26.817">
            <text:p>26.82</text:p>
          </table:table-cell>
          <table:table-cell office:value-type="float" office:value="39.284">
            <text:p>39.28</text:p>
          </table:table-cell>
          <table:table-cell office:value-type="float" office:value="26.501">
            <text:p>26.5</text:p>
          </table:table-cell>
          <table:table-cell office:value-type="float" office:value="88.966">
            <text:p>88.97</text:p>
          </table:table-cell>
          <table:table-cell office:value-type="float" office:value="66.776">
            <text:p>66.78</text:p>
          </table:table-cell>
          <table:table-cell office:value-type="float" office:value="66.691">
            <text:p>66.69</text:p>
          </table:table-cell>
          <table:table-cell office:value-type="float" office:value="76.579">
            <text:p>76.58</text:p>
          </table:table-cell>
          <table:table-cell office:value-type="float" office:value="26.661">
            <text:p>26.66</text:p>
          </table:table-cell>
          <table:table-cell office:value-type="float" office:value="28.15">
            <text:p>28.15</text:p>
          </table:table-cell>
          <table:table-cell office:value-type="float" office:value="33.831">
            <text:p>33.83</text:p>
          </table:table-cell>
          <table:table-cell office:value-type="float" office:value="160.216">
            <text:p>160.22</text:p>
          </table:table-cell>
          <table:table-cell office:value-type="float" office:value="155.848">
            <text:p>155.85</text:p>
          </table:table-cell>
          <table:table-cell office:value-type="float" office:value="156.139">
            <text:p>156.14</text:p>
          </table:table-cell>
          <table:table-cell table:style-name="ce1" office:value-type="string">
            <text:p>msec/dec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indicator generation time (real)</text:p>
          </table:table-cell>
          <table:table-cell office:value-type="string">
            <text:p>no indicators generated</text:p>
          </table:table-cell>
          <table:table-cell office:value-type="float" office:value="0.3">
            <text:p>0.3</text:p>
          </table:table-cell>
          <table:table-cell table:number-columns-repeated="3" office:value-type="string">
            <text:p>no indicators generated</text:p>
          </table:table-cell>
          <table:table-cell office:value-type="float" office:value="0.23">
            <text:p>0.23</text:p>
          </table:table-cell>
          <table:table-cell table:number-columns-repeated="3" office:value-type="string">
            <text:p>no indicators generated</text:p>
          </table:table-cell>
          <table:table-cell office:value-type="float" office:value="0.62">
            <text:p>0.62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56">
            <text:p>0.56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36">
            <text:p>0.36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09">
            <text:p>0.09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31">
            <text:p>0.31</text:p>
          </table:table-cell>
          <table:table-cell table:number-columns-repeated="2" office:value-type="string">
            <text:p>no indicators generated</text:p>
          </table:table-cell>
          <table:table-cell table:style-name="ce1" office:value-type="string">
            <text:p>indicator generation time (real)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run time (real)</text:p>
          </table:table-cell>
          <table:table-cell office:value-type="float" office:value="96.72">
            <text:p>96.72</text:p>
          </table:table-cell>
          <table:table-cell office:value-type="float" office:value="104.94">
            <text:p>104.94</text:p>
          </table:table-cell>
          <table:table-cell office:value-type="float" office:value="369.51">
            <text:p>369.51</text:p>
          </table:table-cell>
          <table:table-cell office:value-type="float" office:value="92.13">
            <text:p>92.13</text:p>
          </table:table-cell>
          <table:table-cell office:value-type="float" office:value="187.75">
            <text:p>187.75</text:p>
          </table:table-cell>
          <table:table-cell office:value-type="float" office:value="177.21">
            <text:p>177.21</text:p>
          </table:table-cell>
          <table:table-cell office:value-type="float" office:value="91">
            <text:p>91</text:p>
          </table:table-cell>
          <table:table-cell office:value-type="float" office:value="1485.16">
            <text:p>1485.16</text:p>
          </table:table-cell>
          <table:table-cell table:number-columns-repeated="4" office:value-type="string">
            <text:p>Revision: 7946</text:p>
          </table:table-cell>
          <table:table-cell office:value-type="float" office:value="2797.21">
            <text:p>2797.21</text:p>
          </table:table-cell>
          <table:table-cell office:value-type="float" office:value="208.77">
            <text:p>208.77</text:p>
          </table:table-cell>
          <table:table-cell office:value-type="float" office:value="1293.08">
            <text:p>1293.08</text:p>
          </table:table-cell>
          <table:table-cell office:value-type="float" office:value="1601.72">
            <text:p>1601.72</text:p>
          </table:table-cell>
          <table:table-cell office:value-type="float" office:value="1599.8">
            <text:p>1599.8</text:p>
          </table:table-cell>
          <table:table-cell office:value-type="float" office:value="86.46">
            <text:p>86.46</text:p>
          </table:table-cell>
          <table:table-cell office:value-type="float" office:value="106.84">
            <text:p>106.84</text:p>
          </table:table-cell>
          <table:table-cell office:value-type="float" office:value="142.06">
            <text:p>142.06</text:p>
          </table:table-cell>
          <table:table-cell office:value-type="float" office:value="23.25">
            <text:p>23.25</text:p>
          </table:table-cell>
          <table:table-cell office:value-type="float" office:value="1003.55">
            <text:p>1003.55</text:p>
          </table:table-cell>
          <table:table-cell office:value-type="float" office:value="956.18">
            <text:p>956.18</text:p>
          </table:table-cell>
          <table:table-cell office:value-type="float" office:value="400.05">
            <text:p>400.05</text:p>
          </table:table-cell>
          <table:table-cell table:style-name="ce1" office:value-type="string">
            <text:p>run time (real)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svn revision</text:p>
          </table:table-cell>
          <table:table-cell table:number-columns-repeated="8" office:value-type="string">
            <text:p>Revision: 7918</text:p>
          </table:table-cell>
          <table:table-cell table:number-columns-repeated="4" office:value-type="string">
            <text:p>score not checked.</text:p>
          </table:table-cell>
          <table:table-cell table:number-columns-repeated="12" office:value-type="string">
            <text:p>Revision: 7918</text:p>
          </table:table-cell>
          <table:table-cell table:style-name="ce3" office:value-type="string">
            <text:p>svn revision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score</text:p>
          </table:table-cell>
          <table:table-cell table:number-columns-repeated="8" office:value-type="string">
            <text:p>score not checked.</text:p>
          </table:table-cell>
          <table:table-cell table:number-columns-repeated="2"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83.08">
            <text:p>1283.08</text:p>
          </table:table-cell>
          <table:table-cell table:number-columns-repeated="12" office:value-type="string">
            <text:p>score not checked.</text:p>
          </table:table-cell>
          <table:table-cell table:style-name="ce1" office:value-type="string">
            <text:p>score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tns user time*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68.32">
            <text:p>368.32</text:p>
          </table:table-cell>
          <table:table-cell table:number-columns-repeated="3" office:value-type="float" office:value="12">
            <text:p>12</text:p>
          </table:table-cell>
          <table:table-cell office:value-type="float" office:value="5339.16">
            <text:p>5339.16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1286.84">
            <text:p>1286.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08.04">
            <text:p>208.04</text:p>
          </table:table-cell>
          <table:table-cell table:number-columns-repeated="2" office:value-type="float" office:value="13">
            <text:p>13</text:p>
          </table:table-cell>
          <table:table-cell office:value-type="float" office:value="1596.75">
            <text:p>1596.75</text:p>
          </table:table-cell>
          <table:table-cell table:number-columns-repeated="2" office:value-type="float" office:value="12">
            <text:p>12</text:p>
          </table:table-cell>
          <table:table-cell office:value-type="float" office:value="141.69">
            <text:p>141.69</text:p>
          </table:table-cell>
          <table:table-cell table:number-columns-repeated="2" office:value-type="float" office:value="12">
            <text:p>12</text:p>
          </table:table-cell>
          <table:table-cell office:value-type="float" office:value="954.64">
            <text:p>954.64</text:p>
          </table:table-cell>
          <table:table-cell table:style-name="ce1" office:value-type="string">
            <text:p>tns user time*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tns user+sys time*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369.71">
            <text:p>369.71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5354.56">
            <text:p>5354.56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913.57">
            <text:p>913.57</text:p>
          </table:table-cell>
          <table:table-cell table:number-columns-repeated="2" office:value-type="string">
            <text:p>ACTION (move north)</text:p>
          </table:table-cell>
          <table:table-cell office:value-type="float" office:value="208.76">
            <text:p>208.76</text:p>
          </table:table-cell>
          <table:table-cell table:number-columns-repeated="2" office:value-type="string">
            <text:p>ACTION (move north)</text:p>
          </table:table-cell>
          <table:table-cell office:value-type="float" office:value="1599.99">
            <text:p>1599.99</text:p>
          </table:table-cell>
          <table:table-cell table:number-columns-repeated="2" office:value-type="string">
            <text:p>ACTION (move north)</text:p>
          </table:table-cell>
          <table:table-cell office:value-type="float" office:value="142.1">
            <text:p>142.1</text:p>
          </table:table-cell>
          <table:table-cell table:number-columns-repeated="2" office:value-type="string">
            <text:p>ACTION (move north)</text:p>
          </table:table-cell>
          <table:table-cell office:value-type="float" office:value="956.19">
            <text:p>956.19</text:p>
          </table:table-cell>
          <table:table-cell table:style-name="ce1" office:value-type="string">
            <text:p>tns user+sys time*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ts user time* (incl. indic gen)</text:p>
          </table:table-cell>
          <table:table-cell table:number-columns-repeated="3" office:value-type="string">
            <text:p>ACTION (move east)</text:p>
          </table:table-cell>
          <table:table-cell office:value-type="float" office:value="91.94">
            <text:p>91.94</text:p>
          </table:table-cell>
          <table:table-cell table:number-columns-repeated="3" office:value-type="string">
            <text:p>ACTION (move east)</text:p>
          </table:table-cell>
          <table:table-cell office:value-type="float" office:value="1442.71">
            <text:p>1442.71</text:p>
          </table:table-cell>
          <table:table-cell table:number-columns-repeated="3" office:value-type="string">
            <text:p>ACTION (move south)</text:p>
          </table:table-cell>
          <table:table-cell office:value-type="float" office:value="916.26">
            <text:p>916.26</text:p>
          </table:table-cell>
          <table:table-cell table:number-columns-repeated="2" office:value-type="string">
            <text:p>ACTION (move east)</text:p>
          </table:table-cell>
          <table:table-cell office:value-type="float" office:value="1291.87">
            <text:p>1291.87</text:p>
          </table:table-cell>
          <table:table-cell table:number-columns-repeated="2" office:value-type="string">
            <text:p>ACTION (move east)</text:p>
          </table:table-cell>
          <table:table-cell office:value-type="float" office:value="86.38">
            <text:p>86.38</text:p>
          </table:table-cell>
          <table:table-cell table:number-columns-repeated="2" office:value-type="string">
            <text:p>ACTION (move east)</text:p>
          </table:table-cell>
          <table:table-cell office:value-type="float" office:value="23.14">
            <text:p>23.14</text:p>
          </table:table-cell>
          <table:table-cell table:number-columns-repeated="2" office:value-type="string">
            <text:p>ACTION (move east)</text:p>
          </table:table-cell>
          <table:table-cell office:value-type="float" office:value="399.31">
            <text:p>399.31</text:p>
          </table:table-cell>
          <table:table-cell table:style-name="ce1" office:value-type="string">
            <text:p>ts user time* (incl. indic gen)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ts user+sys time* (incl. indic gen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92.29">
            <text:p>92.29</text:p>
          </table:table-cell>
          <table:table-cell table:number-columns-repeated="3" office:value-type="string">
            <text:p>ACTION (move south)</text:p>
          </table:table-cell>
          <table:table-cell office:value-type="float" office:value="1447.12">
            <text:p>1447.12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28.8066126438693">
            <text:p>28.81</text:p>
          </table:table-cell>
          <table:table-cell table:number-columns-repeated="2" office:value-type="string">
            <text:p>ACTION (move east)</text:p>
          </table:table-cell>
          <table:table-cell office:value-type="float" office:value="1293.62">
            <text:p>1293.62</text:p>
          </table:table-cell>
          <table:table-cell table:number-columns-repeated="2" office:value-type="string">
            <text:p>ACTION (move east)</text:p>
          </table:table-cell>
          <table:table-cell office:value-type="float" office:value="86.8">
            <text:p>86.8</text:p>
          </table:table-cell>
          <table:table-cell table:number-columns-repeated="2" office:value-type="string">
            <text:p>ACTION (move east)</text:p>
          </table:table-cell>
          <table:table-cell office:value-type="float" office:value="23.3">
            <text:p>23.3</text:p>
          </table:table-cell>
          <table:table-cell table:number-columns-repeated="2" office:value-type="string">
            <text:p>ACTION (move south)</text:p>
          </table:table-cell>
          <table:table-cell office:value-type="float" office:value="400.33">
            <text:p>400.33</text:p>
          </table:table-cell>
          <table:table-cell table:style-name="ce1" office:value-type="string">
            <text:p>ts user+sys time* (incl. indic gen)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regret: soar timer*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74.9439073818997">
            <text:p>74.94</text:p>
          </table:table-cell>
          <table:table-cell table:number-columns-repeated="3" office:value-type="string">
            <text:p>ACTION (move east)</text:p>
          </table:table-cell>
          <table:table-cell office:value-type="float" office:value="72.9749708330986">
            <text:p>72.97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28.7986719456308">
            <text:p>28.8</text:p>
          </table:table-cell>
          <table:table-cell table:number-columns-repeated="2" office:value-type="string">
            <text:p>ACTION (move east)</text:p>
          </table:table-cell>
          <table:table-cell office:value-type="float" office:value="-83.9896012360841">
            <text:p>-83.99</text:p>
          </table:table-cell>
          <table:table-cell table:number-columns-repeated="2" office:value-type="string">
            <text:p>ACTION (move east)</text:p>
          </table:table-cell>
          <table:table-cell office:value-type="float" office:value="94.6075093696316">
            <text:p>94.61</text:p>
          </table:table-cell>
          <table:table-cell table:number-columns-repeated="2" office:value-type="string">
            <text:p>ACTION (move east)</text:p>
          </table:table-cell>
          <table:table-cell office:value-type="float" office:value="83.6821905647345">
            <text:p>83.68</text:p>
          </table:table-cell>
          <table:table-cell table:number-columns-repeated="2" office:value-type="string">
            <text:p>ACTION (move east)</text:p>
          </table:table-cell>
          <table:table-cell office:value-type="float" office:value="58.1846685764912">
            <text:p>58.18</text:p>
          </table:table-cell>
          <table:table-cell table:style-name="ce1" office:value-type="string">
            <text:p>regret: soar timer*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regret: unix user time*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75.0380104257168">
            <text:p>75.04</text:p>
          </table:table-cell>
          <table:table-cell table:number-columns-repeated="3" office:value-type="string">
            <text:p>ACTION (move east)</text:p>
          </table:table-cell>
          <table:table-cell office:value-type="float" office:value="72.9787082612246">
            <text:p>72.98</text:p>
          </table:table-cell>
          <table:table-cell table:number-columns-repeated="3" office:value-type="string">
            <text:p>ACTION (move east)</text:p>
          </table:table-cell>
          <table:table-cell office:value-type="float" office:value="28.7976749246215">
            <text:p>28.8</text:p>
          </table:table-cell>
          <table:table-cell table:number-columns-repeated="2" office:value-type="string">
            <text:p>ACTION (move east)</text:p>
          </table:table-cell>
          <table:table-cell office:value-type="float" office:value="-83.8962124671987">
            <text:p>-83.9</text:p>
          </table:table-cell>
          <table:table-cell table:number-columns-repeated="2" office:value-type="string">
            <text:p>ACTION (move west)</text:p>
          </table:table-cell>
          <table:table-cell office:value-type="float" office:value="94.5902614686081">
            <text:p>94.59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83.6685722351613">
            <text:p>83.67</text:p>
          </table:table-cell>
          <table:table-cell table:number-columns-repeated="2" office:value-type="string">
            <text:p>ACTION (move east)</text:p>
          </table:table-cell>
          <table:table-cell office:value-type="float" office:value="58.1716668063354">
            <text:p>58.17</text:p>
          </table:table-cell>
          <table:table-cell table:style-name="ce1" office:value-type="string">
            <text:p>regret: unix user time*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regret: unix user+sys time*</text:p>
          </table:table-cell>
          <table:table-cell table:number-columns-repeated="3" office:value-type="string">
            <text:p>ACTION (move south)</text:p>
          </table:table-cell>
          <table:table-cell office:value-type="float" office:value="75.0371913121095">
            <text:p>75.04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72.9740632283512">
            <text:p>72.97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ACTION (move south)</text:p>
          </table:table-cell>
          <table:table-cell office:value-type="float" office:value="-83.862339790665">
            <text:p>-83.86</text:p>
          </table:table-cell>
          <table:table-cell table:number-columns-repeated="2" office:value-type="string">
            <text:p>ACTION (move east)</text:p>
          </table:table-cell>
          <table:table-cell office:value-type="float" office:value="94.5749660935381">
            <text:p>94.57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83.6030964109782">
            <text:p>83.6</text:p>
          </table:table-cell>
          <table:table-cell table:number-columns-repeated="2" office:value-type="string">
            <text:p>ACTION (move east)</text:p>
          </table:table-cell>
          <table:table-cell office:value-type="float" office:value="58.1327978748993">
            <text:p>58.13</text:p>
          </table:table-cell>
          <table:table-cell table:style-name="ce1" office:value-type="string">
            <text:p>regret: unix user+sys time*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soln length</text:p>
          </table:table-cell>
          <table:table-cell table:number-columns-repeated="3" office:value-type="string">
            <text:p>ACTION (move south)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quaff potion1)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ACTION (move south)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ACTION (move south)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ACTION (move south)</text:p>
          </table:table-cell>
          <table:table-cell office:value-type="float" office:value="12">
            <text:p>12</text:p>
          </table:table-cell>
          <table:table-cell table:style-name="ce3" office:value-type="string">
            <text:p>soln length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soln 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north)</text:p>
          </table:table-cell>
          <table:table-cell table:number-columns-repeated="4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style-name="ce3" office:value-type="string">
            <text:p>soln </text:p>
          </table:table-cell>
          <table:table-cell table:number-columns-repeated="230"/>
        </table:table-row>
        <table:table-row table:style-name="ro1">
          <table:table-cell/>
          <table:table-cell table:number-columns-repeated="6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quaff potion1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table:number-columns-repeated="7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ACTION (move east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table:number-columns-repeated="4"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table:number-columns-repeated="3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style-name="ce16" office:value-type="string">
            <text:p>.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table:number-columns-repeated="3" table:style-name="ce16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end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end</text:p>
          </table:table-cell>
          <table:table-cell table:number-columns-repeated="233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end</text:p>
          </table:table-cell>
          <table:table-cell table:number-columns-repeated="7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8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11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14"/>
          <table:table-cell office:value-type="string">
            <text:p>end</text:p>
          </table:table-cell>
          <table:table-cell table:number-columns-repeated="236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5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nd</text:p>
          </table:table-cell>
          <table:table-cell table:number-columns-repeated="254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 table:number-columns-repeated="5"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47"/>
        </table:table-row>
        <table:table-row table:style-name="ro1">
          <table:table-cell table:number-columns-repeated="5"/>
          <table:table-cell office:value-type="string">
            <text:p>end</text:p>
          </table:table-cell>
          <table:table-cell table:number-columns-repeated="250"/>
        </table:table-row>
      </table:table>
      <table:table table:name="Wargame" table:style-name="ta4" table:print="false">
        <table:table-column table:style-name="co32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36" table:default-cell-style-name="Default"/>
        <table:table-column table:style-name="co5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0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3" table:default-cell-style-name="Default"/>
        <table:table-column table:style-name="co49" table:default-cell-style-name="Default"/>
        <table:table-column table:style-name="co53" table:number-columns-repeated="2" table:default-cell-style-name="Default"/>
        <table:table-column table:style-name="co51" table:default-cell-style-name="Default"/>
        <table:table-column table:style-name="co59" table:default-cell-style-name="Default"/>
        <table:table-column table:style-name="co33" table:default-cell-style-name="Default"/>
        <table:table-column table:style-name="co60" table:default-cell-style-name="Default"/>
        <table:table-column table:style-name="co55" table:default-cell-style-name="Default"/>
        <table:table-column table:style-name="co61" table:default-cell-style-name="Default"/>
        <table:table-column table:style-name="co40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54" table:default-cell-style-name="Default"/>
        <table:table-column table:style-name="co64" table:default-cell-style-name="Default"/>
        <table:table-column table:style-name="co32" table:default-cell-style-name="Default"/>
        <table:table-column table:style-name="co24" table:number-columns-repeated="228" table:default-cell-style-name="Default"/>
        <table:table-row table:style-name="ro1">
          <table:table-cell table:style-name="ce1" office:value-type="string">
            <text:p>WARGAME</text:p>
          </table:table-cell>
          <table:table-cell table:number-columns-repeated="26"/>
          <table:table-cell table:style-name="ce1" office:value-type="string">
            <text:p>WARGAME</text:p>
          </table:table-cell>
          <table:table-cell table:number-columns-repeated="22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" office:value-type="string">
            <text:p>problem</text:p>
          </table:table-cell>
          <table:table-cell table:style-name="ce4" office:value-type="string">
            <text:p>6.1s1</text:p>
          </table:table-cell>
          <table:table-cell table:style-name="ce4" office:value-type="string">
            <text:p>6.1s2</text:p>
          </table:table-cell>
          <table:table-cell table:style-name="ce4" office:value-type="string">
            <text:p>6.1tns</text:p>
          </table:table-cell>
          <table:table-cell table:style-name="ce4" office:value-type="string">
            <text:p>6.1ts</text:p>
          </table:table-cell>
          <table:table-cell table:style-name="ce4" office:value-type="string">
            <text:p>6.2s1</text:p>
          </table:table-cell>
          <table:table-cell table:style-name="ce4" office:value-type="string">
            <text:p>6.2s2</text:p>
          </table:table-cell>
          <table:table-cell table:style-name="ce4" office:value-type="string">
            <text:p>6.2tns</text:p>
          </table:table-cell>
          <table:table-cell table:style-name="ce4" office:value-type="string">
            <text:p>6.2ts</text:p>
          </table:table-cell>
          <table:table-cell table:style-name="ce4" office:value-type="string">
            <text:p>7.1s</text:p>
          </table:table-cell>
          <table:table-cell table:style-name="ce4" office:value-type="string">
            <text:p>7.1tns</text:p>
          </table:table-cell>
          <table:table-cell table:style-name="ce4" office:value-type="string">
            <text:p>7.1ts</text:p>
          </table:table-cell>
          <table:table-cell table:style-name="ce4" office:value-type="string">
            <text:p>7.2s</text:p>
          </table:table-cell>
          <table:table-cell table:style-name="ce4" office:value-type="string">
            <text:p>7.2tns</text:p>
          </table:table-cell>
          <table:table-cell table:style-name="ce4" office:value-type="string">
            <text:p>7.2ts</text:p>
          </table:table-cell>
          <table:table-cell table:style-name="ce4" office:value-type="string">
            <text:p>8.1s</text:p>
          </table:table-cell>
          <table:table-cell table:style-name="ce4" office:value-type="string">
            <text:p>8.1tns</text:p>
          </table:table-cell>
          <table:table-cell table:style-name="ce4" office:value-type="string">
            <text:p>8.1ts</text:p>
          </table:table-cell>
          <table:table-cell table:style-name="ce4" office:value-type="string">
            <text:p>8.2s</text:p>
          </table:table-cell>
          <table:table-cell table:style-name="ce4" office:value-type="string">
            <text:p>8.2tns</text:p>
          </table:table-cell>
          <table:table-cell table:style-name="ce4" office:value-type="string">
            <text:p>8.2ts</text:p>
          </table:table-cell>
          <table:table-cell table:style-name="ce4" office:value-type="string">
            <text:p>9.1s</text:p>
          </table:table-cell>
          <table:table-cell table:style-name="ce4" office:value-type="string">
            <text:p>9.1tns</text:p>
          </table:table-cell>
          <table:table-cell table:style-name="ce4" office:value-type="string">
            <text:p>9.1ts</text:p>
          </table:table-cell>
          <table:table-cell table:style-name="ce4" office:value-type="string">
            <text:p>9.2s</text:p>
          </table:table-cell>
          <table:table-cell table:style-name="ce4" office:value-type="string">
            <text:p>9.2tns</text:p>
          </table:table-cell>
          <table:table-cell table:style-name="ce4" office:value-type="string">
            <text:p>9.2ts</text:p>
          </table:table-cell>
          <table:table-cell table:style-name="ce4" office:value-type="string">
            <text:p>problem</text:p>
          </table:table-cell>
          <table:table-cell table:style-name="ce4" table:number-columns-repeated="228"/>
        </table:table-row>
        <table:table-row table:style-name="ro1">
          <table:table-cell office:value-type="string">
            <text:p>* items are only shown for the ts cases</text:p>
          </table:table-cell>
          <table:table-cell table:number-columns-repeated="26"/>
          <table:table-cell office:value-type="string">
            <text:p>* items are only shown for the ts cases</text:p>
          </table:table-cell>
          <table:table-cell table:number-columns-repeated="228"/>
        </table:table-row>
        <table:table-row table:style-name="ro1">
          <table:table-cell table:style-name="ce17" office:value-type="string">
            <text:p>they are associated with the run as a whole</text:p>
          </table:table-cell>
          <table:table-cell table:number-columns-repeated="26"/>
          <table:table-cell table:style-name="ce17" office:value-type="string">
            <text:p>they are associated with the run as a whole</text:p>
          </table:table-cell>
          <table:table-cell table:number-columns-repeated="228"/>
        </table:table-row>
        <table:table-row table:style-name="ro1">
          <table:table-cell table:style-name="ce3" office:value-type="string">
            <text:p>server match ID</text:p>
          </table:table-cell>
          <table:table-cell office:value-type="float" office:value="3400499657">
            <text:p>3400499657</text:p>
          </table:table-cell>
          <table:table-cell office:value-type="float" office:value="3400497446">
            <text:p>3400497446</text:p>
          </table:table-cell>
          <table:table-cell office:value-type="float" office:value="3400497464">
            <text:p>3400497464</text:p>
          </table:table-cell>
          <table:table-cell office:value-type="float" office:value="3400497477">
            <text:p>3400497477</text:p>
          </table:table-cell>
          <table:table-cell office:value-type="float" office:value="3400497489">
            <text:p>3400497489</text:p>
          </table:table-cell>
          <table:table-cell office:value-type="float" office:value="3400497498">
            <text:p>3400497498</text:p>
          </table:table-cell>
          <table:table-cell office:value-type="float" office:value="3400497510">
            <text:p>3400497510</text:p>
          </table:table-cell>
          <table:table-cell office:value-type="float" office:value="3400497526">
            <text:p>3400497526</text:p>
          </table:table-cell>
          <table:table-cell office:value-type="float" office:value="3400497540">
            <text:p>3400497540</text:p>
          </table:table-cell>
          <table:table-cell office:value-type="float" office:value="3400497563">
            <text:p>3400497563</text:p>
          </table:table-cell>
          <table:table-cell office:value-type="float" office:value="3400497582">
            <text:p>3400497582</text:p>
          </table:table-cell>
          <table:table-cell office:value-type="float" office:value="3400497598">
            <text:p>3400497598</text:p>
          </table:table-cell>
          <table:table-cell office:value-type="float" office:value="3400497624">
            <text:p>3400497624</text:p>
          </table:table-cell>
          <table:table-cell office:value-type="float" office:value="3400497636">
            <text:p>3400497636</text:p>
          </table:table-cell>
          <table:table-cell office:value-type="float" office:value="3400497650">
            <text:p>3400497650</text:p>
          </table:table-cell>
          <table:table-cell office:value-type="float" office:value="3400497661">
            <text:p>3400497661</text:p>
          </table:table-cell>
          <table:table-cell office:value-type="float" office:value="3400497669">
            <text:p>3400497669</text:p>
          </table:table-cell>
          <table:table-cell office:value-type="float" office:value="3400497676">
            <text:p>3400497676</text:p>
          </table:table-cell>
          <table:table-cell office:value-type="float" office:value="3400497693">
            <text:p>3400497693</text:p>
          </table:table-cell>
          <table:table-cell office:value-type="float" office:value="3400497704">
            <text:p>3400497704</text:p>
          </table:table-cell>
          <table:table-cell office:value-type="float" office:value="3400497718">
            <text:p>3400497718</text:p>
          </table:table-cell>
          <table:table-cell office:value-type="float" office:value="3400497741">
            <text:p>3400497741</text:p>
          </table:table-cell>
          <table:table-cell office:value-type="float" office:value="3400497762">
            <text:p>3400497762</text:p>
          </table:table-cell>
          <table:table-cell office:value-type="float" office:value="3400497782">
            <text:p>3400497782</text:p>
          </table:table-cell>
          <table:table-cell office:value-type="float" office:value="3400497806">
            <text:p>3400497806</text:p>
          </table:table-cell>
          <table:table-cell office:value-type="float" office:value="3400497828">
            <text:p>3400497828</text:p>
          </table:table-cell>
          <table:table-cell table:style-name="ce3" office:value-type="string">
            <text:p>server match ID</text:p>
          </table:table-cell>
          <table:table-cell table:number-columns-repeated="228"/>
        </table:table-row>
        <table:table-row table:style-name="ro1">
          <table:table-cell table:style-name="ce3" office:value-type="string">
            <text:p>server send time (user)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number-columns-repeated="4" office:value-type="float" office:value="0.08">
            <text:p>0.08</text:p>
          </table:table-cell>
          <table:table-cell table:number-columns-repeated="4" office:value-type="float" office:value="0.07">
            <text:p>0.07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style-name="ce3" office:value-type="string">
            <text:p>server send time (user)</text:p>
          </table:table-cell>
          <table:table-cell table:number-columns-repeated="228"/>
        </table:table-row>
        <table:table-row table:style-name="ro1">
          <table:table-cell table:style-name="ce3" office:value-type="string">
            <text:p>server send time (user+sys)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table:number-columns-repeated="3" office:value-type="float" office:value="0.08">
            <text:p>0.08</text:p>
          </table:table-cell>
          <table:table-cell table:number-columns-repeated="3" office:value-type="float" office:value="0.09">
            <text:p>0.09</text:p>
          </table:table-cell>
          <table:table-cell office:value-type="float" office:value="0.12">
            <text:p>0.1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11">
            <text:p>0.11</text:p>
          </table:table-cell>
          <table:table-cell table:style-name="ce3" office:value-type="string">
            <text:p>server send time (user+sys)</text:p>
          </table:table-cell>
          <table:table-cell table:number-columns-repeated="228"/>
        </table:table-row>
        <table:table-row table:style-name="ro1">
          <table:table-cell table:style-name="ce3" office:value-type="string">
            <text:p>server send time (real)</text:p>
          </table:table-cell>
          <table:table-cell office:value-type="float" office:value="13.79">
            <text:p>13.79</text:p>
          </table:table-cell>
          <table:table-cell office:value-type="float" office:value="18.92">
            <text:p>18.92</text:p>
          </table:table-cell>
          <table:table-cell table:number-columns-repeated="2" office:value-type="float" office:value="12.33">
            <text:p>12.33</text:p>
          </table:table-cell>
          <table:table-cell office:value-type="float" office:value="8.5">
            <text:p>8.5</text:p>
          </table:table-cell>
          <table:table-cell office:value-type="float" office:value="12.75">
            <text:p>12.75</text:p>
          </table:table-cell>
          <table:table-cell office:value-type="float" office:value="15.48">
            <text:p>15.48</text:p>
          </table:table-cell>
          <table:table-cell office:value-type="float" office:value="14.46">
            <text:p>14.46</text:p>
          </table:table-cell>
          <table:table-cell office:value-type="float" office:value="22.61">
            <text:p>22.61</text:p>
          </table:table-cell>
          <table:table-cell office:value-type="float" office:value="19.31">
            <text:p>19.31</text:p>
          </table:table-cell>
          <table:table-cell office:value-type="float" office:value="15.36">
            <text:p>15.36</text:p>
          </table:table-cell>
          <table:table-cell office:value-type="float" office:value="25.92">
            <text:p>25.92</text:p>
          </table:table-cell>
          <table:table-cell office:value-type="float" office:value="12.28">
            <text:p>12.28</text:p>
          </table:table-cell>
          <table:table-cell office:value-type="float" office:value="14.18">
            <text:p>14.18</text:p>
          </table:table-cell>
          <table:table-cell office:value-type="float" office:value="10.99">
            <text:p>10.99</text:p>
          </table:table-cell>
          <table:table-cell office:value-type="float" office:value="7.93">
            <text:p>7.93</text:p>
          </table:table-cell>
          <table:table-cell office:value-type="float" office:value="7.09">
            <text:p>7.09</text:p>
          </table:table-cell>
          <table:table-cell office:value-type="float" office:value="16.67">
            <text:p>16.67</text:p>
          </table:table-cell>
          <table:table-cell office:value-type="float" office:value="10.78">
            <text:p>10.78</text:p>
          </table:table-cell>
          <table:table-cell office:value-type="float" office:value="14.34">
            <text:p>14.34</text:p>
          </table:table-cell>
          <table:table-cell office:value-type="float" office:value="23.28">
            <text:p>23.28</text:p>
          </table:table-cell>
          <table:table-cell office:value-type="float" office:value="20.61">
            <text:p>20.61</text:p>
          </table:table-cell>
          <table:table-cell office:value-type="float" office:value="20.58">
            <text:p>20.58</text:p>
          </table:table-cell>
          <table:table-cell office:value-type="float" office:value="23.24">
            <text:p>23.24</text:p>
          </table:table-cell>
          <table:table-cell office:value-type="float" office:value="22.32">
            <text:p>22.32</text:p>
          </table:table-cell>
          <table:table-cell office:value-type="float" office:value="21.8">
            <text:p>21.8</text:p>
          </table:table-cell>
          <table:table-cell table:style-name="ce3" office:value-type="string">
            <text:p>server send time (real)</text:p>
          </table:table-cell>
          <table:table-cell table:number-columns-repeated="228"/>
        </table:table-row>
        <table:table-row table:style-name="ro1">
          <table:table-cell table:style-name="ce3" office:value-type="string">
            <text:p>decisions</text:p>
          </table:table-cell>
          <table:table-cell office:value-type="float" office:value="3824">
            <text:p>3824</text:p>
          </table:table-cell>
          <table:table-cell office:value-type="float" office:value="3680">
            <text:p>3680</text:p>
          </table:table-cell>
          <table:table-cell office:value-type="float" office:value="10989">
            <text:p>10989</text:p>
          </table:table-cell>
          <table:table-cell office:value-type="float" office:value="5995">
            <text:p>5995</text:p>
          </table:table-cell>
          <table:table-cell office:value-type="float" office:value="1123">
            <text:p>1123</text:p>
          </table:table-cell>
          <table:table-cell office:value-type="float" office:value="5074">
            <text:p>5074</text:p>
          </table:table-cell>
          <table:table-cell office:value-type="float" office:value="441">
            <text:p>441</text:p>
          </table:table-cell>
          <table:table-cell office:value-type="float" office:value="813">
            <text:p>813</text:p>
          </table:table-cell>
          <table:table-cell office:value-type="float" office:value="10176">
            <text:p>10176</text:p>
          </table:table-cell>
          <table:table-cell office:value-type="float" office:value="3606">
            <text:p>3606</text:p>
          </table:table-cell>
          <table:table-cell office:value-type="float" office:value="2435">
            <text:p>2435</text:p>
          </table:table-cell>
          <table:table-cell office:value-type="float" office:value="7476">
            <text:p>7476</text:p>
          </table:table-cell>
          <table:table-cell office:value-type="float" office:value="8237">
            <text:p>8237</text:p>
          </table:table-cell>
          <table:table-cell office:value-type="float" office:value="5497">
            <text:p>5497</text:p>
          </table:table-cell>
          <table:table-cell office:value-type="float" office:value="18889">
            <text:p>18889</text:p>
          </table:table-cell>
          <table:table-cell office:value-type="float" office:value="8053">
            <text:p>8053</text:p>
          </table:table-cell>
          <table:table-cell office:value-type="float" office:value="3340">
            <text:p>3340</text:p>
          </table:table-cell>
          <table:table-cell office:value-type="float" office:value="20553">
            <text:p>20553</text:p>
          </table:table-cell>
          <table:table-cell office:value-type="float" office:value="5035">
            <text:p>5035</text:p>
          </table:table-cell>
          <table:table-cell office:value-type="float" office:value="3680">
            <text:p>3680</text:p>
          </table:table-cell>
          <table:table-cell office:value-type="float" office:value="10176">
            <text:p>10176</text:p>
          </table:table-cell>
          <table:table-cell office:value-type="float" office:value="9175">
            <text:p>9175</text:p>
          </table:table-cell>
          <table:table-cell office:value-type="float" office:value="6454">
            <text:p>6454</text:p>
          </table:table-cell>
          <table:table-cell office:value-type="float" office:value="7476">
            <text:p>7476</text:p>
          </table:table-cell>
          <table:table-cell office:value-type="float" office:value="7796">
            <text:p>7796</text:p>
          </table:table-cell>
          <table:table-cell office:value-type="float" office:value="5478">
            <text:p>5478</text:p>
          </table:table-cell>
          <table:table-cell table:style-name="ce3" office:value-type="string">
            <text:p>decisions</text:p>
          </table:table-cell>
          <table:table-cell table:number-columns-repeated="228"/>
        </table:table-row>
        <table:table-row table:style-name="ro1">
          <table:table-cell table:style-name="ce3" office:value-type="string">
            <text:p>when</text:p>
          </table:table-cell>
          <table:table-cell table:style-name="ce16" office:value-type="string">
            <text:p>Wed Oct <text:s/>3 14:26:06 2007</text:p>
          </table:table-cell>
          <table:table-cell office:value-type="string">
            <text:p>Wed Oct <text:s/>3 14:30:54 2007</text:p>
          </table:table-cell>
          <table:table-cell office:value-type="string">
            <text:p>Wed Oct <text:s/>3 15:20:36 2007</text:p>
          </table:table-cell>
          <table:table-cell office:value-type="string">
            <text:p>Wed Oct <text:s/>3 14:48:20 2007</text:p>
          </table:table-cell>
          <table:table-cell office:value-type="string">
            <text:p>Wed Oct <text:s/>3 14:23:22 2007</text:p>
          </table:table-cell>
          <table:table-cell office:value-type="string">
            <text:p>Wed Oct <text:s/>3 14:24:37 2007</text:p>
          </table:table-cell>
          <table:table-cell office:value-type="string">
            <text:p>Wed Oct <text:s/>3 14:25:13 2007</text:p>
          </table:table-cell>
          <table:table-cell office:value-type="string">
            <text:p>Wed Oct <text:s/>3 14:25:01 2007</text:p>
          </table:table-cell>
          <table:table-cell office:value-type="string">
            <text:p>Wed Oct <text:s/>3 14:29:35 2007</text:p>
          </table:table-cell>
          <table:table-cell office:value-type="string">
            <text:p>Wed Oct <text:s/>3 14:32:33 2007</text:p>
          </table:table-cell>
          <table:table-cell office:value-type="string">
            <text:p>Wed Oct <text:s/>3 14:30:46 2007</text:p>
          </table:table-cell>
          <table:table-cell office:value-type="string">
            <text:p>Wed Oct <text:s/>3 14:29:31 2007</text:p>
          </table:table-cell>
          <table:table-cell office:value-type="string">
            <text:p>Wed Oct <text:s/>3 14:34:04 2007</text:p>
          </table:table-cell>
          <table:table-cell office:value-type="string">
            <text:p>Wed Oct <text:s/>3 14:31:19 2007</text:p>
          </table:table-cell>
          <table:table-cell office:value-type="string">
            <text:p>Wed Oct <text:s/>3 14:38:17 2007</text:p>
          </table:table-cell>
          <table:table-cell office:value-type="string">
            <text:p>Wed Oct <text:s/>3 14:45:10 2007</text:p>
          </table:table-cell>
          <table:table-cell office:value-type="string">
            <text:p>Wed Oct <text:s/>3 14:40:20 2007</text:p>
          </table:table-cell>
          <table:table-cell office:value-type="string">
            <text:p>Wed Oct <text:s/>3 14:36:19 2007</text:p>
          </table:table-cell>
          <table:table-cell office:value-type="string">
            <text:p>Wed Oct <text:s/>3 14:38:40 2007</text:p>
          </table:table-cell>
          <table:table-cell office:value-type="string">
            <text:p>Wed Oct <text:s/>3 14:37:26 2007</text:p>
          </table:table-cell>
          <table:table-cell office:value-type="string">
            <text:p>Wed Oct <text:s/>3 14:41:29 2007</text:p>
          </table:table-cell>
          <table:table-cell office:value-type="string">
            <text:p>Wed Oct <text:s/>3 14:59:44 2007</text:p>
          </table:table-cell>
          <table:table-cell office:value-type="string">
            <text:p>Wed Oct <text:s/>3 14:48:57 2007</text:p>
          </table:table-cell>
          <table:table-cell office:value-type="string">
            <text:p>Wed Oct <text:s/>3 14:39:22 2007</text:p>
          </table:table-cell>
          <table:table-cell office:value-type="string">
            <text:p>Wed Oct <text:s/>3 14:50:00 2007</text:p>
          </table:table-cell>
          <table:table-cell office:value-type="string">
            <text:p>Wed Oct <text:s/>3 14:43:30 2007</text:p>
          </table:table-cell>
          <table:table-cell table:style-name="ce3" office:value-type="string">
            <text:p>when</text:p>
          </table:table-cell>
          <table:table-cell table:number-columns-repeated="228"/>
        </table:table-row>
        <table:table-row table:style-name="ro1">
          <table:table-cell table:style-name="ce3" office:value-type="string">
            <text:p>where</text:p>
          </table:table-cell>
          <table:table-cell office:value-type="string">
            <text:p>flamingo:/home/swinterm/GGP/scripts/wargame-6-1-source-1.log</text:p>
          </table:table-cell>
          <table:table-cell office:value-type="string">
            <text:p>flamingo:/home/swinterm/GGP/scripts/wargame-6-1-source-2.log</text:p>
          </table:table-cell>
          <table:table-cell office:value-type="string">
            <text:p>flamingo:/home/swinterm/GGP/scripts/wargame-6-1-target_no_source.log</text:p>
          </table:table-cell>
          <table:table-cell office:value-type="string">
            <text:p>flamingo:/home/swinterm/GGP/scripts/wargame-6-1-target_after_source.log</text:p>
          </table:table-cell>
          <table:table-cell office:value-type="string">
            <text:p>smaug:/home/swinterm/GGP/scripts/wargame-6-2-source-1.log</text:p>
          </table:table-cell>
          <table:table-cell office:value-type="string">
            <text:p>smaug:/home/swinterm/GGP/scripts/wargame-6-2-source-2.log</text:p>
          </table:table-cell>
          <table:table-cell office:value-type="string">
            <text:p>smaug:/home/swinterm/GGP/scripts/wargame-6-2-target_no_source.log</text:p>
          </table:table-cell>
          <table:table-cell office:value-type="string">
            <text:p>smaug:/home/swinterm/GGP/scripts/wargame-6-2-target_after_source.log</text:p>
          </table:table-cell>
          <table:table-cell office:value-type="string">
            <text:p>wyrm:/home/swinterm/GGP/scripts/wargame-7-1-source.log</text:p>
          </table:table-cell>
          <table:table-cell office:value-type="string">
            <text:p>wyrm:/home/swinterm/GGP/scripts/wargame-7-1-target_no_source.log</text:p>
          </table:table-cell>
          <table:table-cell office:value-type="string">
            <text:p>wyrm:/home/swinterm/GGP/scripts/wargame-7-1-target_after_source.log</text:p>
          </table:table-cell>
          <table:table-cell office:value-type="string">
            <text:p>bahamut:/home/swinterm/GGP/scripts/wargame-7-2-source.log</text:p>
          </table:table-cell>
          <table:table-cell office:value-type="string">
            <text:p>bahamut:/home/swinterm/GGP/scripts/wargame-7-2-target_no_source.log</text:p>
          </table:table-cell>
          <table:table-cell office:value-type="string">
            <text:p>bahamut:/home/swinterm/GGP/scripts/wargame-7-2-target_after_source.log</text:p>
          </table:table-cell>
          <table:table-cell office:value-type="string">
            <text:p>grapes:/home/swinterm/GGP/scripts/wargame-8-1-source.log</text:p>
          </table:table-cell>
          <table:table-cell office:value-type="string">
            <text:p>grapes:/home/swinterm/GGP/scripts/wargame-8-1-target_no_source.log</text:p>
          </table:table-cell>
          <table:table-cell office:value-type="string">
            <text:p>grapes:/home/swinterm/GGP/scripts/wargame-8-1-target_after_source.log</text:p>
          </table:table-cell>
          <table:table-cell office:value-type="string">
            <text:p>smaug:/home/swinterm/GGP/scripts/wargame-8-2-source.log</text:p>
          </table:table-cell>
          <table:table-cell office:value-type="string">
            <text:p>smaug:/home/swinterm/GGP/scripts/wargame-8-2-target_no_source.log</text:p>
          </table:table-cell>
          <table:table-cell office:value-type="string">
            <text:p>smaug:/home/swinterm/GGP/scripts/wargame-8-2-target_after_source.log</text:p>
          </table:table-cell>
          <table:table-cell office:value-type="string">
            <text:p>auk:/home/swinterm/GGP/scripts/wargame-9-1-source.log</text:p>
          </table:table-cell>
          <table:table-cell office:value-type="string">
            <text:p>auk:/home/swinterm/GGP/scripts/wargame-9-1-target_no_source.log</text:p>
          </table:table-cell>
          <table:table-cell office:value-type="string">
            <text:p>auk:/home/swinterm/GGP/scripts/wargame-9-1-target_after_source.log</text:p>
          </table:table-cell>
          <table:table-cell office:value-type="string">
            <text:p>wyrm:/home/swinterm/GGP/scripts/wargame-9-2-source.log</text:p>
          </table:table-cell>
          <table:table-cell office:value-type="string">
            <text:p>wyrm:/home/swinterm/GGP/scripts/wargame-9-2-target_no_source.log</text:p>
          </table:table-cell>
          <table:table-cell office:value-type="string">
            <text:p>wyrm:/home/swinterm/GGP/scripts/wargame-9-2-target_after_source.log</text:p>
          </table:table-cell>
          <table:table-cell table:style-name="ce3" office:value-type="string">
            <text:p>where</text:p>
          </table:table-cell>
          <table:table-cell table:number-columns-repeated="228"/>
        </table:table-row>
        <table:table-row table:style-name="ro1">
          <table:table-cell table:style-name="ce3" office:value-type="string">
            <text:p>states</text:p>
          </table:table-cell>
          <table:table-cell office:value-type="float" office:value="920">
            <text:p>920</text:p>
          </table:table-cell>
          <table:table-cell office:value-type="float" office:value="878">
            <text:p>878</text:p>
          </table:table-cell>
          <table:table-cell office:value-type="float" office:value="2680">
            <text:p>2680</text:p>
          </table:table-cell>
          <table:table-cell office:value-type="float" office:value="1452">
            <text:p>1452</text:p>
          </table:table-cell>
          <table:table-cell office:value-type="float" office:value="300">
            <text:p>300</text:p>
          </table:table-cell>
          <table:table-cell office:value-type="float" office:value="1202">
            <text:p>1202</text:p>
          </table:table-cell>
          <table:table-cell office:value-type="float" office:value="108">
            <text:p>108</text:p>
          </table:table-cell>
          <table:table-cell office:value-type="float" office:value="196">
            <text:p>196</text:p>
          </table:table-cell>
          <table:table-cell office:value-type="float" office:value="2320">
            <text:p>2320</text:p>
          </table:table-cell>
          <table:table-cell office:value-type="float" office:value="878">
            <text:p>878</text:p>
          </table:table-cell>
          <table:table-cell office:value-type="float" office:value="588">
            <text:p>588</text:p>
          </table:table-cell>
          <table:table-cell office:value-type="float" office:value="1674">
            <text:p>1674</text:p>
          </table:table-cell>
          <table:table-cell office:value-type="float" office:value="2004">
            <text:p>2004</text:p>
          </table:table-cell>
          <table:table-cell office:value-type="float" office:value="1334">
            <text:p>1334</text:p>
          </table:table-cell>
          <table:table-cell office:value-type="float" office:value="4576">
            <text:p>4576</text:p>
          </table:table-cell>
          <table:table-cell office:value-type="float" office:value="2062">
            <text:p>2062</text:p>
          </table:table-cell>
          <table:table-cell office:value-type="float" office:value="832">
            <text:p>832</text:p>
          </table:table-cell>
          <table:table-cell office:value-type="float" office:value="4768">
            <text:p>4768</text:p>
          </table:table-cell>
          <table:table-cell office:value-type="float" office:value="1226">
            <text:p>1226</text:p>
          </table:table-cell>
          <table:table-cell office:value-type="float" office:value="904">
            <text:p>904</text:p>
          </table:table-cell>
          <table:table-cell office:value-type="float" office:value="2320">
            <text:p>2320</text:p>
          </table:table-cell>
          <table:table-cell office:value-type="float" office:value="2092">
            <text:p>2092</text:p>
          </table:table-cell>
          <table:table-cell office:value-type="float" office:value="1452">
            <text:p>1452</text:p>
          </table:table-cell>
          <table:table-cell office:value-type="float" office:value="1674">
            <text:p>1674</text:p>
          </table:table-cell>
          <table:table-cell office:value-type="float" office:value="1746">
            <text:p>1746</text:p>
          </table:table-cell>
          <table:table-cell office:value-type="float" office:value="1226">
            <text:p>1226</text:p>
          </table:table-cell>
          <table:table-cell table:style-name="ce3" office:value-type="string">
            <text:p>states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msec/dec</text:p>
          </table:table-cell>
          <table:table-cell office:value-type="float" office:value="42.857">
            <text:p>42.86</text:p>
          </table:table-cell>
          <table:table-cell office:value-type="float" office:value="77.626">
            <text:p>77.63</text:p>
          </table:table-cell>
          <table:table-cell office:value-type="float" office:value="175.563">
            <text:p>175.56</text:p>
          </table:table-cell>
          <table:table-cell office:value-type="float" office:value="173.549">
            <text:p>173.55</text:p>
          </table:table-cell>
          <table:table-cell office:value-type="float" office:value="12.852">
            <text:p>12.85</text:p>
          </table:table-cell>
          <table:table-cell office:value-type="float" office:value="14.252">
            <text:p>14.25</text:p>
          </table:table-cell>
          <table:table-cell office:value-type="float" office:value="24.881">
            <text:p>24.88</text:p>
          </table:table-cell>
          <table:table-cell office:value-type="float" office:value="29.36">
            <text:p>29.36</text:p>
          </table:table-cell>
          <table:table-cell office:value-type="float" office:value="33.218">
            <text:p>33.22</text:p>
          </table:table-cell>
          <table:table-cell office:value-type="float" office:value="29.322">
            <text:p>29.32</text:p>
          </table:table-cell>
          <table:table-cell office:value-type="float" office:value="28.674">
            <text:p>28.67</text:p>
          </table:table-cell>
          <table:table-cell office:value-type="float" office:value="49.578">
            <text:p>49.58</text:p>
          </table:table-cell>
          <table:table-cell office:value-type="float" office:value="19.273">
            <text:p>19.27</text:p>
          </table:table-cell>
          <table:table-cell office:value-type="float" office:value="18.728">
            <text:p>18.73</text:p>
          </table:table-cell>
          <table:table-cell office:value-type="float" office:value="47.211">
            <text:p>47.21</text:p>
          </table:table-cell>
          <table:table-cell office:value-type="float" office:value="35.367">
            <text:p>35.37</text:p>
          </table:table-cell>
          <table:table-cell office:value-type="float" office:value="35.926">
            <text:p>35.93</text:p>
          </table:table-cell>
          <table:table-cell office:value-type="float" office:value="30.299">
            <text:p>30.3</text:p>
          </table:table-cell>
          <table:table-cell office:value-type="float" office:value="14.476">
            <text:p>14.48</text:p>
          </table:table-cell>
          <table:table-cell office:value-type="float" office:value="17.534">
            <text:p>17.53</text:p>
          </table:table-cell>
          <table:table-cell office:value-type="float" office:value="74.698">
            <text:p>74.7</text:p>
          </table:table-cell>
          <table:table-cell office:value-type="float" office:value="70.029">
            <text:p>70.03</text:p>
          </table:table-cell>
          <table:table-cell office:value-type="float" office:value="68.707">
            <text:p>68.71</text:p>
          </table:table-cell>
          <table:table-cell office:value-type="float" office:value="49.435">
            <text:p>49.44</text:p>
          </table:table-cell>
          <table:table-cell office:value-type="float" office:value="49.729">
            <text:p>49.73</text:p>
          </table:table-cell>
          <table:table-cell office:value-type="float" office:value="44.748">
            <text:p>44.75</text:p>
          </table:table-cell>
          <table:table-cell table:style-name="ce1" office:value-type="string">
            <text:p>msec/dec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indicator generation time (real)</text:p>
          </table:table-cell>
          <table:table-cell office:value-type="string">
            <text:p>no indicators generated</text:p>
          </table:table-cell>
          <table:table-cell office:value-type="float" office:value="0.22">
            <text:p>0.22</text:p>
          </table:table-cell>
          <table:table-cell table:number-columns-repeated="3" office:value-type="string">
            <text:p>no indicators generated</text:p>
          </table:table-cell>
          <table:table-cell office:value-type="float" office:value="0.14">
            <text:p>0.14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1">
            <text:p>0.1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">
            <text:p>0.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6">
            <text:p>0.26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8">
            <text:p>0.18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7">
            <text:p>0.17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09">
            <text:p>0.09</text:p>
          </table:table-cell>
          <table:table-cell table:number-columns-repeated="2" office:value-type="string">
            <text:p>no indicators generated</text:p>
          </table:table-cell>
          <table:table-cell table:style-name="ce1" office:value-type="string">
            <text:p>indicator generation time (real)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run time (real)</text:p>
          </table:table-cell>
          <table:table-cell office:value-type="float" office:value="166.21">
            <text:p>166.21</text:p>
          </table:table-cell>
          <table:table-cell office:value-type="float" office:value="288.53">
            <text:p>288.53</text:p>
          </table:table-cell>
          <table:table-cell office:value-type="float" office:value="1936.9">
            <text:p>1936.9</text:p>
          </table:table-cell>
          <table:table-cell office:value-type="float" office:value="1045.04">
            <text:p>1045.04</text:p>
          </table:table-cell>
          <table:table-cell office:value-type="float" office:value="14.97">
            <text:p>14.97</text:p>
          </table:table-cell>
          <table:table-cell office:value-type="float" office:value="74.11">
            <text:p>74.11</text:p>
          </table:table-cell>
          <table:table-cell office:value-type="float" office:value="11.23">
            <text:p>11.23</text:p>
          </table:table-cell>
          <table:table-cell office:value-type="float" office:value="24.66">
            <text:p>24.66</text:p>
          </table:table-cell>
          <table:table-cell office:value-type="float" office:value="341.55">
            <text:p>341.55</text:p>
          </table:table-cell>
          <table:table-cell office:value-type="float" office:value="107.28">
            <text:p>107.28</text:p>
          </table:table-cell>
          <table:table-cell office:value-type="float" office:value="70.82">
            <text:p>70.82</text:p>
          </table:table-cell>
          <table:table-cell office:value-type="float" office:value="382.84">
            <text:p>382.84</text:p>
          </table:table-cell>
          <table:table-cell office:value-type="float" office:value="165.6">
            <text:p>165.6</text:p>
          </table:table-cell>
          <table:table-cell office:value-type="float" office:value="107.38">
            <text:p>107.38</text:p>
          </table:table-cell>
          <table:table-cell office:value-type="float" office:value="901.7">
            <text:p>901.7</text:p>
          </table:table-cell>
          <table:table-cell office:value-type="float" office:value="289.6">
            <text:p>289.6</text:p>
          </table:table-cell>
          <table:table-cell office:value-type="float" office:value="122.31">
            <text:p>122.31</text:p>
          </table:table-cell>
          <table:table-cell office:value-type="float" office:value="629.16">
            <text:p>629.16</text:p>
          </table:table-cell>
          <table:table-cell office:value-type="float" office:value="74.58">
            <text:p>74.58</text:p>
          </table:table-cell>
          <table:table-cell office:value-type="float" office:value="66.27">
            <text:p>66.27</text:p>
          </table:table-cell>
          <table:table-cell office:value-type="float" office:value="766.48">
            <text:p>766.48</text:p>
          </table:table-cell>
          <table:table-cell office:value-type="float" office:value="647.84">
            <text:p>647.84</text:p>
          </table:table-cell>
          <table:table-cell office:value-type="float" office:value="447.35">
            <text:p>447.35</text:p>
          </table:table-cell>
          <table:table-cell office:value-type="float" office:value="372.39">
            <text:p>372.39</text:p>
          </table:table-cell>
          <table:table-cell office:value-type="float" office:value="390.52">
            <text:p>390.52</text:p>
          </table:table-cell>
          <table:table-cell office:value-type="float" office:value="247.19">
            <text:p>247.19</text:p>
          </table:table-cell>
          <table:table-cell table:style-name="ce1" office:value-type="string">
            <text:p>run time (real)</text:p>
          </table:table-cell>
          <table:table-cell table:number-columns-repeated="228"/>
        </table:table-row>
        <table:table-row table:style-name="ro1">
          <table:table-cell table:style-name="ce3" office:value-type="string">
            <text:p>svn revision</text:p>
          </table:table-cell>
          <table:table-cell table:number-columns-repeated="26" office:value-type="string">
            <text:p>Revision: 7918</text:p>
          </table:table-cell>
          <table:table-cell table:style-name="ce3" office:value-type="string">
            <text:p>svn revision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score</text:p>
          </table:table-cell>
          <table:table-cell table:number-columns-repeated="26" office:value-type="string">
            <text:p>score not checked.</text:p>
          </table:table-cell>
          <table:table-cell table:style-name="ce1" office:value-type="string">
            <text:p>score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tns user time*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935.13">
            <text:p>1935.1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.12">
            <text:p>11.1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6.89">
            <text:p>106.8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1.05">
            <text:p>161.0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88.43">
            <text:p>288.43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4.25">
            <text:p>74.25</text:p>
          </table:table-cell>
          <table:table-cell table:number-columns-repeated="2" office:value-type="float" office:value="13">
            <text:p>13</text:p>
          </table:table-cell>
          <table:table-cell office:value-type="float" office:value="646.44">
            <text:p>646.44</text:p>
          </table:table-cell>
          <table:table-cell table:number-columns-repeated="2" office:value-type="float" office:value="18">
            <text:p>18</text:p>
          </table:table-cell>
          <table:table-cell office:value-type="float" office:value="389.99">
            <text:p>389.99</text:p>
          </table:table-cell>
          <table:table-cell table:style-name="ce1" office:value-type="string">
            <text:p>tns user time*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tns user+sys time*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1936.9">
            <text:p>1936.9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11.2">
            <text:p>11.2</text:p>
          </table:table-cell>
          <table:table-cell table:number-columns-repeated="2" office:value-type="string">
            <text:p>ACTION (move west)</text:p>
          </table:table-cell>
          <table:table-cell office:value-type="float" office:value="107.25">
            <text:p>107.25</text:p>
          </table:table-cell>
          <table:table-cell table:number-columns-repeated="2" office:value-type="string">
            <text:p>ACTION (move south)</text:p>
          </table:table-cell>
          <table:table-cell office:value-type="float" office:value="161.76">
            <text:p>161.76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289.6">
            <text:p>289.6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float" office:value="74.54">
            <text:p>74.54</text:p>
          </table:table-cell>
          <table:table-cell table:number-columns-repeated="2" office:value-type="string">
            <text:p>ACTION (move west)</text:p>
          </table:table-cell>
          <table:table-cell office:value-type="float" office:value="647.81">
            <text:p>647.81</text:p>
          </table:table-cell>
          <table:table-cell table:number-columns-repeated="2" office:value-type="string">
            <text:p>ACTION (move south)</text:p>
          </table:table-cell>
          <table:table-cell office:value-type="float" office:value="390.59">
            <text:p>390.59</text:p>
          </table:table-cell>
          <table:table-cell table:style-name="ce1" office:value-type="string">
            <text:p>tns user+sys time*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ts user time* (incl. indic gen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1044.07">
            <text:p>1044.07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24.5">
            <text:p>24.5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70.71">
            <text:p>70.71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104.53">
            <text:p>104.53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float" office:value="122.02">
            <text:p>122.02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65.88">
            <text:p>65.88</text:p>
          </table:table-cell>
          <table:table-cell office:value-type="string">
            <text:p>ACTION (move east)</text:p>
          </table:table-cell>
          <table:table-cell office:value-type="string">
            <text:p>ACTION (uaouv south)</text:p>
          </table:table-cell>
          <table:table-cell office:value-type="float" office:value="446.45">
            <text:p>446.45</text:p>
          </table:table-cell>
          <table:table-cell table:number-columns-repeated="2" office:value-type="string">
            <text:p>ACTION (move south)</text:p>
          </table:table-cell>
          <table:table-cell office:value-type="float" office:value="246.7">
            <text:p>246.7</text:p>
          </table:table-cell>
          <table:table-cell table:style-name="ce1" office:value-type="string">
            <text:p>ts user time* (incl. indic gen)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ts user+sys time* (incl. indic gen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shoot north)</text:p>
          </table:table-cell>
          <table:table-cell office:value-type="float" office:value="1045.24">
            <text:p>1045.24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24.73">
            <text:p>24.73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70.93">
            <text:p>70.93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105">
            <text:p>105</text:p>
          </table:table-cell>
          <table:table-cell office:value-type="string">
            <text:p>ACTION (move east)</text:p>
          </table:table-cell>
          <table:table-cell office:value-type="string">
            <text:p>ACTION (shoot west)</text:p>
          </table:table-cell>
          <table:table-cell office:value-type="float" office:value="122.55">
            <text:p>122.55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66.37">
            <text:p>66.37</text:p>
          </table:table-cell>
          <table:table-cell table:number-columns-repeated="2" office:value-type="string">
            <text:p>ACTION (move south)</text:p>
          </table:table-cell>
          <table:table-cell office:value-type="float" office:value="447.45">
            <text:p>447.45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247.26">
            <text:p>247.26</text:p>
          </table:table-cell>
          <table:table-cell table:style-name="ce1" office:value-type="string">
            <text:p>ts user+sys time* (incl. indic gen)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regret: soar timer*</text:p>
          </table:table-cell>
          <table:table-cell table:number-columns-repeated="3" office:value-type="string">
            <text:p>ACTION (move west)</text:p>
          </table:table-cell>
          <table:table-cell office:value-type="float" office:value="46.0609103842587">
            <text:p>46.06</text:p>
          </table:table-cell>
          <table:table-cell office:value-type="string">
            <text:p>ACTION heal</text:p>
          </table:table-cell>
          <table:table-cell table:number-columns-repeated="2" office:value-type="string">
            <text:p>ACTION (move west)</text:p>
          </table:table-cell>
          <table:table-cell office:value-type="float" office:value="-54.2233313085531">
            <text:p>-54.22</text:p>
          </table:table-cell>
          <table:table-cell office:value-type="string">
            <text:p>ACTION (shoot south)</text:p>
          </table:table-cell>
          <table:table-cell office:value-type="string">
            <text:p>ACTION (move east)</text:p>
          </table:table-cell>
          <table:table-cell office:value-type="float" office:value="33.8713739913807">
            <text:p>33.87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35.0949845885431">
            <text:p>35.09</text:p>
          </table:table-cell>
          <table:table-cell table:number-columns-repeated="2" office:value-type="string">
            <text:p>ACTION (move south)</text:p>
          </table:table-cell>
          <table:table-cell office:value-type="float" office:value="57.7884731484098">
            <text:p>57.79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11.2798967602576">
            <text:p>11.28</text:p>
          </table:table-cell>
          <table:table-cell office:value-type="string">
            <text:p>ACTION (shoot south)</text:p>
          </table:table-cell>
          <table:table-cell office:value-type="string">
            <text:p>ACTION (move east)</text:p>
          </table:table-cell>
          <table:table-cell office:value-type="float" office:value="30.9643765722126">
            <text:p>30.96</text:p>
          </table:table-cell>
          <table:table-cell table:number-columns-repeated="2" office:value-type="string">
            <text:p>ACTION (move east)</text:p>
          </table:table-cell>
          <table:table-cell office:value-type="float" office:value="36.7506869273535">
            <text:p>36.75</text:p>
          </table:table-cell>
          <table:table-cell table:style-name="ce1" office:value-type="string">
            <text:p>regret: soar timer*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regret: unix user time*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46.0465188385276">
            <text:p>46.05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float" office:value="-54.6122448979592">
            <text:p>-54.61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33.847880999158">
            <text:p>33.85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35.0946910897237">
            <text:p>35.09</text:p>
          </table:table-cell>
          <table:table-cell office:value-type="string">
            <text:p>ACTION (shoot north)</text:p>
          </table:table-cell>
          <table:table-cell office:value-type="string">
            <text:p>ACTION (move west)</text:p>
          </table:table-cell>
          <table:table-cell office:value-type="float" office:value="57.6951079984745">
            <text:p>57.7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11.2727272727273">
            <text:p>11.27</text:p>
          </table:table-cell>
          <table:table-cell table:number-columns-repeated="2" office:value-type="string">
            <text:p>ACTION (move east)</text:p>
          </table:table-cell>
          <table:table-cell office:value-type="float" office:value="30.9371326031805">
            <text:p>30.94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36.7419677427626">
            <text:p>36.74</text:p>
          </table:table-cell>
          <table:table-cell table:style-name="ce1" office:value-type="string">
            <text:p>regret: unix user time*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regret: unix user+sys time*</text:p>
          </table:table-cell>
          <table:table-cell office:value-type="string">
            <text:p>ACTION (move west)</text:p>
          </table:table-cell>
          <table:table-cell office:value-type="string">
            <text:p>ACTION (throw north 2)</text:p>
          </table:table-cell>
          <table:table-cell office:value-type="string">
            <text:p>ACTION (move west)</text:p>
          </table:table-cell>
          <table:table-cell office:value-type="float" office:value="46.035417419588">
            <text:p>46.04</text:p>
          </table:table-cell>
          <table:table-cell office:value-type="string">
            <text:p>ACTION heal</text:p>
          </table:table-cell>
          <table:table-cell table:number-columns-repeated="2" office:value-type="string">
            <text:p>ACTION (move west)</text:p>
          </table:table-cell>
          <table:table-cell office:value-type="float" office:value="-54.7108774767489">
            <text:p>-54.71</text:p>
          </table:table-cell>
          <table:table-cell table:number-columns-repeated="2" office:value-type="string">
            <text:p>ACTION (move south)</text:p>
          </table:table-cell>
          <table:table-cell office:value-type="float" office:value="33.8648018648019">
            <text:p>33.86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35.0890207715134">
            <text:p>35.09</text:p>
          </table:table-cell>
          <table:table-cell table:number-columns-repeated="2" office:value-type="string">
            <text:p>ACTION (move west)</text:p>
          </table:table-cell>
          <table:table-cell office:value-type="float" office:value="57.6830110497238">
            <text:p>57.68</text:p>
          </table:table-cell>
          <table:table-cell table:number-columns-repeated="2" office:value-type="string">
            <text:p>ACTION (move east)</text:p>
          </table:table-cell>
          <table:table-cell office:value-type="float" office:value="10.9605580896163">
            <text:p>10.96</text:p>
          </table:table-cell>
          <table:table-cell table:number-columns-repeated="2" office:value-type="string">
            <text:p>ACTION (move south)</text:p>
          </table:table-cell>
          <table:table-cell office:value-type="float" office:value="30.9288217224186">
            <text:p>30.93</text:p>
          </table:table-cell>
          <table:table-cell table:number-columns-repeated="2" office:value-type="string">
            <text:p>ACTION (move east)</text:p>
          </table:table-cell>
          <table:table-cell office:value-type="float" office:value="36.6957679408075">
            <text:p>36.7</text:p>
          </table:table-cell>
          <table:table-cell table:style-name="ce1" office:value-type="string">
            <text:p>regret: unix user+sys time*</text:p>
          </table:table-cell>
          <table:table-cell table:number-columns-repeated="228"/>
        </table:table-row>
        <table:table-row table:style-name="ro1">
          <table:table-cell table:style-name="ce3" office:value-type="string">
            <text:p>soln length</text:p>
          </table:table-cell>
          <table:table-cell table:number-columns-repeated="3" office:value-type="string">
            <text:p>ACTION (move west)</text:p>
          </table:table-cell>
          <table:table-cell office:value-type="float" office:value="12">
            <text:p>12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float" office:value="11">
            <text:p>11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ACTION (move east)</text:p>
          </table:table-cell>
          <table:table-cell office:value-type="float" office:value="11">
            <text:p>11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ACTION (move east)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ACTION (move south)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ACTION (move east)</text:p>
          </table:table-cell>
          <table:table-cell office:value-type="float" office:value="18">
            <text:p>18</text:p>
          </table:table-cell>
          <table:table-cell table:style-name="ce3" office:value-type="string">
            <text:p>soln length</text:p>
          </table:table-cell>
          <table:table-cell table:number-columns-repeated="228"/>
        </table:table-row>
        <table:table-row table:style-name="ro1">
          <table:table-cell table:style-name="ce3" office:value-type="string">
            <text:p>soln 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shoot west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table:style-name="ce3"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table:number-columns-repeated="3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shoot sou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table:number-columns-repeated="3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heal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uaouv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(shoot nor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shoot north)</text:p>
          </table:table-cell>
          <table:table-cell office:value-type="string">
            <text:p>.</text:p>
          </table:table-cell>
          <table:table-cell office:value-type="string">
            <text:p>ACTION (shoot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shoot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shoot west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2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shoot west)</text:p>
          </table:table-cell>
          <table:table-cell office:value-type="string">
            <text:p>.</text:p>
          </table:table-cell>
          <table:table-cell office:value-type="string">
            <text:p>ACTION (shoot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shoot west)</text:p>
          </table:table-cell>
          <table:table-cell office:value-type="string">
            <text:p>ACTION (xorqgoqm west)</text:p>
          </table:table-cell>
          <table:table-cell office:value-type="string">
            <text:p>ACTION (move east)</text:p>
          </table:table-cell>
          <table:table-cell table:number-columns-repeated="22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ACTION (move north)</text:p>
          </table:table-cell>
          <table:table-cell table:number-columns-repeated="22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heal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heal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2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2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end</text:p>
          </table:table-cell>
          <table:table-cell table:number-columns-repeated="6"/>
          <table:table-cell office:value-type="string">
            <text:p>end</text:p>
          </table:table-cell>
          <table:table-cell table:number-columns-repeated="5"/>
          <table:table-cell table:number-columns-repeated="2" office:value-type="string">
            <text:p>.</text:p>
          </table:table-cell>
          <table:table-cell office:value-type="string">
            <text:p>ACTION heal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end</text:p>
          </table:table-cell>
          <table:table-cell table:number-columns-repeated="16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29"/>
        </table:table-row>
        <table:table-row table:style-name="ro1">
          <table:table-cell table:number-columns-repeated="18"/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29"/>
        </table:table-row>
        <table:table-row table:style-name="ro1">
          <table:table-cell table:number-columns-repeated="24"/>
          <table:table-cell table:number-columns-repeated="2" office:value-type="string">
            <text:p>.</text:p>
          </table:table-cell>
          <table:table-cell office:value-type="string">
            <text:p>ACTION (xorqgoqm west)</text:p>
          </table:table-cell>
          <table:table-cell table:number-columns-repeated="229"/>
        </table:table-row>
        <table:table-row table:style-name="ro1">
          <table:table-cell table:number-columns-repeated="24"/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29"/>
        </table:table-row>
        <table:table-row table:style-name="ro1">
          <table:table-cell table:number-columns-repeated="24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29"/>
        </table:table-row>
        <table:table-row table:style-name="ro1">
          <table:table-cell table:number-columns-repeated="24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29"/>
        </table:table-row>
        <table:table-row table:style-name="ro1">
          <table:table-cell table:number-columns-repeated="24"/>
          <table:table-cell office:value-type="string">
            <text:p>end</text:p>
          </table:table-cell>
          <table:table-cell table:number-columns-repeated="231"/>
        </table:table-row>
      </table:table>
      <table:table table:name="Escape" table:style-name="ta5" table:print="false">
        <table:table-column table:style-name="co32" table:default-cell-style-name="Default"/>
        <table:table-column table:style-name="co65" table:default-cell-style-name="Default"/>
        <table:table-column table:style-name="co54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51" table:number-columns-repeated="2" table:default-cell-style-name="Default"/>
        <table:table-column table:style-name="co48" table:number-columns-repeated="6" table:default-cell-style-name="Default"/>
        <table:table-column table:style-name="co56" table:default-cell-style-name="Default"/>
        <table:table-column table:style-name="co54" table:default-cell-style-name="Default"/>
        <table:table-column table:style-name="co33" table:default-cell-style-name="Default"/>
        <table:table-column table:style-name="co53" table:default-cell-style-name="Default"/>
        <table:table-column table:style-name="co63" table:default-cell-style-name="Default"/>
        <table:table-column table:style-name="co51" table:number-columns-repeated="4" table:default-cell-style-name="Default"/>
        <table:table-column table:style-name="co55" table:default-cell-style-name="Default"/>
        <table:table-column table:style-name="co62" table:default-cell-style-name="Default"/>
        <table:table-column table:style-name="co33" table:default-cell-style-name="Default"/>
        <table:table-column table:style-name="co53" table:default-cell-style-name="Default"/>
        <table:table-column table:style-name="co34" table:default-cell-style-name="Default"/>
        <table:table-column table:style-name="co36" table:number-columns-repeated="4" table:default-cell-style-name="Default"/>
        <table:table-column table:style-name="co51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24" table:number-columns-repeated="218" table:default-cell-style-name="Default"/>
        <table:table-row table:style-name="ro1">
          <table:table-cell table:style-name="ce1" office:value-type="string">
            <text:p>ESCAPE</text:p>
          </table:table-cell>
          <table:table-cell table:number-columns-repeated="36"/>
          <table:table-cell table:style-name="ce1" office:value-type="string">
            <text:p>LEVEL10</text:p>
          </table:table-cell>
          <table:table-cell table:number-columns-repeated="21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" office:value-type="string">
            <text:p>problem</text:p>
          </table:table-cell>
          <table:table-cell table:style-name="ce4" office:value-type="string">
            <text:p>6.1s1</text:p>
          </table:table-cell>
          <table:table-cell table:style-name="ce4" office:value-type="string">
            <text:p>6.1s2</text:p>
          </table:table-cell>
          <table:table-cell table:style-name="ce4" office:value-type="string">
            <text:p>6.1tns</text:p>
          </table:table-cell>
          <table:table-cell table:style-name="ce4" office:value-type="string">
            <text:p>6.1ts</text:p>
          </table:table-cell>
          <table:table-cell table:style-name="ce4" office:value-type="string">
            <text:p>6.2s1</text:p>
          </table:table-cell>
          <table:table-cell table:style-name="ce4" office:value-type="string">
            <text:p>6.2s2</text:p>
          </table:table-cell>
          <table:table-cell table:style-name="ce4" office:value-type="string">
            <text:p>6.2tns</text:p>
          </table:table-cell>
          <table:table-cell table:style-name="ce4" office:value-type="string">
            <text:p>6.2ts</text:p>
          </table:table-cell>
          <table:table-cell table:style-name="ce4" office:value-type="string">
            <text:p>6.3s1</text:p>
          </table:table-cell>
          <table:table-cell table:style-name="ce4" office:value-type="string">
            <text:p>6.3s2</text:p>
          </table:table-cell>
          <table:table-cell table:style-name="ce4" office:value-type="string">
            <text:p>6.3tns</text:p>
          </table:table-cell>
          <table:table-cell table:style-name="ce4" office:value-type="string">
            <text:p>6.3ts</text:p>
          </table:table-cell>
          <table:table-cell table:style-name="ce4" office:value-type="string">
            <text:p>7.1s</text:p>
          </table:table-cell>
          <table:table-cell table:style-name="ce4" office:value-type="string">
            <text:p>7.1tns</text:p>
          </table:table-cell>
          <table:table-cell table:style-name="ce4" office:value-type="string">
            <text:p>7.1ts</text:p>
          </table:table-cell>
          <table:table-cell table:style-name="ce4" office:value-type="string">
            <text:p>7.2s</text:p>
          </table:table-cell>
          <table:table-cell table:style-name="ce4" office:value-type="string">
            <text:p>7.2tns</text:p>
          </table:table-cell>
          <table:table-cell table:style-name="ce4" office:value-type="string">
            <text:p>7.2ts</text:p>
          </table:table-cell>
          <table:table-cell table:style-name="ce4" office:value-type="string">
            <text:p>7.3s</text:p>
          </table:table-cell>
          <table:table-cell table:style-name="ce4" office:value-type="string">
            <text:p>7.3tns</text:p>
          </table:table-cell>
          <table:table-cell table:style-name="ce4" office:value-type="string">
            <text:p>7.3ts</text:p>
          </table:table-cell>
          <table:table-cell table:style-name="ce4" office:value-type="string">
            <text:p>8.1s</text:p>
          </table:table-cell>
          <table:table-cell table:style-name="ce4" office:value-type="string">
            <text:p>8.1tns</text:p>
          </table:table-cell>
          <table:table-cell table:style-name="ce4" office:value-type="string">
            <text:p>8.1ts</text:p>
          </table:table-cell>
          <table:table-cell table:style-name="ce4" office:value-type="string">
            <text:p>8.2s</text:p>
          </table:table-cell>
          <table:table-cell table:style-name="ce4" office:value-type="string">
            <text:p>8.2tns</text:p>
          </table:table-cell>
          <table:table-cell table:style-name="ce4" office:value-type="string">
            <text:p>8.2ts</text:p>
          </table:table-cell>
          <table:table-cell table:style-name="ce4" office:value-type="string">
            <text:p>8.3s</text:p>
          </table:table-cell>
          <table:table-cell table:style-name="ce4" office:value-type="string">
            <text:p>8.3tns</text:p>
          </table:table-cell>
          <table:table-cell table:style-name="ce4" office:value-type="string">
            <text:p>8.3ts</text:p>
          </table:table-cell>
          <table:table-cell table:style-name="ce4" office:value-type="string">
            <text:p>9.1s</text:p>
          </table:table-cell>
          <table:table-cell table:style-name="ce4" office:value-type="string">
            <text:p>9.1tns</text:p>
          </table:table-cell>
          <table:table-cell table:style-name="ce4" office:value-type="string">
            <text:p>9.1ts</text:p>
          </table:table-cell>
          <table:table-cell table:style-name="ce4" office:value-type="string">
            <text:p>9.2s</text:p>
          </table:table-cell>
          <table:table-cell table:style-name="ce4" office:value-type="string">
            <text:p>9.2tns</text:p>
          </table:table-cell>
          <table:table-cell table:style-name="ce4" office:value-type="string">
            <text:p>9.2ts</text:p>
          </table:table-cell>
          <table:table-cell table:style-name="ce4" office:value-type="string">
            <text:p>problem</text:p>
          </table:table-cell>
          <table:table-cell table:style-name="ce4" table:number-columns-repeated="218"/>
        </table:table-row>
        <table:table-row table:style-name="ro1">
          <table:table-cell office:value-type="string">
            <text:p>* items are only shown for the ts cases</text:p>
          </table:table-cell>
          <table:table-cell table:number-columns-repeated="36"/>
          <table:table-cell office:value-type="string">
            <text:p>* items are only shown for the ts cases</text:p>
          </table:table-cell>
          <table:table-cell table:number-columns-repeated="218"/>
        </table:table-row>
        <table:table-row table:style-name="ro1">
          <table:table-cell table:style-name="ce17" office:value-type="string">
            <text:p>they are associated with the run as a whole</text:p>
          </table:table-cell>
          <table:table-cell table:number-columns-repeated="36"/>
          <table:table-cell table:style-name="ce17" office:value-type="string">
            <text:p>they are associated with the run as a whole</text:p>
          </table:table-cell>
          <table:table-cell table:number-columns-repeated="218"/>
        </table:table-row>
        <table:table-row table:style-name="ro1">
          <table:table-cell table:style-name="ce3" office:value-type="string">
            <text:p>server match ID</text:p>
          </table:table-cell>
          <table:table-cell office:value-type="float" office:value="3400496564">
            <text:p>3400496564</text:p>
          </table:table-cell>
          <table:table-cell office:value-type="float" office:value="3400496572">
            <text:p>3400496572</text:p>
          </table:table-cell>
          <table:table-cell office:value-type="float" office:value="3400496578">
            <text:p>3400496578</text:p>
          </table:table-cell>
          <table:table-cell office:value-type="float" office:value="3400496587">
            <text:p>3400496587</text:p>
          </table:table-cell>
          <table:table-cell office:value-type="float" office:value="3400496595">
            <text:p>3400496595</text:p>
          </table:table-cell>
          <table:table-cell office:value-type="float" office:value="3400496602">
            <text:p>3400496602</text:p>
          </table:table-cell>
          <table:table-cell office:value-type="float" office:value="3400496608">
            <text:p>3400496608</text:p>
          </table:table-cell>
          <table:table-cell office:value-type="float" office:value="3400496616">
            <text:p>3400496616</text:p>
          </table:table-cell>
          <table:table-cell office:value-type="float" office:value="3400496624">
            <text:p>3400496624</text:p>
          </table:table-cell>
          <table:table-cell office:value-type="float" office:value="3400496630">
            <text:p>3400496630</text:p>
          </table:table-cell>
          <table:table-cell office:value-type="float" office:value="3400496634">
            <text:p>3400496634</text:p>
          </table:table-cell>
          <table:table-cell office:value-type="float" office:value="3400496641">
            <text:p>3400496641</text:p>
          </table:table-cell>
          <table:table-cell office:value-type="float" office:value="3400496648">
            <text:p>3400496648</text:p>
          </table:table-cell>
          <table:table-cell office:value-type="float" office:value="3400496654">
            <text:p>3400496654</text:p>
          </table:table-cell>
          <table:table-cell office:value-type="float" office:value="3400496659">
            <text:p>3400496659</text:p>
          </table:table-cell>
          <table:table-cell office:value-type="float" office:value="3400496664">
            <text:p>3400496664</text:p>
          </table:table-cell>
          <table:table-cell office:value-type="float" office:value="3400496670">
            <text:p>3400496670</text:p>
          </table:table-cell>
          <table:table-cell office:value-type="float" office:value="3400496676">
            <text:p>3400496676</text:p>
          </table:table-cell>
          <table:table-cell office:value-type="float" office:value="3400496683">
            <text:p>3400496683</text:p>
          </table:table-cell>
          <table:table-cell office:value-type="float" office:value="3400496690">
            <text:p>3400496690</text:p>
          </table:table-cell>
          <table:table-cell office:value-type="float" office:value="3400496698">
            <text:p>3400496698</text:p>
          </table:table-cell>
          <table:table-cell office:value-type="float" office:value="3400496705">
            <text:p>3400496705</text:p>
          </table:table-cell>
          <table:table-cell office:value-type="float" office:value="3400496712">
            <text:p>3400496712</text:p>
          </table:table-cell>
          <table:table-cell office:value-type="float" office:value="3400504889">
            <text:p>3400504889</text:p>
          </table:table-cell>
          <table:table-cell office:value-type="float" office:value="3400496730">
            <text:p>3400496730</text:p>
          </table:table-cell>
          <table:table-cell office:value-type="float" office:value="3400496737">
            <text:p>3400496737</text:p>
          </table:table-cell>
          <table:table-cell office:value-type="float" office:value="3400496741">
            <text:p>3400496741</text:p>
          </table:table-cell>
          <table:table-cell office:value-type="float" office:value="3400496746">
            <text:p>3400496746</text:p>
          </table:table-cell>
          <table:table-cell office:value-type="float" office:value="3400496751">
            <text:p>3400496751</text:p>
          </table:table-cell>
          <table:table-cell office:value-type="float" office:value="3400496755">
            <text:p>3400496755</text:p>
          </table:table-cell>
          <table:table-cell office:value-type="float" office:value="3400496759">
            <text:p>3400496759</text:p>
          </table:table-cell>
          <table:table-cell office:value-type="float" office:value="3400496768">
            <text:p>3400496768</text:p>
          </table:table-cell>
          <table:table-cell office:value-type="float" office:value="3400496777">
            <text:p>3400496777</text:p>
          </table:table-cell>
          <table:table-cell office:value-type="float" office:value="3400496788">
            <text:p>3400496788</text:p>
          </table:table-cell>
          <table:table-cell office:value-type="float" office:value="3400496796">
            <text:p>3400496796</text:p>
          </table:table-cell>
          <table:table-cell office:value-type="float" office:value="3400496805">
            <text:p>3400496805</text:p>
          </table:table-cell>
          <table:table-cell table:style-name="ce3" office:value-type="string">
            <text:p>server match ID</text:p>
          </table:table-cell>
          <table:table-cell table:number-columns-repeated="218"/>
        </table:table-row>
        <table:table-row table:style-name="ro1">
          <table:table-cell table:style-name="ce3" office:value-type="string">
            <text:p>server send time (user)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table:number-columns-repeated="4"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table:style-name="ce3" office:value-type="string">
            <text:p>server send time (user)</text:p>
          </table:table-cell>
          <table:table-cell table:number-columns-repeated="218"/>
        </table:table-row>
        <table:table-row table:style-name="ro1">
          <table:table-cell table:style-name="ce3" office:value-type="string">
            <text:p>server send time (user+sys)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style-name="ce3" office:value-type="string">
            <text:p>server send time (user+sys)</text:p>
          </table:table-cell>
          <table:table-cell table:number-columns-repeated="218"/>
        </table:table-row>
        <table:table-row table:style-name="ro1">
          <table:table-cell table:style-name="ce3" office:value-type="string">
            <text:p>server send time (real)</text:p>
          </table:table-cell>
          <table:table-cell office:value-type="float" office:value="8.2">
            <text:p>8.2</text:p>
          </table:table-cell>
          <table:table-cell office:value-type="float" office:value="6.07">
            <text:p>6.07</text:p>
          </table:table-cell>
          <table:table-cell office:value-type="float" office:value="8.37">
            <text:p>8.37</text:p>
          </table:table-cell>
          <table:table-cell office:value-type="float" office:value="8.13">
            <text:p>8.13</text:p>
          </table:table-cell>
          <table:table-cell office:value-type="float" office:value="6.56">
            <text:p>6.56</text:p>
          </table:table-cell>
          <table:table-cell office:value-type="float" office:value="6.83">
            <text:p>6.83</text:p>
          </table:table-cell>
          <table:table-cell office:value-type="float" office:value="7.58">
            <text:p>7.58</text:p>
          </table:table-cell>
          <table:table-cell office:value-type="float" office:value="7.82">
            <text:p>7.82</text:p>
          </table:table-cell>
          <table:table-cell office:value-type="float" office:value="5.88">
            <text:p>5.88</text:p>
          </table:table-cell>
          <table:table-cell office:value-type="float" office:value="4.75">
            <text:p>4.75</text:p>
          </table:table-cell>
          <table:table-cell office:value-type="float" office:value="6.7">
            <text:p>6.7</text:p>
          </table:table-cell>
          <table:table-cell table:number-columns-repeated="2" office:value-type="float" office:value="6.44">
            <text:p>6.44</text:p>
          </table:table-cell>
          <table:table-cell office:value-type="float" office:value="4.87">
            <text:p>4.87</text:p>
          </table:table-cell>
          <table:table-cell office:value-type="float" office:value="4.81">
            <text:p>4.81</text:p>
          </table:table-cell>
          <table:table-cell office:value-type="float" office:value="6.06">
            <text:p>6.06</text:p>
          </table:table-cell>
          <table:table-cell office:value-type="float" office:value="6.18">
            <text:p>6.18</text:p>
          </table:table-cell>
          <table:table-cell office:value-type="float" office:value="7.15">
            <text:p>7.15</text:p>
          </table:table-cell>
          <table:table-cell office:value-type="float" office:value="6.36">
            <text:p>6.36</text:p>
          </table:table-cell>
          <table:table-cell office:value-type="float" office:value="7.91">
            <text:p>7.91</text:p>
          </table:table-cell>
          <table:table-cell office:value-type="float" office:value="6.92">
            <text:p>6.92</text:p>
          </table:table-cell>
          <table:table-cell office:value-type="float" office:value="7.83">
            <text:p>7.83</text:p>
          </table:table-cell>
          <table:table-cell office:value-type="float" office:value="7.53">
            <text:p>7.53</text:p>
          </table:table-cell>
          <table:table-cell office:value-type="float" office:value="9.9">
            <text:p>9.9</text:p>
          </table:table-cell>
          <table:table-cell office:value-type="float" office:value="6.75">
            <text:p>6.75</text:p>
          </table:table-cell>
          <table:table-cell office:value-type="float" office:value="4.51">
            <text:p>4.51</text:p>
          </table:table-cell>
          <table:table-cell office:value-type="float" office:value="4.54">
            <text:p>4.54</text:p>
          </table:table-cell>
          <table:table-cell office:value-type="float" office:value="5.6">
            <text:p>5.6</text:p>
          </table:table-cell>
          <table:table-cell office:value-type="float" office:value="4">
            <text:p>4</text:p>
          </table:table-cell>
          <table:table-cell office:value-type="float" office:value="4.03">
            <text:p>4.03</text:p>
          </table:table-cell>
          <table:table-cell office:value-type="float" office:value="8.58">
            <text:p>8.58</text:p>
          </table:table-cell>
          <table:table-cell office:value-type="float" office:value="9.19">
            <text:p>9.19</text:p>
          </table:table-cell>
          <table:table-cell office:value-type="float" office:value="10.45">
            <text:p>10.45</text:p>
          </table:table-cell>
          <table:table-cell office:value-type="float" office:value="8.19">
            <text:p>8.19</text:p>
          </table:table-cell>
          <table:table-cell office:value-type="float" office:value="8.97">
            <text:p>8.97</text:p>
          </table:table-cell>
          <table:table-cell office:value-type="float" office:value="8.76">
            <text:p>8.76</text:p>
          </table:table-cell>
          <table:table-cell table:style-name="ce3" office:value-type="string">
            <text:p>server send time (real)</text:p>
          </table:table-cell>
          <table:table-cell table:number-columns-repeated="218"/>
        </table:table-row>
        <table:table-row table:style-name="ro1">
          <table:table-cell table:style-name="ce3" office:value-type="string">
            <text:p>decisions</text:p>
          </table:table-cell>
          <table:table-cell office:value-type="float" office:value="21085">
            <text:p>21085</text:p>
          </table:table-cell>
          <table:table-cell office:value-type="float" office:value="1659">
            <text:p>1659</text:p>
          </table:table-cell>
          <table:table-cell office:value-type="float" office:value="14428">
            <text:p>14428</text:p>
          </table:table-cell>
          <table:table-cell office:value-type="float" office:value="3609">
            <text:p>3609</text:p>
          </table:table-cell>
          <table:table-cell office:value-type="float" office:value="4780">
            <text:p>4780</text:p>
          </table:table-cell>
          <table:table-cell office:value-type="float" office:value="10588">
            <text:p>10588</text:p>
          </table:table-cell>
          <table:table-cell office:value-type="float" office:value="23374">
            <text:p>23374</text:p>
          </table:table-cell>
          <table:table-cell office:value-type="float" office:value="1550">
            <text:p>1550</text:p>
          </table:table-cell>
          <table:table-cell office:value-type="float" office:value="2316">
            <text:p>2316</text:p>
          </table:table-cell>
          <table:table-cell office:value-type="float" office:value="565">
            <text:p>565</text:p>
          </table:table-cell>
          <table:table-cell office:value-type="float" office:value="28328">
            <text:p>28328</text:p>
          </table:table-cell>
          <table:table-cell office:value-type="float" office:value="3803">
            <text:p>3803</text:p>
          </table:table-cell>
          <table:table-cell office:value-type="float" office:value="9261">
            <text:p>9261</text:p>
          </table:table-cell>
          <table:table-cell office:value-type="float" office:value="5223">
            <text:p>5223</text:p>
          </table:table-cell>
          <table:table-cell office:value-type="float" office:value="1485">
            <text:p>1485</text:p>
          </table:table-cell>
          <table:table-cell office:value-type="float" office:value="9261">
            <text:p>9261</text:p>
          </table:table-cell>
          <table:table-cell office:value-type="float" office:value="6802">
            <text:p>6802</text:p>
          </table:table-cell>
          <table:table-cell office:value-type="float" office:value="2117">
            <text:p>2117</text:p>
          </table:table-cell>
          <table:table-cell office:value-type="float" office:value="10890">
            <text:p>10890</text:p>
          </table:table-cell>
          <table:table-cell office:value-type="float" office:value="6499">
            <text:p>6499</text:p>
          </table:table-cell>
          <table:table-cell office:value-type="float" office:value="1078">
            <text:p>1078</text:p>
          </table:table-cell>
          <table:table-cell office:value-type="float" office:value="157096">
            <text:p>157096</text:p>
          </table:table-cell>
          <table:table-cell office:value-type="float" office:value="39664">
            <text:p>39664</text:p>
          </table:table-cell>
          <table:table-cell office:value-type="float" office:value="6568">
            <text:p>6568</text:p>
          </table:table-cell>
          <table:table-cell office:value-type="float" office:value="52969">
            <text:p>52969</text:p>
          </table:table-cell>
          <table:table-cell office:value-type="float" office:value="3481">
            <text:p>3481</text:p>
          </table:table-cell>
          <table:table-cell office:value-type="float" office:value="1058">
            <text:p>1058</text:p>
          </table:table-cell>
          <table:table-cell office:value-type="float" office:value="8802">
            <text:p>8802</text:p>
          </table:table-cell>
          <table:table-cell office:value-type="float" office:value="904">
            <text:p>904</text:p>
          </table:table-cell>
          <table:table-cell office:value-type="float" office:value="348">
            <text:p>348</text:p>
          </table:table-cell>
          <table:table-cell office:value-type="float" office:value="21441">
            <text:p>21441</text:p>
          </table:table-cell>
          <table:table-cell office:value-type="float" office:value="28543">
            <text:p>28543</text:p>
          </table:table-cell>
          <table:table-cell office:value-type="float" office:value="5777">
            <text:p>5777</text:p>
          </table:table-cell>
          <table:table-cell office:value-type="float" office:value="27928">
            <text:p>27928</text:p>
          </table:table-cell>
          <table:table-cell office:value-type="float" office:value="25801">
            <text:p>25801</text:p>
          </table:table-cell>
          <table:table-cell office:value-type="float" office:value="3474">
            <text:p>3474</text:p>
          </table:table-cell>
          <table:table-cell table:style-name="ce3" office:value-type="string">
            <text:p>decisions</text:p>
          </table:table-cell>
          <table:table-cell table:number-columns-repeated="218"/>
        </table:table-row>
        <table:table-row table:style-name="ro1">
          <table:table-cell table:style-name="ce3" office:value-type="string">
            <text:p>when</text:p>
          </table:table-cell>
          <table:table-cell office:value-type="string">
            <text:p>Wed Oct <text:s/>3 14:17:56 2007</text:p>
          </table:table-cell>
          <table:table-cell office:value-type="string">
            <text:p>Wed Oct <text:s/>3 14:17:59 2007</text:p>
          </table:table-cell>
          <table:table-cell office:value-type="string">
            <text:p>Wed Oct <text:s/>3 14:20:08 2007</text:p>
          </table:table-cell>
          <table:table-cell office:value-type="string">
            <text:p>Wed Oct <text:s/>3 14:18:24 2007</text:p>
          </table:table-cell>
          <table:table-cell office:value-type="string">
            <text:p>Wed Oct <text:s/>3 14:12:43 2007</text:p>
          </table:table-cell>
          <table:table-cell office:value-type="string">
            <text:p>Wed Oct <text:s/>3 14:13:18 2007</text:p>
          </table:table-cell>
          <table:table-cell office:value-type="string">
            <text:p>Wed Oct <text:s/>3 14:15:22 2007</text:p>
          </table:table-cell>
          <table:table-cell office:value-type="string">
            <text:p>Wed Oct <text:s/>3 14:13:27 2007</text:p>
          </table:table-cell>
          <table:table-cell office:value-type="string">
            <text:p>Wed Oct <text:s/>3 14:46:34 2007</text:p>
          </table:table-cell>
          <table:table-cell office:value-type="string">
            <text:p>Wed Oct <text:s/>3 14:46:35 2007</text:p>
          </table:table-cell>
          <table:table-cell office:value-type="string">
            <text:p>Wed Oct <text:s/>3 14:51:09 2007</text:p>
          </table:table-cell>
          <table:table-cell office:value-type="string">
            <text:p>Wed Oct <text:s/>3 14:47:09 2007</text:p>
          </table:table-cell>
          <table:table-cell office:value-type="string">
            <text:p>Wed Oct <text:s/>3 14:19:12 2007</text:p>
          </table:table-cell>
          <table:table-cell office:value-type="string">
            <text:p>Wed Oct <text:s/>3 14:19:24 2007</text:p>
          </table:table-cell>
          <table:table-cell office:value-type="string">
            <text:p>Wed Oct <text:s/>3 14:19:15 2007</text:p>
          </table:table-cell>
          <table:table-cell office:value-type="string">
            <text:p>Wed Oct <text:s/>3 14:21:17 2007</text:p>
          </table:table-cell>
          <table:table-cell office:value-type="string">
            <text:p>Wed Oct <text:s/>3 14:21:39 2007</text:p>
          </table:table-cell>
          <table:table-cell office:value-type="string">
            <text:p>Wed Oct <text:s/>3 14:21:23 2007</text:p>
          </table:table-cell>
          <table:table-cell office:value-type="string">
            <text:p>Wed Oct <text:s/>3 14:50:51 2007</text:p>
          </table:table-cell>
          <table:table-cell office:value-type="string">
            <text:p>Wed Oct <text:s/>3 14:51:09 2007</text:p>
          </table:table-cell>
          <table:table-cell office:value-type="string">
            <text:p>Wed Oct <text:s/>3 14:50:54 2007</text:p>
          </table:table-cell>
          <table:table-cell office:value-type="string">
            <text:p>Wed Oct <text:s/>3 15:04:35 2007</text:p>
          </table:table-cell>
          <table:table-cell office:value-type="string">
            <text:p>Wed Oct <text:s/>3 15:12:32 2007</text:p>
          </table:table-cell>
          <table:table-cell office:value-type="string">
            <text:p>Wed Oct <text:s/>3 15:05:50 2007</text:p>
          </table:table-cell>
          <table:table-cell office:value-type="string">
            <text:p>Wed Oct <text:s/>3 14:27:24 2007</text:p>
          </table:table-cell>
          <table:table-cell office:value-type="string">
            <text:p>Wed Oct <text:s/>3 14:27:46 2007</text:p>
          </table:table-cell>
          <table:table-cell office:value-type="string">
            <text:p>Wed Oct <text:s/>3 14:27:30 2007</text:p>
          </table:table-cell>
          <table:table-cell office:value-type="string">
            <text:p>Wed Oct <text:s/>3 14:53:35 2007</text:p>
          </table:table-cell>
          <table:table-cell office:value-type="string">
            <text:p>Wed Oct <text:s/>3 14:53:38 2007</text:p>
          </table:table-cell>
          <table:table-cell office:value-type="string">
            <text:p>Wed Oct <text:s/>3 14:53:36 2007</text:p>
          </table:table-cell>
          <table:table-cell office:value-type="string">
            <text:p>Wed Oct <text:s/>3 14:31:30 2007</text:p>
          </table:table-cell>
          <table:table-cell office:value-type="string">
            <text:p>Wed Oct <text:s/>3 14:57:47 2007</text:p>
          </table:table-cell>
          <table:table-cell office:value-type="string">
            <text:p>Wed Oct <text:s/>3 14:35:25 2007</text:p>
          </table:table-cell>
          <table:table-cell office:value-type="string">
            <text:p>Wed Oct <text:s/>3 15:03:22 2007</text:p>
          </table:table-cell>
          <table:table-cell office:value-type="string">
            <text:p>Wed Oct <text:s/>3 15:06:53 2007</text:p>
          </table:table-cell>
          <table:table-cell office:value-type="string">
            <text:p>Wed Oct <text:s/>3 15:03:47 2007</text:p>
          </table:table-cell>
          <table:table-cell table:style-name="ce3" office:value-type="string">
            <text:p>when</text:p>
          </table:table-cell>
          <table:table-cell table:number-columns-repeated="218"/>
        </table:table-row>
        <table:table-row table:style-name="ro1">
          <table:table-cell table:style-name="ce3" office:value-type="string">
            <text:p>where</text:p>
          </table:table-cell>
          <table:table-cell office:value-type="string">
            <text:p>smaug:/home/swinterm/GGP/scripts/escape-6-1-source-1.log</text:p>
          </table:table-cell>
          <table:table-cell office:value-type="string">
            <text:p>smaug:/home/swinterm/GGP/scripts/escape-6-1-source-2.log</text:p>
          </table:table-cell>
          <table:table-cell office:value-type="string">
            <text:p>smaug:/home/swinterm/GGP/scripts/escape-6-1-target_no_source.log</text:p>
          </table:table-cell>
          <table:table-cell office:value-type="string">
            <text:p>smaug:/home/swinterm/GGP/scripts/escape-6-1-target_after_source.log</text:p>
          </table:table-cell>
          <table:table-cell office:value-type="string">
            <text:p>smaug:/home/swinterm/GGP/scripts/escape-6-2-source-1.log</text:p>
          </table:table-cell>
          <table:table-cell office:value-type="string">
            <text:p>smaug:/home/swinterm/GGP/scripts/escape-6-2-source-2.log</text:p>
          </table:table-cell>
          <table:table-cell office:value-type="string">
            <text:p>smaug:/home/swinterm/GGP/scripts/escape-6-2-target_no_source.log</text:p>
          </table:table-cell>
          <table:table-cell office:value-type="string">
            <text:p>smaug:/home/swinterm/GGP/scripts/escape-6-2-target_after_source.log</text:p>
          </table:table-cell>
          <table:table-cell office:value-type="string">
            <text:p>winter:/giggage/home/swinterm/GGP/scripts/escape-6-3-source-1.log</text:p>
          </table:table-cell>
          <table:table-cell office:value-type="string">
            <text:p>winter:/giggage/home/swinterm/GGP/scripts/escape-6-3-source-2.log</text:p>
          </table:table-cell>
          <table:table-cell office:value-type="string">
            <text:p>winter:/giggage/home/swinterm/GGP/scripts/escape-6-3-target_no_source.log</text:p>
          </table:table-cell>
          <table:table-cell office:value-type="string">
            <text:p>winter:/giggage/home/swinterm/GGP/scripts/escape-6-3-target_after_source.log</text:p>
          </table:table-cell>
          <table:table-cell office:value-type="string">
            <text:p>wyrm:/home/swinterm/GGP/scripts/escape-7-1-source.log</text:p>
          </table:table-cell>
          <table:table-cell office:value-type="string">
            <text:p>wyrm:/home/swinterm/GGP/scripts/escape-7-1-target_no_source.log</text:p>
          </table:table-cell>
          <table:table-cell office:value-type="string">
            <text:p>wyrm:/home/swinterm/GGP/scripts/escape-7-1-target_after_source.log</text:p>
          </table:table-cell>
          <table:table-cell office:value-type="string">
            <text:p>bahamut:/home/swinterm/GGP/scripts/escape-7-2-source.log</text:p>
          </table:table-cell>
          <table:table-cell office:value-type="string">
            <text:p>bahamut:/home/swinterm/GGP/scripts/escape-7-2-target_no_source.log</text:p>
          </table:table-cell>
          <table:table-cell office:value-type="string">
            <text:p>bahamut:/home/swinterm/GGP/scripts/escape-7-2-target_after_source.log</text:p>
          </table:table-cell>
          <table:table-cell office:value-type="string">
            <text:p>wyrm:/home/swinterm/GGP/scripts/escape-7-3-source.log</text:p>
          </table:table-cell>
          <table:table-cell office:value-type="string">
            <text:p>wyrm:/home/swinterm/GGP/scripts/escape-7-3-target_no_source.log</text:p>
          </table:table-cell>
          <table:table-cell office:value-type="string">
            <text:p>wyrm:/home/swinterm/GGP/scripts/escape-7-3-target_after_source.log</text:p>
          </table:table-cell>
          <table:table-cell office:value-type="string">
            <text:p>refuse:/home/swinterm/GGP/scripts/escape-8-1-source.log</text:p>
          </table:table-cell>
          <table:table-cell office:value-type="string">
            <text:p>refuse:/home/swinterm/GGP/scripts/escape-8-1-target_no_source.log</text:p>
          </table:table-cell>
          <table:table-cell office:value-type="string">
            <text:p>refuse:/home/swinterm/GGP/scripts/escape-8-1-target_after_source.log</text:p>
          </table:table-cell>
          <table:table-cell office:value-type="string">
            <text:p>auk:/home/swinterm/GGP/scripts/escape-8-2-source.log</text:p>
          </table:table-cell>
          <table:table-cell office:value-type="string">
            <text:p>auk:/home/swinterm/GGP/scripts/escape-8-2-target_no_source.log</text:p>
          </table:table-cell>
          <table:table-cell office:value-type="string">
            <text:p>auk:/home/swinterm/GGP/scripts/escape-8-2-target_after_source.log</text:p>
          </table:table-cell>
          <table:table-cell office:value-type="string">
            <text:p>winter:/giggage/home/swinterm/GGP/scripts/escape-8-3-source.log</text:p>
          </table:table-cell>
          <table:table-cell office:value-type="string">
            <text:p>winter:/giggage/home/swinterm/GGP/scripts/escape-8-3-target_no_source.log</text:p>
          </table:table-cell>
          <table:table-cell office:value-type="string">
            <text:p>winter:/giggage/home/swinterm/GGP/scripts/escape-8-3-target_after_source.log</text:p>
          </table:table-cell>
          <table:table-cell office:value-type="string">
            <text:p>badboy:/home/swinterm/GGP/scripts/escape-9-1-source.log</text:p>
          </table:table-cell>
          <table:table-cell office:value-type="string">
            <text:p>badboy:/home/swinterm/GGP/scripts/escape-9-1-target_no_source.log</text:p>
          </table:table-cell>
          <table:table-cell office:value-type="string">
            <text:p>badboy:/home/swinterm/GGP/scripts/escape-9-1-target_after_source.log</text:p>
          </table:table-cell>
          <table:table-cell office:value-type="string">
            <text:p>winter:/giggage/home/swinterm/GGP/scripts/escape-9-2-source.log</text:p>
          </table:table-cell>
          <table:table-cell office:value-type="string">
            <text:p>winter:/giggage/home/swinterm/GGP/scripts/escape-9-2-target_no_source.log</text:p>
          </table:table-cell>
          <table:table-cell office:value-type="string">
            <text:p>winter:/giggage/home/swinterm/GGP/scripts/escape-9-2-target_after_source.log</text:p>
          </table:table-cell>
          <table:table-cell table:style-name="ce3" office:value-type="string">
            <text:p>where</text:p>
          </table:table-cell>
          <table:table-cell table:number-columns-repeated="218"/>
        </table:table-row>
        <table:table-row table:style-name="ro1">
          <table:table-cell table:style-name="ce3" office:value-type="string">
            <text:p>states</text:p>
          </table:table-cell>
          <table:table-cell office:value-type="float" office:value="4690">
            <text:p>4690</text:p>
          </table:table-cell>
          <table:table-cell office:value-type="float" office:value="378">
            <text:p>378</text:p>
          </table:table-cell>
          <table:table-cell office:value-type="float" office:value="3324">
            <text:p>3324</text:p>
          </table:table-cell>
          <table:table-cell office:value-type="float" office:value="832">
            <text:p>832</text:p>
          </table:table-cell>
          <table:table-cell office:value-type="float" office:value="1026">
            <text:p>1026</text:p>
          </table:table-cell>
          <table:table-cell office:value-type="float" office:value="2396">
            <text:p>2396</text:p>
          </table:table-cell>
          <table:table-cell office:value-type="float" office:value="5386">
            <text:p>5386</text:p>
          </table:table-cell>
          <table:table-cell office:value-type="float" office:value="368">
            <text:p>368</text:p>
          </table:table-cell>
          <table:table-cell office:value-type="float" office:value="586">
            <text:p>586</text:p>
          </table:table-cell>
          <table:table-cell office:value-type="float" office:value="142">
            <text:p>142</text:p>
          </table:table-cell>
          <table:table-cell office:value-type="float" office:value="7464">
            <text:p>7464</text:p>
          </table:table-cell>
          <table:table-cell office:value-type="float" office:value="1002">
            <text:p>1002</text:p>
          </table:table-cell>
          <table:table-cell office:value-type="float" office:value="2140">
            <text:p>2140</text:p>
          </table:table-cell>
          <table:table-cell office:value-type="float" office:value="1194">
            <text:p>1194</text:p>
          </table:table-cell>
          <table:table-cell office:value-type="float" office:value="348">
            <text:p>348</text:p>
          </table:table-cell>
          <table:table-cell office:value-type="float" office:value="2140">
            <text:p>2140</text:p>
          </table:table-cell>
          <table:table-cell office:value-type="float" office:value="1570">
            <text:p>1570</text:p>
          </table:table-cell>
          <table:table-cell office:value-type="float" office:value="492">
            <text:p>492</text:p>
          </table:table-cell>
          <table:table-cell office:value-type="float" office:value="2546">
            <text:p>2546</text:p>
          </table:table-cell>
          <table:table-cell office:value-type="float" office:value="1504">
            <text:p>1504</text:p>
          </table:table-cell>
          <table:table-cell office:value-type="float" office:value="260">
            <text:p>260</text:p>
          </table:table-cell>
          <table:table-cell office:value-type="float" office:value="39000">
            <text:p>39000</text:p>
          </table:table-cell>
          <table:table-cell office:value-type="float" office:value="10080">
            <text:p>10080</text:p>
          </table:table-cell>
          <table:table-cell office:value-type="float" office:value="1738">
            <text:p>1738</text:p>
          </table:table-cell>
          <table:table-cell office:value-type="float" office:value="12530">
            <text:p>12530</text:p>
          </table:table-cell>
          <table:table-cell office:value-type="float" office:value="802">
            <text:p>802</text:p>
          </table:table-cell>
          <table:table-cell office:value-type="float" office:value="250">
            <text:p>250</text:p>
          </table:table-cell>
          <table:table-cell office:value-type="float" office:value="2202">
            <text:p>2202</text:p>
          </table:table-cell>
          <table:table-cell office:value-type="float" office:value="224">
            <text:p>224</text:p>
          </table:table-cell>
          <table:table-cell office:value-type="float" office:value="90">
            <text:p>90</text:p>
          </table:table-cell>
          <table:table-cell office:value-type="float" office:value="5160">
            <text:p>5160</text:p>
          </table:table-cell>
          <table:table-cell office:value-type="float" office:value="6924">
            <text:p>6924</text:p>
          </table:table-cell>
          <table:table-cell office:value-type="float" office:value="1408">
            <text:p>1408</text:p>
          </table:table-cell>
          <table:table-cell office:value-type="float" office:value="6388">
            <text:p>6388</text:p>
          </table:table-cell>
          <table:table-cell office:value-type="float" office:value="5838">
            <text:p>5838</text:p>
          </table:table-cell>
          <table:table-cell office:value-type="float" office:value="798">
            <text:p>798</text:p>
          </table:table-cell>
          <table:table-cell table:style-name="ce3" office:value-type="string">
            <text:p>states</text:p>
          </table:table-cell>
          <table:table-cell table:number-columns-repeated="218"/>
        </table:table-row>
        <table:table-row table:style-name="ro1">
          <table:table-cell table:style-name="ce1" office:value-type="string">
            <text:p>msec/dec</text:p>
          </table:table-cell>
          <table:table-cell office:value-type="float" office:value="4.68">
            <text:p>4.68</text:p>
          </table:table-cell>
          <table:table-cell office:value-type="float" office:value="1.693">
            <text:p>1.69</text:p>
          </table:table-cell>
          <table:table-cell office:value-type="float" office:value="6.898">
            <text:p>6.9</text:p>
          </table:table-cell>
          <table:table-cell office:value-type="float" office:value="6.224">
            <text:p>6.22</text:p>
          </table:table-cell>
          <table:table-cell office:value-type="float" office:value="1.192">
            <text:p>1.19</text:p>
          </table:table-cell>
          <table:table-cell office:value-type="float" office:value="3.041">
            <text:p>3.04</text:p>
          </table:table-cell>
          <table:table-cell office:value-type="float" office:value="4.687">
            <text:p>4.69</text:p>
          </table:table-cell>
          <table:table-cell office:value-type="float" office:value="5.017">
            <text:p>5.02</text:p>
          </table:table-cell>
          <table:table-cell office:value-type="float" office:value="4.724">
            <text:p>4.72</text:p>
          </table:table-cell>
          <table:table-cell office:value-type="float" office:value="2.018">
            <text:p>2.02</text:p>
          </table:table-cell>
          <table:table-cell office:value-type="float" office:value="8.088">
            <text:p>8.09</text:p>
          </table:table-cell>
          <table:table-cell office:value-type="float" office:value="8.57">
            <text:p>8.57</text:p>
          </table:table-cell>
          <table:table-cell office:value-type="float" office:value="2.247">
            <text:p>2.25</text:p>
          </table:table-cell>
          <table:table-cell office:value-type="float" office:value="1.547">
            <text:p>1.55</text:p>
          </table:table-cell>
          <table:table-cell office:value-type="float" office:value="1.347">
            <text:p>1.35</text:p>
          </table:table-cell>
          <table:table-cell office:value-type="float" office:value="2.283">
            <text:p>2.28</text:p>
          </table:table-cell>
          <table:table-cell office:value-type="float" office:value="2.098">
            <text:p>2.1</text:p>
          </table:table-cell>
          <table:table-cell office:value-type="float" office:value="2.262">
            <text:p>2.26</text:p>
          </table:table-cell>
          <table:table-cell office:value-type="float" office:value="2.231">
            <text:p>2.23</text:p>
          </table:table-cell>
          <table:table-cell office:value-type="float" office:value="2.042">
            <text:p>2.04</text:p>
          </table:table-cell>
          <table:table-cell office:value-type="float" office:value="2.108">
            <text:p>2.11</text:p>
          </table:table-cell>
          <table:table-cell office:value-type="float" office:value="16.541">
            <text:p>16.54</text:p>
          </table:table-cell>
          <table:table-cell office:value-type="float" office:value="9.722">
            <text:p>9.72</text:p>
          </table:table-cell>
          <table:table-cell office:value-type="float" office:value="10.803">
            <text:p>10.8</text:p>
          </table:table-cell>
          <table:table-cell office:value-type="float" office:value="9.012">
            <text:p>9.01</text:p>
          </table:table-cell>
          <table:table-cell office:value-type="float" office:value="4.028">
            <text:p>4.03</text:p>
          </table:table-cell>
          <table:table-cell office:value-type="float" office:value="4.012">
            <text:p>4.01</text:p>
          </table:table-cell>
          <table:table-cell office:value-type="float" office:value="2.289">
            <text:p>2.29</text:p>
          </table:table-cell>
          <table:table-cell office:value-type="float" office:value="1.825">
            <text:p>1.83</text:p>
          </table:table-cell>
          <table:table-cell office:value-type="float" office:value="1.552">
            <text:p>1.55</text:p>
          </table:table-cell>
          <table:table-cell office:value-type="float" office:value="30.816">
            <text:p>30.82</text:p>
          </table:table-cell>
          <table:table-cell office:value-type="float" office:value="46.038">
            <text:p>46.04</text:p>
          </table:table-cell>
          <table:table-cell office:value-type="float" office:value="39.263">
            <text:p>39.26</text:p>
          </table:table-cell>
          <table:table-cell office:value-type="float" office:value="6.75">
            <text:p>6.75</text:p>
          </table:table-cell>
          <table:table-cell office:value-type="float" office:value="6.914">
            <text:p>6.91</text:p>
          </table:table-cell>
          <table:table-cell office:value-type="float" office:value="6.638">
            <text:p>6.64</text:p>
          </table:table-cell>
          <table:table-cell table:style-name="ce1" office:value-type="string">
            <text:p>msec/dec</text:p>
          </table:table-cell>
          <table:table-cell table:number-columns-repeated="218"/>
        </table:table-row>
        <table:table-row table:style-name="ro1">
          <table:table-cell table:style-name="ce1" office:value-type="string">
            <text:p>indicator generation time (real)</text:p>
          </table:table-cell>
          <table:table-cell office:value-type="string">
            <text:p>no indicators generated</text:p>
          </table:table-cell>
          <table:table-cell office:value-type="float" office:value="0.25">
            <text:p>0.25</text:p>
          </table:table-cell>
          <table:table-cell table:number-columns-repeated="3" office:value-type="string">
            <text:p>no indicators generated</text:p>
          </table:table-cell>
          <table:table-cell office:value-type="float" office:value="0.2">
            <text:p>0.2</text:p>
          </table:table-cell>
          <table:table-cell table:number-columns-repeated="3" office:value-type="string">
            <text:p>no indicators generated</text:p>
          </table:table-cell>
          <table:table-cell office:value-type="float" office:value="0.14">
            <text:p>0.14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1">
            <text:p>0.1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5">
            <text:p>0.15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2">
            <text:p>0.12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1.48">
            <text:p>1.48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63">
            <text:p>0.63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1">
            <text:p>0.1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68">
            <text:p>0.68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8">
            <text:p>0.28</text:p>
          </table:table-cell>
          <table:table-cell table:number-columns-repeated="2" office:value-type="string">
            <text:p>no indicators generated</text:p>
          </table:table-cell>
          <table:table-cell table:style-name="ce1" office:value-type="string">
            <text:p>indicator generation time (real)</text:p>
          </table:table-cell>
          <table:table-cell table:number-columns-repeated="218"/>
        </table:table-row>
        <table:table-row table:style-name="ro1">
          <table:table-cell table:style-name="ce1" office:value-type="string">
            <text:p>run time (real)</text:p>
          </table:table-cell>
          <table:table-cell office:value-type="float" office:value="103.87">
            <text:p>103.87</text:p>
          </table:table-cell>
          <table:table-cell office:value-type="float" office:value="3.36">
            <text:p>3.36</text:p>
          </table:table-cell>
          <table:table-cell office:value-type="float" office:value="103.96">
            <text:p>103.96</text:p>
          </table:table-cell>
          <table:table-cell office:value-type="float" office:value="24.14">
            <text:p>24.14</text:p>
          </table:table-cell>
          <table:table-cell office:value-type="float" office:value="7.11">
            <text:p>7.11</text:p>
          </table:table-cell>
          <table:table-cell office:value-type="float" office:value="34.75">
            <text:p>34.75</text:p>
          </table:table-cell>
          <table:table-cell office:value-type="float" office:value="115.32">
            <text:p>115.32</text:p>
          </table:table-cell>
          <table:table-cell office:value-type="float" office:value="8.47">
            <text:p>8.47</text:p>
          </table:table-cell>
          <table:table-cell office:value-type="float" office:value="11.9">
            <text:p>11.9</text:p>
          </table:table-cell>
          <table:table-cell office:value-type="float" office:value="1.46">
            <text:p>1.46</text:p>
          </table:table-cell>
          <table:table-cell office:value-type="float" office:value="239.43">
            <text:p>239.43</text:p>
          </table:table-cell>
          <table:table-cell office:value-type="float" office:value="34.06">
            <text:p>34.06</text:p>
          </table:table-cell>
          <table:table-cell office:value-type="float" office:value="22.98">
            <text:p>22.98</text:p>
          </table:table-cell>
          <table:table-cell office:value-type="float" office:value="9.43">
            <text:p>9.43</text:p>
          </table:table-cell>
          <table:table-cell office:value-type="float" office:value="2.52">
            <text:p>2.52</text:p>
          </table:table-cell>
          <table:table-cell office:value-type="float" office:value="24.17">
            <text:p>24.17</text:p>
          </table:table-cell>
          <table:table-cell office:value-type="float" office:value="16.53">
            <text:p>16.53</text:p>
          </table:table-cell>
          <table:table-cell office:value-type="float" office:value="5.6">
            <text:p>5.6</text:p>
          </table:table-cell>
          <table:table-cell office:value-type="float" office:value="26.92">
            <text:p>26.92</text:p>
          </table:table-cell>
          <table:table-cell office:value-type="float" office:value="14.73">
            <text:p>14.73</text:p>
          </table:table-cell>
          <table:table-cell office:value-type="float" office:value="2.75">
            <text:p>2.75</text:p>
          </table:table-cell>
          <table:table-cell office:value-type="float" office:value="2667.86">
            <text:p>2667.86</text:p>
          </table:table-cell>
          <table:table-cell office:value-type="float" office:value="401.28">
            <text:p>401.28</text:p>
          </table:table-cell>
          <table:table-cell office:value-type="float" office:value="74.13">
            <text:p>74.13</text:p>
          </table:table-cell>
          <table:table-cell office:value-type="float" office:value="499.38">
            <text:p>499.38</text:p>
          </table:table-cell>
          <table:table-cell office:value-type="float" office:value="16.08">
            <text:p>16.08</text:p>
          </table:table-cell>
          <table:table-cell office:value-type="float" office:value="5.39">
            <text:p>5.39</text:p>
          </table:table-cell>
          <table:table-cell office:value-type="float" office:value="23.05">
            <text:p>23.05</text:p>
          </table:table-cell>
          <table:table-cell office:value-type="float" office:value="2.04">
            <text:p>2.04</text:p>
          </table:table-cell>
          <table:table-cell office:value-type="float" office:value="0.84">
            <text:p>0.84</text:p>
          </table:table-cell>
          <table:table-cell office:value-type="float" office:value="681.54">
            <text:p>681.54</text:p>
          </table:table-cell>
          <table:table-cell office:value-type="float" office:value="1341.09">
            <text:p>1341.09</text:p>
          </table:table-cell>
          <table:table-cell office:value-type="float" office:value="234.71">
            <text:p>234.71</text:p>
          </table:table-cell>
          <table:table-cell office:value-type="float" office:value="195.99">
            <text:p>195.99</text:p>
          </table:table-cell>
          <table:table-cell office:value-type="float" office:value="186.07">
            <text:p>186.07</text:p>
          </table:table-cell>
          <table:table-cell office:value-type="float" office:value="24.42">
            <text:p>24.42</text:p>
          </table:table-cell>
          <table:table-cell table:style-name="ce1" office:value-type="string">
            <text:p>run time (real)</text:p>
          </table:table-cell>
          <table:table-cell table:number-columns-repeated="218"/>
        </table:table-row>
        <table:table-row table:style-name="ro1">
          <table:table-cell table:style-name="ce3" office:value-type="string">
            <text:p>svn revision</text:p>
          </table:table-cell>
          <table:table-cell table:number-columns-repeated="36" office:value-type="string">
            <text:p>Revision: 7918</text:p>
          </table:table-cell>
          <table:table-cell table:style-name="ce3" office:value-type="string">
            <text:p>svn revision</text:p>
          </table:table-cell>
          <table:table-cell table:number-columns-repeated="218"/>
        </table:table-row>
        <table:table-row table:style-name="ro1">
          <table:table-cell table:style-name="ce1" office:value-type="string">
            <text:p>score</text:p>
          </table:table-cell>
          <table:table-cell table:number-columns-repeated="36" office:value-type="string">
            <text:p>score not checked.</text:p>
          </table:table-cell>
          <table:table-cell table:style-name="ce1" office:value-type="string">
            <text:p>score</text:p>
          </table:table-cell>
          <table:table-cell table:number-columns-repeated="218"/>
        </table:table-row>
        <table:table-row table:style-name="ro1">
          <table:table-cell table:style-name="ce1" office:value-type="string">
            <text:p>tns user time*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02.96">
            <text:p>102.96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113.99">
            <text:p>113.9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37.04">
            <text:p>237.0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.1">
            <text:p>9.1</text:p>
          </table:table-cell>
          <table:table-cell table:number-columns-repeated="2" office:value-type="float" office:value="14">
            <text:p>14</text:p>
          </table:table-cell>
          <table:table-cell office:value-type="float" office:value="15.74">
            <text:p>15.7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4.45">
            <text:p>14.45</text:p>
          </table:table-cell>
          <table:table-cell table:number-columns-repeated="2" office:value-type="float" office:value="16">
            <text:p>16</text:p>
          </table:table-cell>
          <table:table-cell office:value-type="float" office:value="393.86">
            <text:p>393.8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.55">
            <text:p>15.5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.91">
            <text:p>1.9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335.65">
            <text:p>1335.65</text:p>
          </table:table-cell>
          <table:table-cell table:number-columns-repeated="2" office:value-type="float" office:value="20">
            <text:p>20</text:p>
          </table:table-cell>
          <table:table-cell office:value-type="float" office:value="182.08">
            <text:p>182.08</text:p>
          </table:table-cell>
          <table:table-cell table:style-name="ce1" office:value-type="string">
            <text:p>tns user time*</text:p>
          </table:table-cell>
          <table:table-cell table:number-columns-repeated="218"/>
        </table:table-row>
        <table:table-row table:style-name="ro1">
          <table:table-cell table:style-name="ce1" office:value-type="string">
            <text:p>tns user+sys time*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float" office:value="103.93">
            <text:p>103.93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115.27">
            <text:p>115.27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238.84">
            <text:p>238.84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9.42">
            <text:p>9.42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16.1">
            <text:p>16.1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14.74">
            <text:p>14.74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399.1">
            <text:p>399.1</text:p>
          </table:table-cell>
          <table:table-cell table:number-columns-repeated="2" office:value-type="string">
            <text:p>ACTION (move north)</text:p>
          </table:table-cell>
          <table:table-cell office:value-type="float" office:value="16.04">
            <text:p>16.04</text:p>
          </table:table-cell>
          <table:table-cell table:number-columns-repeated="2" office:value-type="string">
            <text:p>ACTION (apply bridge1 north)</text:p>
          </table:table-cell>
          <table:table-cell office:value-type="float" office:value="1.97">
            <text:p>1.97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1341.11">
            <text:p>1341.11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186">
            <text:p>186</text:p>
          </table:table-cell>
          <table:table-cell table:style-name="ce1" office:value-type="string">
            <text:p>tns user+sys time*</text:p>
          </table:table-cell>
          <table:table-cell table:number-columns-repeated="218"/>
        </table:table-row>
        <table:table-row table:style-name="ro1">
          <table:table-cell table:style-name="ce1" office:value-type="string">
            <text:p>ts user time* (incl. indic gen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23.91">
            <text:p>23.91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8.41">
            <text:p>8.41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33.93">
            <text:p>33.93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2.47">
            <text:p>2.47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5.41">
            <text:p>5.41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2.75">
            <text:p>2.75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74.14">
            <text:p>74.14</text:p>
          </table:table-cell>
          <table:table-cell table:number-columns-repeated="2" office:value-type="string">
            <text:p>ACTION (move west)</text:p>
          </table:table-cell>
          <table:table-cell office:value-type="float" office:value="5.61">
            <text:p>5.61</text:p>
          </table:table-cell>
          <table:table-cell table:number-columns-repeated="2" office:value-type="string">
            <text:p>ACTION (move north)</text:p>
          </table:table-cell>
          <table:table-cell office:value-type="float" office:value="0.89">
            <text:p>0.89</text:p>
          </table:table-cell>
          <table:table-cell table:number-columns-repeated="2" office:value-type="string">
            <text:p>ACTION (move east)</text:p>
          </table:table-cell>
          <table:table-cell office:value-type="float" office:value="233.99">
            <text:p>233.99</text:p>
          </table:table-cell>
          <table:table-cell table:number-columns-repeated="2" office:value-type="string">
            <text:p>ACTION (move east)</text:p>
          </table:table-cell>
          <table:table-cell office:value-type="float" office:value="23.92">
            <text:p>23.92</text:p>
          </table:table-cell>
          <table:table-cell table:style-name="ce1" office:value-type="string">
            <text:p>ts user time* (incl. indic gen)</text:p>
          </table:table-cell>
          <table:table-cell table:number-columns-repeated="218"/>
        </table:table-row>
        <table:table-row table:style-name="ro1">
          <table:table-cell table:style-name="ce1" office:value-type="string">
            <text:p>ts user+sys time* (incl. indic gen)</text:p>
          </table:table-cell>
          <table:table-cell table:number-columns-repeated="3" office:value-type="string">
            <text:p>ACTION (move east)</text:p>
          </table:table-cell>
          <table:table-cell office:value-type="float" office:value="24.3">
            <text:p>24.3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8.59">
            <text:p>8.59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34.25">
            <text:p>34.25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float" office:value="2.6">
            <text:p>2.6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5.56">
            <text:p>5.56</text:p>
          </table:table-cell>
          <table:table-cell table:number-columns-repeated="2" office:value-type="string">
            <text:p>ACTION (move east)</text:p>
          </table:table-cell>
          <table:table-cell office:value-type="float" office:value="2.85">
            <text:p>2.85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75.34">
            <text:p>75.34</text:p>
          </table:table-cell>
          <table:table-cell table:number-columns-repeated="2" office:value-type="string">
            <text:p>ACTION (move north)</text:p>
          </table:table-cell>
          <table:table-cell office:value-type="float" office:value="5.99">
            <text:p>5.99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0.92">
            <text:p>0.92</text:p>
          </table:table-cell>
          <table:table-cell table:number-columns-repeated="2" office:value-type="string">
            <text:p>ACTION (move east)</text:p>
          </table:table-cell>
          <table:table-cell office:value-type="float" office:value="235.38">
            <text:p>235.38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24.71">
            <text:p>24.71</text:p>
          </table:table-cell>
          <table:table-cell table:style-name="ce1" office:value-type="string">
            <text:p>ts user+sys time* (incl. indic gen)</text:p>
          </table:table-cell>
          <table:table-cell table:number-columns-repeated="218"/>
        </table:table-row>
        <table:table-row table:style-name="ro1">
          <table:table-cell table:style-name="ce1" office:value-type="string">
            <text:p>regret: soar timer*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77.2393214669167">
            <text:p>77.24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float" office:value="92.7648881047069">
            <text:p>92.76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combine drum1 drum2 rope1)</text:p>
          </table:table-cell>
          <table:table-cell office:value-type="float" office:value="85.7183319338728">
            <text:p>85.72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74.0061888759392">
            <text:p>74.01</text:p>
          </table:table-cell>
          <table:table-cell table:number-columns-repeated="2" office:value-type="string">
            <text:p>ACTION (move east)</text:p>
          </table:table-cell>
          <table:table-cell office:value-type="float" office:value="65.7431686805512">
            <text:p>65.74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82.1231895994245">
            <text:p>82.12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81.2573674824087">
            <text:p>81.26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65.8046076202577">
            <text:p>65.8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60.5954661171051">
            <text:p>60.6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82.6916658981721">
            <text:p>82.69</text:p>
          </table:table-cell>
          <table:table-cell table:number-columns-repeated="2" office:value-type="string">
            <text:p>ACTION (move east)</text:p>
          </table:table-cell>
          <table:table-cell office:value-type="float" office:value="86.9551779666217">
            <text:p>86.96</text:p>
          </table:table-cell>
          <table:table-cell table:style-name="ce1" office:value-type="string">
            <text:p>regret: soar timer*</text:p>
          </table:table-cell>
          <table:table-cell table:number-columns-repeated="218"/>
        </table:table-row>
        <table:table-row table:style-name="ro1">
          <table:table-cell table:style-name="ce1" office:value-type="string">
            <text:p>regret: unix user time*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76.7773892773893">
            <text:p>76.78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92.6221598385823">
            <text:p>92.62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apply combo1 north)</text:p>
          </table:table-cell>
          <table:table-cell office:value-type="float" office:value="85.6859601754978">
            <text:p>85.69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72.8571428571428">
            <text:p>72.86</text:p>
          </table:table-cell>
          <table:table-cell table:number-columns-repeated="2" office:value-type="string">
            <text:p>ACTION (move east)</text:p>
          </table:table-cell>
          <table:table-cell office:value-type="float" office:value="65.6289707750953">
            <text:p>65.63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80.9688581314879">
            <text:p>80.97</text:p>
          </table:table-cell>
          <table:table-cell table:number-columns-repeated="2" office:value-type="string">
            <text:p>ACTION (move east)</text:p>
          </table:table-cell>
          <table:table-cell office:value-type="float" office:value="81.1760524044077">
            <text:p>81.18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63.9228295819936">
            <text:p>63.92</text:p>
          </table:table-cell>
          <table:table-cell office:value-type="string">
            <text:p>ACTION (move east)</text:p>
          </table:table-cell>
          <table:table-cell office:value-type="string">
            <text:p>ACTION (apply hammer1 north)</text:p>
          </table:table-cell>
          <table:table-cell office:value-type="float" office:value="53.4031413612565">
            <text:p>53.4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82.4811889342268">
            <text:p>82.48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86.8629173989455">
            <text:p>86.86</text:p>
          </table:table-cell>
          <table:table-cell table:style-name="ce1" office:value-type="string">
            <text:p>regret: unix user time*</text:p>
          </table:table-cell>
          <table:table-cell table:number-columns-repeated="218"/>
        </table:table-row>
        <table:table-row table:style-name="ro1">
          <table:table-cell table:style-name="ce1" office:value-type="string">
            <text:p>regret: unix user+sys time*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76.6188780910228">
            <text:p>76.62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92.5479309447384">
            <text:p>92.55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85.6598559705242">
            <text:p>85.66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72.3991507430998">
            <text:p>72.4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65.4658385093168">
            <text:p>65.47</text:p>
          </table:table-cell>
          <table:table-cell table:number-columns-repeated="2" office:value-type="string">
            <text:p>ACTION (move north)</text:p>
          </table:table-cell>
          <table:table-cell office:value-type="float" office:value="80.6648575305292">
            <text:p>80.66</text:p>
          </table:table-cell>
          <table:table-cell office:value-type="string">
            <text:p>ACTION (combine log1 log2 nails1)</text:p>
          </table:table-cell>
          <table:table-cell office:value-type="string">
            <text:p>ACTION (move north)</text:p>
          </table:table-cell>
          <table:table-cell office:value-type="float" office:value="81.1225256827863">
            <text:p>81.12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62.6558603491272">
            <text:p>62.66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53.2994923857868">
            <text:p>53.3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82.4488669833198">
            <text:p>82.45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86.7150537634409">
            <text:p>86.72</text:p>
          </table:table-cell>
          <table:table-cell table:style-name="ce1" office:value-type="string">
            <text:p>regret: unix user+sys time*</text:p>
          </table:table-cell>
          <table:table-cell table:number-columns-repeated="218"/>
        </table:table-row>
        <table:table-row table:style-name="ro1">
          <table:table-cell table:style-name="ce3" office:value-type="string">
            <text:p>soln length</text:p>
          </table:table-cell>
          <table:table-cell office:value-type="string">
            <text:p>ACTION (move north)</text:p>
          </table:table-cell>
          <table:table-cell office:value-type="string">
            <text:p>ACTION (apply hammer1 north)</text:p>
          </table:table-cell>
          <table:table-cell office:value-type="string">
            <text:p>ACTION (move north)</text:p>
          </table:table-cell>
          <table:table-cell office:value-type="float" office:value="19">
            <text:p>19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combine drum1 drum2 rope1)</text:p>
          </table:table-cell>
          <table:table-cell office:value-type="float" office:value="19">
            <text:p>19</text:p>
          </table:table-cell>
          <table:table-cell office:value-type="string">
            <text:p>ACTION (combine drum1 drum2 rope1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ACTION (move north)</text:p>
          </table:table-cell>
          <table:table-cell office:value-type="float" office:value="11">
            <text:p>11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ACTION (move east)</text:p>
          </table:table-cell>
          <table:table-cell office:value-type="float" office:value="17">
            <text:p>17</text:p>
          </table:table-cell>
          <table:table-cell office:value-type="string">
            <text:p>ACTION (apply combo1 north)</text:p>
          </table:table-cell>
          <table:table-cell office:value-type="string">
            <text:p>ACTION (move north)</text:p>
          </table:table-cell>
          <table:table-cell office:value-type="float" office:value="23">
            <text:p>23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ACTION (move north)</text:p>
          </table:table-cell>
          <table:table-cell office:value-type="float" office:value="8">
            <text:p>8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24">
            <text:p>24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20">
            <text:p>20</text:p>
          </table:table-cell>
          <table:table-cell table:style-name="ce3" office:value-type="string">
            <text:p>soln length</text:p>
          </table:table-cell>
          <table:table-cell table:number-columns-repeated="218"/>
        </table:table-row>
        <table:table-row table:style-name="ro1">
          <table:table-cell table:style-name="ce3" office:value-type="string">
            <text:p>soln 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apply combo1 north)</text:p>
          </table:table-cell>
          <table:table-cell office:value-type="string">
            <text:p>ACTION (move north)</text:p>
          </table:table-cell>
          <table:table-cell office:value-type="string">
            <text:p>ACTION (apply combo1 north)</text:p>
          </table:table-cell>
          <table:table-cell office:value-type="string">
            <text:p>ACTION (apply hammer1 east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combine drum1 drum2 rope1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table:number-columns-repeated="3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apply bridge1 west)</text:p>
          </table:table-cell>
          <table:table-cell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table:style-name="ce3" office:value-type="string">
            <text:p>soln </text:p>
          </table:table-cell>
          <table:table-cell table:number-columns-repeated="218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apply combo1 west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apply combo1 nor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combine drum1 drum2 rope1)</text:p>
          </table:table-cell>
          <table:table-cell office:value-type="string">
            <text:p>ACTION (obaho plst zcymk rwjyafuk)</text:p>
          </table:table-cell>
          <table:table-cell office:value-type="string">
            <text:p>ACTION (move east)</text:p>
          </table:table-cell>
          <table:table-cell table:number-columns-repeated="219"/>
        </table:table-row>
        <table:table-row table:style-name="ro1">
          <table:table-cell/>
          <table:table-cell table:number-columns-repeated="2" office:value-type="string">
            <text:p>ACTION (move west)</text:p>
          </table:table-cell>
          <table:table-cell office:value-type="string">
            <text:p>ACTION (combine log1 log2 nails1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combine log1 log2 nails1)</text:p>
          </table:table-cell>
          <table:table-cell office:value-type="string">
            <text:p>ACTION (combine wood1 wood2 staples1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combine log1 log2 nails1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npsw hbhrwssc bhpsxbxd jxnxle)</text:p>
          </table:table-cell>
          <table:table-cell office:value-type="string">
            <text:p>ACTION (move east)</text:p>
          </table:table-cell>
          <table:table-cell office:value-type="string">
            <text:p>ACTION (apply combo1 north)</text:p>
          </table:table-cell>
          <table:table-cell office:value-type="string">
            <text:p>ACTION (vvdqmnn xshhi north)</text:p>
          </table:table-cell>
          <table:table-cell office:value-type="string">
            <text:p>ACTION (move north)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apply combo1 nor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combine drum1 drum2 rope1)</text:p>
          </table:table-cell>
          <table:table-cell office:value-type="string">
            <text:p>ACTION (apply combo1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apply combo1 north)</text:p>
          </table:table-cell>
          <table:table-cell office:value-type="string">
            <text:p>ACTION (apply combo1 south)</text:p>
          </table:table-cell>
          <table:table-cell office:value-type="string">
            <text:p>ACTION (move east)</text:p>
          </table:table-cell>
          <table:table-cell office:value-type="string">
            <text:p>ACTION (combine wood1 wood2 staples1)</text:p>
          </table:table-cell>
          <table:table-cell office:value-type="string">
            <text:p>ACTION (apply combo1 north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apply hammer1 north)</text:p>
          </table:table-cell>
          <table:table-cell office:value-type="string">
            <text:p>ACTION (move north)</text:p>
          </table:table-cell>
          <table:table-cell office:value-type="string">
            <text:p>ACTION (ejcia zvsht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19"/>
        </table:table-row>
        <table:table-row table:style-name="ro1">
          <table:table-cell/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combine drum1 drum2 rope1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hammer1 east)</text:p>
          </table:table-cell>
          <table:table-cell office:value-type="string">
            <text:p>ACTION (apply combo1 nor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apply combo1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combine log2 log3 nails1)</text:p>
          </table:table-cell>
          <table:table-cell office:value-type="string">
            <text:p>ACTION (move south)</text:p>
          </table:table-cell>
          <table:table-cell office:value-type="string">
            <text:p>ACTION (combine log1 log2 nails1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west)</text:p>
          </table:table-cell>
          <table:table-cell table:number-columns-repeated="5" office:value-type="string">
            <text:p>ACTION (move north)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apply combo1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combine log3 log4 nails2)</text:p>
          </table:table-cell>
          <table:table-cell office:value-type="string">
            <text:p>ACTION (apply combo1 west)</text:p>
          </table:table-cell>
          <table:table-cell office:value-type="string">
            <text:p>ACTION (move north)</text:p>
          </table:table-cell>
          <table:table-cell office:value-type="string">
            <text:p>ACTION (apply combo1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apply hammer1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office:value-type="string">
            <text:p>ACTION (apply hammer1 north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apply hammer1 west)</text:p>
          </table:table-cell>
          <table:table-cell office:value-type="string">
            <text:p>ACTION (combine drum1 drum2 rope1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apply combo2 we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ACTION (apply combo1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apply hammer1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apply combo1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combine drum1 drum2 rope1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combine log1 log2 nails1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combine drum1 drum2 rope1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obaho plst zcymk rwjyafuk)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table:number-columns-repeated="3"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combo1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apply combo1 nor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(apply combo2 west)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vvdqmnn xshhi north)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combine wood1 wood2 staples1)</text:p>
          </table:table-cell>
          <table:table-cell table:number-columns-repeated="2" office:value-type="string">
            <text:p>.</text:p>
          </table:table-cell>
          <table:table-cell office:value-type="string">
            <text:p>ACTION (combine log1 log2 nails1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end</text:p>
          </table:table-cell>
          <table:table-cell table:number-columns-repeated="5"/>
          <table:table-cell office:value-type="string">
            <text:p>ACTION (move west)</text:p>
          </table:table-cell>
          <table:table-cell office:value-type="string">
            <text:p>ACTION (npsw xnjywo axttvm qslz)</text:p>
          </table:table-cell>
          <table:table-cell office:value-type="string">
            <text:p>ACTION (npsw hbhrwssc bhpsxbxd jxnxle)</text:p>
          </table:table-cell>
          <table:table-cell office:value-type="string">
            <text:p>ACTION (apply hammer1 west)</text:p>
          </table:table-cell>
          <table:table-cell office:value-type="string">
            <text:p>ACTION (vvdqmnn loobcbfs west)</text:p>
          </table:table-cell>
          <table:table-cell office:value-type="string">
            <text:p>ACTION (move north)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combo1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combo1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hammer1 north)</text:p>
          </table:table-cell>
          <table:table-cell table:number-columns-repeated="6"/>
          <table:table-cell office:value-type="string">
            <text:p>ACTION (move west)</text:p>
          </table:table-cell>
          <table:table-cell office:value-type="string">
            <text:p>ACTION (ejcia cmcp west)</text:p>
          </table:table-cell>
          <table:table-cell office:value-type="string">
            <text:p>ACTION (ejcia zvsht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combo1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.</text:p>
          </table:table-cell>
          <table:table-cell office:value-type="string">
            <text:p>ACTION (apply hammer1 east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6"/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1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apply staplegun1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hammer1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6"/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ejcia qslz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1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6"/>
          <table:table-cell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1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apply hammer1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end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1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apply hammer1 west)</text:p>
          </table:table-cell>
          <table:table-cell table:number-columns-repeated="7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1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7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vvdqmnn loobcbfs west)</text:p>
          </table:table-cell>
          <table:table-cell table:number-columns-repeated="21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7"/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npsw xnjywo axttvm qslz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1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13"/>
          <table:table-cell table:number-columns-repeated="2" office:value-type="string">
            <text:p>.</text:p>
          </table:table-cell>
          <table:table-cell office:value-type="string">
            <text:p>ACTION (combine log3 log4 nails2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ejcia cmcp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6"/>
          <table:table-cell table:number-columns-repeated="2" office:value-type="string">
            <text:p>.</text:p>
          </table:table-cell>
          <table:table-cell office:value-type="string">
            <text:p>ACTION (apply combo2 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19"/>
        </table:table-row>
        <table:table-row table:style-name="ro1">
          <table:table-cell table:number-columns-repeated="22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ejcia vcrwcvxm south)</text:p>
          </table:table-cell>
          <table:table-cell office:value-type="string">
            <text:p>end</text:p>
          </table:table-cell>
          <table:table-cell table:number-columns-repeated="221"/>
        </table:table-row>
        <table:table-row table:style-name="ro1">
          <table:table-cell table:number-columns-repeated="22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22"/>
        </table:table-row>
        <table:table-row table:style-name="ro1">
          <table:table-cell table:number-columns-repeated="22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ejcia vcrwcvxm south)</text:p>
          </table:table-cell>
          <table:table-cell table:number-columns-repeated="222"/>
        </table:table-row>
        <table:table-row table:style-name="ro1">
          <table:table-cell table:number-columns-repeated="22"/>
          <table:table-cell office:value-type="string">
            <text:p>end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22"/>
        </table:table-row>
        <table:table-row table:style-name="ro1">
          <table:table-cell table:number-columns-repeated="31"/>
          <table:table-cell office:value-type="string">
            <text:p>end</text:p>
          </table:table-cell>
          <table:table-cell table:number-columns-repeated="224"/>
        </table:table-row>
      </table:table>
      <table:table table:name="Level10" table:style-name="ta6" table:print="false">
        <table:table-column table:style-name="co32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36" table:default-cell-style-name="Default"/>
        <table:table-column table:style-name="co5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0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3" table:default-cell-style-name="Default"/>
        <table:table-column table:style-name="co49" table:default-cell-style-name="Default"/>
        <table:table-column table:style-name="co53" table:number-columns-repeated="2" table:default-cell-style-name="Default"/>
        <table:table-column table:style-name="co51" table:default-cell-style-name="Default"/>
        <table:table-column table:style-name="co59" table:default-cell-style-name="Default"/>
        <table:table-column table:style-name="co33" table:default-cell-style-name="Default"/>
        <table:table-column table:style-name="co70" table:default-cell-style-name="Default"/>
        <table:table-column table:style-name="co55" table:default-cell-style-name="Default"/>
        <table:table-column table:style-name="co35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4" table:number-columns-repeated="230" table:default-cell-style-name="Default"/>
        <table:table-row table:style-name="ro1">
          <table:table-cell table:style-name="ce1" office:value-type="string">
            <text:p>LEVEL10</text:p>
          </table:table-cell>
          <table:table-cell table:number-columns-repeated="21"/>
          <table:table-cell table:style-name="ce3"/>
          <table:table-cell table:number-columns-repeated="233"/>
        </table:table-row>
        <table:table-row table:style-name="ro1" table:number-rows-repeated="2">
          <table:table-cell table:number-columns-repeated="22"/>
          <table:table-cell table:style-name="ce3"/>
          <table:table-cell table:number-columns-repeated="233"/>
        </table:table-row>
        <table:table-row table:style-name="ro1">
          <table:table-cell table:style-name="ce4" office:value-type="string">
            <text:p>problem</text:p>
          </table:table-cell>
          <table:table-cell table:style-name="ce4" office:value-type="string">
            <text:p>10.1s</text:p>
          </table:table-cell>
          <table:table-cell table:style-name="ce4" office:value-type="string">
            <text:p>10.1tns</text:p>
          </table:table-cell>
          <table:table-cell table:style-name="ce4" office:value-type="string">
            <text:p>10.1ts</text:p>
          </table:table-cell>
          <table:table-cell table:style-name="ce4" office:value-type="string">
            <text:p>10.2s</text:p>
          </table:table-cell>
          <table:table-cell table:style-name="ce4" office:value-type="string">
            <text:p>10.2tns</text:p>
          </table:table-cell>
          <table:table-cell table:style-name="ce4" office:value-type="string">
            <text:p>10.2ts</text:p>
          </table:table-cell>
          <table:table-cell table:style-name="ce4" office:value-type="string">
            <text:p>10.3s</text:p>
          </table:table-cell>
          <table:table-cell table:style-name="ce4" office:value-type="string">
            <text:p>10.3tns</text:p>
          </table:table-cell>
          <table:table-cell table:style-name="ce4" office:value-type="string">
            <text:p>10.3ts</text:p>
          </table:table-cell>
          <table:table-cell table:style-name="ce4" office:value-type="string">
            <text:p>10.4s</text:p>
          </table:table-cell>
          <table:table-cell table:style-name="ce4" office:value-type="string">
            <text:p>10.4tns</text:p>
          </table:table-cell>
          <table:table-cell table:style-name="ce4" office:value-type="string">
            <text:p>10.4ts</text:p>
          </table:table-cell>
          <table:table-cell table:style-name="ce4" office:value-type="string">
            <text:p>10.5s</text:p>
          </table:table-cell>
          <table:table-cell table:style-name="ce4" office:value-type="string">
            <text:p>10.5tns</text:p>
          </table:table-cell>
          <table:table-cell table:style-name="ce4" office:value-type="string">
            <text:p>10.5ts</text:p>
          </table:table-cell>
          <table:table-cell table:style-name="ce4" office:value-type="string">
            <text:p>10.6s</text:p>
          </table:table-cell>
          <table:table-cell table:style-name="ce4" office:value-type="string">
            <text:p>10.6tns</text:p>
          </table:table-cell>
          <table:table-cell table:style-name="ce4" office:value-type="string">
            <text:p>10.6ts</text:p>
          </table:table-cell>
          <table:table-cell table:style-name="ce4" office:value-type="string">
            <text:p>10.7s</text:p>
          </table:table-cell>
          <table:table-cell table:style-name="ce4" office:value-type="string">
            <text:p>10.7tns</text:p>
          </table:table-cell>
          <table:table-cell table:style-name="ce4" office:value-type="string">
            <text:p>10.7ts</text:p>
          </table:table-cell>
          <table:table-cell table:style-name="ce4" office:value-type="string">
            <text:p>10.8s</text:p>
          </table:table-cell>
          <table:table-cell table:style-name="ce4" office:value-type="string">
            <text:p>10.8tns</text:p>
          </table:table-cell>
          <table:table-cell table:style-name="ce4" office:value-type="string">
            <text:p>10.8ts</text:p>
          </table:table-cell>
          <table:table-cell table:style-name="ce4" office:value-type="string">
            <text:p>problem</text:p>
          </table:table-cell>
          <table:table-cell table:style-name="ce4" table:number-columns-repeated="225"/>
          <table:table-cell table:number-columns-repeated="5"/>
        </table:table-row>
        <table:table-row table:style-name="ro1">
          <table:table-cell office:value-type="string">
            <text:p>* items are only shown for the ts cases</text:p>
          </table:table-cell>
          <table:table-cell office:value-type="string">
            <text:p>wargame</text:p>
          </table:table-cell>
          <table:table-cell table:number-columns-repeated="3"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escap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escap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table:number-columns-repeated="3"/>
          <table:table-cell office:value-type="string">
            <text:p>* items are only shown for the ts cases</text:p>
          </table:table-cell>
          <table:table-cell table:number-columns-repeated="230"/>
        </table:table-row>
        <table:table-row table:style-name="ro1">
          <table:table-cell table:style-name="ce17" office:value-type="string">
            <text:p>they are associated with the run as a whole</text:p>
          </table:table-cell>
          <table:table-cell table:number-columns-repeated="24"/>
          <table:table-cell table:style-name="ce17" office:value-type="string">
            <text:p>they are associated with the run as a whole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server match ID</text:p>
          </table:table-cell>
          <table:table-cell office:value-type="float" office:value="3400501463">
            <text:p>3400501463</text:p>
          </table:table-cell>
          <table:table-cell office:value-type="float" office:value="3400501475">
            <text:p>3400501475</text:p>
          </table:table-cell>
          <table:table-cell office:value-type="float" office:value="3400501502">
            <text:p>3400501502</text:p>
          </table:table-cell>
          <table:table-cell office:value-type="float" office:value="3400501529">
            <text:p>3400501529</text:p>
          </table:table-cell>
          <table:table-cell office:value-type="float" office:value="3400501800">
            <text:p>3400501800</text:p>
          </table:table-cell>
          <table:table-cell office:value-type="float" office:value="3400501810">
            <text:p>3400501810</text:p>
          </table:table-cell>
          <table:table-cell office:value-type="float" office:value="3400501819">
            <text:p>3400501819</text:p>
          </table:table-cell>
          <table:table-cell office:value-type="float" office:value="3400501835">
            <text:p>3400501835</text:p>
          </table:table-cell>
          <table:table-cell office:value-type="float" office:value="3400501846">
            <text:p>3400501846</text:p>
          </table:table-cell>
          <table:table-cell office:value-type="float" office:value="3400501859">
            <text:p>3400501859</text:p>
          </table:table-cell>
          <table:table-cell office:value-type="float" office:value="3400501870">
            <text:p>3400501870</text:p>
          </table:table-cell>
          <table:table-cell office:value-type="float" office:value="3400501880">
            <text:p>3400501880</text:p>
          </table:table-cell>
          <table:table-cell office:value-type="float" office:value="3400501889">
            <text:p>3400501889</text:p>
          </table:table-cell>
          <table:table-cell office:value-type="float" office:value="3400501896">
            <text:p>3400501896</text:p>
          </table:table-cell>
          <table:table-cell office:value-type="float" office:value="3400501901">
            <text:p>3400501901</text:p>
          </table:table-cell>
          <table:table-cell office:value-type="float" office:value="3400501907">
            <text:p>3400501907</text:p>
          </table:table-cell>
          <table:table-cell office:value-type="float" office:value="3400501917">
            <text:p>3400501917</text:p>
          </table:table-cell>
          <table:table-cell office:value-type="float" office:value="3400501922">
            <text:p>3400501922</text:p>
          </table:table-cell>
          <table:table-cell office:value-type="float" office:value="3400501928">
            <text:p>3400501928</text:p>
          </table:table-cell>
          <table:table-cell office:value-type="float" office:value="3400501965">
            <text:p>3400501965</text:p>
          </table:table-cell>
          <table:table-cell office:value-type="float" office:value="3400501977">
            <text:p>3400501977</text:p>
          </table:table-cell>
          <table:table-cell office:value-type="float" office:value="3400501989">
            <text:p>3400501989</text:p>
          </table:table-cell>
          <table:table-cell office:value-type="float" office:value="3400502032">
            <text:p>3400502032</text:p>
          </table:table-cell>
          <table:table-cell office:value-type="float" office:value="3400502037">
            <text:p>3400502037</text:p>
          </table:table-cell>
          <table:table-cell table:style-name="ce3" office:value-type="string">
            <text:p>server match ID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server send time (user)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.1">
            <text:p>0.1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07">
            <text:p>0.07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.06">
            <text:p>0.06</text:p>
          </table:table-cell>
          <table:table-cell table:style-name="ce3" office:value-type="string">
            <text:p>server send time (user)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server send time (user+sys)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number-columns-repeated="3" office:value-type="float" office:value="0.08">
            <text:p>0.08</text:p>
          </table:table-cell>
          <table:table-cell office:value-type="float" office:value="0.15">
            <text:p>0.15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table:style-name="ce3" office:value-type="string">
            <text:p>server send time (user+sys)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server send time (real)</text:p>
          </table:table-cell>
          <table:table-cell office:value-type="float" office:value="11.93">
            <text:p>11.93</text:p>
          </table:table-cell>
          <table:table-cell office:value-type="float" office:value="26.37">
            <text:p>26.37</text:p>
          </table:table-cell>
          <table:table-cell office:value-type="float" office:value="27.85">
            <text:p>27.85</text:p>
          </table:table-cell>
          <table:table-cell office:value-type="float" office:value="270.59">
            <text:p>270.59</text:p>
          </table:table-cell>
          <table:table-cell office:value-type="float" office:value="9.68">
            <text:p>9.68</text:p>
          </table:table-cell>
          <table:table-cell office:value-type="float" office:value="9.66">
            <text:p>9.66</text:p>
          </table:table-cell>
          <table:table-cell office:value-type="float" office:value="15.29">
            <text:p>15.29</text:p>
          </table:table-cell>
          <table:table-cell office:value-type="float" office:value="11.66">
            <text:p>11.66</text:p>
          </table:table-cell>
          <table:table-cell office:value-type="float" office:value="13.11">
            <text:p>13.11</text:p>
          </table:table-cell>
          <table:table-cell office:value-type="float" office:value="10.92">
            <text:p>10.92</text:p>
          </table:table-cell>
          <table:table-cell office:value-type="float" office:value="9.17">
            <text:p>9.17</text:p>
          </table:table-cell>
          <table:table-cell office:value-type="float" office:value="9.15">
            <text:p>9.15</text:p>
          </table:table-cell>
          <table:table-cell office:value-type="float" office:value="6.83">
            <text:p>6.83</text:p>
          </table:table-cell>
          <table:table-cell office:value-type="float" office:value="5.67">
            <text:p>5.67</text:p>
          </table:table-cell>
          <table:table-cell office:value-type="float" office:value="5.41">
            <text:p>5.41</text:p>
          </table:table-cell>
          <table:table-cell office:value-type="float" office:value="10.34">
            <text:p>10.34</text:p>
          </table:table-cell>
          <table:table-cell office:value-type="float" office:value="5.45">
            <text:p>5.45</text:p>
          </table:table-cell>
          <table:table-cell office:value-type="float" office:value="5.49">
            <text:p>5.49</text:p>
          </table:table-cell>
          <table:table-cell office:value-type="float" office:value="37.32">
            <text:p>37.32</text:p>
          </table:table-cell>
          <table:table-cell office:value-type="float" office:value="11.9">
            <text:p>11.9</text:p>
          </table:table-cell>
          <table:table-cell office:value-type="float" office:value="11.83">
            <text:p>11.83</text:p>
          </table:table-cell>
          <table:table-cell office:value-type="float" office:value="42.57">
            <text:p>42.57</text:p>
          </table:table-cell>
          <table:table-cell table:number-columns-repeated="2" office:value-type="float" office:value="5.25">
            <text:p>5.25</text:p>
          </table:table-cell>
          <table:table-cell table:style-name="ce3" office:value-type="string">
            <text:p>server send time (real)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decisions</text:p>
          </table:table-cell>
          <table:table-cell office:value-type="float" office:value="3307">
            <text:p>3307</text:p>
          </table:table-cell>
          <table:table-cell office:value-type="float" office:value="2449">
            <text:p>2449</text:p>
          </table:table-cell>
          <table:table-cell office:value-type="float" office:value="586">
            <text:p>586</text:p>
          </table:table-cell>
          <table:table-cell office:value-type="float" office:value="19605">
            <text:p>19605</text:p>
          </table:table-cell>
          <table:table-cell office:value-type="float" office:value="4000">
            <text:p>4000</text:p>
          </table:table-cell>
          <table:table-cell office:value-type="float" office:value="1820">
            <text:p>1820</text:p>
          </table:table-cell>
          <table:table-cell office:value-type="float" office:value="4729">
            <text:p>4729</text:p>
          </table:table-cell>
          <table:table-cell office:value-type="float" office:value="1902">
            <text:p>1902</text:p>
          </table:table-cell>
          <table:table-cell office:value-type="float" office:value="1328">
            <text:p>1328</text:p>
          </table:table-cell>
          <table:table-cell office:value-type="float" office:value="17941">
            <text:p>17941</text:p>
          </table:table-cell>
          <table:table-cell office:value-type="float" office:value="2188">
            <text:p>2188</text:p>
          </table:table-cell>
          <table:table-cell office:value-type="float" office:value="869">
            <text:p>869</text:p>
          </table:table-cell>
          <table:table-cell office:value-type="float" office:value="52969">
            <text:p>52969</text:p>
          </table:table-cell>
          <table:table-cell office:value-type="float" office:value="5959">
            <text:p>5959</text:p>
          </table:table-cell>
          <table:table-cell office:value-type="float" office:value="5460">
            <text:p>5460</text:p>
          </table:table-cell>
          <table:table-cell office:value-type="float" office:value="13621">
            <text:p>13621</text:p>
          </table:table-cell>
          <table:table-cell office:value-type="float" office:value="6395">
            <text:p>6395</text:p>
          </table:table-cell>
          <table:table-cell office:value-type="float" office:value="4328">
            <text:p>4328</text:p>
          </table:table-cell>
          <table:table-cell office:value-type="float" office:value="16375">
            <text:p>16375</text:p>
          </table:table-cell>
          <table:table-cell office:value-type="float" office:value="4391">
            <text:p>4391</text:p>
          </table:table-cell>
          <table:table-cell office:value-type="float" office:value="1241">
            <text:p>1241</text:p>
          </table:table-cell>
          <table:table-cell office:value-type="float" office:value="188213">
            <text:p>188213</text:p>
          </table:table-cell>
          <table:table-cell office:value-type="float" office:value="2737">
            <text:p>2737</text:p>
          </table:table-cell>
          <table:table-cell office:value-type="float" office:value="2241">
            <text:p>2241</text:p>
          </table:table-cell>
          <table:table-cell table:style-name="ce3" office:value-type="string">
            <text:p>decisions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when</text:p>
          </table:table-cell>
          <table:table-cell table:style-name="ce16" office:value-type="string">
            <text:p>Wed Oct <text:s/>3 15:02:24 2007</text:p>
          </table:table-cell>
          <table:table-cell office:value-type="string">
            <text:p>Wed Oct <text:s/>3 15:08:39 2007</text:p>
          </table:table-cell>
          <table:table-cell office:value-type="string">
            <text:p>Wed Oct <text:s/>3 15:03:16 2007</text:p>
          </table:table-cell>
          <table:table-cell office:value-type="string">
            <text:p>Wed Oct <text:s/>3 15:28:00 2007</text:p>
          </table:table-cell>
          <table:table-cell office:value-type="string">
            <text:p>Wed Oct <text:s/>3 15:30:34 2007</text:p>
          </table:table-cell>
          <table:table-cell office:value-type="string">
            <text:p>Wed Oct <text:s/>3 15:28:45 2007</text:p>
          </table:table-cell>
          <table:table-cell office:value-type="string">
            <text:p>Wed Oct <text:s/>3 15:10:36 2007</text:p>
          </table:table-cell>
          <table:table-cell office:value-type="string">
            <text:p>Wed Oct <text:s/>3 15:11:23 2007</text:p>
          </table:table-cell>
          <table:table-cell office:value-type="string">
            <text:p>Wed Oct <text:s/>3 15:10:54 2007</text:p>
          </table:table-cell>
          <table:table-cell office:value-type="string">
            <text:p>Wed Oct <text:s/>3 15:32:13 2007</text:p>
          </table:table-cell>
          <table:table-cell office:value-type="string">
            <text:p>Wed Oct <text:s/>3 15:33:49 2007</text:p>
          </table:table-cell>
          <table:table-cell office:value-type="string">
            <text:p>Wed Oct <text:s/>3 15:32:41 2007</text:p>
          </table:table-cell>
          <table:table-cell office:value-type="string">
            <text:p>Wed Oct <text:s/>3 15:17:05 2007</text:p>
          </table:table-cell>
          <table:table-cell office:value-type="string">
            <text:p>Wed Oct <text:s/>3 15:17:58 2007</text:p>
          </table:table-cell>
          <table:table-cell office:value-type="string">
            <text:p>Wed Oct <text:s/>3 15:17:31 2007</text:p>
          </table:table-cell>
          <table:table-cell office:value-type="string">
            <text:p>Wed Oct <text:s/>3 15:18:53 2007</text:p>
          </table:table-cell>
          <table:table-cell office:value-type="string">
            <text:p>Wed Oct <text:s/>3 15:19:09 2007</text:p>
          </table:table-cell>
          <table:table-cell office:value-type="string">
            <text:p>Wed Oct <text:s/>3 15:18:59 2007</text:p>
          </table:table-cell>
          <table:table-cell office:value-type="string">
            <text:p>Wed Oct <text:s/>3 15:24:29 2007</text:p>
          </table:table-cell>
          <table:table-cell office:value-type="string">
            <text:p>Wed Oct <text:s/>3 15:25:58 2007</text:p>
          </table:table-cell>
          <table:table-cell office:value-type="string">
            <text:p>Wed Oct <text:s/>3 15:24:47 2007</text:p>
          </table:table-cell>
          <table:table-cell office:value-type="string">
            <text:p>Wed Oct <text:s/>3 21:55:47 2007</text:p>
          </table:table-cell>
          <table:table-cell office:value-type="string">
            <text:p>Wed Oct <text:s/>3 21:56:05 2007</text:p>
          </table:table-cell>
          <table:table-cell office:value-type="string">
            <text:p>Wed Oct <text:s/>3 21:55:57 2007</text:p>
          </table:table-cell>
          <table:table-cell table:style-name="ce3" office:value-type="string">
            <text:p>when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where</text:p>
          </table:table-cell>
          <table:table-cell office:value-type="string">
            <text:p>auk:/home/swinterm/GGP/scripts/differing-10-1-source.log</text:p>
          </table:table-cell>
          <table:table-cell office:value-type="string">
            <text:p>auk:/home/swinterm/GGP/scripts/differing-10-1-target_no_source.log</text:p>
          </table:table-cell>
          <table:table-cell office:value-type="string">
            <text:p>auk:/home/swinterm/GGP/scripts/differing-10-1-target_after_source.log</text:p>
          </table:table-cell>
          <table:table-cell office:value-type="string">
            <text:p>wyrm:/home/swinterm/GGP/scripts/differing-10-2-source.log</text:p>
          </table:table-cell>
          <table:table-cell office:value-type="string">
            <text:p>wyrm:/home/swinterm/GGP/scripts/differing-10-2-target_no_source.log</text:p>
          </table:table-cell>
          <table:table-cell office:value-type="string">
            <text:p>wyrm:/home/swinterm/GGP/scripts/differing-10-2-target_after_source.log</text:p>
          </table:table-cell>
          <table:table-cell office:value-type="string">
            <text:p>winter:/giggage/home/swinterm/GGP/scripts/differing-10-3-source.log</text:p>
          </table:table-cell>
          <table:table-cell office:value-type="string">
            <text:p>winter:/giggage/home/swinterm/GGP/scripts/differing-10-3-target_no_source.log</text:p>
          </table:table-cell>
          <table:table-cell office:value-type="string">
            <text:p>winter:/giggage/home/swinterm/GGP/scripts/differing-10-3-target_after_source.log</text:p>
          </table:table-cell>
          <table:table-cell office:value-type="string">
            <text:p>auk:/home/swinterm/GGP/scripts/differing-10-4-source.log</text:p>
          </table:table-cell>
          <table:table-cell office:value-type="string">
            <text:p>auk:/home/swinterm/GGP/scripts/differing-10-4-target_no_source.log</text:p>
          </table:table-cell>
          <table:table-cell office:value-type="string">
            <text:p>auk:/home/swinterm/GGP/scripts/differing-10-4-target_after_source.log</text:p>
          </table:table-cell>
          <table:table-cell office:value-type="string">
            <text:p>winter:/giggage/home/swinterm/GGP/scripts/differing-10-5-source.log</text:p>
          </table:table-cell>
          <table:table-cell office:value-type="string">
            <text:p>winter:/giggage/home/swinterm/GGP/scripts/differing-10-5-target_no_source.log</text:p>
          </table:table-cell>
          <table:table-cell office:value-type="string">
            <text:p>winter:/giggage/home/swinterm/GGP/scripts/differing-10-5-target_after_source.log</text:p>
          </table:table-cell>
          <table:table-cell office:value-type="string">
            <text:p>refuse:/home/swinterm/GGP/scripts/differing-10-6-source.log</text:p>
          </table:table-cell>
          <table:table-cell office:value-type="string">
            <text:p>refuse:/home/swinterm/GGP/scripts/differing-10-6-target_no_source.log</text:p>
          </table:table-cell>
          <table:table-cell office:value-type="string">
            <text:p>refuse:/home/swinterm/GGP/scripts/differing-10-6-target_after_source.log</text:p>
          </table:table-cell>
          <table:table-cell office:value-type="string">
            <text:p>winter:/giggage/home/swinterm/GGP/scripts/differing-10-7-source.log</text:p>
          </table:table-cell>
          <table:table-cell office:value-type="string">
            <text:p>winter:/giggage/home/swinterm/GGP/scripts/differing-10-7-target_no_source.log</text:p>
          </table:table-cell>
          <table:table-cell office:value-type="string">
            <text:p>winter:/giggage/home/swinterm/GGP/scripts/differing-10-7-target_after_source.log</text:p>
          </table:table-cell>
          <table:table-cell office:value-type="string">
            <text:p>refuse:/home/swinterm/GGP/scripts/differing-10-8-source.log</text:p>
          </table:table-cell>
          <table:table-cell office:value-type="string">
            <text:p>refuse:/home/swinterm/GGP/scripts/differing-10-8-target_no_source.log</text:p>
          </table:table-cell>
          <table:table-cell office:value-type="string">
            <text:p>refuse:/home/swinterm/GGP/scripts/differing-10-8-target_after_source.log</text:p>
          </table:table-cell>
          <table:table-cell table:style-name="ce3" office:value-type="string">
            <text:p>where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states</text:p>
          </table:table-cell>
          <table:table-cell office:value-type="float" office:value="782">
            <text:p>782</text:p>
          </table:table-cell>
          <table:table-cell office:value-type="float" office:value="572">
            <text:p>572</text:p>
          </table:table-cell>
          <table:table-cell office:value-type="float" office:value="136">
            <text:p>136</text:p>
          </table:table-cell>
          <table:table-cell office:value-type="float" office:value="4662">
            <text:p>4662</text:p>
          </table:table-cell>
          <table:table-cell office:value-type="float" office:value="954">
            <text:p>954</text:p>
          </table:table-cell>
          <table:table-cell office:value-type="float" office:value="438">
            <text:p>438</text:p>
          </table:table-cell>
          <table:table-cell office:value-type="float" office:value="1094">
            <text:p>1094</text:p>
          </table:table-cell>
          <table:table-cell office:value-type="float" office:value="440">
            <text:p>440</text:p>
          </table:table-cell>
          <table:table-cell office:value-type="float" office:value="306">
            <text:p>306</text:p>
          </table:table-cell>
          <table:table-cell office:value-type="float" office:value="4070">
            <text:p>4070</text:p>
          </table:table-cell>
          <table:table-cell office:value-type="float" office:value="558">
            <text:p>558</text:p>
          </table:table-cell>
          <table:table-cell office:value-type="float" office:value="234">
            <text:p>234</text:p>
          </table:table-cell>
          <table:table-cell office:value-type="float" office:value="12530">
            <text:p>12530</text:p>
          </table:table-cell>
          <table:table-cell office:value-type="float" office:value="1320">
            <text:p>1320</text:p>
          </table:table-cell>
          <table:table-cell office:value-type="float" office:value="1208">
            <text:p>1208</text:p>
          </table:table-cell>
          <table:table-cell office:value-type="float" office:value="3006">
            <text:p>3006</text:p>
          </table:table-cell>
          <table:table-cell office:value-type="float" office:value="1420">
            <text:p>1420</text:p>
          </table:table-cell>
          <table:table-cell office:value-type="float" office:value="964">
            <text:p>964</text:p>
          </table:table-cell>
          <table:table-cell office:value-type="float" office:value="3654">
            <text:p>3654</text:p>
          </table:table-cell>
          <table:table-cell office:value-type="float" office:value="1098">
            <text:p>1098</text:p>
          </table:table-cell>
          <table:table-cell office:value-type="float" office:value="298">
            <text:p>298</text:p>
          </table:table-cell>
          <table:table-cell office:value-type="float" office:value="41046">
            <text:p>41046</text:p>
          </table:table-cell>
          <table:table-cell office:value-type="float" office:value="660">
            <text:p>660</text:p>
          </table:table-cell>
          <table:table-cell office:value-type="float" office:value="534">
            <text:p>534</text:p>
          </table:table-cell>
          <table:table-cell table:style-name="ce3" office:value-type="string">
            <text:p>states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msec/dec</text:p>
          </table:table-cell>
          <table:table-cell office:value-type="float" office:value="30.142">
            <text:p>30.14</text:p>
          </table:table-cell>
          <table:table-cell office:value-type="float" office:value="128.928">
            <text:p>128.93</text:p>
          </table:table-cell>
          <table:table-cell office:value-type="float" office:value="77.397">
            <text:p>77.4</text:p>
          </table:table-cell>
          <table:table-cell office:value-type="float" office:value="78.73">
            <text:p>78.73</text:p>
          </table:table-cell>
          <table:table-cell office:value-type="float" office:value="26.867">
            <text:p>26.87</text:p>
          </table:table-cell>
          <table:table-cell office:value-type="float" office:value="24.56">
            <text:p>24.56</text:p>
          </table:table-cell>
          <table:table-cell office:value-type="float" office:value="21.561">
            <text:p>21.56</text:p>
          </table:table-cell>
          <table:table-cell office:value-type="float" office:value="14.879">
            <text:p>14.88</text:p>
          </table:table-cell>
          <table:table-cell office:value-type="float" office:value="12.733">
            <text:p>12.73</text:p>
          </table:table-cell>
          <table:table-cell office:value-type="float" office:value="75.152">
            <text:p>75.15</text:p>
          </table:table-cell>
          <table:table-cell office:value-type="float" office:value="30.368">
            <text:p>30.37</text:p>
          </table:table-cell>
          <table:table-cell office:value-type="float" office:value="30.179">
            <text:p>30.18</text:p>
          </table:table-cell>
          <table:table-cell office:value-type="float" office:value="5.583">
            <text:p>5.58</text:p>
          </table:table-cell>
          <table:table-cell office:value-type="float" office:value="4.278">
            <text:p>4.28</text:p>
          </table:table-cell>
          <table:table-cell office:value-type="float" office:value="4.251">
            <text:p>4.25</text:p>
          </table:table-cell>
          <table:table-cell office:value-type="float" office:value="24.094">
            <text:p>24.09</text:p>
          </table:table-cell>
          <table:table-cell office:value-type="float" office:value="1.249">
            <text:p>1.25</text:p>
          </table:table-cell>
          <table:table-cell office:value-type="float" office:value="1.193">
            <text:p>1.19</text:p>
          </table:table-cell>
          <table:table-cell office:value-type="float" office:value="19.297">
            <text:p>19.3</text:p>
          </table:table-cell>
          <table:table-cell office:value-type="float" office:value="15.794">
            <text:p>15.79</text:p>
          </table:table-cell>
          <table:table-cell office:value-type="float" office:value="13.376">
            <text:p>13.38</text:p>
          </table:table-cell>
          <table:table-cell office:value-type="float" office:value="125.65">
            <text:p>125.65</text:p>
          </table:table-cell>
          <table:table-cell office:value-type="float" office:value="2.207">
            <text:p>2.21</text:p>
          </table:table-cell>
          <table:table-cell office:value-type="float" office:value="2.41">
            <text:p>2.41</text:p>
          </table:table-cell>
          <table:table-cell table:style-name="ce1" office:value-type="string">
            <text:p>msec/dec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indicator generation time (real)</text:p>
          </table:table-cell>
          <table:table-cell office:value-type="float" office:value="0.12">
            <text:p>0.12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1">
            <text:p>0.2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">
            <text:p>0.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7">
            <text:p>0.27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49">
            <text:p>0.49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4">
            <text:p>0.14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8">
            <text:p>0.18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2.36">
            <text:p>2.36</text:p>
          </table:table-cell>
          <table:table-cell table:number-columns-repeated="2" office:value-type="string">
            <text:p>no indicators generated</text:p>
          </table:table-cell>
          <table:table-cell table:style-name="ce1" office:value-type="string">
            <text:p>indicator generation time (real)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run time (real)</text:p>
          </table:table-cell>
          <table:table-cell office:value-type="float" office:value="101.43">
            <text:p>101.43</text:p>
          </table:table-cell>
          <table:table-cell office:value-type="float" office:value="323.24">
            <text:p>323.24</text:p>
          </table:table-cell>
          <table:table-cell office:value-type="float" office:value="51.96">
            <text:p>51.96</text:p>
          </table:table-cell>
          <table:table-cell office:value-type="float" office:value="1549.21">
            <text:p>1549.21</text:p>
          </table:table-cell>
          <table:table-cell office:value-type="float" office:value="108.79">
            <text:p>108.79</text:p>
          </table:table-cell>
          <table:table-cell office:value-type="float" office:value="45.42">
            <text:p>45.42</text:p>
          </table:table-cell>
          <table:table-cell office:value-type="float" office:value="105.57">
            <text:p>105.57</text:p>
          </table:table-cell>
          <table:table-cell office:value-type="float" office:value="29.25">
            <text:p>29.25</text:p>
          </table:table-cell>
          <table:table-cell office:value-type="float" office:value="17.49">
            <text:p>17.49</text:p>
          </table:table-cell>
          <table:table-cell office:value-type="float" office:value="1361.23">
            <text:p>1361.23</text:p>
          </table:table-cell>
          <table:table-cell office:value-type="float" office:value="68.05">
            <text:p>68.05</text:p>
          </table:table-cell>
          <table:table-cell office:value-type="float" office:value="27.21">
            <text:p>27.21</text:p>
          </table:table-cell>
          <table:table-cell office:value-type="float" office:value="311.79">
            <text:p>311.79</text:p>
          </table:table-cell>
          <table:table-cell office:value-type="float" office:value="27.15">
            <text:p>27.15</text:p>
          </table:table-cell>
          <table:table-cell office:value-type="float" office:value="24.88">
            <text:p>24.88</text:p>
          </table:table-cell>
          <table:table-cell office:value-type="float" office:value="333.81">
            <text:p>333.81</text:p>
          </table:table-cell>
          <table:table-cell office:value-type="float" office:value="9.93">
            <text:p>9.93</text:p>
          </table:table-cell>
          <table:table-cell office:value-type="float" office:value="6.56">
            <text:p>6.56</text:p>
          </table:table-cell>
          <table:table-cell office:value-type="float" office:value="322.31">
            <text:p>322.31</text:p>
          </table:table-cell>
          <table:table-cell office:value-type="float" office:value="71">
            <text:p>71</text:p>
          </table:table-cell>
          <table:table-cell office:value-type="float" office:value="17.42">
            <text:p>17.42</text:p>
          </table:table-cell>
          <table:table-cell office:value-type="float" office:value="396">
            <text:p>396</text:p>
          </table:table-cell>
          <table:table-cell office:value-type="float" office:value="7.63">
            <text:p>7.63</text:p>
          </table:table-cell>
          <table:table-cell office:value-type="float" office:value="7.09">
            <text:p>7.09</text:p>
          </table:table-cell>
          <table:table-cell table:style-name="ce1" office:value-type="string">
            <text:p>run time (real)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svn revision</text:p>
          </table:table-cell>
          <table:table-cell table:number-columns-repeated="24" office:value-type="string">
            <text:p>Revision: 7918</text:p>
          </table:table-cell>
          <table:table-cell table:style-name="ce3" office:value-type="string">
            <text:p>svn revision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score</text:p>
          </table:table-cell>
          <table:table-cell table:number-columns-repeated="24" office:value-type="string">
            <text:p>score not checked.</text:p>
          </table:table-cell>
          <table:table-cell table:style-name="ce1" office:value-type="string">
            <text:p>score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tns user time*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22.6">
            <text:p>322.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08.42">
            <text:p>108.4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8.45">
            <text:p>28.4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7.54">
            <text:p>67.5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6.55">
            <text:p>26.55</text:p>
          </table:table-cell>
          <table:table-cell table:number-columns-repeated="2" office:value-type="float" office:value="14">
            <text:p>14</text:p>
          </table:table-cell>
          <table:table-cell office:value-type="float" office:value="8.98">
            <text:p>8.9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0.56">
            <text:p>70.56</text:p>
          </table:table-cell>
          <table:table-cell table:number-columns-repeated="2" office:value-type="float" office:value="11">
            <text:p>11</text:p>
          </table:table-cell>
          <table:table-cell office:value-type="float" office:value="6.84">
            <text:p>6.84</text:p>
          </table:table-cell>
          <table:table-cell table:style-name="ce1" office:value-type="string">
            <text:p>tns user time*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tns user+sys time*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323.18">
            <text:p>323.18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108.81">
            <text:p>108.81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29.18">
            <text:p>29.18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68.01">
            <text:p>68.01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float" office:value="27.23">
            <text:p>27.23</text:p>
          </table:table-cell>
          <table:table-cell table:number-columns-repeated="2" office:value-type="string">
            <text:p>ACTION (move north)</text:p>
          </table:table-cell>
          <table:table-cell office:value-type="float" office:value="9.68">
            <text:p>9.68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70.96">
            <text:p>70.96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7.12">
            <text:p>7.12</text:p>
          </table:table-cell>
          <table:table-cell table:style-name="ce1" office:value-type="string">
            <text:p>tns user+sys time*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ts user time* (incl. indic gen)</text:p>
          </table:table-cell>
          <table:table-cell office:value-type="string">
            <text:p>ACTION (move east)</text:p>
          </table:table-cell>
          <table:table-cell office:value-type="string">
            <text:p>ACTION (shoot-monster kestral1)</text:p>
          </table:table-cell>
          <table:table-cell office:value-type="float" office:value="51.71">
            <text:p>51.71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45.45">
            <text:p>45.45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17.15">
            <text:p>17.15</text:p>
          </table:table-cell>
          <table:table-cell table:number-columns-repeated="2" office:value-type="string">
            <text:p>ACTION (move east)</text:p>
          </table:table-cell>
          <table:table-cell office:value-type="float" office:value="27.04">
            <text:p>27.04</text:p>
          </table:table-cell>
          <table:table-cell table:number-columns-repeated="2" office:value-type="string">
            <text:p>ACTION (move west)</text:p>
          </table:table-cell>
          <table:table-cell office:value-type="float" office:value="24.55">
            <text:p>24.55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6.07">
            <text:p>6.07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17.16">
            <text:p>17.16</text:p>
          </table:table-cell>
          <table:table-cell table:number-columns-repeated="2" office:value-type="string">
            <text:p>ACTION (move east)</text:p>
          </table:table-cell>
          <table:table-cell office:value-type="float" office:value="7.8">
            <text:p>7.8</text:p>
          </table:table-cell>
          <table:table-cell table:style-name="ce1" office:value-type="string">
            <text:p>ts user time* (incl. indic gen)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ts user+sys time* (incl. indic gen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52.02">
            <text:p>52.02</text:p>
          </table:table-cell>
          <table:table-cell office:value-type="string">
            <text:p>ACTION (move east)</text:p>
          </table:table-cell>
          <table:table-cell office:value-type="string">
            <text:p>ACTION (throw north 2)</text:p>
          </table:table-cell>
          <table:table-cell office:value-type="float" office:value="45.63">
            <text:p>45.63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17.55">
            <text:p>17.55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27.43">
            <text:p>27.43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25.36">
            <text:p>25.36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6.51">
            <text:p>6.51</text:p>
          </table:table-cell>
          <table:table-cell table:number-columns-repeated="2" office:value-type="string">
            <text:p>ACTION (move east)</text:p>
          </table:table-cell>
          <table:table-cell office:value-type="float" office:value="17.29">
            <text:p>17.29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8.28">
            <text:p>8.28</text:p>
          </table:table-cell>
          <table:table-cell table:style-name="ce1" office:value-type="string">
            <text:p>ts user+sys time* (incl. indic gen)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regret: soar timer*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85.6071547582599">
            <text:p>85.61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float" office:value="58.2208657460826">
            <text:p>58.22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40.0017342843204">
            <text:p>40</text:p>
          </table:table-cell>
          <table:table-cell table:number-columns-repeated="2" office:value-type="string">
            <text:p>ACTION (move east)</text:p>
          </table:table-cell>
          <table:table-cell office:value-type="float" office:value="60.1693465097486">
            <text:p>60.17</text:p>
          </table:table-cell>
          <table:table-cell table:number-columns-repeated="2" office:value-type="string">
            <text:p>ACTION (move west)</text:p>
          </table:table-cell>
          <table:table-cell office:value-type="float" office:value="7.46154511806992">
            <text:p>7.46</text:p>
          </table:table-cell>
          <table:table-cell office:value-type="string">
            <text:p>ACTION (shoot terrorist1)</text:p>
          </table:table-cell>
          <table:table-cell office:value-type="string">
            <text:p>ACTION (move north)</text:p>
          </table:table-cell>
          <table:table-cell office:value-type="float" office:value="33.8541482130192">
            <text:p>33.85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75.8482122090764">
            <text:p>75.85</text:p>
          </table:table-cell>
          <table:table-cell table:number-columns-repeated="2" office:value-type="string">
            <text:p>ACTION (move south)</text:p>
          </table:table-cell>
          <table:table-cell office:value-type="float" office:value="-14.4494895061615">
            <text:p>-14.45</text:p>
          </table:table-cell>
          <table:table-cell table:style-name="ce1" office:value-type="string">
            <text:p>regret: soar timer*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regret: unix user time*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83.9708617482951">
            <text:p>83.97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58.0796900940786">
            <text:p>58.08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39.7188049209139">
            <text:p>39.72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59.9644655019248">
            <text:p>59.96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7.53295668549906">
            <text:p>7.53</text:p>
          </table:table-cell>
          <table:table-cell table:number-columns-repeated="2" office:value-type="string">
            <text:p>ACTION (move north)</text:p>
          </table:table-cell>
          <table:table-cell office:value-type="float" office:value="32.4053452115813">
            <text:p>32.41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75.6802721088436">
            <text:p>75.68</text:p>
          </table:table-cell>
          <table:table-cell table:number-columns-repeated="2" office:value-type="string">
            <text:p>ACTION (move south)</text:p>
          </table:table-cell>
          <table:table-cell office:value-type="float" office:value="-12.3076923076923">
            <text:p>-12.31</text:p>
          </table:table-cell>
          <table:table-cell table:style-name="ce1" office:value-type="string">
            <text:p>regret: unix user time*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regret: unix user+sys time*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83.9037069125565">
            <text:p>83.9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58.0645161290323">
            <text:p>58.06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39.8560657984921">
            <text:p>39.86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59.6676959270696">
            <text:p>59.67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6.86742563349248">
            <text:p>6.87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32.7479338842975">
            <text:p>32.75</text:p>
          </table:table-cell>
          <table:table-cell table:number-columns-repeated="2" office:value-type="string">
            <text:p>ACTION (move south)</text:p>
          </table:table-cell>
          <table:table-cell office:value-type="float" office:value="75.6341600901916">
            <text:p>75.63</text:p>
          </table:table-cell>
          <table:table-cell table:number-columns-repeated="2" office:value-type="string">
            <text:p>ACTION (move east)</text:p>
          </table:table-cell>
          <table:table-cell office:value-type="float" office:value="-14.0096618357488">
            <text:p>-14.01</text:p>
          </table:table-cell>
          <table:table-cell table:style-name="ce1" office:value-type="string">
            <text:p>regret: unix user+sys time*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soln length</text:p>
          </table:table-cell>
          <table:table-cell office:value-type="string">
            <text:p>ACTION (shoot terrorist1)</text:p>
          </table:table-cell>
          <table:table-cell office:value-type="string">
            <text:p>ACTION (move east)</text:p>
          </table:table-cell>
          <table:table-cell office:value-type="float" office:value="14">
            <text:p>14</text:p>
          </table:table-cell>
          <table:table-cell office:value-type="string">
            <text:p>ACTION (read scroll1)</text:p>
          </table:table-cell>
          <table:table-cell office:value-type="string">
            <text:p>ACTION (move west)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ACTION (move south)</text:p>
          </table:table-cell>
          <table:table-cell office:value-type="float" office:value="12">
            <text:p>12</text:p>
          </table:table-cell>
          <table:table-cell office:value-type="string">
            <text:p>ACTION (move south)</text:p>
          </table:table-cell>
          <table:table-cell office:value-type="string">
            <text:p>ACTION (heal medkit1)</text:p>
          </table:table-cell>
          <table:table-cell office:value-type="float" office:value="8">
            <text:p>8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ACTION (move north)</text:p>
          </table:table-cell>
          <table:table-cell office:value-type="float" office:value="14">
            <text:p>14</text:p>
          </table:table-cell>
          <table:table-cell office:value-type="string">
            <text:p>ACTION (move south)</text:p>
          </table:table-cell>
          <table:table-cell office:value-type="string">
            <text:p>ACTION (heal medkit1)</text:p>
          </table:table-cell>
          <table:table-cell office:value-type="float" office:value="13">
            <text:p>13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11">
            <text:p>11</text:p>
          </table:table-cell>
          <table:table-cell table:style-name="ce3" office:value-type="string">
            <text:p>soln length</text:p>
          </table:table-cell>
          <table:table-cell table:number-columns-repeated="230"/>
        </table:table-row>
        <table:table-row table:style-name="ro1">
          <table:table-cell table:style-name="ce3" office:value-type="string">
            <text:p>soln 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shoot-monster hobgoblin1)</text:p>
          </table:table-cell>
          <table:table-cell office:value-type="string">
            <text:p>ACTION (shoot terrorist1)</text:p>
          </table:table-cell>
          <table:table-cell office:value-type="string">
            <text:p>ACTION (move east)</text:p>
          </table:table-cell>
          <table:table-cell office:value-type="string">
            <text:p>ACTION (read scroll1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throw south 2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style-name="ce3" office:value-type="string">
            <text:p>soln </text:p>
          </table:table-cell>
          <table:table-cell table:number-columns-repeated="230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shoot-monster kestral1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shoot-monster hobgoblin1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read scroll1)</text:p>
          </table:table-cell>
          <table:table-cell office:value-type="string">
            <text:p>ACTION (shoot terrorist1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throw north 2)</text:p>
          </table:table-cell>
          <table:table-cell office:value-type="string">
            <text:p>ACTION (shoot-monster hobgoblin1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apply hammer1 east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shoot-monster kestral1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combine log1 log2 nails1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shoot-monster kestral1)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apply combo1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heal medkit1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heal medkit1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shoot terrorist1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quaff potion1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shoot terrorist1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hammer1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end</text:p>
          </table:table-cell>
          <table:table-cell table:number-columns-repeated="233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5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4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9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end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end</text:p>
          </table:table-cell>
          <table:table-cell table:number-columns-repeated="14"/>
          <table:table-cell office:value-type="string">
            <text:p>end</text:p>
          </table:table-cell>
          <table:table-cell table:number-columns-repeated="239"/>
        </table:table-row>
      </table:table>
      <table:table table:name="Build" table:style-name="ta6" table:print="false">
        <table:table-column table:style-name="co32" table:default-cell-style-name="ce1"/>
        <table:table-column table:style-name="co52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36" table:number-columns-repeated="4" table:default-cell-style-name="Default"/>
        <table:table-column table:style-name="co51" table:default-cell-style-name="Default"/>
        <table:table-column table:style-name="co54" table:default-cell-style-name="Default"/>
        <table:table-column table:style-name="co55" table:default-cell-style-name="ce18"/>
        <table:table-column table:style-name="co40" table:default-cell-style-name="ce18"/>
        <table:table-column table:style-name="co56" table:default-cell-style-name="ce18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32" table:default-cell-style-name="ce1"/>
        <table:table-column table:style-name="co24" table:number-columns-repeated="236" table:default-cell-style-name="Default"/>
        <table:table-row table:style-name="ro1">
          <table:table-cell office:value-type="string">
            <text:p><text:s/>BUILD</text:p>
          </table:table-cell>
          <table:table-cell table:number-columns-repeated="9"/>
          <table:table-cell table:style-name="Default" table:number-columns-repeated="6"/>
          <table:table-cell table:number-columns-repeated="3"/>
          <table:table-cell office:value-type="string">
            <text:p><text:s/>BUILD</text:p>
          </table:table-cell>
          <table:table-cell table:number-columns-repeated="236"/>
        </table:table-row>
        <table:table-row table:style-name="ro1" table:number-rows-repeated="2">
          <table:table-cell table:style-name="Default"/>
          <table:table-cell table:number-columns-repeated="9"/>
          <table:table-cell table:style-name="Default" table:number-columns-repeated="6"/>
          <table:table-cell table:number-columns-repeated="3"/>
          <table:table-cell table:style-name="Default"/>
          <table:table-cell table:number-columns-repeated="236"/>
        </table:table-row>
        <table:table-row table:style-name="ro1">
          <table:table-cell table:style-name="ce4" office:value-type="string">
            <text:p>problem</text:p>
          </table:table-cell>
          <table:table-cell table:style-name="ce4" office:value-type="string">
            <text:p>7.1s</text:p>
          </table:table-cell>
          <table:table-cell table:style-name="ce4" office:value-type="string">
            <text:p>7.1tns</text:p>
          </table:table-cell>
          <table:table-cell table:style-name="ce4" office:value-type="string">
            <text:p>7.1ts</text:p>
          </table:table-cell>
          <table:table-cell table:style-name="ce4" office:value-type="string">
            <text:p>7.2s</text:p>
          </table:table-cell>
          <table:table-cell table:style-name="ce4" office:value-type="string">
            <text:p>7.2tns</text:p>
          </table:table-cell>
          <table:table-cell table:style-name="ce4" office:value-type="string">
            <text:p>7.2ts</text:p>
          </table:table-cell>
          <table:table-cell table:style-name="ce4" office:value-type="string">
            <text:p>7.3s</text:p>
          </table:table-cell>
          <table:table-cell table:style-name="ce4" office:value-type="string">
            <text:p>7.3tns</text:p>
          </table:table-cell>
          <table:table-cell table:style-name="ce4" office:value-type="string">
            <text:p>7.3ts</text:p>
          </table:table-cell>
          <table:table-cell table:style-name="ce4" office:value-type="string">
            <text:p>8.1s</text:p>
          </table:table-cell>
          <table:table-cell table:style-name="ce4" office:value-type="string">
            <text:p>8.1tns</text:p>
          </table:table-cell>
          <table:table-cell table:style-name="ce4" office:value-type="string">
            <text:p>8.1ts</text:p>
          </table:table-cell>
          <table:table-cell table:style-name="ce4" office:value-type="string">
            <text:p>9.1s</text:p>
          </table:table-cell>
          <table:table-cell table:style-name="ce4" office:value-type="string">
            <text:p>9.1tns</text:p>
          </table:table-cell>
          <table:table-cell table:style-name="ce4" office:value-type="string">
            <text:p>9.1ts</text:p>
          </table:table-cell>
          <table:table-cell table:style-name="ce4" office:value-type="string">
            <text:p>9.2s</text:p>
          </table:table-cell>
          <table:table-cell table:style-name="ce4" office:value-type="string">
            <text:p>9.2tns</text:p>
          </table:table-cell>
          <table:table-cell table:style-name="ce4" office:value-type="string">
            <text:p>9.2ts</text:p>
          </table:table-cell>
          <table:table-cell table:style-name="ce4" office:value-type="string">
            <text:p>problem</text:p>
          </table:table-cell>
          <table:table-cell table:style-name="ce4" table:number-columns-repeated="219"/>
          <table:table-cell table:number-columns-repeated="17"/>
        </table:table-row>
        <table:table-row table:style-name="ro1">
          <table:table-cell table:style-name="Default" office:value-type="string">
            <text:p>* items are only shown for the ts cases</text:p>
          </table:table-cell>
          <table:table-cell table:style-name="ce4" table:number-columns-repeated="18"/>
          <table:table-cell table:style-name="Default" office:value-type="string">
            <text:p>* items are only shown for the ts cases</text:p>
          </table:table-cell>
          <table:table-cell table:style-name="ce4" table:number-columns-repeated="219"/>
          <table:table-cell table:number-columns-repeated="17"/>
        </table:table-row>
        <table:table-row table:style-name="ro1">
          <table:table-cell table:style-name="ce17" office:value-type="string">
            <text:p>they are associated with the run as a whole</text:p>
          </table:table-cell>
          <table:table-cell table:number-columns-repeated="9"/>
          <table:table-cell table:style-name="Default" table:number-columns-repeated="3"/>
          <table:table-cell table:style-name="ce3"/>
          <table:table-cell table:style-name="Default" table:number-columns-repeated="2"/>
          <table:table-cell table:number-columns-repeated="3"/>
          <table:table-cell table:style-name="ce17" office:value-type="string">
            <text:p>they are associated with the run as a whole</text:p>
          </table:table-cell>
          <table:table-cell table:number-columns-repeated="236"/>
        </table:table-row>
        <table:table-row table:style-name="ro1">
          <table:table-cell table:style-name="ce3" office:value-type="string">
            <text:p>server match ID</text:p>
          </table:table-cell>
          <table:table-cell office:value-type="float" office:value="3401013060">
            <text:p>3401013060</text:p>
          </table:table-cell>
          <table:table-cell office:value-type="float" office:value="3401013110">
            <text:p>3401013110</text:p>
          </table:table-cell>
          <table:table-cell office:value-type="float" office:value="3401013160">
            <text:p>3401013160</text:p>
          </table:table-cell>
          <table:table-cell office:value-type="float" office:value="3401013221">
            <text:p>3401013221</text:p>
          </table:table-cell>
          <table:table-cell office:value-type="float" office:value="3401013246">
            <text:p>3401013246</text:p>
          </table:table-cell>
          <table:table-cell office:value-type="float" office:value="3401013275">
            <text:p>3401013275</text:p>
          </table:table-cell>
          <table:table-cell office:value-type="float" office:value="3401013315">
            <text:p>3401013315</text:p>
          </table:table-cell>
          <table:table-cell office:value-type="float" office:value="3401013389">
            <text:p>3401013389</text:p>
          </table:table-cell>
          <table:table-cell office:value-type="float" office:value="3401013440">
            <text:p>3401013440</text:p>
          </table:table-cell>
          <table:table-cell table:style-name="Default" office:value-type="float" office:value="3401013472">
            <text:p>3401013472</text:p>
          </table:table-cell>
          <table:table-cell table:style-name="Default" office:value-type="float" office:value="3401013511">
            <text:p>3401013511</text:p>
          </table:table-cell>
          <table:table-cell table:style-name="Default" office:value-type="float" office:value="3401013539">
            <text:p>3401013539</text:p>
          </table:table-cell>
          <table:table-cell table:style-name="Default" office:value-type="float" office:value="3401013624">
            <text:p>3401013624</text:p>
          </table:table-cell>
          <table:table-cell table:style-name="Default" office:value-type="float" office:value="3401013653">
            <text:p>3401013653</text:p>
          </table:table-cell>
          <table:table-cell table:style-name="Default" office:value-type="float" office:value="3401013661">
            <text:p>3401013661</text:p>
          </table:table-cell>
          <table:table-cell office:value-type="float" office:value="3401013671">
            <text:p>3401013671</text:p>
          </table:table-cell>
          <table:table-cell office:value-type="float" office:value="3401013712">
            <text:p>3401013712</text:p>
          </table:table-cell>
          <table:table-cell office:value-type="float" office:value="3401013722">
            <text:p>3401013722</text:p>
          </table:table-cell>
          <table:table-cell table:style-name="ce3" office:value-type="string">
            <text:p>server match ID</text:p>
          </table:table-cell>
          <table:table-cell table:number-columns-repeated="236"/>
        </table:table-row>
        <table:table-row table:style-name="ro1">
          <table:table-cell table:style-name="ce3" office:value-type="string">
            <text:p>server send time (user)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table:number-columns-repeated="5" office:value-type="float" office:value="0.08">
            <text:p>0.08</text:p>
          </table:table-cell>
          <table:table-cell table:style-name="Default" office:value-type="float" office:value="0.09">
            <text:p>0.09</text:p>
          </table:table-cell>
          <table:table-cell table:number-columns-repeated="3" table:style-name="Default" office:value-type="float" office:value="0.08">
            <text:p>0.08</text:p>
          </table:table-cell>
          <table:table-cell table:style-name="Default" office:value-type="float" office:value="0.1">
            <text:p>0.1</text:p>
          </table:table-cell>
          <table:table-cell table:style-name="Default"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07">
            <text:p>0.07</text:p>
          </table:table-cell>
          <table:table-cell table:style-name="ce3" office:value-type="string">
            <text:p>server send time (user)</text:p>
          </table:table-cell>
          <table:table-cell table:number-columns-repeated="236"/>
        </table:table-row>
        <table:table-row table:style-name="ro1">
          <table:table-cell table:style-name="ce3" office:value-type="string">
            <text:p>server send time (user+sys)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table:style-name="Default" office:value-type="float" office:value="0.1">
            <text:p>0.1</text:p>
          </table:table-cell>
          <table:table-cell table:number-columns-repeated="2" table:style-name="Default" office:value-type="float" office:value="0.09">
            <text:p>0.09</text:p>
          </table:table-cell>
          <table:table-cell table:style-name="Default" office:value-type="float" office:value="0.08">
            <text:p>0.08</text:p>
          </table:table-cell>
          <table:table-cell table:style-name="Default" office:value-type="float" office:value="0.1">
            <text:p>0.1</text:p>
          </table:table-cell>
          <table:table-cell table:style-name="Default"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table:style-name="ce3" office:value-type="string">
            <text:p>server send time (user+sys)</text:p>
          </table:table-cell>
          <table:table-cell table:number-columns-repeated="236"/>
        </table:table-row>
        <table:table-row table:style-name="ro1">
          <table:table-cell table:style-name="ce3" office:value-type="string">
            <text:p>server send time (real)</text:p>
          </table:table-cell>
          <table:table-cell office:value-type="float" office:value="49.41">
            <text:p>49.41</text:p>
          </table:table-cell>
          <table:table-cell office:value-type="float" office:value="50.61">
            <text:p>50.61</text:p>
          </table:table-cell>
          <table:table-cell office:value-type="float" office:value="60.25">
            <text:p>60.25</text:p>
          </table:table-cell>
          <table:table-cell office:value-type="float" office:value="25.42">
            <text:p>25.42</text:p>
          </table:table-cell>
          <table:table-cell office:value-type="float" office:value="28.92">
            <text:p>28.92</text:p>
          </table:table-cell>
          <table:table-cell office:value-type="float" office:value="39.51">
            <text:p>39.51</text:p>
          </table:table-cell>
          <table:table-cell office:value-type="float" office:value="73.52">
            <text:p>73.52</text:p>
          </table:table-cell>
          <table:table-cell office:value-type="float" office:value="51.26">
            <text:p>51.26</text:p>
          </table:table-cell>
          <table:table-cell office:value-type="float" office:value="32.11">
            <text:p>32.11</text:p>
          </table:table-cell>
          <table:table-cell table:style-name="Default" office:value-type="float" office:value="39.86">
            <text:p>39.86</text:p>
          </table:table-cell>
          <table:table-cell table:style-name="Default" office:value-type="float" office:value="28.05">
            <text:p>28.05</text:p>
          </table:table-cell>
          <table:table-cell table:style-name="Default" office:value-type="float" office:value="84.25">
            <text:p>84.25</text:p>
          </table:table-cell>
          <table:table-cell table:style-name="Default" office:value-type="float" office:value="29.13">
            <text:p>29.13</text:p>
          </table:table-cell>
          <table:table-cell table:style-name="Default" office:value-type="float" office:value="7.93">
            <text:p>7.93</text:p>
          </table:table-cell>
          <table:table-cell table:style-name="Default" office:value-type="float" office:value="10.46">
            <text:p>10.46</text:p>
          </table:table-cell>
          <table:table-cell office:value-type="float" office:value="40.38">
            <text:p>40.38</text:p>
          </table:table-cell>
          <table:table-cell office:value-type="float" office:value="9.93">
            <text:p>9.93</text:p>
          </table:table-cell>
          <table:table-cell office:value-type="float" office:value="10.43">
            <text:p>10.43</text:p>
          </table:table-cell>
          <table:table-cell table:style-name="ce3" office:value-type="string">
            <text:p>server send time (real)</text:p>
          </table:table-cell>
          <table:table-cell table:number-columns-repeated="236"/>
        </table:table-row>
        <table:table-row table:style-name="ro1">
          <table:table-cell table:style-name="ce3" office:value-type="string">
            <text:p>decisions</text:p>
          </table:table-cell>
          <table:table-cell office:value-type="float" office:value="41718">
            <text:p>41718</text:p>
          </table:table-cell>
          <table:table-cell office:value-type="float" office:value="92715">
            <text:p>92715</text:p>
          </table:table-cell>
          <table:table-cell office:value-type="float" office:value="17497">
            <text:p>17497</text:p>
          </table:table-cell>
          <table:table-cell office:value-type="float" office:value="12383">
            <text:p>12383</text:p>
          </table:table-cell>
          <table:table-cell office:value-type="float" office:value="15315">
            <text:p>15315</text:p>
          </table:table-cell>
          <table:table-cell office:value-type="float" office:value="12028">
            <text:p>12028</text:p>
          </table:table-cell>
          <table:table-cell office:value-type="float" office:value="111061">
            <text:p>111061</text:p>
          </table:table-cell>
          <table:table-cell office:value-type="float" office:value="211511">
            <text:p>211511</text:p>
          </table:table-cell>
          <table:table-cell office:value-type="float" office:value="71981">
            <text:p>71981</text:p>
          </table:table-cell>
          <table:table-cell office:value-type="float" office:value="89144">
            <text:p>89144</text:p>
          </table:table-cell>
          <table:table-cell office:value-type="float" office:value="10385">
            <text:p>10385</text:p>
          </table:table-cell>
          <table:table-cell office:value-type="float" office:value="824">
            <text:p>824</text:p>
          </table:table-cell>
          <table:table-cell table:style-name="ce17" office:value-type="float" office:value="12383">
            <text:p>12383</text:p>
          </table:table-cell>
          <table:table-cell office:value-type="float" office:value="12383">
            <text:p>12383</text:p>
          </table:table-cell>
          <table:table-cell office:value-type="float" office:value="3544">
            <text:p>3544</text:p>
          </table:table-cell>
          <table:table-cell table:number-columns-repeated="2" office:value-type="float" office:value="89144">
            <text:p>89144</text:p>
          </table:table-cell>
          <table:table-cell office:value-type="float" office:value="509">
            <text:p>509</text:p>
          </table:table-cell>
          <table:table-cell table:style-name="ce3" office:value-type="string">
            <text:p>decisions</text:p>
          </table:table-cell>
          <table:table-cell table:number-columns-repeated="236"/>
        </table:table-row>
        <table:table-row table:style-name="ro1">
          <table:table-cell table:style-name="ce3" office:value-type="string">
            <text:p>when</text:p>
          </table:table-cell>
          <table:table-cell table:style-name="ce16" office:value-type="string">
            <text:p>Tue Oct <text:s/>9 13:20:41 2007</text:p>
          </table:table-cell>
          <table:table-cell office:value-type="string">
            <text:p>Tue Oct <text:s/>9 14:26:08 2007</text:p>
          </table:table-cell>
          <table:table-cell office:value-type="string">
            <text:p>Tue Oct <text:s/>9 13:32:01 2007</text:p>
          </table:table-cell>
          <table:table-cell office:value-type="string">
            <text:p>Thu Oct <text:s/>4 09:42:27 2007</text:p>
          </table:table-cell>
          <table:table-cell office:value-type="string">
            <text:p>Thu Oct <text:s/>4 10:11:14 2007</text:p>
          </table:table-cell>
          <table:table-cell office:value-type="string">
            <text:p>Thu Oct <text:s/>4 09:56:21 2007</text:p>
          </table:table-cell>
          <table:table-cell office:value-type="string">
            <text:p>Thu Oct <text:s/>4 11:12:58 2007</text:p>
          </table:table-cell>
          <table:table-cell office:value-type="string">
            <text:p>Thu Oct <text:s/>4 14:49:08 2007</text:p>
          </table:table-cell>
          <table:table-cell office:value-type="string">
            <text:p>Thu Oct <text:s/>4 12:10:00 2007</text:p>
          </table:table-cell>
          <table:table-cell office:value-type="string">
            <text:p>Tue Oct <text:s/>9 12:56:32 2007</text:p>
          </table:table-cell>
          <table:table-cell office:value-type="string">
            <text:p>Tue Oct <text:s/>9 13:01:50 2007</text:p>
          </table:table-cell>
          <table:table-cell office:value-type="string">
            <text:p>Tue Oct <text:s/>9 12:57:11 2007</text:p>
          </table:table-cell>
          <table:table-cell table:style-name="ce17" office:value-type="string">
            <text:p>Mon Oct <text:s/>8 15:28:54 2007</text:p>
          </table:table-cell>
          <table:table-cell office:value-type="string">
            <text:p>Mon Oct <text:s/>8 15:40:14 2007</text:p>
          </table:table-cell>
          <table:table-cell office:value-type="string">
            <text:p>Mon Oct <text:s/>8 15:32:38 2007</text:p>
          </table:table-cell>
          <table:table-cell office:value-type="string">
            <text:p>Tue Oct <text:s/>9 16:55:47 2007</text:p>
          </table:table-cell>
          <table:table-cell office:value-type="string">
            <text:p>Tue Oct <text:s/>9 17:54:24 2007</text:p>
          </table:table-cell>
          <table:table-cell office:value-type="string">
            <text:p>Tue Oct <text:s/>9 16:56:11 2007</text:p>
          </table:table-cell>
          <table:table-cell table:style-name="ce3" office:value-type="string">
            <text:p>when</text:p>
          </table:table-cell>
          <table:table-cell table:number-columns-repeated="236"/>
        </table:table-row>
        <table:table-row table:style-name="ro1">
          <table:table-cell table:style-name="ce3" office:value-type="string">
            <text:p>where</text:p>
          </table:table-cell>
          <table:table-cell office:value-type="string">
            <text:p>smaug:/home/swinterm/GGP/scripts/build-7-1-source.log</text:p>
          </table:table-cell>
          <table:table-cell office:value-type="string">
            <text:p>smaug:/home/swinterm/GGP/scripts/build-7-1-target_no_source.log</text:p>
          </table:table-cell>
          <table:table-cell office:value-type="string">
            <text:p>smaug:/home/swinterm/GGP/scripts/build-7-1-target_after_source.log</text:p>
          </table:table-cell>
          <table:table-cell office:value-type="string">
            <text:p>wyrm:/home/swinterm/GGP/scripts/build-7-2-source.log</text:p>
          </table:table-cell>
          <table:table-cell office:value-type="string">
            <text:p>wyrm:/home/swinterm/GGP/scripts/build-7-2-target_no_source.log</text:p>
          </table:table-cell>
          <table:table-cell office:value-type="string">
            <text:p>wyrm:/home/swinterm/GGP/scripts/build-7-2-target_after_source.log</text:p>
          </table:table-cell>
          <table:table-cell office:value-type="string">
            <text:p>bahamut:/home/swinterm/GGP/scripts/build-7-3-source.log</text:p>
          </table:table-cell>
          <table:table-cell office:value-type="string">
            <text:p>bahamut:/home/swinterm/GGP/scripts/build-7-3-target_no_source.log</text:p>
          </table:table-cell>
          <table:table-cell office:value-type="string">
            <text:p>bahamut:/home/swinterm/GGP/scripts/build-7-3-target_after_source.log</text:p>
          </table:table-cell>
          <table:table-cell office:value-type="string">
            <text:p>wyrm:/home/swinterm/GGP/scripts/build-8-1-source.log</text:p>
          </table:table-cell>
          <table:table-cell office:value-type="string">
            <text:p>wyrm:/home/swinterm/GGP/scripts/build-8-1-target_no_source.log</text:p>
          </table:table-cell>
          <table:table-cell office:value-type="string">
            <text:p>wyrm:/home/swinterm/GGP/scripts/build-8-1-target_after_source.log</text:p>
          </table:table-cell>
          <table:table-cell table:style-name="ce17" office:value-type="string">
            <text:p>smaug:/home/swinterm/GGP/scripts/build-9-1-source.log</text:p>
          </table:table-cell>
          <table:table-cell office:value-type="string">
            <text:p>smaug:/home/swinterm/GGP/scripts/build-9-1-target_no_source.log</text:p>
          </table:table-cell>
          <table:table-cell office:value-type="string">
            <text:p>smaug:/home/swinterm/GGP/scripts/build-9-1-target_after_source.log</text:p>
          </table:table-cell>
          <table:table-cell office:value-type="string">
            <text:p>winter:/giggage/home/swinterm/GGP/scripts/build-9-2-source.log</text:p>
          </table:table-cell>
          <table:table-cell office:value-type="string">
            <text:p>winter:/giggage/home/swinterm/GGP/scripts/build-9-2-target_no_source.log</text:p>
          </table:table-cell>
          <table:table-cell office:value-type="string">
            <text:p>winter:/giggage/home/swinterm/GGP/scripts/build-9-2-target_after_source.log</text:p>
          </table:table-cell>
          <table:table-cell table:style-name="ce3" office:value-type="string">
            <text:p>where</text:p>
          </table:table-cell>
          <table:table-cell table:number-columns-repeated="236"/>
        </table:table-row>
        <table:table-row table:style-name="ro1">
          <table:table-cell table:style-name="ce3" office:value-type="string">
            <text:p>states</text:p>
          </table:table-cell>
          <table:table-cell office:value-type="float" office:value="11814">
            <text:p>11814</text:p>
          </table:table-cell>
          <table:table-cell office:value-type="float" office:value="23612">
            <text:p>23612</text:p>
          </table:table-cell>
          <table:table-cell office:value-type="float" office:value="4264">
            <text:p>4264</text:p>
          </table:table-cell>
          <table:table-cell office:value-type="float" office:value="3568">
            <text:p>3568</text:p>
          </table:table-cell>
          <table:table-cell office:value-type="float" office:value="4526">
            <text:p>4526</text:p>
          </table:table-cell>
          <table:table-cell office:value-type="float" office:value="3584">
            <text:p>3584</text:p>
          </table:table-cell>
          <table:table-cell office:value-type="float" office:value="28220">
            <text:p>28220</text:p>
          </table:table-cell>
          <table:table-cell office:value-type="float" office:value="55770">
            <text:p>55770</text:p>
          </table:table-cell>
          <table:table-cell office:value-type="float" office:value="18764">
            <text:p>18764</text:p>
          </table:table-cell>
          <table:table-cell office:value-type="float" office:value="22322">
            <text:p>22322</text:p>
          </table:table-cell>
          <table:table-cell office:value-type="float" office:value="2588">
            <text:p>2588</text:p>
          </table:table-cell>
          <table:table-cell office:value-type="float" office:value="212">
            <text:p>212</text:p>
          </table:table-cell>
          <table:table-cell table:style-name="ce17" office:value-type="float" office:value="3568">
            <text:p>3568</text:p>
          </table:table-cell>
          <table:table-cell office:value-type="float" office:value="3568">
            <text:p>3568</text:p>
          </table:table-cell>
          <table:table-cell office:value-type="float" office:value="1026">
            <text:p>1026</text:p>
          </table:table-cell>
          <table:table-cell table:number-columns-repeated="2" office:value-type="float" office:value="22322">
            <text:p>22322</text:p>
          </table:table-cell>
          <table:table-cell office:value-type="float" office:value="126">
            <text:p>126</text:p>
          </table:table-cell>
          <table:table-cell table:style-name="ce3" office:value-type="string">
            <text:p>states</text:p>
          </table:table-cell>
          <table:table-cell table:number-columns-repeated="236"/>
        </table:table-row>
        <table:table-row table:style-name="ro1">
          <table:table-cell office:value-type="string">
            <text:p>msec/dec</text:p>
          </table:table-cell>
          <table:table-cell office:value-type="float" office:value="77.146">
            <text:p>77.15</text:p>
          </table:table-cell>
          <table:table-cell office:value-type="float" office:value="34.72">
            <text:p>34.72</text:p>
          </table:table-cell>
          <table:table-cell office:value-type="float" office:value="38.498">
            <text:p>38.5</text:p>
          </table:table-cell>
          <table:table-cell office:value-type="float" office:value="36.969">
            <text:p>36.97</text:p>
          </table:table-cell>
          <table:table-cell office:value-type="float" office:value="58.057">
            <text:p>58.06</text:p>
          </table:table-cell>
          <table:table-cell office:value-type="float" office:value="68.999">
            <text:p>69</text:p>
          </table:table-cell>
          <table:table-cell office:value-type="float" office:value="52.865">
            <text:p>52.87</text:p>
          </table:table-cell>
          <table:table-cell office:value-type="float" office:value="43.995">
            <text:p>44</text:p>
          </table:table-cell>
          <table:table-cell office:value-type="float" office:value="46.946">
            <text:p>46.95</text:p>
          </table:table-cell>
          <table:table-cell office:value-type="float" office:value="37.216">
            <text:p>37.22</text:p>
          </table:table-cell>
          <table:table-cell office:value-type="float" office:value="26.562">
            <text:p>26.56</text:p>
          </table:table-cell>
          <table:table-cell office:value-type="float" office:value="44.648">
            <text:p>44.65</text:p>
          </table:table-cell>
          <table:table-cell table:style-name="ce17" office:value-type="float" office:value="35.549">
            <text:p>35.55</text:p>
          </table:table-cell>
          <table:table-cell office:value-type="float" office:value="36.596">
            <text:p>36.6</text:p>
          </table:table-cell>
          <table:table-cell office:value-type="float" office:value="62.784">
            <text:p>62.78</text:p>
          </table:table-cell>
          <table:table-cell office:value-type="float" office:value="38.699">
            <text:p>38.7</text:p>
          </table:table-cell>
          <table:table-cell office:value-type="float" office:value="38.906">
            <text:p>38.91</text:p>
          </table:table-cell>
          <table:table-cell office:value-type="float" office:value="43.438">
            <text:p>43.44</text:p>
          </table:table-cell>
          <table:table-cell office:value-type="string">
            <text:p>msec/dec</text:p>
          </table:table-cell>
          <table:table-cell table:number-columns-repeated="236"/>
        </table:table-row>
        <table:table-row table:style-name="ro1">
          <table:table-cell office:value-type="string">
            <text:p>indicator generation time (real)</text:p>
          </table:table-cell>
          <table:table-cell office:value-type="float" office:value="0.3">
            <text:p>0.3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1">
            <text:p>0.1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69">
            <text:p>0.69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56">
            <text:p>0.56</text:p>
          </table:table-cell>
          <table:table-cell table:number-columns-repeated="2" office:value-type="string">
            <text:p>no indicators generated</text:p>
          </table:table-cell>
          <table:table-cell table:style-name="ce17" office:value-type="float" office:value="0.11">
            <text:p>0.1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64">
            <text:p>0.64</text:p>
          </table:table-cell>
          <table:table-cell table:number-columns-repeated="2" office:value-type="string">
            <text:p>no indicators generated</text:p>
          </table:table-cell>
          <table:table-cell office:value-type="string">
            <text:p>indicator generation time (real)</text:p>
          </table:table-cell>
          <table:table-cell table:number-columns-repeated="236"/>
        </table:table-row>
        <table:table-row table:style-name="ro1">
          <table:table-cell office:value-type="string">
            <text:p>run time (real)</text:p>
          </table:table-cell>
          <table:table-cell table:number-columns-repeated="3" office:value-type="string">
            <text:p>Revision: 7935</text:p>
          </table:table-cell>
          <table:table-cell table:number-columns-repeated="3" office:value-type="string">
            <text:p>Revision: 7920</text:p>
          </table:table-cell>
          <table:table-cell table:number-columns-repeated="3" office:value-type="string">
            <text:p>Revision: 7924</text:p>
          </table:table-cell>
          <table:table-cell table:number-columns-repeated="3" office:value-type="string">
            <text:p>Revision: 7935</text:p>
          </table:table-cell>
          <table:table-cell table:style-name="ce17" office:value-type="string">
            <text:p>Revision: 7933</text:p>
          </table:table-cell>
          <table:table-cell table:number-columns-repeated="2" office:value-type="string">
            <text:p>Revision: 7933</text:p>
          </table:table-cell>
          <table:table-cell table:number-columns-repeated="3" office:value-type="string">
            <text:p>Revision: 7937</text:p>
          </table:table-cell>
          <table:table-cell office:value-type="string">
            <text:p>run time (real)</text:p>
          </table:table-cell>
          <table:table-cell table:number-columns-repeated="236"/>
        </table:table-row>
        <table:table-row table:style-name="ro1">
          <table:table-cell table:style-name="ce3" office:value-type="string">
            <text:p>svn revision</text:p>
          </table:table-cell>
          <table:table-cell table:number-columns-repeated="18" office:value-type="string">
            <text:p>score not checked.</text:p>
          </table:table-cell>
          <table:table-cell table:style-name="ce3" office:value-type="string">
            <text:p>svn revision</text:p>
          </table:table-cell>
          <table:table-cell table:number-columns-repeated="236"/>
        </table:table-row>
        <table:table-row table:style-name="ro1">
          <table:table-cell office:value-type="string">
            <text:p>score</text:p>
          </table:table-cell>
          <table:table-cell table:number-columns-repeated="2" office:value-type="float" office:value="7">
            <text:p>7</text:p>
          </table:table-cell>
          <table:table-cell office:value-type="float" office:value="3236.85">
            <text:p>3236.85</text:p>
          </table:table-cell>
          <table:table-cell table:number-columns-repeated="2" office:value-type="float" office:value="5">
            <text:p>5</text:p>
          </table:table-cell>
          <table:table-cell office:value-type="float" office:value="892.26">
            <text:p>892.26</text:p>
          </table:table-cell>
          <table:table-cell table:number-columns-repeated="2" office:value-type="float" office:value="7">
            <text:p>7</text:p>
          </table:table-cell>
          <table:table-cell office:value-type="float" office:value="9341.76">
            <text:p>9341.7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77.66">
            <text:p>277.66</text:p>
          </table:table-cell>
          <table:table-cell table:number-columns-repeated="2" office:value-type="float" office:value="5">
            <text:p>5</text:p>
          </table:table-cell>
          <table:table-cell office:value-type="float" office:value="455.41">
            <text:p>455.41</text:p>
          </table:table-cell>
          <table:table-cell table:number-columns-repeated="2" office:value-type="float" office:value="5">
            <text:p>5</text:p>
          </table:table-cell>
          <table:table-cell office:value-type="float" office:value="3486.52">
            <text:p>3486.52</text:p>
          </table:table-cell>
          <table:table-cell office:value-type="string">
            <text:p>score</text:p>
          </table:table-cell>
          <table:table-cell table:number-columns-repeated="236"/>
        </table:table-row>
        <table:table-row table:style-name="ro1">
          <table:table-cell office:value-type="string">
            <text:p>tns user time*</text:p>
          </table:table-cell>
          <table:table-cell office:value-type="string">
            <text:p>ACTION (reinforce m2 tungsten)</text:p>
          </table:table-cell>
          <table:table-cell office:value-type="string">
            <text:p>ACTION (stack w1 w3)</text:p>
          </table:table-cell>
          <table:table-cell office:value-type="float" office:value="3243.14">
            <text:p>3243.14</text:p>
          </table:table-cell>
          <table:table-cell office:value-type="string">
            <text:p>ACTION (reinforce m1 steel)</text:p>
          </table:table-cell>
          <table:table-cell office:value-type="string">
            <text:p>ACTION (reinforce w1 steel-plate)</text:p>
          </table:table-cell>
          <table:table-cell office:value-type="float" office:value="893.34">
            <text:p>893.34</text:p>
          </table:table-cell>
          <table:table-cell office:value-type="string">
            <text:p>ACTION (reinforce m6 vanadium)</text:p>
          </table:table-cell>
          <table:table-cell office:value-type="string">
            <text:p>ACTION (stack w2 w3)</text:p>
          </table:table-cell>
          <table:table-cell office:value-type="float" office:value="9365.36">
            <text:p>9365.36</text:p>
          </table:table-cell>
          <table:table-cell office:value-type="string">
            <text:p>ACTION (stack c1 c2)</text:p>
          </table:table-cell>
          <table:table-cell office:value-type="string">
            <text:p>ACTION (stack c1 c3)</text:p>
          </table:table-cell>
          <table:table-cell office:value-type="float" office:value="278.55">
            <text:p>278.55</text:p>
          </table:table-cell>
          <table:table-cell office:value-type="string">
            <text:p>ACTION (reinforce m1 steel)</text:p>
          </table:table-cell>
          <table:table-cell office:value-type="string">
            <text:p>ACTION (dywtnnz zojluzto ysdtgxky)</text:p>
          </table:table-cell>
          <table:table-cell office:value-type="float" office:value="456.37">
            <text:p>456.37</text:p>
          </table:table-cell>
          <table:table-cell office:value-type="string">
            <text:p>ACTION (stack c1 c2)</text:p>
          </table:table-cell>
          <table:table-cell office:value-type="string">
            <text:p>ACTION (rqrb ffkxdfc bjifv)</text:p>
          </table:table-cell>
          <table:table-cell office:value-type="float" office:value="3493.06">
            <text:p>3493.06</text:p>
          </table:table-cell>
          <table:table-cell office:value-type="string">
            <text:p>tns user time*</text:p>
          </table:table-cell>
          <table:table-cell table:number-columns-repeated="236"/>
        </table:table-row>
        <table:table-row table:style-name="ro1">
          <table:table-cell office:value-type="string">
            <text:p>tns user+sys time*</text:p>
          </table:table-cell>
          <table:table-cell office:value-type="string">
            <text:p>ACTION (reinforce m1 tungsten)</text:p>
          </table:table-cell>
          <table:table-cell office:value-type="string">
            <text:p>ACTION (stack w2 w4)</text:p>
          </table:table-cell>
          <table:table-cell office:value-type="float" office:value="678.1">
            <text:p>678.1</text:p>
          </table:table-cell>
          <table:table-cell office:value-type="string">
            <text:p>ACTION (stack m2 m4)</text:p>
          </table:table-cell>
          <table:table-cell office:value-type="string">
            <text:p>ACTION (stack w2 w4)</text:p>
          </table:table-cell>
          <table:table-cell office:value-type="float" office:value="832.52">
            <text:p>832.52</text:p>
          </table:table-cell>
          <table:table-cell office:value-type="string">
            <text:p>ACTION (stack m4 m6)</text:p>
          </table:table-cell>
          <table:table-cell office:value-type="string">
            <text:p>ACTION (stack w3 w4)</text:p>
          </table:table-cell>
          <table:table-cell office:value-type="float" office:value="3392.89">
            <text:p>3392.89</text:p>
          </table:table-cell>
          <table:table-cell office:value-type="string">
            <text:p>ACTION (stack c2 c7)</text:p>
          </table:table-cell>
          <table:table-cell office:value-type="string">
            <text:p>ACTION (stack c3 c6)</text:p>
          </table:table-cell>
          <table:table-cell office:value-type="float" office:value="37.99">
            <text:p>37.99</text:p>
          </table:table-cell>
          <table:table-cell office:value-type="string">
            <text:p>ACTION (stack m2 m4)</text:p>
          </table:table-cell>
          <table:table-cell office:value-type="string">
            <text:p>ACTION (bjdjc nilrpxen jyuy)</text:p>
          </table:table-cell>
          <table:table-cell office:value-type="float" office:value="223.37">
            <text:p>223.37</text:p>
          </table:table-cell>
          <table:table-cell office:value-type="string">
            <text:p>ACTION (stack c2 c7)</text:p>
          </table:table-cell>
          <table:table-cell office:value-type="string">
            <text:p>ACTION (rqrb bjifv lajez)</text:p>
          </table:table-cell>
          <table:table-cell office:value-type="float" office:value="23.32">
            <text:p>23.32</text:p>
          </table:table-cell>
          <table:table-cell office:value-type="string">
            <text:p>tns user+sys time*</text:p>
          </table:table-cell>
          <table:table-cell table:number-columns-repeated="236"/>
        </table:table-row>
        <table:table-row table:style-name="ro1">
          <table:table-cell office:value-type="string">
            <text:p>ts user time* (incl. indic gen)</text:p>
          </table:table-cell>
          <table:table-cell office:value-type="string">
            <text:p>ACTION (stack m2 m3)</text:p>
          </table:table-cell>
          <table:table-cell office:value-type="string">
            <text:p>ACTION (reinforce w2 steel-plate)</text:p>
          </table:table-cell>
          <table:table-cell office:value-type="float" office:value="679.73">
            <text:p>679.73</text:p>
          </table:table-cell>
          <table:table-cell office:value-type="string">
            <text:p>ACTION (stack g1 m1)</text:p>
          </table:table-cell>
          <table:table-cell office:value-type="string">
            <text:p>ACTION (stack w1 w3)</text:p>
          </table:table-cell>
          <table:table-cell office:value-type="float" office:value="833.66">
            <text:p>833.66</text:p>
          </table:table-cell>
          <table:table-cell office:value-type="string">
            <text:p>ACTION (reinforce m5 carbon)</text:p>
          </table:table-cell>
          <table:table-cell office:value-type="string">
            <text:p>ACTION (reinforce w3 steel-plate)</text:p>
          </table:table-cell>
          <table:table-cell office:value-type="float" office:value="3400.92">
            <text:p>3400.92</text:p>
          </table:table-cell>
          <table:table-cell office:value-type="string">
            <text:p>ACTION (reinforce c1 rebar)</text:p>
          </table:table-cell>
          <table:table-cell office:value-type="string">
            <text:p>ACTION (stack c6 c5)</text:p>
          </table:table-cell>
          <table:table-cell office:value-type="float" office:value="38.28">
            <text:p>38.28</text:p>
          </table:table-cell>
          <table:table-cell office:value-type="string">
            <text:p>ACTION (stack g1 m1)</text:p>
          </table:table-cell>
          <table:table-cell office:value-type="string">
            <text:p>ACTION (bjdjc czsy zojluzto)</text:p>
          </table:table-cell>
          <table:table-cell office:value-type="float" office:value="223.63">
            <text:p>223.63</text:p>
          </table:table-cell>
          <table:table-cell office:value-type="string">
            <text:p>ACTION (reinforce c1 rebar)</text:p>
          </table:table-cell>
          <table:table-cell office:value-type="string">
            <text:p>ACTION (wtxhvfyz ffkxdfc tksmayun)</text:p>
          </table:table-cell>
          <table:table-cell office:value-type="float" office:value="23.47">
            <text:p>23.47</text:p>
          </table:table-cell>
          <table:table-cell office:value-type="string">
            <text:p>ts user time* (incl. indic gen)</text:p>
          </table:table-cell>
          <table:table-cell table:number-columns-repeated="236"/>
        </table:table-row>
        <table:table-row table:style-name="ro1">
          <table:table-cell office:value-type="string">
            <text:p>ts user+sys time* (incl. indic gen)</text:p>
          </table:table-cell>
          <table:table-cell office:value-type="string">
            <text:p>ACTION (stack m1 m4)</text:p>
          </table:table-cell>
          <table:table-cell office:value-type="string">
            <text:p>ACTION (reinforce w1 steel-plate)</text:p>
          </table:table-cell>
          <table:table-cell office:value-type="float" office:value="79.06536376652">
            <text:p>79.07</text:p>
          </table:table-cell>
          <table:table-cell office:value-type="string">
            <text:p>ACTION (stack m1 m3)</text:p>
          </table:table-cell>
          <table:table-cell office:value-type="string">
            <text:p>ACTION (stack w3 w5)</text:p>
          </table:table-cell>
          <table:table-cell office:value-type="float" office:value="6.64831033835276">
            <text:p>6.65</text:p>
          </table:table-cell>
          <table:table-cell office:value-type="string">
            <text:p>ACTION (stack m6 m7)</text:p>
          </table:table-cell>
          <table:table-cell office:value-type="string">
            <text:p>ACTION (stack w4 w5)</text:p>
          </table:table-cell>
          <table:table-cell office:value-type="float" office:value="63.6780748740849">
            <text:p>63.68</text:p>
          </table:table-cell>
          <table:table-cell office:value-type="string">
            <text:p>ACTION (stack c7 c6)</text:p>
          </table:table-cell>
          <table:table-cell office:value-type="string">
            <text:p>.</text:p>
          </table:table-cell>
          <table:table-cell office:value-type="float" office:value="86.459871848232">
            <text:p>86.46</text:p>
          </table:table-cell>
          <table:table-cell office:value-type="string">
            <text:p>ACTION (stack m1 m3)</text:p>
          </table:table-cell>
          <table:table-cell office:value-type="string">
            <text:p>ACTION (bjdjc zojluzto dsbbraw)</text:p>
          </table:table-cell>
          <table:table-cell office:value-type="float" office:value="50.8755330591682">
            <text:p>50.88</text:p>
          </table:table-cell>
          <table:table-cell office:value-type="string">
            <text:p>ACTION (stack c7 c6)</text:p>
          </table:table-cell>
          <table:table-cell office:value-type="string">
            <text:p>ACTION (rqrb lajez diodnlhn)</text:p>
          </table:table-cell>
          <table:table-cell office:value-type="float" office:value="99.344048704979">
            <text:p>99.34</text:p>
          </table:table-cell>
          <table:table-cell office:value-type="string">
            <text:p>ts user+sys time* (incl. indic gen)</text:p>
          </table:table-cell>
          <table:table-cell table:number-columns-repeated="236"/>
        </table:table-row>
        <table:table-row table:style-name="ro1">
          <table:table-cell office:value-type="string">
            <text:p>regret: soar timer*</text:p>
          </table:table-cell>
          <table:table-cell office:value-type="string">
            <text:p>ACTION (stack m4 m5)</text:p>
          </table:table-cell>
          <table:table-cell office:value-type="string">
            <text:p>ACTION (stack w3 w5)</text:p>
          </table:table-cell>
          <table:table-cell office:value-type="float" office:value="79.0506202017393">
            <text:p>79.05</text:p>
          </table:table-cell>
          <table:table-cell office:value-type="string">
            <text:p>ACTION (stack m3 m5)</text:p>
          </table:table-cell>
          <table:table-cell office:value-type="string">
            <text:p>ACTION (stack g1 w6)</text:p>
          </table:table-cell>
          <table:table-cell office:value-type="float" office:value="6.69535785533365">
            <text:p>6.7</text:p>
          </table:table-cell>
          <table:table-cell office:value-type="string">
            <text:p>ACTION (stack m7 m3)</text:p>
          </table:table-cell>
          <table:table-cell office:value-type="string">
            <text:p>ACTION (stack w5 w6)</text:p>
          </table:table-cell>
          <table:table-cell office:value-type="float" office:value="63.680398554448">
            <text:p>63.68</text:p>
          </table:table-cell>
          <table:table-cell office:value-type="string">
            <text:p>ACTION (stack c6 c5)</text:p>
          </table:table-cell>
          <table:table-cell office:value-type="string">
            <text:p>.</text:p>
          </table:table-cell>
          <table:table-cell office:value-type="float" office:value="86.3177987466686">
            <text:p>86.32</text:p>
          </table:table-cell>
          <table:table-cell office:value-type="string">
            <text:p>ACTION (stack m3 m5)</text:p>
          </table:table-cell>
          <table:table-cell office:value-type="string">
            <text:p>ACTION (bjdjc dsbbraw epbamvmd)</text:p>
          </table:table-cell>
          <table:table-cell office:value-type="float" office:value="50.9518895061593">
            <text:p>50.95</text:p>
          </table:table-cell>
          <table:table-cell office:value-type="string">
            <text:p>ACTION (stack c6 c5)</text:p>
          </table:table-cell>
          <table:table-cell office:value-type="string">
            <text:p>ACTION (rqrb diodnlhn glwzu)</text:p>
          </table:table-cell>
          <table:table-cell office:value-type="float" office:value="99.3311382123149">
            <text:p>99.33</text:p>
          </table:table-cell>
          <table:table-cell office:value-type="string">
            <text:p>regret: soar timer*</text:p>
          </table:table-cell>
          <table:table-cell table:number-columns-repeated="236"/>
        </table:table-row>
        <table:table-row table:style-name="ro1">
          <table:table-cell office:value-type="string">
            <text:p>regret: unix user time*</text:p>
          </table:table-cell>
          <table:table-cell office:value-type="string">
            <text:p>ACTION (stack m5 m6)</text:p>
          </table:table-cell>
          <table:table-cell office:value-type="string">
            <text:p>ACTION (stack w5 w6)</text:p>
          </table:table-cell>
          <table:table-cell office:value-type="float" office:value="79.0409911382179">
            <text:p>79.04</text:p>
          </table:table-cell>
          <table:table-cell table:number-columns-repeated="2" office:value-type="string">
            <text:p>.</text:p>
          </table:table-cell>
          <table:table-cell office:value-type="float" office:value="6.68054716009583">
            <text:p>6.68</text:p>
          </table:table-cell>
          <table:table-cell office:value-type="string">
            <text:p>ACTION (stack m3 m1)</text:p>
          </table:table-cell>
          <table:table-cell office:value-type="string">
            <text:p>ACTION (reinforce w5 carbon-fiber)</text:p>
          </table:table-cell>
          <table:table-cell office:value-type="float" office:value="63.6861797090555">
            <text:p>63.69</text:p>
          </table:table-cell>
          <table:table-cell table:number-columns-repeated="2" office:value-type="string">
            <text:p>.</text:p>
          </table:table-cell>
          <table:table-cell office:value-type="float" office:value="86.2574044157243">
            <text:p>86.26</text:p>
          </table:table-cell>
          <table:table-cell table:number-columns-repeated="2" office:value-type="string">
            <text:p>.</text:p>
          </table:table-cell>
          <table:table-cell office:value-type="float" office:value="50.9980936520805">
            <text:p>51</text:p>
          </table:table-cell>
          <table:table-cell table:number-columns-repeated="2" office:value-type="string">
            <text:p>.</text:p>
          </table:table-cell>
          <table:table-cell office:value-type="float" office:value="99.3280962823427">
            <text:p>99.33</text:p>
          </table:table-cell>
          <table:table-cell office:value-type="string">
            <text:p>regret: unix user time*</text:p>
          </table:table-cell>
          <table:table-cell table:number-columns-repeated="236"/>
        </table:table-row>
        <table:table-row table:style-name="ro1">
          <table:table-cell office:value-type="string">
            <text:p>regret: unix user+sys time*</text:p>
          </table:table-cell>
          <table:table-cell office:value-type="string">
            <text:p>ACTION (stack m6 m7)</text:p>
          </table:table-cell>
          <table:table-cell office:value-type="string">
            <text:p>ACTION (stack w6 w7)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.</text:p>
          </table:table-cell>
          <table:table-cell office:value-type="float" office:value="6">
            <text:p>6</text:p>
          </table:table-cell>
          <table:table-cell office:value-type="string">
            <text:p>ACTION (stack m1 m2)</text:p>
          </table:table-cell>
          <table:table-cell office:value-type="string">
            <text:p>ACTION (stack w6 w1)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.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.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.</text:p>
          </table:table-cell>
          <table:table-cell office:value-type="float" office:value="7">
            <text:p>7</text:p>
          </table:table-cell>
          <table:table-cell office:value-type="string">
            <text:p>regret: unix user+sys time*</text:p>
          </table:table-cell>
          <table:table-cell table:number-columns-repeated="236"/>
        </table:table-row>
        <table:table-row table:style-name="ro1">
          <table:table-cell table:style-name="ce3" office:value-type="string">
            <text:p>soln length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w1 w3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w3 w4)</text:p>
          </table:table-cell>
          <table:table-cell table:number-columns-repeated="2" office:value-type="string">
            <text:p>.</text:p>
          </table:table-cell>
          <table:table-cell office:value-type="string">
            <text:p>ACTION (reinforce w4 steel-plate)</text:p>
          </table:table-cell>
          <table:table-cell table:number-columns-repeated="2" office:value-type="string">
            <text:p>.</text:p>
          </table:table-cell>
          <table:table-cell office:value-type="string">
            <text:p>ACTION (reinforce c7 rebar)</text:p>
          </table:table-cell>
          <table:table-cell table:number-columns-repeated="2" office:value-type="string">
            <text:p>.</text:p>
          </table:table-cell>
          <table:table-cell office:value-type="string">
            <text:p>ACTION (dywtnnz zojluzto ysdtgxky)</text:p>
          </table:table-cell>
          <table:table-cell table:number-columns-repeated="2" office:value-type="string">
            <text:p>.</text:p>
          </table:table-cell>
          <table:table-cell office:value-type="string">
            <text:p>ACTION (rqrb ffkxdfc bjifv)</text:p>
          </table:table-cell>
          <table:table-cell table:style-name="ce3" office:value-type="string">
            <text:p>soln length</text:p>
          </table:table-cell>
          <table:table-cell table:number-columns-repeated="236"/>
        </table:table-row>
        <table:table-row table:style-name="ro1">
          <table:table-cell table:style-name="ce3" office:value-type="string">
            <text:p>soln 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w2 w4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g1 w6)</text:p>
          </table:table-cell>
          <table:table-cell table:number-columns-repeated="2" office:value-type="string">
            <text:p>.</text:p>
          </table:table-cell>
          <table:table-cell office:value-type="string">
            <text:p>ACTION (reinforce w3 steel-plate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c6 c3)</text:p>
          </table:table-cell>
          <table:table-cell table:number-columns-repeated="2" office:value-type="string">
            <text:p>.</text:p>
          </table:table-cell>
          <table:table-cell office:value-type="string">
            <text:p>ACTION (bjdjc dsbbraw jyuy)</text:p>
          </table:table-cell>
          <table:table-cell table:number-columns-repeated="2" office:value-type="string">
            <text:p>.</text:p>
          </table:table-cell>
          <table:table-cell office:value-type="string">
            <text:p>ACTION (rqrb bjifv lajez)</text:p>
          </table:table-cell>
          <table:table-cell table:style-name="ce3" office:value-type="string">
            <text:p>soln </text:p>
          </table:table-cell>
          <table:table-cell table:number-columns-repeated="236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office:value-type="string">
            <text:p>ACTION (reinforce w2 steel-plate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w2 w4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w2 w3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c3 c5)</text:p>
          </table:table-cell>
          <table:table-cell table:number-columns-repeated="2" office:value-type="string">
            <text:p>.</text:p>
          </table:table-cell>
          <table:table-cell office:value-type="string">
            <text:p>ACTION (bjdjc nilrpxen jyuy)</text:p>
          </table:table-cell>
          <table:table-cell table:number-columns-repeated="2" office:value-type="string">
            <text:p>.</text:p>
          </table:table-cell>
          <table:table-cell office:value-type="string">
            <text:p>ACTION (rqrb diodnlhn glwzu)</text:p>
          </table:table-cell>
          <table:table-cell table:style-name="Default"/>
          <table:table-cell table:number-columns-repeated="236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office:value-type="string">
            <text:p>ACTION (reinforce w1 steel-plate)</text:p>
          </table:table-cell>
          <table:table-cell table:number-columns-repeated="2" office:value-type="string">
            <text:p>.</text:p>
          </table:table-cell>
          <table:table-cell office:value-type="string">
            <text:p>ACTION (reinforce w1 steel-plate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w3 w4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c2 c4)</text:p>
          </table:table-cell>
          <table:table-cell table:number-columns-repeated="2" office:value-type="string">
            <text:p>.</text:p>
          </table:table-cell>
          <table:table-cell office:value-type="string">
            <text:p>ACTION (bjdjc czsy zojluzto)</text:p>
          </table:table-cell>
          <table:table-cell table:number-columns-repeated="2" office:value-type="string">
            <text:p>.</text:p>
          </table:table-cell>
          <table:table-cell office:value-type="string">
            <text:p>ACTION (wtxhvfyz uluou tksmayun)</text:p>
          </table:table-cell>
          <table:table-cell table:style-name="Default"/>
          <table:table-cell table:number-columns-repeated="236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office:value-type="string">
            <text:p>ACTION (stack w3 w5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w1 w3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w4 w5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c1 c4)</text:p>
          </table:table-cell>
          <table:table-cell table:number-columns-repeated="2" office:value-type="string">
            <text:p>.</text:p>
          </table:table-cell>
          <table:table-cell office:value-type="string">
            <text:p>ACTION (bjdjc zojluzto dsbbraw)</text:p>
          </table:table-cell>
          <table:table-cell table:number-columns-repeated="2" office:value-type="string">
            <text:p>.</text:p>
          </table:table-cell>
          <table:table-cell office:value-type="string">
            <text:p>ACTION (wtxhvfyz ffkxdfc tksmayun)</text:p>
          </table:table-cell>
          <table:table-cell table:style-name="Default"/>
          <table:table-cell table:number-columns-repeated="236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office:value-type="string">
            <text:p>ACTION (stack w5 w6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w3 w5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w5 w6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c4 c2)</text:p>
          </table:table-cell>
          <table:table-cell table:number-columns-repeated="2" office:value-type="string">
            <text:p>.</text:p>
          </table:table-cell>
          <table:table-cell office:value-type="string">
            <text:p>ACTION (bjdjc dsbbraw epbamvmd)</text:p>
          </table:table-cell>
          <table:table-cell table:number-columns-repeated="2" office:value-type="string">
            <text:p>.</text:p>
          </table:table-cell>
          <table:table-cell office:value-type="string">
            <text:p>ACTION (rqrb lajez glwzu)</text:p>
          </table:table-cell>
          <table:table-cell table:style-name="Default"/>
          <table:table-cell table:number-columns-repeated="236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office:value-type="string">
            <text:p>ACTION (stack w6 w7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reinforce w5 carbon-fiber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c2 c5)</text:p>
          </table:table-cell>
          <table:table-cell table:style-name="Default" office:value-type="string">
            <text:p>end</text:p>
          </table:table-cell>
          <table:table-cell table:style-name="Default" table:number-columns-repeated="2"/>
          <table:table-cell table:number-columns-repeated="2" office:value-type="string">
            <text:p>.</text:p>
          </table:table-cell>
          <table:table-cell office:value-type="string">
            <text:p>ACTION (rqrb glwzu diodnlhn)</text:p>
          </table:table-cell>
          <table:table-cell table:style-name="Default"/>
          <table:table-cell table:number-columns-repeated="236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5"/>
          <table:table-cell table:number-columns-repeated="2" office:value-type="string">
            <text:p>.</text:p>
          </table:table-cell>
          <table:table-cell office:value-type="string">
            <text:p>ACTION (reinforce w6 carbon-fiber)</text:p>
          </table:table-cell>
          <table:table-cell office:value-type="string">
            <text:p>end</text:p>
          </table:table-cell>
          <table:table-cell table:number-columns-repeated="2"/>
          <table:table-cell table:style-name="Default" table:number-columns-repeated="3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36"/>
        </table:table-row>
        <table:table-row table:style-name="ro1">
          <table:table-cell table:style-name="Default"/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stack w6 w1)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number-columns-repeated="236"/>
        </table:table-row>
        <table:table-row table:style-name="ro1">
          <table:table-cell table:style-name="Default"/>
          <table:table-cell table:number-columns-repeated="6"/>
          <table:table-cell office:value-type="string">
            <text:p>end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table:style-name="Default"/>
          <table:table-cell table:number-columns-repeated="2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3" style:language-asian="zxx" style:country-asian="none" style:font-name-complex="DejaVu Sans3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DejaVu Sans2" style:font-name-complex="DejaVu Sans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in" fo:page-height="8.5in" style:num-format="1" style:print-orientation="landscape" fo:margin-top="0.7874in" fo:margin-bottom="0.7874in" fo:margin-left="0.1701in" fo:margin-right="0.1701in" style:shadow="none" fo:background-color="transparent" style:scale-to="8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4">
      <style:page-layout-properties fo:page-width="11in" fo:page-height="8.5in" style:num-format="1" style:print-orientation="landscape" fo:margin-top="0.7874in" fo:margin-bottom="0.7874in" fo:margin-left="0.1701in" fo:margin-right="0.1701in" style:first-page-number="continue" style:scale-to="9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5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6">10/16/2007</text:date>, <text:time>16:2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ESULTS_5f_time" style:display-name="PageStyle_RESULTS_tim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ESULTS_5f_maptime" style:display-name="PageStyle_RESULTS_maptim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OGUE" style:display-name="PageStyle_ROGUE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ARGAME" style:display-name="PageStyle_WARGAME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ESCAPE" style:display-name="PageStyle_ESCAPE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LEVEL10" style:display-name="PageStyle_LEVEL10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orksheet" style:display-name="PageStyle_worksheet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08-02T11:00:54</meta:creation-date>
    <dc:creator>Sam</dc:creator>
    <dc:date>2007-10-16T16:25:08</dc:date>
    <meta:printed-by>Sam</meta:printed-by>
    <meta:print-date>2007-10-04T13:35:01</meta:print-date>
    <dc:language>en-US</dc:language>
    <meta:editing-cycles>155</meta:editing-cycles>
    <meta:editing-duration>P20DT12H23M46S</meta:editing-duration>
    <meta:user-defined meta:name="Info 1"/>
    <meta:user-defined meta:name="Info 2"/>
    <meta:user-defined meta:name="Info 3"/>
    <meta:user-defined meta:name="Info 4"/>
    <meta:document-statistic meta:table-count="7" meta:cell-count="6869"/>
  </office:meta>
</office:document-meta>
</file>